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color="#204a87" fo:font-size="10pt" style:font-size-asian="10pt" style:font-size-complex="10pt"/>
    </style:style>
    <style:style style:name="T20_2" style:family="text">
      <style:text-properties fo:color="#204a87" fo:font-size="10pt" style:font-size-asian="10pt" style:font-size-complex="10pt"/>
    </style:style>
    <style:style style:name="T20_3" style:family="text">
      <style:text-properties fo:color="#204a87" fo:font-size="10pt" style:font-size-asian="10pt" style:font-size-complex="10pt"/>
    </style:style>
    <style:style style:name="T20_4" style:family="text">
      <style:text-properties fo:color="#204a87" fo:font-weight="bold" style:font-weight-asian="bold" style:font-weight-complex="bold"/>
    </style:style>
    <style:style style:name="T20_5" style:family="text">
      <style:text-properties fo:color="#204a87" fo:font-weight="bold" style:font-weight-asian="bold" style:font-weight-complex="bold"/>
    </style:style>
    <style:style style:name="T20_6" style:family="text">
      <style:text-properties fo:color="#204a87" fo:font-weight="bold" style:font-weight-asian="bold" style:font-weight-complex="bold"/>
    </style:style>
    <style:style style:name="T20_7" style:family="text">
      <style:text-properties fo:color="#204a87" fo:font-weight="bold" style:font-weight-asian="bold" style:font-weight-complex="bold"/>
    </style:style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204a87" fo:font-size="10pt" style:font-size-asian="10pt" style:font-size-complex="10pt"/>
    </style:style>
    <style:style style:name="T21_2" style:family="text">
      <style:text-properties fo:color="#204a87" fo:font-size="10pt" style:font-size-asian="10pt" style:font-size-complex="10pt"/>
    </style:style>
    <style:style style:name="T21_3" style:family="text">
      <style:text-properties fo:color="#204a87" fo:font-size="10pt" style:font-size-asian="10pt" style:font-size-complex="10pt"/>
    </style:style>
    <style:style style:name="T21_4" style:family="text">
      <style:text-properties fo:color="#204a87" fo:font-weight="bold" style:font-weight-asian="bold" style:font-weight-complex="bold"/>
    </style:style>
    <style:style style:name="T21_5" style:family="text">
      <style:text-properties fo:color="#204a87" fo:font-weight="bold" style:font-weight-asian="bold" style:font-weight-complex="bold"/>
    </style:style>
    <style:style style:name="T21_6" style:family="text">
      <style:text-properties fo:color="#204a87" fo:font-weight="bold" style:font-weight-asian="bold" style:font-weight-complex="bold"/>
    </style:style>
    <style:style style:name="T21_7" style:family="text">
      <style:text-properties fo:color="#204a87" fo:font-weight="bold" style:font-weight-asian="bold" style:font-weight-complex="bold"/>
    </style:style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204a87" fo:font-size="10pt" style:font-size-asian="10pt" style:font-size-complex="10pt"/>
    </style:style>
    <style:style style:name="T22_2" style:family="text">
      <style:text-properties fo:color="#204a87" fo:font-size="10pt" style:font-size-asian="10pt" style:font-size-complex="10pt"/>
    </style:style>
    <style:style style:name="T22_3" style:family="text">
      <style:text-properties fo:color="#204a87" fo:font-size="10pt" style:font-size-asian="10pt" style:font-size-complex="10pt"/>
    </style:style>
    <style:style style:name="T22_4" style:family="text">
      <style:text-properties fo:color="#204a87" fo:font-weight="bold" style:font-weight-asian="bold" style:font-weight-complex="bold"/>
    </style:style>
    <style:style style:name="T22_5" style:family="text">
      <style:text-properties fo:color="#204a87" fo:font-weight="bold" style:font-weight-asian="bold" style:font-weight-complex="bold"/>
    </style:style>
    <style:style style:name="T22_6" style:family="text">
      <style:text-properties fo:color="#204a87" fo:font-weight="bold" style:font-weight-asian="bold" style:font-weight-complex="bold"/>
    </style:style>
    <style:style style:name="T22_7" style:family="text">
      <style:text-properties fo:color="#204a87" fo:font-weight="bold" style:font-weight-asian="bold" style:font-weight-complex="bold"/>
    </style:style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cc0000" fo:font-size="10pt" style:font-size-asian="10pt" style:font-size-complex="10pt"/>
    </style:style>
    <style:style style:name="T23_2" style:family="text">
      <style:text-properties fo:color="#cc0000" fo:font-size="10pt" style:font-size-asian="10pt" style:font-size-complex="10pt"/>
    </style:style>
    <style:style style:name="T23_3" style:family="text">
      <style:text-properties fo:color="#cc0000" fo:font-size="10pt" style:font-size-asian="10pt" style:font-size-complex="10pt"/>
    </style:style>
    <style:style style:name="T23_4" style:family="text">
      <style:text-properties fo:color="#cc0000" fo:font-weight="bold" style:font-weight-asian="bold" style:font-weight-complex="bold"/>
    </style:style>
    <style:style style:name="T23_5" style:family="text">
      <style:text-properties fo:color="#cc0000" fo:font-weight="bold" style:font-weight-asian="bold" style:font-weight-complex="bold"/>
    </style:style>
    <style:style style:name="T23_6" style:family="text">
      <style:text-properties fo:color="#cc0000" fo:font-weight="bold" style:font-weight-asian="bold" style:font-weight-complex="bold"/>
    </style:style>
    <style:style style:name="T23_7" style:family="text">
      <style:text-properties fo:color="#cc0000" fo:font-weight="bold" style:font-weight-asian="bold" style:font-weight-complex="bold"/>
    </style:style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204a87" fo:font-size="10pt" style:font-size-asian="10pt" style:font-size-complex="10pt"/>
    </style:style>
    <style:style style:name="T24_2" style:family="text">
      <style:text-properties fo:color="#204a87" fo:font-size="10pt" style:font-size-asian="10pt" style:font-size-complex="10pt"/>
    </style:style>
    <style:style style:name="T24_3" style:family="text">
      <style:text-properties fo:color="#204a87" fo:font-size="10pt" style:font-size-asian="10pt" style:font-size-complex="10pt"/>
    </style:style>
    <style:style style:name="T24_4" style:family="text">
      <style:text-properties fo:color="#204a87" fo:font-weight="bold" style:font-weight-asian="bold" style:font-weight-complex="bold"/>
    </style:style>
    <style:style style:name="T24_5" style:family="text">
      <style:text-properties fo:color="#204a87" fo:font-weight="bold" style:font-weight-asian="bold" style:font-weight-complex="bold"/>
    </style:style>
    <style:style style:name="T24_6" style:family="text">
      <style:text-properties fo:color="#204a87" fo:font-weight="bold" style:font-weight-asian="bold" style:font-weight-complex="bold"/>
    </style:style>
    <style:style style:name="T24_7" style:family="text">
      <style:text-properties fo:color="#204a87" fo:font-weight="bold" style:font-weight-asian="bold" style:font-weight-complex="bold"/>
    </style:style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204a87" fo:font-size="10pt" style:font-size-asian="10pt" style:font-size-complex="10pt"/>
    </style:style>
    <style:style style:name="T25_2" style:family="text">
      <style:text-properties fo:color="#204a87" fo:font-size="10pt" style:font-size-asian="10pt" style:font-size-complex="10pt"/>
    </style:style>
    <style:style style:name="T25_3" style:family="text">
      <style:text-properties fo:color="#204a87" fo:font-size="10pt" style:font-size-asian="10pt" style:font-size-complex="10pt"/>
    </style:style>
    <style:style style:name="T25_4" style:family="text">
      <style:text-properties fo:color="#204a87" fo:font-weight="bold" style:font-weight-asian="bold" style:font-weight-complex="bold"/>
    </style:style>
    <style:style style:name="T25_5" style:family="text">
      <style:text-properties fo:color="#204a87" fo:font-weight="bold" style:font-weight-asian="bold" style:font-weight-complex="bold"/>
    </style:style>
    <style:style style:name="T25_6" style:family="text">
      <style:text-properties fo:color="#204a87" fo:font-weight="bold" style:font-weight-asian="bold" style:font-weight-complex="bold"/>
    </style:style>
    <style:style style:name="T25_7" style:family="text">
      <style:text-properties fo:color="#204a87" fo:font-weight="bold" style:font-weight-asian="bold" style:font-weight-complex="bold"/>
    </style:style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204a87" fo:font-size="10pt" style:font-size-asian="10pt" style:font-size-complex="10pt"/>
    </style:style>
    <style:style style:name="T26_2" style:family="text">
      <style:text-properties fo:color="#204a87" fo:font-size="10pt" style:font-size-asian="10pt" style:font-size-complex="10pt"/>
    </style:style>
    <style:style style:name="T26_3" style:family="text">
      <style:text-properties fo:color="#204a87" fo:font-size="10pt" style:font-size-asian="10pt" style:font-size-complex="10pt"/>
    </style:style>
    <style:style style:name="T26_4" style:family="text">
      <style:text-properties fo:color="#204a87" fo:font-weight="bold" style:font-weight-asian="bold" style:font-weight-complex="bold"/>
    </style:style>
    <style:style style:name="T26_5" style:family="text">
      <style:text-properties fo:color="#204a87" fo:font-weight="bold" style:font-weight-asian="bold" style:font-weight-complex="bold"/>
    </style:style>
    <style:style style:name="T26_6" style:family="text">
      <style:text-properties fo:color="#204a87" fo:font-weight="bold" style:font-weight-asian="bold" style:font-weight-complex="bold"/>
    </style:style>
    <style:style style:name="T26_7" style:family="text">
      <style:text-properties fo:color="#204a87" fo:font-weight="bold" style:font-weight-asian="bold" style:font-weight-complex="bold"/>
    </style:style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204a87" fo:font-size="10pt" style:font-size-asian="10pt" style:font-size-complex="10pt"/>
    </style:style>
    <style:style style:name="T27_2" style:family="text">
      <style:text-properties fo:color="#204a87" fo:font-size="10pt" style:font-size-asian="10pt" style:font-size-complex="10pt"/>
    </style:style>
    <style:style style:name="T27_3" style:family="text">
      <style:text-properties fo:color="#204a87" fo:font-size="10pt" style:font-size-asian="10pt" style:font-size-complex="10pt"/>
    </style:style>
    <style:style style:name="T27_4" style:family="text">
      <style:text-properties fo:color="#204a87" fo:font-weight="bold" style:font-weight-asian="bold" style:font-weight-complex="bold"/>
    </style:style>
    <style:style style:name="T27_5" style:family="text">
      <style:text-properties fo:color="#204a87" fo:font-weight="bold" style:font-weight-asian="bold" style:font-weight-complex="bold"/>
    </style:style>
    <style:style style:name="T27_6" style:family="text">
      <style:text-properties fo:color="#204a87" fo:font-weight="bold" style:font-weight-asian="bold" style:font-weight-complex="bold"/>
    </style:style>
    <style:style style:name="T27_7" style:family="text">
      <style:text-properties fo:color="#204a87" fo:font-weight="bold" style:font-weight-asian="bold" style:font-weight-complex="bold"/>
    </style:style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204a87" fo:font-size="10pt" style:font-size-asian="10pt" style:font-size-complex="10pt"/>
    </style:style>
    <style:style style:name="T28_2" style:family="text">
      <style:text-properties fo:color="#204a87" fo:font-size="10pt" style:font-size-asian="10pt" style:font-size-complex="10pt"/>
    </style:style>
    <style:style style:name="T28_3" style:family="text">
      <style:text-properties fo:color="#204a87" fo:font-size="10pt" style:font-size-asian="10pt" style:font-size-complex="10pt"/>
    </style:style>
    <style:style style:name="T28_4" style:family="text">
      <style:text-properties fo:color="#204a87" fo:font-weight="bold" style:font-weight-asian="bold" style:font-weight-complex="bold"/>
    </style:style>
    <style:style style:name="T28_5" style:family="text">
      <style:text-properties fo:color="#204a87" fo:font-weight="bold" style:font-weight-asian="bold" style:font-weight-complex="bold"/>
    </style:style>
    <style:style style:name="T28_6" style:family="text">
      <style:text-properties fo:color="#204a87" fo:font-weight="bold" style:font-weight-asian="bold" style:font-weight-complex="bold"/>
    </style:style>
    <style:style style:name="T28_7" style:family="text">
      <style:text-properties fo:color="#204a87" fo:font-weight="bold" style:font-weight-asian="bold" style:font-weight-complex="bold"/>
    </style:style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204a87" fo:font-size="10pt" style:font-size-asian="10pt" style:font-size-complex="10pt"/>
    </style:style>
    <style:style style:name="T29_2" style:family="text">
      <style:text-properties fo:color="#204a87" fo:font-size="10pt" style:font-size-asian="10pt" style:font-size-complex="10pt"/>
    </style:style>
    <style:style style:name="T29_3" style:family="text">
      <style:text-properties fo:color="#204a87" fo:font-size="10pt" style:font-size-asian="10pt" style:font-size-complex="10pt"/>
    </style:style>
    <style:style style:name="T29_4" style:family="text">
      <style:text-properties fo:color="#204a87" fo:font-weight="bold" style:font-weight-asian="bold" style:font-weight-complex="bold"/>
    </style:style>
    <style:style style:name="T29_5" style:family="text">
      <style:text-properties fo:color="#204a87" fo:font-weight="bold" style:font-weight-asian="bold" style:font-weight-complex="bold"/>
    </style:style>
    <style:style style:name="T29_6" style:family="text">
      <style:text-properties fo:color="#204a87" fo:font-weight="bold" style:font-weight-asian="bold" style:font-weight-complex="bold"/>
    </style:style>
    <style:style style:name="T29_7" style:family="text">
      <style:text-properties fo:color="#204a87" fo:font-weight="bold" style:font-weight-asian="bold" style:font-weight-complex="bold"/>
    </style:style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204a87" fo:font-size="10pt" style:font-size-asian="10pt" style:font-size-complex="10pt"/>
    </style:style>
    <style:style style:name="T30_2" style:family="text">
      <style:text-properties fo:color="#204a87" fo:font-size="10pt" style:font-size-asian="10pt" style:font-size-complex="10pt"/>
    </style:style>
    <style:style style:name="T30_3" style:family="text">
      <style:text-properties fo:color="#204a87" fo:font-size="10pt" style:font-size-asian="10pt" style:font-size-complex="10pt"/>
    </style:style>
    <style:style style:name="T30_4" style:family="text">
      <style:text-properties fo:color="#204a87" fo:font-weight="bold" style:font-weight-asian="bold" style:font-weight-complex="bold"/>
    </style:style>
    <style:style style:name="T30_5" style:family="text">
      <style:text-properties fo:color="#204a87" fo:font-weight="bold" style:font-weight-asian="bold" style:font-weight-complex="bold"/>
    </style:style>
    <style:style style:name="T30_6" style:family="text">
      <style:text-properties fo:color="#204a87" fo:font-weight="bold" style:font-weight-asian="bold" style:font-weight-complex="bold"/>
    </style:style>
    <style:style style:name="T30_7" style:family="text">
      <style:text-properties fo:color="#204a87" fo:font-weight="bold" style:font-weight-asian="bold" style:font-weight-complex="bold"/>
    </style:style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204a87" fo:font-size="10pt" style:font-size-asian="10pt" style:font-size-complex="10pt"/>
    </style:style>
    <style:style style:name="T31_2" style:family="text">
      <style:text-properties fo:color="#204a87" fo:font-size="10pt" style:font-size-asian="10pt" style:font-size-complex="10pt"/>
    </style:style>
    <style:style style:name="T31_3" style:family="text">
      <style:text-properties fo:color="#204a87" fo:font-size="10pt" style:font-size-asian="10pt" style:font-size-complex="10pt"/>
    </style:style>
    <style:style style:name="T31_4" style:family="text">
      <style:text-properties fo:color="#204a87" fo:font-weight="bold" style:font-weight-asian="bold" style:font-weight-complex="bold"/>
    </style:style>
    <style:style style:name="T31_5" style:family="text">
      <style:text-properties fo:color="#204a87" fo:font-weight="bold" style:font-weight-asian="bold" style:font-weight-complex="bold"/>
    </style:style>
    <style:style style:name="T31_6" style:family="text">
      <style:text-properties fo:color="#204a87" fo:font-weight="bold" style:font-weight-asian="bold" style:font-weight-complex="bold"/>
    </style:style>
    <style:style style:name="T31_7" style:family="text">
      <style:text-properties fo:color="#204a87" fo:font-weight="bold" style:font-weight-asian="bold" style:font-weight-complex="bold"/>
    </style:style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204a87" fo:font-size="10pt" style:font-size-asian="10pt" style:font-size-complex="10pt"/>
    </style:style>
    <style:style style:name="T32_2" style:family="text">
      <style:text-properties fo:color="#204a87" fo:font-size="10pt" style:font-size-asian="10pt" style:font-size-complex="10pt"/>
    </style:style>
    <style:style style:name="T32_3" style:family="text">
      <style:text-properties fo:color="#204a87" fo:font-size="10pt" style:font-size-asian="10pt" style:font-size-complex="10pt"/>
    </style:style>
    <style:style style:name="T32_4" style:family="text">
      <style:text-properties fo:color="#204a87" fo:font-weight="bold" style:font-weight-asian="bold" style:font-weight-complex="bold"/>
    </style:style>
    <style:style style:name="T32_5" style:family="text">
      <style:text-properties fo:color="#204a87" fo:font-weight="bold" style:font-weight-asian="bold" style:font-weight-complex="bold"/>
    </style:style>
    <style:style style:name="T32_6" style:family="text">
      <style:text-properties fo:color="#204a87" fo:font-weight="bold" style:font-weight-asian="bold" style:font-weight-complex="bold"/>
    </style:style>
    <style:style style:name="T32_7" style:family="text">
      <style:text-properties fo:color="#204a87" fo:font-weight="bold" style:font-weight-asian="bold" style:font-weight-complex="bold"/>
    </style:style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204a87" fo:font-size="10pt" style:font-size-asian="10pt" style:font-size-complex="10pt"/>
    </style:style>
    <style:style style:name="T33_2" style:family="text">
      <style:text-properties fo:color="#204a87" fo:font-size="10pt" style:font-size-asian="10pt" style:font-size-complex="10pt"/>
    </style:style>
    <style:style style:name="T33_3" style:family="text">
      <style:text-properties fo:color="#204a87" fo:font-size="10pt" style:font-size-asian="10pt" style:font-size-complex="10pt"/>
    </style:style>
    <style:style style:name="T33_4" style:family="text">
      <style:text-properties fo:color="#204a87" fo:font-weight="bold" style:font-weight-asian="bold" style:font-weight-complex="bold"/>
    </style:style>
    <style:style style:name="T33_5" style:family="text">
      <style:text-properties fo:color="#204a87" fo:font-weight="bold" style:font-weight-asian="bold" style:font-weight-complex="bold"/>
    </style:style>
    <style:style style:name="T33_6" style:family="text">
      <style:text-properties fo:color="#204a87" fo:font-weight="bold" style:font-weight-asian="bold" style:font-weight-complex="bold"/>
    </style:style>
    <style:style style:name="T33_7" style:family="text">
      <style:text-properties fo:color="#204a87" fo:font-weight="bold" style:font-weight-asian="bold" style:font-weight-complex="bold"/>
    </style:style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204a87" fo:font-size="10pt" style:font-size-asian="10pt" style:font-size-complex="10pt"/>
    </style:style>
    <style:style style:name="T34_2" style:family="text">
      <style:text-properties fo:color="#204a87" fo:font-size="10pt" style:font-size-asian="10pt" style:font-size-complex="10pt"/>
    </style:style>
    <style:style style:name="T34_3" style:family="text">
      <style:text-properties fo:color="#204a87" fo:font-size="10pt" style:font-size-asian="10pt" style:font-size-complex="10pt"/>
    </style:style>
    <style:style style:name="T34_4" style:family="text">
      <style:text-properties fo:color="#204a87" fo:font-weight="bold" style:font-weight-asian="bold" style:font-weight-complex="bold"/>
    </style:style>
    <style:style style:name="T34_5" style:family="text">
      <style:text-properties fo:color="#204a87" fo:font-weight="bold" style:font-weight-asian="bold" style:font-weight-complex="bold"/>
    </style:style>
    <style:style style:name="T34_6" style:family="text">
      <style:text-properties fo:color="#204a87" fo:font-weight="bold" style:font-weight-asian="bold" style:font-weight-complex="bold"/>
    </style:style>
    <style:style style:name="T34_7" style:family="text">
      <style:text-properties fo:color="#204a87" fo:font-weight="bold" style:font-weight-asian="bold" style:font-weight-complex="bold"/>
    </style:style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204a87" fo:font-size="10pt" style:font-size-asian="10pt" style:font-size-complex="10pt"/>
    </style:style>
    <style:style style:name="T35_2" style:family="text">
      <style:text-properties fo:color="#204a87" fo:font-size="10pt" style:font-size-asian="10pt" style:font-size-complex="10pt"/>
    </style:style>
    <style:style style:name="T35_3" style:family="text">
      <style:text-properties fo:color="#204a87" fo:font-size="10pt" style:font-size-asian="10pt" style:font-size-complex="10pt"/>
    </style:style>
    <style:style style:name="T35_4" style:family="text">
      <style:text-properties fo:color="#204a87" fo:font-weight="bold" style:font-weight-asian="bold" style:font-weight-complex="bold"/>
    </style:style>
    <style:style style:name="T35_5" style:family="text">
      <style:text-properties fo:color="#204a87" fo:font-weight="bold" style:font-weight-asian="bold" style:font-weight-complex="bold"/>
    </style:style>
    <style:style style:name="T35_6" style:family="text">
      <style:text-properties fo:color="#204a87" fo:font-weight="bold" style:font-weight-asian="bold" style:font-weight-complex="bold"/>
    </style:style>
    <style:style style:name="T35_7" style:family="text">
      <style:text-properties fo:color="#204a87" fo:font-weight="bold" style:font-weight-asian="bold" style:font-weight-complex="bold"/>
    </style:style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204a87" fo:font-size="10pt" style:font-size-asian="10pt" style:font-size-complex="10pt"/>
    </style:style>
    <style:style style:name="T36_2" style:family="text">
      <style:text-properties fo:color="#204a87" fo:font-size="10pt" style:font-size-asian="10pt" style:font-size-complex="10pt"/>
    </style:style>
    <style:style style:name="T36_3" style:family="text">
      <style:text-properties fo:color="#204a87" fo:font-size="10pt" style:font-size-asian="10pt" style:font-size-complex="10pt"/>
    </style:style>
    <style:style style:name="T36_4" style:family="text">
      <style:text-properties fo:color="#204a87" fo:font-weight="bold" style:font-weight-asian="bold" style:font-weight-complex="bold"/>
    </style:style>
    <style:style style:name="T36_5" style:family="text">
      <style:text-properties fo:color="#204a87" fo:font-weight="bold" style:font-weight-asian="bold" style:font-weight-complex="bold"/>
    </style:style>
    <style:style style:name="T36_6" style:family="text">
      <style:text-properties fo:color="#204a87" fo:font-weight="bold" style:font-weight-asian="bold" style:font-weight-complex="bold"/>
    </style:style>
    <style:style style:name="T36_7" style:family="text">
      <style:text-properties fo:color="#204a87" fo:font-weight="bold" style:font-weight-asian="bold" style:font-weight-complex="bold"/>
    </style:style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cc0000" fo:font-size="10pt" style:font-size-asian="10pt" style:font-size-complex="10pt"/>
    </style:style>
    <style:style style:name="T37_2" style:family="text">
      <style:text-properties fo:color="#cc0000" fo:font-size="10pt" style:font-size-asian="10pt" style:font-size-complex="10pt"/>
    </style:style>
    <style:style style:name="T37_3" style:family="text">
      <style:text-properties fo:color="#cc0000" fo:font-size="10pt" style:font-size-asian="10pt" style:font-size-complex="10pt"/>
    </style:style>
    <style:style style:name="T37_4" style:family="text">
      <style:text-properties fo:color="#cc0000" fo:font-weight="bold" style:font-weight-asian="bold" style:font-weight-complex="bold"/>
    </style:style>
    <style:style style:name="T37_5" style:family="text">
      <style:text-properties fo:color="#cc0000" fo:font-weight="bold" style:font-weight-asian="bold" style:font-weight-complex="bold"/>
    </style:style>
    <style:style style:name="T37_6" style:family="text">
      <style:text-properties fo:color="#cc0000" fo:font-weight="bold" style:font-weight-asian="bold" style:font-weight-complex="bold"/>
    </style:style>
    <style:style style:name="T37_7" style:family="text">
      <style:text-properties fo:color="#cc0000" fo:font-weight="bold" style:font-weight-asian="bold" style:font-weight-complex="bold"/>
    </style:style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cc0000" fo:font-size="10pt" style:font-size-asian="10pt" style:font-size-complex="10pt"/>
    </style:style>
    <style:style style:name="T38_2" style:family="text">
      <style:text-properties fo:color="#cc0000" fo:font-size="10pt" style:font-size-asian="10pt" style:font-size-complex="10pt"/>
    </style:style>
    <style:style style:name="T38_3" style:family="text">
      <style:text-properties fo:color="#cc0000" fo:font-size="10pt" style:font-size-asian="10pt" style:font-size-complex="10pt"/>
    </style:style>
    <style:style style:name="T38_4" style:family="text">
      <style:text-properties fo:color="#cc0000" fo:font-weight="bold" style:font-weight-asian="bold" style:font-weight-complex="bold"/>
    </style:style>
    <style:style style:name="T38_5" style:family="text">
      <style:text-properties fo:color="#cc0000" fo:font-weight="bold" style:font-weight-asian="bold" style:font-weight-complex="bold"/>
    </style:style>
    <style:style style:name="T38_6" style:family="text">
      <style:text-properties fo:color="#cc0000" fo:font-weight="bold" style:font-weight-asian="bold" style:font-weight-complex="bold"/>
    </style:style>
    <style:style style:name="T38_7" style:family="text">
      <style:text-properties fo:color="#cc0000" fo:font-weight="bold" style:font-weight-asian="bold" style:font-weight-complex="bold"/>
    </style:style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cc0000" fo:font-size="10pt" style:font-size-asian="10pt" style:font-size-complex="10pt"/>
    </style:style>
    <style:style style:name="T39_2" style:family="text">
      <style:text-properties fo:color="#cc0000" fo:font-size="10pt" style:font-size-asian="10pt" style:font-size-complex="10pt"/>
    </style:style>
    <style:style style:name="T39_3" style:family="text">
      <style:text-properties fo:color="#cc0000" fo:font-size="10pt" style:font-size-asian="10pt" style:font-size-complex="10pt"/>
    </style:style>
    <style:style style:name="T39_4" style:family="text">
      <style:text-properties fo:color="#cc0000" fo:font-weight="bold" style:font-weight-asian="bold" style:font-weight-complex="bold"/>
    </style:style>
    <style:style style:name="T39_5" style:family="text">
      <style:text-properties fo:color="#cc0000" fo:font-weight="bold" style:font-weight-asian="bold" style:font-weight-complex="bold"/>
    </style:style>
    <style:style style:name="T39_6" style:family="text">
      <style:text-properties fo:color="#cc0000" fo:font-weight="bold" style:font-weight-asian="bold" style:font-weight-complex="bold"/>
    </style:style>
    <style:style style:name="T39_7" style:family="text">
      <style:text-properties fo:color="#cc0000" fo:font-weight="bold" style:font-weight-asian="bold" style:font-weight-complex="bold"/>
    </style:style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cc0000" fo:font-size="10pt" style:font-size-asian="10pt" style:font-size-complex="10pt"/>
    </style:style>
    <style:style style:name="T40_2" style:family="text">
      <style:text-properties fo:color="#cc0000" fo:font-size="10pt" style:font-size-asian="10pt" style:font-size-complex="10pt"/>
    </style:style>
    <style:style style:name="T40_3" style:family="text">
      <style:text-properties fo:color="#cc0000" fo:font-size="10pt" style:font-size-asian="10pt" style:font-size-complex="10pt"/>
    </style:style>
    <style:style style:name="T40_4" style:family="text">
      <style:text-properties fo:color="#cc0000" fo:font-weight="bold" style:font-weight-asian="bold" style:font-weight-complex="bold"/>
    </style:style>
    <style:style style:name="T40_5" style:family="text">
      <style:text-properties fo:color="#cc0000" fo:font-weight="bold" style:font-weight-asian="bold" style:font-weight-complex="bold"/>
    </style:style>
    <style:style style:name="T40_6" style:family="text">
      <style:text-properties fo:color="#cc0000" fo:font-weight="bold" style:font-weight-asian="bold" style:font-weight-complex="bold"/>
    </style:style>
    <style:style style:name="T40_7" style:family="text">
      <style:text-properties fo:color="#cc0000" fo:font-weight="bold" style:font-weight-asian="bold" style:font-weight-complex="bold"/>
    </style:style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204a87" fo:font-size="10pt" style:font-size-asian="10pt" style:font-size-complex="10pt"/>
    </style:style>
    <style:style style:name="T41_2" style:family="text">
      <style:text-properties fo:color="#204a87" fo:font-size="10pt" style:font-size-asian="10pt" style:font-size-complex="10pt"/>
    </style:style>
    <style:style style:name="T41_3" style:family="text">
      <style:text-properties fo:color="#204a87" fo:font-size="10pt" style:font-size-asian="10pt" style:font-size-complex="10pt"/>
    </style:style>
    <style:style style:name="T41_4" style:family="text">
      <style:text-properties fo:color="#204a87" fo:font-weight="bold" style:font-weight-asian="bold" style:font-weight-complex="bold"/>
    </style:style>
    <style:style style:name="T41_5" style:family="text">
      <style:text-properties fo:color="#204a87" fo:font-weight="bold" style:font-weight-asian="bold" style:font-weight-complex="bold"/>
    </style:style>
    <style:style style:name="T41_6" style:family="text">
      <style:text-properties fo:color="#204a87" fo:font-weight="bold" style:font-weight-asian="bold" style:font-weight-complex="bold"/>
    </style:style>
    <style:style style:name="T41_7" style:family="text">
      <style:text-properties fo:color="#204a87" fo:font-weight="bold" style:font-weight-asian="bold" style:font-weight-complex="bold"/>
    </style:style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204a87" fo:font-size="10pt" style:font-size-asian="10pt" style:font-size-complex="10pt"/>
    </style:style>
    <style:style style:name="T42_2" style:family="text">
      <style:text-properties fo:color="#204a87" fo:font-size="10pt" style:font-size-asian="10pt" style:font-size-complex="10pt"/>
    </style:style>
    <style:style style:name="T42_3" style:family="text">
      <style:text-properties fo:color="#204a87" fo:font-size="10pt" style:font-size-asian="10pt" style:font-size-complex="10pt"/>
    </style:style>
    <style:style style:name="T42_4" style:family="text">
      <style:text-properties fo:color="#204a87" fo:font-weight="bold" style:font-weight-asian="bold" style:font-weight-complex="bold"/>
    </style:style>
    <style:style style:name="T42_5" style:family="text">
      <style:text-properties fo:color="#204a87" fo:font-weight="bold" style:font-weight-asian="bold" style:font-weight-complex="bold"/>
    </style:style>
    <style:style style:name="T42_6" style:family="text">
      <style:text-properties fo:color="#204a87" fo:font-weight="bold" style:font-weight-asian="bold" style:font-weight-complex="bold"/>
    </style:style>
    <style:style style:name="T42_7" style:family="text">
      <style:text-properties fo:color="#204a87" fo:font-weight="bold" style:font-weight-asian="bold" style:font-weight-complex="bold"/>
    </style:style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204a87" fo:font-size="10pt" style:font-size-asian="10pt" style:font-size-complex="10pt"/>
    </style:style>
    <style:style style:name="T43_2" style:family="text">
      <style:text-properties fo:color="#204a87" fo:font-size="10pt" style:font-size-asian="10pt" style:font-size-complex="10pt"/>
    </style:style>
    <style:style style:name="T43_3" style:family="text">
      <style:text-properties fo:color="#204a87" fo:font-size="10pt" style:font-size-asian="10pt" style:font-size-complex="10pt"/>
    </style:style>
    <style:style style:name="T43_4" style:family="text">
      <style:text-properties fo:color="#204a87" fo:font-weight="bold" style:font-weight-asian="bold" style:font-weight-complex="bold"/>
    </style:style>
    <style:style style:name="T43_5" style:family="text">
      <style:text-properties fo:color="#204a87" fo:font-weight="bold" style:font-weight-asian="bold" style:font-weight-complex="bold"/>
    </style:style>
    <style:style style:name="T43_6" style:family="text">
      <style:text-properties fo:color="#204a87" fo:font-weight="bold" style:font-weight-asian="bold" style:font-weight-complex="bold"/>
    </style:style>
    <style:style style:name="T43_7" style:family="text">
      <style:text-properties fo:color="#204a87" fo:font-weight="bold" style:font-weight-asian="bold" style:font-weight-complex="bold"/>
    </style:style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204a87" fo:font-size="10pt" style:font-size-asian="10pt" style:font-size-complex="10pt"/>
    </style:style>
    <style:style style:name="T44_2" style:family="text">
      <style:text-properties fo:color="#204a87" fo:font-size="10pt" style:font-size-asian="10pt" style:font-size-complex="10pt"/>
    </style:style>
    <style:style style:name="T44_3" style:family="text">
      <style:text-properties fo:color="#204a87" fo:font-size="10pt" style:font-size-asian="10pt" style:font-size-complex="10pt"/>
    </style:style>
    <style:style style:name="T44_4" style:family="text">
      <style:text-properties fo:color="#204a87" fo:font-weight="bold" style:font-weight-asian="bold" style:font-weight-complex="bold"/>
    </style:style>
    <style:style style:name="T44_5" style:family="text">
      <style:text-properties fo:color="#204a87" fo:font-weight="bold" style:font-weight-asian="bold" style:font-weight-complex="bold"/>
    </style:style>
    <style:style style:name="T44_6" style:family="text">
      <style:text-properties fo:color="#204a87" fo:font-weight="bold" style:font-weight-asian="bold" style:font-weight-complex="bold"/>
    </style:style>
    <style:style style:name="T44_7" style:family="text">
      <style:text-properties fo:color="#204a87" fo:font-weight="bold" style:font-weight-asian="bold" style:font-weight-complex="bold"/>
    </style:style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204a87" fo:font-size="10pt" style:font-size-asian="10pt" style:font-size-complex="10pt"/>
    </style:style>
    <style:style style:name="T45_2" style:family="text">
      <style:text-properties fo:color="#204a87" fo:font-size="10pt" style:font-size-asian="10pt" style:font-size-complex="10pt"/>
    </style:style>
    <style:style style:name="T45_3" style:family="text">
      <style:text-properties fo:color="#204a87" fo:font-size="10pt" style:font-size-asian="10pt" style:font-size-complex="10pt"/>
    </style:style>
    <style:style style:name="T45_4" style:family="text">
      <style:text-properties fo:color="#204a87" fo:font-weight="bold" style:font-weight-asian="bold" style:font-weight-complex="bold"/>
    </style:style>
    <style:style style:name="T45_5" style:family="text">
      <style:text-properties fo:color="#204a87" fo:font-weight="bold" style:font-weight-asian="bold" style:font-weight-complex="bold"/>
    </style:style>
    <style:style style:name="T45_6" style:family="text">
      <style:text-properties fo:color="#204a87" fo:font-weight="bold" style:font-weight-asian="bold" style:font-weight-complex="bold"/>
    </style:style>
    <style:style style:name="T45_7" style:family="text">
      <style:text-properties fo:color="#204a87" fo:font-weight="bold" style:font-weight-asian="bold" style:font-weight-complex="bold"/>
    </style:style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cc0000" fo:font-size="10pt" style:font-size-asian="10pt" style:font-size-complex="10pt"/>
    </style:style>
    <style:style style:name="T46_2" style:family="text">
      <style:text-properties fo:color="#cc0000" fo:font-size="10pt" style:font-size-asian="10pt" style:font-size-complex="10pt"/>
    </style:style>
    <style:style style:name="T46_3" style:family="text">
      <style:text-properties fo:color="#cc0000" fo:font-size="10pt" style:font-size-asian="10pt" style:font-size-complex="10pt"/>
    </style:style>
    <style:style style:name="T46_4" style:family="text">
      <style:text-properties fo:color="#cc0000" fo:font-weight="bold" style:font-weight-asian="bold" style:font-weight-complex="bold"/>
    </style:style>
    <style:style style:name="T46_5" style:family="text">
      <style:text-properties fo:color="#cc0000" fo:font-weight="bold" style:font-weight-asian="bold" style:font-weight-complex="bold"/>
    </style:style>
    <style:style style:name="T46_6" style:family="text">
      <style:text-properties fo:color="#cc0000" fo:font-weight="bold" style:font-weight-asian="bold" style:font-weight-complex="bold"/>
    </style:style>
    <style:style style:name="T46_7" style:family="text">
      <style:text-properties fo:color="#cc0000" fo:font-weight="bold" style:font-weight-asian="bold" style:font-weight-complex="bold"/>
    </style:style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cc0000" fo:font-size="10pt" style:font-size-asian="10pt" style:font-size-complex="10pt"/>
    </style:style>
    <style:style style:name="T47_2" style:family="text">
      <style:text-properties fo:color="#cc0000" fo:font-size="10pt" style:font-size-asian="10pt" style:font-size-complex="10pt"/>
    </style:style>
    <style:style style:name="T47_3" style:family="text">
      <style:text-properties fo:color="#cc0000" fo:font-size="10pt" style:font-size-asian="10pt" style:font-size-complex="10pt"/>
    </style:style>
    <style:style style:name="T47_4" style:family="text">
      <style:text-properties fo:color="#cc0000" fo:font-weight="bold" style:font-weight-asian="bold" style:font-weight-complex="bold"/>
    </style:style>
    <style:style style:name="T47_5" style:family="text">
      <style:text-properties fo:color="#cc0000" fo:font-weight="bold" style:font-weight-asian="bold" style:font-weight-complex="bold"/>
    </style:style>
    <style:style style:name="T47_6" style:family="text">
      <style:text-properties fo:color="#cc0000" fo:font-weight="bold" style:font-weight-asian="bold" style:font-weight-complex="bold"/>
    </style:style>
    <style:style style:name="T47_7" style:family="text">
      <style:text-properties fo:color="#cc0000" fo:font-weight="bold" style:font-weight-asian="bold" style:font-weight-complex="bold"/>
    </style:style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cc0000" fo:font-size="10pt" style:font-size-asian="10pt" style:font-size-complex="10pt"/>
    </style:style>
    <style:style style:name="T48_2" style:family="text">
      <style:text-properties fo:color="#cc0000" fo:font-size="10pt" style:font-size-asian="10pt" style:font-size-complex="10pt"/>
    </style:style>
    <style:style style:name="T48_3" style:family="text">
      <style:text-properties fo:color="#cc0000" fo:font-size="10pt" style:font-size-asian="10pt" style:font-size-complex="10pt"/>
    </style:style>
    <style:style style:name="T48_4" style:family="text">
      <style:text-properties fo:color="#cc0000" fo:font-weight="bold" style:font-weight-asian="bold" style:font-weight-complex="bold"/>
    </style:style>
    <style:style style:name="T48_5" style:family="text">
      <style:text-properties fo:color="#cc0000" fo:font-weight="bold" style:font-weight-asian="bold" style:font-weight-complex="bold"/>
    </style:style>
    <style:style style:name="T48_6" style:family="text">
      <style:text-properties fo:color="#cc0000" fo:font-weight="bold" style:font-weight-asian="bold" style:font-weight-complex="bold"/>
    </style:style>
    <style:style style:name="T48_7" style:family="text">
      <style:text-properties fo:color="#cc0000" fo:font-weight="bold" style:font-weight-asian="bold" style:font-weight-complex="bold"/>
    </style:style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cc0000" fo:font-size="10pt" style:font-size-asian="10pt" style:font-size-complex="10pt"/>
    </style:style>
    <style:style style:name="T49_2" style:family="text">
      <style:text-properties fo:color="#cc0000" fo:font-size="10pt" style:font-size-asian="10pt" style:font-size-complex="10pt"/>
    </style:style>
    <style:style style:name="T49_3" style:family="text">
      <style:text-properties fo:color="#cc0000" fo:font-size="10pt" style:font-size-asian="10pt" style:font-size-complex="10pt"/>
    </style:style>
    <style:style style:name="T49_4" style:family="text">
      <style:text-properties fo:color="#cc0000" fo:font-weight="bold" style:font-weight-asian="bold" style:font-weight-complex="bold"/>
    </style:style>
    <style:style style:name="T49_5" style:family="text">
      <style:text-properties fo:color="#cc0000" fo:font-weight="bold" style:font-weight-asian="bold" style:font-weight-complex="bold"/>
    </style:style>
    <style:style style:name="T49_6" style:family="text">
      <style:text-properties fo:color="#cc0000" fo:font-weight="bold" style:font-weight-asian="bold" style:font-weight-complex="bold"/>
    </style:style>
    <style:style style:name="T49_7" style:family="text">
      <style:text-properties fo:color="#cc0000" fo:font-weight="bold" style:font-weight-asian="bold" style:font-weight-complex="bold"/>
    </style:style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204a87" fo:font-size="10pt" style:font-size-asian="10pt" style:font-size-complex="10pt"/>
    </style:style>
    <style:style style:name="T50_2" style:family="text">
      <style:text-properties fo:color="#204a87" fo:font-size="10pt" style:font-size-asian="10pt" style:font-size-complex="10pt"/>
    </style:style>
    <style:style style:name="T50_3" style:family="text">
      <style:text-properties fo:color="#204a87" fo:font-size="10pt" style:font-size-asian="10pt" style:font-size-complex="10pt"/>
    </style:style>
    <style:style style:name="T50_4" style:family="text">
      <style:text-properties fo:color="#204a87" fo:font-weight="bold" style:font-weight-asian="bold" style:font-weight-complex="bold"/>
    </style:style>
    <style:style style:name="T50_5" style:family="text">
      <style:text-properties fo:color="#204a87" fo:font-weight="bold" style:font-weight-asian="bold" style:font-weight-complex="bold"/>
    </style:style>
    <style:style style:name="T50_6" style:family="text">
      <style:text-properties fo:color="#204a87" fo:font-weight="bold" style:font-weight-asian="bold" style:font-weight-complex="bold"/>
    </style:style>
    <style:style style:name="T50_7" style:family="text">
      <style:text-properties fo:color="#204a87" fo:font-weight="bold" style:font-weight-asian="bold" style:font-weight-complex="bold"/>
    </style:style>
    <style:style style:name="T50_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204a87" fo:font-size="10pt" style:font-size-asian="10pt" style:font-size-complex="10pt"/>
    </style:style>
    <style:style style:name="T51_2" style:family="text">
      <style:text-properties fo:color="#204a87" fo:font-size="10pt" style:font-size-asian="10pt" style:font-size-complex="10pt"/>
    </style:style>
    <style:style style:name="T51_3" style:family="text">
      <style:text-properties fo:color="#204a87" fo:font-size="10pt" style:font-size-asian="10pt" style:font-size-complex="10pt"/>
    </style:style>
    <style:style style:name="T51_4" style:family="text">
      <style:text-properties fo:color="#204a87" fo:font-weight="bold" style:font-weight-asian="bold" style:font-weight-complex="bold"/>
    </style:style>
    <style:style style:name="T51_5" style:family="text">
      <style:text-properties fo:color="#204a87" fo:font-weight="bold" style:font-weight-asian="bold" style:font-weight-complex="bold"/>
    </style:style>
    <style:style style:name="T51_6" style:family="text">
      <style:text-properties fo:color="#204a87" fo:font-weight="bold" style:font-weight-asian="bold" style:font-weight-complex="bold"/>
    </style:style>
    <style:style style:name="T51_7" style:family="text">
      <style:text-properties fo:color="#204a87" fo:font-weight="bold" style:font-weight-asian="bold" style:font-weight-complex="bold"/>
    </style:style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204a87" fo:font-size="10pt" style:font-size-asian="10pt" style:font-size-complex="10pt"/>
    </style:style>
    <style:style style:name="T52_2" style:family="text">
      <style:text-properties fo:color="#204a87" fo:font-size="10pt" style:font-size-asian="10pt" style:font-size-complex="10pt"/>
    </style:style>
    <style:style style:name="T52_3" style:family="text">
      <style:text-properties fo:color="#204a87" fo:font-size="10pt" style:font-size-asian="10pt" style:font-size-complex="10pt"/>
    </style:style>
    <style:style style:name="T52_4" style:family="text">
      <style:text-properties fo:color="#204a87" fo:font-weight="bold" style:font-weight-asian="bold" style:font-weight-complex="bold"/>
    </style:style>
    <style:style style:name="T52_5" style:family="text">
      <style:text-properties fo:color="#204a87" fo:font-weight="bold" style:font-weight-asian="bold" style:font-weight-complex="bold"/>
    </style:style>
    <style:style style:name="T52_6" style:family="text">
      <style:text-properties fo:color="#204a87" fo:font-weight="bold" style:font-weight-asian="bold" style:font-weight-complex="bold"/>
    </style:style>
    <style:style style:name="T52_7" style:family="text">
      <style:text-properties fo:color="#204a87" fo:font-weight="bold" style:font-weight-asian="bold" style:font-weight-complex="bold"/>
    </style:style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break-before="page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3" style:family="text"/>
    <style:style style:name="T56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5" style:family="text"/>
    <style:style style:name="T56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7" style:family="text"/>
    <style:style style:name="T56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9" style:family="text"/>
    <style:style style:name="T56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1" style:family="text"/>
    <style:style style:name="T56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3" style:family="text"/>
    <style:style style:name="T56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5" style:family="text"/>
    <style:style style:name="T56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7" style:family="text"/>
    <style:style style:name="T56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9" style:family="text"/>
    <style:style style:name="T56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21" style:family="text"/>
    <style:style style:name="T56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23" style:family="text"/>
    <style:style style:name="T56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8" style:family="paragraph" style:parent-style-name="Heading_20_1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T59_7" style:family="text">
      <style:text-properties fo:font-weight="bold" style:font-weight-asian="bold" style:font-weight-complex="bold"/>
    </style:style>
    <style:style style:name="T59_8" style:family="text">
      <style:text-properties fo:font-weight="bold" style:font-weight-asian="bold" style:font-weight-complex="bold"/>
    </style:style>
    <style:style style:name="T59_9" style:family="text">
      <style:text-properties fo:font-weight="bold" style:font-weight-asian="bold" style:font-weight-complex="bold"/>
    </style:style>
    <style:style style:name="T59_10" style:family="text">
      <style:text-properties fo:font-weight="bold" style:font-weight-asian="bold" style:font-weight-complex="bold"/>
    </style:style>
    <style:style style:name="T59_11" style:family="text">
      <style:text-properties fo:font-weight="bold" style:font-weight-asian="bold" style:font-weight-complex="bold"/>
    </style:style>
    <style:style style:name="T59_12" style:family="text">
      <style:text-properties fo:font-weight="bold" style:font-weight-asian="bold" style:font-weight-complex="bold"/>
    </style:style>
    <style:style style:name="T59_13" style:family="text">
      <style:text-properties fo:font-weight="bold" style:font-weight-asian="bold" style:font-weight-complex="bold"/>
    </style:style>
    <style:style style:name="T59_14" style:family="text">
      <style:text-properties fo:font-weight="bold" style:font-weight-asian="bold" style:font-weight-complex="bold"/>
    </style:style>
    <style:style style:name="T59_15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>
      <style:text-properties style:font-name="Verdana" style:font-name-asian="Verdana" style:font-name-complex="Verdana"/>
    </style:style>
    <style:style style:name="T73_2" style:family="text">
      <style:text-properties style:font-name="Verdana" style:font-name-asian="Verdana" style:font-name-complex="Verdana"/>
    </style:style>
    <style:style style:name="T73_3" style:family="text">
      <style:text-properties style:font-name="Verdana" style:font-name-asian="Verdana" style:font-name-complex="Verdana"/>
    </style:style>
    <style:style style:name="T73_4" style:family="text">
      <style:text-properties style:font-name="Verdana" style:font-name-asian="Verdana" style:font-name-complex="Verdana"/>
    </style:style>
    <style:style style:name="T73_5" style:family="text">
      <style:text-properties style:font-name="Verdana" style:font-name-asian="Verdana" style:font-name-complex="Verdana"/>
    </style:style>
    <style:style style:name="T73_6" style:family="text">
      <style:text-properties style:font-name="Verdana" style:font-name-asian="Verdana" style:font-name-complex="Verdana"/>
    </style:style>
    <style:style style:name="T73_7" style:family="text">
      <style:text-properties style:font-name="Verdana" style:font-name-asian="Verdana" style:font-name-complex="Verdana"/>
    </style:style>
    <style:style style:name="T73_8" style:family="text">
      <style:text-properties style:font-name="Verdana" style:font-name-asian="Verdana" style:font-name-complex="Verdana"/>
    </style:style>
    <style:style style:name="T73_9" style:family="text">
      <style:text-properties style:font-name="Verdana" style:font-name-asian="Verdana" style:font-name-complex="Verdana"/>
    </style:style>
    <style:style style:name="T73_10" style:family="text">
      <style:text-properties style:font-name="Verdana" style:font-name-asian="Verdana" style:font-name-complex="Verdana"/>
    </style:style>
    <style:style style:name="T73_11" style:family="text">
      <style:text-properties style:font-name="Verdana" style:font-name-asian="Verdana" style:font-name-complex="Verdana"/>
    </style:style>
    <style:style style:name="T73_12" style:family="text">
      <style:text-properties style:font-name="Verdana" style:font-name-asian="Verdana" style:font-name-complex="Verdana"/>
    </style:style>
    <style:style style:name="T73_13" style:family="text">
      <style:text-properties style:font-name="Verdana" style:font-name-asian="Verdana" style:font-name-complex="Verdana"/>
    </style:style>
    <style:style style:name="T73_14" style:family="text">
      <style:text-properties style:font-name="Verdana" style:font-name-asian="Verdana" style:font-name-complex="Verdana"/>
    </style:style>
    <style:style style:name="T73_15" style:family="text">
      <style:text-properties style:font-name="Verdana" style:font-name-asian="Verdana" style:font-name-complex="Verdana"/>
    </style:style>
    <style:style style:name="T73_16" style:family="text">
      <style:text-properties style:font-name="Verdana" style:font-name-asian="Verdana" style:font-name-complex="Verdana"/>
    </style:style>
    <style:style style:name="T73_17" style:family="text">
      <style:text-properties style:font-name="Verdana" style:font-name-asian="Verdana" style:font-name-complex="Verdana"/>
    </style:style>
    <style:style style:name="T73_18" style:family="text">
      <style:text-properties style:font-name="Verdana" style:font-name-asian="Verdana" style:font-name-complex="Verdana"/>
    </style:style>
    <style:style style:name="T73_19" style:family="text">
      <style:text-properties style:font-name="Verdana" style:font-name-asian="Verdana" style:font-name-complex="Verdana"/>
    </style:style>
    <style:style style:name="T73_20" style:family="text">
      <style:text-properties style:font-name="Verdana" style:font-name-asian="Verdana" style:font-name-complex="Verdana"/>
    </style:style>
    <style:style style:name="T73_21" style:family="text">
      <style:text-properties style:font-name="Verdana" style:font-name-asian="Verdana" style:font-name-complex="Verdana"/>
    </style:style>
    <style:style style:name="T73_22" style:family="text">
      <style:text-properties style:font-name="Verdana" style:font-name-asian="Verdana" style:font-name-complex="Verdana"/>
    </style:style>
    <style:style style:name="T73_23" style:family="text">
      <style:text-properties style:font-name="Verdana" style:font-name-asian="Verdana" style:font-name-complex="Verdana"/>
    </style:style>
    <style:style style:name="T73_24" style:family="text">
      <style:text-properties style:font-name="Verdana" style:font-name-asian="Verdana" style:font-name-complex="Verdana"/>
    </style:style>
    <style:style style:name="T73_25" style:family="text">
      <style:text-properties style:font-name="Verdana" style:font-name-asian="Verdana" style:font-name-complex="Verdana"/>
    </style:style>
    <style:style style:name="T73_26" style:family="text">
      <style:text-properties style:font-name="Verdana" style:font-name-asian="Verdana" style:font-name-complex="Verdana"/>
    </style:style>
    <style:style style:name="T73_27" style:family="text">
      <style:text-properties style:font-name="Verdana" style:font-name-asian="Verdana" style:font-name-complex="Verdana"/>
    </style:style>
    <style:style style:name="T73_28" style:family="text">
      <style:text-properties style:font-name="Verdana" style:font-name-asian="Verdana" style:font-name-complex="Verdana"/>
    </style:style>
    <style:style style:name="T73_29" style:family="text">
      <style:text-properties style:font-name="Verdana" style:font-name-asian="Verdana" style:font-name-complex="Verdana"/>
    </style:style>
    <style:style style:name="T73_30" style:family="text"/>
    <style:style style:name="T73_3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32" style:family="text"/>
    <style:style style:name="T73_3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34" style:family="text">
      <style:text-properties style:font-name="Verdana" style:font-name-asian="Verdana" style:font-name-complex="Verdana"/>
    </style:style>
    <style:style style:name="T73_35" style:family="text">
      <style:text-properties style:font-name="Verdana" style:font-name-asian="Verdana" style:font-name-complex="Verdana"/>
    </style:style>
    <style:style style:name="T73_36" style:family="text">
      <style:text-properties style:font-name="Verdana" style:font-name-asian="Verdana" style:font-name-complex="Verdana"/>
    </style:style>
    <style:style style:name="T73_37" style:family="text">
      <style:text-properties style:font-name="Verdana" style:font-name-asian="Verdana" style:font-name-complex="Verdana"/>
    </style:style>
    <style:style style:name="T73_38" style:family="text"/>
    <style:style style:name="T73_3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40" style:family="text"/>
    <style:style style:name="T73_4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42" style:family="text">
      <style:text-properties style:font-name="Verdana" style:font-name-asian="Verdana" style:font-name-complex="Verdana"/>
    </style:style>
    <style:style style:name="T73_43" style:family="text">
      <style:text-properties style:font-name="Verdana" style:font-name-asian="Verdana" style:font-name-complex="Verdana"/>
    </style:style>
    <style:style style:name="T73_44" style:family="text">
      <style:text-properties style:font-name="Verdana" style:font-name-asian="Verdana" style:font-name-complex="Verdana"/>
    </style:style>
    <style:style style:name="T73_45" style:family="text">
      <style:text-properties style:font-name="Verdana" style:font-name-asian="Verdana" style:font-name-complex="Verdana"/>
    </style:style>
    <style:style style:name="T73_46" style:family="text">
      <style:text-properties style:font-name="Verdana" style:font-name-asian="Verdana" style:font-name-complex="Verdana"/>
    </style:style>
    <style:style style:name="T73_47" style:family="text">
      <style:text-properties style:font-name="Verdana" style:font-name-asian="Verdana" style:font-name-complex="Verdana"/>
    </style:style>
    <style:style style:name="T73_48" style:family="text">
      <style:text-properties style:font-name="Verdana" style:font-name-asian="Verdana" style:font-name-complex="Verdana"/>
    </style:style>
    <style:style style:name="T73_49" style:family="text">
      <style:text-properties style:font-name="Verdana" style:font-name-asian="Verdana" style:font-name-complex="Verdana"/>
    </style:style>
    <style:style style:name="T73_50" style:family="text">
      <style:text-properties style:font-name="Verdana" style:font-name-asian="Verdana" style:font-name-complex="Verdana"/>
    </style:style>
    <style:style style:name="T73_51" style:family="text">
      <style:text-properties style:font-name="Verdana" style:font-name-asian="Verdana" style:font-name-complex="Verdana"/>
    </style:style>
    <style:style style:name="T73_52" style:family="text">
      <style:text-properties style:font-name="Verdana" style:font-name-asian="Verdana" style:font-name-complex="Verdana"/>
    </style:style>
    <style:style style:name="T73_53" style:family="text">
      <style:text-properties style:font-name="Verdana" style:font-name-asian="Verdana" style:font-name-complex="Verdana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line-height="115%" fo:margin-left="0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T76_21" style:family="text"/>
    <style:style style:name="T76_22" style:family="text">
      <style:text-properties fo:color="#1155cc" style:text-underline-style="solid" style:text-underline-color="font-color"/>
    </style:style>
    <style:style style:name="T76_23" style:family="text"/>
    <style:style style:name="T76_24" style:family="text">
      <style:text-properties fo:color="#1155cc" style:text-underline-style="solid" style:text-underline-color="font-color"/>
    </style:style>
    <style:style style:name="T76_25" style:family="text"/>
    <style:style style:name="T76_26" style:family="text">
      <style:text-properties fo:color="#1155cc" style:text-underline-style="solid" style:text-underline-color="font-color"/>
    </style:style>
    <style:style style:name="T76_27" style:family="text"/>
    <style:style style:name="T76_28" style:family="text">
      <style:text-properties fo:color="#1155cc" style:text-underline-style="solid" style:text-underline-color="font-color"/>
    </style:style>
    <style:style style:name="T76_29" style:family="text"/>
    <style:style style:name="T76_30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P78" style:family="paragraph" style:parent-style-name="Heading_20_1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T79_10" style:family="text">
      <style:text-properties fo:font-weight="bold" style:font-weight-asian="bold" style:font-weight-complex="bold"/>
    </style:style>
    <style:style style:name="T79_11" style:family="text">
      <style:text-properties fo:font-weight="bold" style:font-weight-asian="bold" style:font-weight-complex="bold"/>
    </style:style>
    <style:style style:name="T79_12" style:family="text">
      <style:text-properties fo:font-weight="bold" style:font-weight-asian="bold" style:font-weight-complex="bold"/>
    </style:style>
    <style:style style:name="T79_13" style:family="text">
      <style:text-properties fo:font-weight="bold" style:font-weight-asian="bold" style:font-weight-complex="bold"/>
    </style:style>
    <style:style style:name="T79_14" style:family="text">
      <style:text-properties fo:font-weight="bold" style:font-weight-asian="bold" style:font-weight-complex="bold"/>
    </style:style>
    <style:style style:name="T79_15" style:family="text">
      <style:text-properties fo:font-weight="bold" style:font-weight-asian="bold" style:font-weight-complex="bold"/>
    </style:style>
    <style:style style:name="T79_16" style:family="text">
      <style:text-properties fo:font-weight="bold" style:font-weight-asian="bold" style:font-weight-complex="bold"/>
    </style:style>
    <style:style style:name="T79_17" style:family="text"/>
    <style:style style:name="T79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19" style:family="text"/>
    <style:style style:name="T79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1" style:family="text"/>
    <style:style style:name="T79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3" style:family="text"/>
    <style:style style:name="T79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5" style:family="text"/>
    <style:style style:name="T79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7" style:family="text"/>
    <style:style style:name="T79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9" style:family="text"/>
    <style:style style:name="T79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1" style:family="text"/>
    <style:style style:name="T79_3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3" style:family="text"/>
    <style:style style:name="T79_3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5" style:family="text"/>
    <style:style style:name="T79_3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7" style:family="text"/>
    <style:style style:name="T79_3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9" style:family="text"/>
    <style:style style:name="T79_4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1" style:family="text"/>
    <style:style style:name="T79_4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3" style:family="text"/>
    <style:style style:name="T79_4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5" style:family="text"/>
    <style:style style:name="T79_4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7" style:family="text"/>
    <style:style style:name="T79_4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9" style:family="text"/>
    <style:style style:name="T79_5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51" style:family="text"/>
    <style:style style:name="T79_5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ffffff" style:font-name="Times New Roman" style:font-name-asian="Times New Roman" style:font-name-complex="Times New Roman"/>
    </style:style>
    <style:style style:name="T81_2" style:family="text">
      <style:text-properties fo:background-color="#ffffff" style:font-name="Times New Roman" style:font-name-asian="Times New Roman" style:font-name-complex="Times New Roman"/>
    </style:style>
    <style:style style:name="T81_3" style:family="text"/>
    <style:style style:name="T81_4" style:family="text">
      <style:text-properties fo:background-color="#ffffff" fo:color="#3333cc" style:font-name="Times New Roman" style:font-name-asian="Times New Roman" style:font-name-complex="Times New Roman"/>
    </style:style>
    <style:style style:name="T81_5" style:family="text"/>
    <style:style style:name="T81_6" style:family="text">
      <style:text-properties fo:background-color="#ffffff" fo:color="#3333cc" style:font-name="Times New Roman" style:font-name-asian="Times New Roman" style:font-name-complex="Times New Roman"/>
    </style:style>
    <style:style style:name="T81_7" style:family="text"/>
    <style:style style:name="T81_8" style:family="text">
      <style:text-properties fo:background-color="#ffffff" fo:color="#3333cc" style:font-name="Times New Roman" style:font-name-asian="Times New Roman" style:font-name-complex="Times New Roman"/>
    </style:style>
    <style:style style:name="T81_9" style:family="text"/>
    <style:style style:name="T81_10" style:family="text">
      <style:text-properties fo:background-color="#ffffff" fo:color="#3333cc" style:font-name="Times New Roman" style:font-name-asian="Times New Roman" style:font-name-complex="Times New Roman"/>
    </style:style>
    <style:style style:name="T81_11" style:family="text"/>
    <style:style style:name="T81_12" style:family="text">
      <style:text-properties fo:background-color="#ffffff" fo:color="#3333cc" style:font-name="Times New Roman" style:font-name-asian="Times New Roman" style:font-name-complex="Times New Roman"/>
    </style:style>
    <style:style style:name="T81_13" style:family="text">
      <style:text-properties fo:background-color="#ffffff" style:font-name="Times New Roman" style:font-name-asian="Times New Roman" style:font-name-complex="Times New Roman"/>
    </style:style>
    <style:style style:name="T81_14" style:family="text">
      <style:text-properties fo:background-color="#ffffff" style:font-name="Times New Roman" style:font-name-asian="Times New Roman" style:font-name-complex="Times New Roman"/>
    </style:style>
    <style:style style:name="T81_15" style:family="text">
      <style:text-properties fo:background-color="#ffffff" style:font-name="Times New Roman" style:font-name-asian="Times New Roman" style:font-name-complex="Times New Roman"/>
    </style:style>
    <style:style style:name="T81_16" style:family="text">
      <style:text-properties fo:background-color="#ffffff" style:font-name="Times New Roman" style:font-name-asian="Times New Roman" style:font-name-complex="Times New Roman"/>
    </style:style>
    <style:style style:name="T81_17" style:family="text">
      <style:text-properties fo:background-color="#ffffff" style:font-name="Times New Roman" style:font-name-asian="Times New Roman" style:font-name-complex="Times New Roman"/>
    </style:style>
    <style:style style:name="T81_18" style:family="text">
      <style:text-properties fo:background-color="#ffffff" style:font-name="Times New Roman" style:font-name-asian="Times New Roman" style:font-name-complex="Times New Roman"/>
    </style:style>
    <style:style style:name="T81_19" style:family="text">
      <style:text-properties fo:background-color="#ffffff" style:font-name="Times New Roman" style:font-name-asian="Times New Roman" style:font-name-complex="Times New Roman"/>
    </style:style>
    <style:style style:name="T81_20" style:family="text">
      <style:text-properties fo:background-color="#ffffff" style:font-name="Times New Roman" style:font-name-asian="Times New Roman" style:font-name-complex="Times New Roman"/>
    </style:style>
    <style:style style:name="T81_21" style:family="text">
      <style:text-properties fo:background-color="#ffffff" style:font-name="Times New Roman" style:font-name-asian="Times New Roman" style:font-name-complex="Times New Roman"/>
    </style:style>
    <style:style style:name="T81_22" style:family="text">
      <style:text-properties fo:background-color="#ffffff" style:font-name="Times New Roman" style:font-name-asian="Times New Roman" style:font-name-complex="Times New Roman"/>
    </style:style>
    <style:style style:name="T81_23" style:family="text">
      <style:text-properties fo:background-color="#ffffff" style:font-name="Times New Roman" style:font-name-asian="Times New Roman" style:font-name-complex="Times New Roman"/>
    </style:style>
    <style:style style:name="T81_24" style:family="text">
      <style:text-properties fo:background-color="#ffffff" style:font-name="Times New Roman" style:font-name-asian="Times New Roman" style:font-name-complex="Times New Roman"/>
    </style:style>
    <style:style style:name="T81_25" style:family="text">
      <style:text-properties fo:background-color="#ffffff" style:font-name="Times New Roman" style:font-name-asian="Times New Roman" style:font-name-complex="Times New Roman"/>
    </style:style>
    <style:style style:name="T81_26" style:family="text">
      <style:text-properties fo:background-color="#ffffff" style:font-name="Times New Roman" style:font-name-asian="Times New Roman" style:font-name-complex="Times New Roman"/>
    </style:style>
    <style:style style:name="T81_27" style:family="text">
      <style:text-properties fo:background-color="#ffffff" style:font-name="Times New Roman" style:font-name-asian="Times New Roman" style:font-name-complex="Times New Roman"/>
    </style:style>
    <style:style style:name="T81_28" style:family="text">
      <style:text-properties fo:background-color="#ffffff" style:font-name="Times New Roman" style:font-name-asian="Times New Roman" style:font-name-complex="Times New Roman"/>
    </style:style>
    <style:style style:name="T81_29" style:family="text">
      <style:text-properties fo:background-color="#ffffff" style:font-name="Times New Roman" style:font-name-asian="Times New Roman" style:font-name-complex="Times New Roman"/>
    </style:style>
    <style:style style:name="T81_30" style:family="text">
      <style:text-properties fo:background-color="#ffffff" style:font-name="Times New Roman" style:font-name-asian="Times New Roman" style:font-name-complex="Times New Roman"/>
    </style:style>
    <style:style style:name="T81_31" style:family="text">
      <style:text-properties fo:background-color="#ffffff" style:font-name="Times New Roman" style:font-name-asian="Times New Roman" style:font-name-complex="Times New Roman"/>
    </style:style>
    <style:style style:name="T81_32" style:family="text">
      <style:text-properties fo:background-color="#ffffff" style:font-name="Times New Roman" style:font-name-asian="Times New Roman" style:font-name-complex="Times New Roman"/>
    </style:style>
    <style:style style:name="T81_33" style:family="text">
      <style:text-properties fo:background-color="#ffffff" style:font-name="Times New Roman" style:font-name-asian="Times New Roman" style:font-name-complex="Times New Roman"/>
    </style:style>
    <style:style style:name="T81_34" style:family="text">
      <style:text-properties fo:background-color="#ffffff" style:font-name="Times New Roman" style:font-name-asian="Times New Roman" style:font-name-complex="Times New Roman"/>
    </style:style>
    <style:style style:name="T81_35" style:family="text">
      <style:text-properties fo:background-color="#ffffff" style:font-name="Times New Roman" style:font-name-asian="Times New Roman" style:font-name-complex="Times New Roman"/>
    </style:style>
    <style:style style:name="T81_36" style:family="text">
      <style:text-properties fo:background-color="#ffffff" style:font-name="Times New Roman" style:font-name-asian="Times New Roman" style:font-name-complex="Times New Roman"/>
    </style:style>
    <style:style style:name="T81_37" style:family="text">
      <style:text-properties fo:background-color="#ffffff" style:font-name="Times New Roman" style:font-name-asian="Times New Roman" style:font-name-complex="Times New Roman"/>
    </style:style>
    <style:style style:name="T81_38" style:family="text">
      <style:text-properties fo:background-color="#ffffff" style:font-name="Times New Roman" style:font-name-asian="Times New Roman" style:font-name-complex="Times New Roman"/>
    </style:style>
    <style:style style:name="T81_39" style:family="text">
      <style:text-properties fo:background-color="#ffffff" style:font-name="Times New Roman" style:font-name-asian="Times New Roman" style:font-name-complex="Times New Roman"/>
    </style:style>
    <style:style style:name="T81_40" style:family="text">
      <style:text-properties fo:background-color="#ffffff" style:font-name="Times New Roman" style:font-name-asian="Times New Roman" style:font-name-complex="Times New Roman"/>
    </style:style>
    <style:style style:name="T81_41" style:family="text">
      <style:text-properties fo:background-color="#ffffff" style:font-name="Times New Roman" style:font-name-asian="Times New Roman" style:font-name-complex="Times New Roman"/>
    </style:style>
    <style:style style:name="T81_42" style:family="text">
      <style:text-properties fo:background-color="#ffffff" style:font-name="Times New Roman" style:font-name-asian="Times New Roman" style:font-name-complex="Times New Roman"/>
    </style:style>
    <style:style style:name="T81_43" style:family="text">
      <style:text-properties fo:background-color="#ffffff" style:font-name="Times New Roman" style:font-name-asian="Times New Roman" style:font-name-complex="Times New Roman"/>
    </style:style>
    <style:style style:name="T81_44" style:family="text">
      <style:text-properties fo:background-color="#ffffff" style:font-name="Times New Roman" style:font-name-asian="Times New Roman" style:font-name-complex="Times New Roman"/>
    </style:style>
    <style:style style:name="T81_45" style:family="text">
      <style:text-properties fo:background-color="#ffffff" style:font-name="Times New Roman" style:font-name-asian="Times New Roman" style:font-name-complex="Times New Roman"/>
    </style:style>
    <style:style style:name="T81_46" style:family="text">
      <style:text-properties fo:background-color="#ffffff" style:font-name="Times New Roman" style:font-name-asian="Times New Roman" style:font-name-complex="Times New Roman"/>
    </style:style>
    <style:style style:name="T81_47" style:family="text">
      <style:text-properties fo:background-color="#ffffff" style:font-name="Times New Roman" style:font-name-asian="Times New Roman" style:font-name-complex="Times New Roman"/>
    </style:style>
    <style:style style:name="T81_48" style:family="text">
      <style:text-properties fo:background-color="#ffffff" style:font-name="Times New Roman" style:font-name-asian="Times New Roman" style:font-name-complex="Times New Roman"/>
    </style:style>
    <style:style style:name="T81_49" style:family="text">
      <style:text-properties fo:background-color="#ffffff" style:font-name="Times New Roman" style:font-name-asian="Times New Roman" style:font-name-complex="Times New Roman"/>
    </style:style>
    <style:style style:name="T81_50" style:family="text">
      <style:text-properties fo:background-color="#ffffff" style:font-name="Times New Roman" style:font-name-asian="Times New Roman" style:font-name-complex="Times New Roman"/>
    </style:style>
    <style:style style:name="T81_51" style:family="text">
      <style:text-properties fo:background-color="#ffffff" style:font-name="Times New Roman" style:font-name-asian="Times New Roman" style:font-name-complex="Times New Roman"/>
    </style:style>
    <style:style style:name="T81_52" style:family="text">
      <style:text-properties fo:background-color="#ffffff" style:font-name="Times New Roman" style:font-name-asian="Times New Roman" style:font-name-complex="Times New Roman"/>
    </style:style>
    <style:style style:name="T81_53" style:family="text">
      <style:text-properties fo:background-color="#ffffff" style:font-name="Times New Roman" style:font-name-asian="Times New Roman" style:font-name-complex="Times New Roman"/>
    </style:style>
    <style:style style:name="T81_54" style:family="text">
      <style:text-properties fo:background-color="#ffffff" style:font-name="Times New Roman" style:font-name-asian="Times New Roman" style:font-name-complex="Times New Roman"/>
    </style:style>
    <style:style style:name="T81_55" style:family="text">
      <style:text-properties fo:background-color="#ffffff" style:font-name="Times New Roman" style:font-name-asian="Times New Roman" style:font-name-complex="Times New Roman"/>
    </style:style>
    <style:style style:name="T81_56" style:family="text">
      <style:text-properties fo:background-color="#ffffff" style:font-name="Times New Roman" style:font-name-asian="Times New Roman" style:font-name-complex="Times New Roman"/>
    </style:style>
    <style:style style:name="T81_57" style:family="text">
      <style:text-properties fo:background-color="#ffffff" style:font-name="Times New Roman" style:font-name-asian="Times New Roman" style:font-name-complex="Times New Roman"/>
    </style:style>
    <style:style style:name="T81_58" style:family="text">
      <style:text-properties fo:background-color="#ffffff" style:font-name="Times New Roman" style:font-name-asian="Times New Roman" style:font-name-complex="Times New Roman"/>
    </style:style>
    <style:style style:name="T81_59" style:family="text">
      <style:text-properties fo:background-color="#ffffff" style:font-name="Times New Roman" style:font-name-asian="Times New Roman" style:font-name-complex="Times New Roman"/>
    </style:style>
    <style:style style:name="T81_60" style:family="text"/>
    <style:style style:name="T81_61" style:family="text">
      <style:text-properties fo:background-color="#ffffff" fo:color="#3333cc" style:font-name="Times New Roman" style:font-name-asian="Times New Roman" style:font-name-complex="Times New Roman"/>
    </style:style>
    <style:style style:name="T81_62" style:family="text"/>
    <style:style style:name="T81_63" style:family="text">
      <style:text-properties fo:background-color="#ffffff" fo:color="#3333cc" style:font-name="Times New Roman" style:font-name-asian="Times New Roman" style:font-name-complex="Times New Roman"/>
    </style:style>
    <style:style style:name="T81_64" style:family="text"/>
    <style:style style:name="T81_65" style:family="text">
      <style:text-properties fo:background-color="#ffffff" fo:color="#3333cc" style:font-name="Times New Roman" style:font-name-asian="Times New Roman" style:font-name-complex="Times New Roman"/>
    </style:style>
    <style:style style:name="T81_66" style:family="text">
      <style:text-properties fo:background-color="#ffffff" style:font-name="Times New Roman" style:font-name-asian="Times New Roman" style:font-name-complex="Times New Roman"/>
    </style:style>
    <style:style style:name="T81_67" style:family="text">
      <style:text-properties fo:background-color="#ffffff" style:font-name="Times New Roman" style:font-name-asian="Times New Roman" style:font-name-complex="Times New Roman"/>
    </style:style>
    <style:style style:name="T81_68" style:family="text">
      <style:text-properties fo:background-color="#ffffff" style:font-name="Times New Roman" style:font-name-asian="Times New Roman" style:font-name-complex="Times New Roman"/>
    </style:style>
    <style:style style:name="T81_69" style:family="text">
      <style:text-properties fo:background-color="#ffffff" style:font-name="Times New Roman" style:font-name-asian="Times New Roman" style:font-name-complex="Times New Roman"/>
    </style:style>
    <style:style style:name="T81_70" style:family="text">
      <style:text-properties fo:background-color="#ffffff" style:font-name="Times New Roman" style:font-name-asian="Times New Roman" style:font-name-complex="Times New Roman"/>
    </style:style>
    <style:style style:name="T81_71" style:family="text">
      <style:text-properties fo:background-color="#ffffff" style:font-name="Times New Roman" style:font-name-asian="Times New Roman" style:font-name-complex="Times New Roman"/>
    </style:style>
    <style:style style:name="T81_72" style:family="text">
      <style:text-properties fo:background-color="#ffffff" style:font-name="Times New Roman" style:font-name-asian="Times New Roman" style:font-name-complex="Times New Roman"/>
    </style:style>
    <style:style style:name="T81_73" style:family="text">
      <style:text-properties fo:background-color="#ffffff" style:font-name="Times New Roman" style:font-name-asian="Times New Roman" style:font-name-complex="Times New Roman"/>
    </style:style>
    <style:style style:name="T81_74" style:family="text">
      <style:text-properties fo:background-color="#ffffff" style:font-name="Times New Roman" style:font-name-asian="Times New Roman" style:font-name-complex="Times New Roman"/>
    </style:style>
    <style:style style:name="T81_75" style:family="text">
      <style:text-properties fo:background-color="#ffffff" style:font-name="Times New Roman" style:font-name-asian="Times New Roman" style:font-name-complex="Times New Roman"/>
    </style:style>
    <style:style style:name="T81_76" style:family="text">
      <style:text-properties fo:background-color="#ffffff" style:font-name="Times New Roman" style:font-name-asian="Times New Roman" style:font-name-complex="Times New Roman"/>
    </style:style>
    <style:style style:name="T81_77" style:family="text">
      <style:text-properties fo:background-color="#ffffff" style:font-name="Times New Roman" style:font-name-asian="Times New Roman" style:font-name-complex="Times New Roman"/>
    </style:style>
    <style:style style:name="T81_78" style:family="text">
      <style:text-properties fo:background-color="#ffffff" style:font-name="Times New Roman" style:font-name-asian="Times New Roman" style:font-name-complex="Times New Roman"/>
    </style:style>
    <style:style style:name="T81_79" style:family="text">
      <style:text-properties fo:background-color="#ffffff" style:font-name="Times New Roman" style:font-name-asian="Times New Roman" style:font-name-complex="Times New Roman"/>
    </style:style>
    <style:style style:name="T81_80" style:family="text">
      <style:text-properties fo:background-color="#ffffff" style:font-name="Times New Roman" style:font-name-asian="Times New Roman" style:font-name-complex="Times New Roman"/>
    </style:style>
    <style:style style:name="T81_81" style:family="text">
      <style:text-properties fo:background-color="#ffffff" style:font-name="Times New Roman" style:font-name-asian="Times New Roman" style:font-name-complex="Times New Roman"/>
    </style:style>
    <style:style style:name="T81_82" style:family="text">
      <style:text-properties fo:background-color="#ffffff" style:font-name="Times New Roman" style:font-name-asian="Times New Roman" style:font-name-complex="Times New Roman"/>
    </style:style>
    <style:style style:name="T81_83" style:family="text">
      <style:text-properties fo:background-color="#ffffff" style:font-name="Times New Roman" style:font-name-asian="Times New Roman" style:font-name-complex="Times New Roman"/>
    </style:style>
    <style:style style:name="T81_84" style:family="text">
      <style:text-properties fo:background-color="#ffffff" style:font-name="Times New Roman" style:font-name-asian="Times New Roman" style:font-name-complex="Times New Roman"/>
    </style:style>
    <style:style style:name="T81_85" style:family="text">
      <style:text-properties fo:background-color="#ffffff" style:font-name="Times New Roman" style:font-name-asian="Times New Roman" style:font-name-complex="Times New Roman"/>
    </style:style>
    <style:style style:name="T81_86" style:family="text">
      <style:text-properties fo:background-color="#ffffff" style:font-name="Times New Roman" style:font-name-asian="Times New Roman" style:font-name-complex="Times New Roman"/>
    </style:style>
    <style:style style:name="T81_87" style:family="text">
      <style:text-properties fo:background-color="#ffffff" style:font-name="Times New Roman" style:font-name-asian="Times New Roman" style:font-name-complex="Times New Roman"/>
    </style:style>
    <style:style style:name="T81_88" style:family="text">
      <style:text-properties fo:background-color="#ffffff"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T82_21" style:family="text"/>
    <style:style style:name="T82_22" style:family="text">
      <style:text-properties fo:color="#1155cc" style:text-underline-style="solid" style:text-underline-color="font-color"/>
    </style:style>
    <style:style style:name="T82_23" style:family="text"/>
    <style:style style:name="T82_24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Heading_20_1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31%" fo:margin-top="0.106cm" fo:margin-bottom="0.035cm" style:writing-mode="lr-tb"/>
    </style:style>
    <style:style style:name="T85_1" style:family="text">
      <style:text-properties fo:background-color="#ffffff" fo:font-size="10pt" style:font-size-asian="10pt" style:font-size-complex="10pt"/>
    </style:style>
    <style:style style:name="T85_2" style:family="text">
      <style:text-properties fo:background-color="#ffffff" fo:font-size="10pt" style:font-size-asian="10pt" style:font-size-complex="10pt"/>
    </style:style>
    <style:style style:name="T85_3" style:family="text">
      <style:text-properties fo:background-color="#ffffff" fo:font-size="10pt" style:font-size-asian="10pt" style:font-size-complex="10pt"/>
    </style:style>
    <style:style style:name="T85_4" style:family="text">
      <style:text-properties fo:background-color="#ffffff" fo:font-size="10pt" style:font-size-asian="10pt" style:font-size-complex="10pt"/>
    </style:style>
    <style:style style:name="T85_5" style:family="text">
      <style:text-properties fo:background-color="#ffffff" fo:font-size="10pt" style:font-size-asian="10pt" style:font-size-complex="10pt"/>
    </style:style>
    <style:style style:name="T85_6" style:family="text">
      <style:text-properties fo:background-color="#ffffff" fo:font-size="10pt" style:font-size-asian="10pt" style:font-size-complex="10pt"/>
    </style:style>
    <style:style style:name="T85_7" style:family="text">
      <style:text-properties fo:background-color="#ffffff" fo:font-size="10pt" style:font-size-asian="10pt" style:font-size-complex="10pt"/>
    </style:style>
    <style:style style:name="T85_8" style:family="text">
      <style:text-properties fo:background-color="#ffffff" fo:font-size="10pt" style:font-size-asian="10pt" style:font-size-complex="10pt"/>
    </style:style>
    <style:style style:name="T85_9" style:family="text">
      <style:text-properties fo:background-color="#ffffff" fo:font-size="10pt" style:font-size-asian="10pt" style:font-size-complex="10pt"/>
    </style:style>
    <style:style style:name="T85_10" style:family="text">
      <style:text-properties fo:background-color="#ffffff" fo:font-size="10pt" style:font-size-asian="10pt" style:font-size-complex="10pt"/>
    </style:style>
    <style:style style:name="T85_11" style:family="text">
      <style:text-properties fo:background-color="#ffffff" fo:font-size="10pt" style:font-size-asian="10pt" style:font-size-complex="10pt"/>
    </style:style>
    <style:style style:name="T85_12" style:family="text">
      <style:text-properties fo:background-color="#ffffff" fo:font-size="10pt" style:font-size-asian="10pt" style:font-size-complex="10pt"/>
    </style:style>
    <style:style style:name="T85_13" style:family="text">
      <style:text-properties fo:background-color="#ffffff" fo:font-size="10pt" style:font-size-asian="10pt" style:font-size-complex="10pt"/>
    </style:style>
    <style:style style:name="T85_14" style:family="text">
      <style:text-properties fo:background-color="#ffffff" fo:font-size="10pt" style:font-size-asian="10pt" style:font-size-complex="10pt"/>
    </style:style>
    <style:style style:name="T85_15" style:family="text">
      <style:text-properties fo:background-color="#ffffff" fo:font-size="10pt" style:font-size-asian="10pt" style:font-size-complex="10pt"/>
    </style:style>
    <style:style style:name="T85_16" style:family="text">
      <style:text-properties fo:background-color="#ffffff" fo:font-size="10pt" style:font-size-asian="10pt" style:font-size-complex="10pt"/>
    </style:style>
    <style:style style:name="T85_17" style:family="text">
      <style:text-properties fo:background-color="#ffffff" fo:font-size="10pt" style:font-size-asian="10pt" style:font-size-complex="10pt"/>
    </style:style>
    <style:style style:name="T85_18" style:family="text">
      <style:text-properties fo:background-color="#ffffff" fo:font-size="10pt" style:font-size-asian="10pt" style:font-size-complex="10pt"/>
    </style:style>
    <style:style style:name="T85_19" style:family="text">
      <style:text-properties fo:background-color="#ffffff" fo:font-size="10pt" style:font-size-asian="10pt" style:font-size-complex="10pt"/>
    </style:style>
    <style:style style:name="T85_20" style:family="text">
      <style:text-properties fo:background-color="#ffffff" fo:font-size="10pt" style:font-size-asian="10pt" style:font-size-complex="10pt"/>
    </style:style>
    <style:style style:name="T85_21" style:family="text">
      <style:text-properties fo:background-color="#ffffff" fo:font-size="10pt" style:font-size-asian="10pt" style:font-size-complex="10pt"/>
    </style:style>
    <style:style style:name="T85_22" style:family="text">
      <style:text-properties fo:background-color="#ffffff" fo:font-size="10pt" style:font-size-asian="10pt" style:font-size-complex="10pt"/>
    </style:style>
    <style:style style:name="T85_23" style:family="text">
      <style:text-properties fo:background-color="#ffffff" fo:font-size="10pt" style:font-size-asian="10pt" style:font-size-complex="10pt"/>
    </style:style>
    <style:style style:name="T85_24" style:family="text">
      <style:text-properties fo:background-color="#ffffff" fo:font-size="10pt" style:font-size-asian="10pt" style:font-size-complex="10pt"/>
    </style:style>
    <style:style style:name="T85_25" style:family="text">
      <style:text-properties fo:background-color="#ffffff" fo:font-size="10pt" style:font-size-asian="10pt" style:font-size-complex="10pt"/>
    </style:style>
    <style:style style:name="T85_26" style:family="text">
      <style:text-properties fo:background-color="#ffffff" fo:font-size="10pt" style:font-size-asian="10pt" style:font-size-complex="10pt"/>
    </style:style>
    <style:style style:name="T85_27" style:family="text">
      <style:text-properties fo:background-color="#ffffff" fo:font-size="10pt" style:font-size-asian="10pt" style:font-size-complex="10pt"/>
    </style:style>
    <style:style style:name="T85_28" style:family="text">
      <style:text-properties fo:background-color="#ffffff" fo:font-size="10pt" style:font-size-asian="10pt" style:font-size-complex="10pt"/>
    </style:style>
    <style:style style:name="T85_29" style:family="text">
      <style:text-properties fo:background-color="#ffffff" fo:font-size="10pt" style:font-size-asian="10pt" style:font-size-complex="10pt"/>
    </style:style>
    <style:style style:name="T85_30" style:family="text">
      <style:text-properties fo:background-color="#ffffff" fo:font-size="10pt" style:font-size-asian="10pt" style:font-size-complex="10pt"/>
    </style:style>
    <style:style style:name="T85_31" style:family="text">
      <style:text-properties fo:background-color="#ffffff" fo:font-size="10pt" style:font-size-asian="10pt" style:font-size-complex="10pt"/>
    </style:style>
    <style:style style:name="T85_32" style:family="text">
      <style:text-properties fo:background-color="#ffffff" fo:font-size="10pt" style:font-size-asian="10pt" style:font-size-complex="10pt"/>
    </style:style>
    <style:style style:name="T85_33" style:family="text">
      <style:text-properties fo:background-color="#ffffff" fo:font-size="10pt" style:font-size-asian="10pt" style:font-size-complex="10pt"/>
    </style:style>
    <style:style style:name="T85_34" style:family="text">
      <style:text-properties fo:background-color="#ffffff" fo:font-size="10pt" style:font-size-asian="10pt" style:font-size-complex="10pt"/>
    </style:style>
    <style:style style:name="T85_35" style:family="text">
      <style:text-properties fo:background-color="#ffffff" fo:font-size="10pt" style:font-size-asian="10pt" style:font-size-complex="10pt"/>
    </style:style>
    <style:style style:name="T85_36" style:family="text">
      <style:text-properties fo:background-color="#ffffff" fo:font-size="10pt" style:font-size-asian="10pt" style:font-size-complex="10pt"/>
    </style:style>
    <style:style style:name="T85_37" style:family="text">
      <style:text-properties fo:background-color="#ffffff" fo:font-size="10pt" style:font-size-asian="10pt" style:font-size-complex="10pt"/>
    </style:style>
    <style:style style:name="T85_38" style:family="text">
      <style:text-properties fo:background-color="#ffffff" fo:font-size="10pt" style:font-size-asian="10pt" style:font-size-complex="10pt"/>
    </style:style>
    <style:style style:name="T85_39" style:family="text">
      <style:text-properties fo:background-color="#ffffff" fo:font-size="10pt" style:font-size-asian="10pt" style:font-size-complex="10pt"/>
    </style:style>
    <style:style style:name="T85_40" style:family="text">
      <style:text-properties fo:background-color="#ffffff" fo:font-size="10pt" style:font-size-asian="10pt" style:font-size-complex="10pt"/>
    </style:style>
    <style:style style:name="T85_41" style:family="text">
      <style:text-properties fo:background-color="#ffffff" fo:font-size="10pt" style:font-size-asian="10pt" style:font-size-complex="10pt"/>
    </style:style>
    <style:style style:name="T85_42" style:family="text">
      <style:text-properties fo:background-color="#ffffff" fo:font-size="10pt" style:font-size-asian="10pt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text-indent="0cm" fo:line-height="115%" fo:margin-left="1.27cm" style:writing-mode="lr-tb"/>
    </style:style>
    <style:style style:name="T87_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88" style:family="paragraph" style:parent-style-name="Standard">
      <style:paragraph-properties fo:break-before="auto" fo:text-indent="0cm" fo:line-height="115%" fo:margin-left="1.27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T89_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T91_15" style:family="text"/>
    <style:style style:name="T91_16" style:family="text">
      <style:text-properties fo:color="#1155cc" style:text-underline-style="solid" style:text-underline-color="font-color"/>
    </style:style>
    <style:style style:name="T91_17" style:family="text"/>
    <style:style style:name="T91_18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31%" fo:margin-top="0cm" style:writing-mode="lr-tb"/>
    </style:style>
    <style:style style:name="T93_1" style:family="text">
      <style:text-properties fo:background-color="#ffffff" fo:font-size="10pt" style:font-size-asian="10pt" style:font-size-complex="10pt"/>
    </style:style>
    <style:style style:name="T93_2" style:family="text">
      <style:text-properties fo:background-color="#ffffff" fo:font-size="10pt" style:font-size-asian="10pt" style:font-size-complex="10pt"/>
    </style:style>
    <style:style style:name="T93_3" style:family="text">
      <style:text-properties fo:background-color="#ffffff" fo:font-size="10pt" style:font-size-asian="10pt" style:font-size-complex="10pt"/>
    </style:style>
    <style:style style:name="T93_4" style:family="text">
      <style:text-properties fo:background-color="#ffffff" fo:font-size="10pt" style:font-size-asian="10pt" style:font-size-complex="10pt"/>
    </style:style>
    <style:style style:name="T93_5" style:family="text">
      <style:text-properties fo:background-color="#ffffff" fo:font-size="10pt" style:font-size-asian="10pt" style:font-size-complex="10pt"/>
    </style:style>
    <style:style style:name="T93_6" style:family="text">
      <style:text-properties fo:background-color="#ffffff" fo:font-size="10pt" style:font-size-asian="10pt" style:font-size-complex="10pt"/>
    </style:style>
    <style:style style:name="T93_7" style:family="text">
      <style:text-properties fo:background-color="#ffffff" fo:font-size="10pt" style:font-size-asian="10pt" style:font-size-complex="10pt"/>
    </style:style>
    <style:style style:name="T93_8" style:family="text">
      <style:text-properties fo:background-color="#ffffff" fo:font-size="10pt" style:font-size-asian="10pt" style:font-size-complex="10pt"/>
    </style:style>
    <style:style style:name="T93_9" style:family="text">
      <style:text-properties fo:background-color="#ffffff" fo:font-size="10pt" style:font-size-asian="10pt" style:font-size-complex="10pt"/>
    </style:style>
    <style:style style:name="T93_10" style:family="text">
      <style:text-properties fo:background-color="#ffffff" fo:font-size="10pt" style:font-size-asian="10pt" style:font-size-complex="10pt"/>
    </style:style>
    <style:style style:name="T93_11" style:family="text">
      <style:text-properties fo:background-color="#ffffff" fo:font-size="10pt" style:font-size-asian="10pt" style:font-size-complex="10pt"/>
    </style:style>
    <style:style style:name="T93_12" style:family="text">
      <style:text-properties fo:background-color="#ffffff" fo:font-size="10pt" style:font-size-asian="10pt" style:font-size-complex="10pt"/>
    </style:style>
    <style:style style:name="T93_13" style:family="text">
      <style:text-properties fo:background-color="#ffffff" fo:font-size="10pt" style:font-size-asian="10pt" style:font-size-complex="10pt"/>
    </style:style>
    <style:style style:name="T93_14" style:family="text">
      <style:text-properties fo:background-color="#ffffff" fo:font-size="10pt" style:font-size-asian="10pt" style:font-size-complex="10pt"/>
    </style:style>
    <style:style style:name="T93_15" style:family="text">
      <style:text-properties fo:background-color="#ffffff" fo:font-size="10pt" style:font-size-asian="10pt" style:font-size-complex="10pt"/>
    </style:style>
    <style:style style:name="T93_16" style:family="text">
      <style:text-properties fo:background-color="#ffffff" fo:font-size="10pt" style:font-size-asian="10pt" style:font-size-complex="10pt"/>
    </style:style>
    <style:style style:name="T93_17" style:family="text">
      <style:text-properties fo:background-color="#ffffff" fo:font-size="10pt" style:font-size-asian="10pt" style:font-size-complex="10pt"/>
    </style:style>
    <style:style style:name="T93_18" style:family="text">
      <style:text-properties fo:background-color="#ffffff" fo:font-size="10pt" style:font-size-asian="10pt" style:font-size-complex="10pt"/>
    </style:style>
    <style:style style:name="T93_19" style:family="text">
      <style:text-properties fo:background-color="#ffffff" fo:font-size="10pt" style:font-size-asian="10pt" style:font-size-complex="10pt"/>
    </style:style>
    <style:style style:name="T93_20" style:family="text">
      <style:text-properties fo:background-color="#ffffff" fo:font-size="10pt" style:font-size-asian="10pt" style:font-size-complex="10pt"/>
    </style:style>
    <style:style style:name="T93_21" style:family="text">
      <style:text-properties fo:background-color="#ffffff" fo:font-size="10pt" style:font-size-asian="10pt" style:font-size-complex="10pt"/>
    </style:style>
    <style:style style:name="T93_22" style:family="text">
      <style:text-properties fo:background-color="#ffffff" fo:font-size="10pt" style:font-size-asian="10pt" style:font-size-complex="10pt"/>
    </style:style>
    <style:style style:name="T93_23" style:family="text">
      <style:text-properties fo:background-color="#ffffff" fo:font-size="10pt" style:font-size-asian="10pt" style:font-size-complex="10pt"/>
    </style:style>
    <style:style style:name="T93_24" style:family="text">
      <style:text-properties fo:background-color="#ffffff" fo:font-size="10pt" style:font-size-asian="10pt" style:font-size-complex="10pt"/>
    </style:style>
    <style:style style:name="T93_25" style:family="text">
      <style:text-properties fo:background-color="#ffffff" fo:font-size="10pt" style:font-size-asian="10pt" style:font-size-complex="10pt"/>
    </style:style>
    <style:style style:name="T93_26" style:family="text">
      <style:text-properties fo:background-color="#ffffff" fo:font-size="10pt" style:font-size-asian="10pt" style:font-size-complex="10pt"/>
    </style:style>
    <style:style style:name="T93_27" style:family="text">
      <style:text-properties fo:background-color="#ffffff" fo:font-size="10pt" style:font-size-asian="10pt" style:font-size-complex="10pt"/>
    </style:style>
    <style:style style:name="T93_28" style:family="text">
      <style:text-properties fo:background-color="#ffffff" fo:font-size="10pt" style:font-size-asian="10pt" style:font-size-complex="10pt"/>
    </style:style>
    <style:style style:name="T93_29" style:family="text"/>
    <style:style style:name="T93_30" style:family="text">
      <style:text-properties fo:background-color="#ffffff" fo:color="#0b0080" fo:font-size="10pt" style:font-size-asian="10pt" style:font-size-complex="10pt"/>
    </style:style>
    <style:style style:name="T93_31" style:family="text"/>
    <style:style style:name="T93_32" style:family="text">
      <style:text-properties fo:background-color="#ffffff" fo:color="#0b0080" fo:font-size="10pt" style:font-size-asian="10pt" style:font-size-complex="10pt"/>
    </style:style>
    <style:style style:name="T93_33" style:family="text"/>
    <style:style style:name="T93_34" style:family="text">
      <style:text-properties fo:background-color="#ffffff" fo:color="#0b0080" fo:font-size="10pt" style:font-size-asian="10pt" style:font-size-complex="10pt"/>
    </style:style>
    <style:style style:name="T93_35" style:family="text"/>
    <style:style style:name="T93_36" style:family="text">
      <style:text-properties fo:background-color="#ffffff" fo:color="#0b0080" fo:font-size="10pt" style:font-size-asian="10pt" style:font-size-complex="10pt"/>
    </style:style>
    <style:style style:name="T93_37" style:family="text">
      <style:text-properties fo:background-color="#ffffff" fo:font-size="10pt" style:font-size-asian="10pt" style:font-size-complex="10pt"/>
    </style:style>
    <style:style style:name="P94" style:family="paragraph" style:parent-style-name="Standard">
      <style:paragraph-properties fo:break-before="auto" fo:line-height="131%" fo:margin-top="0cm" style:writing-mode="lr-tb"/>
    </style:style>
    <style:style style:name="T94_1" style:family="text">
      <style:text-properties fo:background-color="#ffffff" fo:font-size="10pt" style:font-size-asian="10pt" style:font-size-complex="10pt"/>
    </style:style>
    <style:style style:name="T94_2" style:family="text">
      <style:text-properties fo:background-color="#ffffff" fo:font-size="10pt" style:font-size-asian="10pt" style:font-size-complex="10pt"/>
    </style:style>
    <style:style style:name="T94_3" style:family="text">
      <style:text-properties fo:background-color="#ffffff" fo:font-size="10pt" style:font-size-asian="10pt" style:font-size-complex="10pt"/>
    </style:style>
    <style:style style:name="T94_4" style:family="text">
      <style:text-properties fo:background-color="#ffffff" fo:font-size="10pt" style:font-size-asian="10pt" style:font-size-complex="10pt"/>
    </style:style>
    <style:style style:name="T94_5" style:family="text">
      <style:text-properties fo:background-color="#ffffff" fo:font-size="10pt" style:font-size-asian="10pt" style:font-size-complex="10pt"/>
    </style:style>
    <style:style style:name="T94_6" style:family="text">
      <style:text-properties fo:background-color="#ffffff" fo:font-size="10pt" style:font-size-asian="10pt" style:font-size-complex="10pt"/>
    </style:style>
    <style:style style:name="T94_7" style:family="text">
      <style:text-properties fo:background-color="#ffffff" fo:font-size="10pt" style:font-size-asian="10pt" style:font-size-complex="10pt"/>
    </style:style>
    <style:style style:name="T94_8" style:family="text">
      <style:text-properties fo:background-color="#ffffff" fo:font-size="10pt" style:font-size-asian="10pt" style:font-size-complex="10pt"/>
    </style:style>
    <style:style style:name="T94_9" style:family="text">
      <style:text-properties fo:background-color="#ffffff" fo:font-size="10pt" style:font-size-asian="10pt" style:font-size-complex="10pt"/>
    </style:style>
    <style:style style:name="T94_10" style:family="text">
      <style:text-properties fo:background-color="#ffffff" fo:font-size="10pt" style:font-size-asian="10pt" style:font-size-complex="10pt"/>
    </style:style>
    <style:style style:name="T94_11" style:family="text"/>
    <style:style style:name="T94_12" style:family="text">
      <style:text-properties fo:background-color="#ffffff" fo:color="#663366" fo:font-size="10pt" style:font-size-asian="10pt" style:font-size-complex="10pt"/>
    </style:style>
    <style:style style:name="T94_13" style:family="text"/>
    <style:style style:name="T94_14" style:family="text">
      <style:text-properties fo:background-color="#ffffff" fo:color="#663366" fo:font-size="10pt" style:font-size-asian="10pt" style:font-size-complex="10pt"/>
    </style:style>
    <style:style style:name="T94_15" style:family="text"/>
    <style:style style:name="T94_16" style:family="text">
      <style:text-properties fo:background-color="#ffffff" fo:color="#663366" fo:font-size="10pt" style:font-size-asian="10pt" style:font-size-complex="10pt"/>
    </style:style>
    <style:style style:name="T94_17" style:family="text">
      <style:text-properties fo:background-color="#ffffff" fo:font-size="10pt" style:font-size-asian="10pt" style:font-size-complex="10pt"/>
    </style:style>
    <style:style style:name="T94_18" style:family="text">
      <style:text-properties fo:background-color="#ffffff" fo:font-size="10pt" style:font-size-asian="10pt" style:font-size-complex="10pt"/>
    </style:style>
    <style:style style:name="T94_19" style:family="text">
      <style:text-properties fo:background-color="#ffffff" fo:font-size="10pt" style:font-size-asian="10pt" style:font-size-complex="10pt"/>
    </style:style>
    <style:style style:name="T94_20" style:family="text">
      <style:text-properties fo:background-color="#ffffff" fo:font-size="10pt" style:font-size-asian="10pt" style:font-size-complex="10pt"/>
    </style:style>
    <style:style style:name="T94_21" style:family="text">
      <style:text-properties fo:background-color="#ffffff" fo:font-size="10pt" style:font-size-asian="10pt" style:font-size-complex="10pt"/>
    </style:style>
    <style:style style:name="T94_22" style:family="text">
      <style:text-properties fo:background-color="#ffffff" fo:font-size="10pt" style:font-size-asian="10pt" style:font-size-complex="10pt"/>
    </style:style>
    <style:style style:name="T94_23" style:family="text">
      <style:text-properties fo:background-color="#ffffff" fo:font-size="10pt" style:font-size-asian="10pt" style:font-size-complex="10pt"/>
    </style:style>
    <style:style style:name="T94_24" style:family="text">
      <style:text-properties fo:background-color="#ffffff" fo:font-size="10pt" style:font-size-asian="10pt" style:font-size-complex="10pt"/>
    </style:style>
    <style:style style:name="T94_25" style:family="text">
      <style:text-properties fo:background-color="#ffffff" fo:font-size="10pt" style:font-size-asian="10pt" style:font-size-complex="10pt"/>
    </style:style>
    <style:style style:name="T94_26" style:family="text"/>
    <style:style style:name="T94_27" style:family="text">
      <style:text-properties fo:background-color="#ffffff" fo:color="#0b0080" fo:font-size="10pt" style:font-size-asian="10pt" style:font-size-complex="10pt"/>
    </style:style>
    <style:style style:name="T94_28" style:family="text"/>
    <style:style style:name="T94_29" style:family="text">
      <style:text-properties fo:background-color="#ffffff" fo:color="#0b0080" fo:font-size="10pt" style:font-size-asian="10pt" style:font-size-complex="10pt"/>
    </style:style>
    <style:style style:name="T94_30" style:family="text"/>
    <style:style style:name="T94_31" style:family="text">
      <style:text-properties fo:background-color="#ffffff" fo:color="#0b0080" fo:font-size="10pt" style:font-size-asian="10pt" style:font-size-complex="10pt"/>
    </style:style>
    <style:style style:name="T94_32" style:family="text">
      <style:text-properties fo:background-color="#ffffff" fo:font-size="10pt" style:font-size-asian="10pt" style:font-size-complex="10pt"/>
    </style:style>
    <style:style style:name="T94_33" style:family="text">
      <style:text-properties fo:background-color="#ffffff" fo:font-size="10pt" style:font-size-asian="10pt" style:font-size-complex="10pt"/>
    </style:style>
    <style:style style:name="T94_34" style:family="text">
      <style:text-properties fo:background-color="#ffffff" fo:font-size="10pt" style:font-size-asian="10pt" style:font-size-complex="10pt"/>
    </style:style>
    <style:style style:name="T94_35" style:family="text">
      <style:text-properties fo:background-color="#ffffff" fo:font-size="10pt" style:font-size-asian="10pt" style:font-size-complex="10pt"/>
    </style:style>
    <style:style style:name="T94_36" style:family="text">
      <style:text-properties fo:background-color="#ffffff" fo:font-size="10pt" style:font-size-asian="10pt" style:font-size-complex="10pt"/>
    </style:style>
    <style:style style:name="T94_37" style:family="text">
      <style:text-properties fo:background-color="#ffffff" fo:font-size="10pt" style:font-size-asian="10pt" style:font-size-complex="10pt"/>
    </style:style>
    <style:style style:name="T94_38" style:family="text">
      <style:text-properties fo:background-color="#ffffff" fo:font-size="10pt" style:font-size-asian="10pt" style:font-size-complex="10pt"/>
    </style:style>
    <style:style style:name="T94_39" style:family="text">
      <style:text-properties fo:background-color="#ffffff" fo:font-size="10pt" style:font-size-asian="10pt" style:font-size-complex="10pt"/>
    </style:style>
    <style:style style:name="T94_40" style:family="text">
      <style:text-properties fo:background-color="#ffffff" fo:font-size="10pt" style:font-size-asian="10pt" style:font-size-complex="10pt"/>
    </style:style>
    <style:style style:name="P95" style:family="paragraph" style:parent-style-name="Standard">
      <style:paragraph-properties fo:break-before="auto" fo:line-height="131%" fo:margin-top="0cm" style:writing-mode="lr-tb"/>
    </style:style>
    <style:style style:name="T95_1" style:family="text"/>
    <style:style style:name="T95_2" style:family="text">
      <style:text-properties fo:background-color="#ffffff" fo:color="#663366" fo:font-size="10pt" style:font-size-asian="10pt" style:font-size-complex="10pt"/>
    </style:style>
    <style:style style:name="T95_3" style:family="text"/>
    <style:style style:name="T95_4" style:family="text">
      <style:text-properties fo:background-color="#ffffff" fo:color="#663366" fo:font-size="10pt" style:font-size-asian="10pt" style:font-size-complex="10pt"/>
    </style:style>
    <style:style style:name="T95_5" style:family="text"/>
    <style:style style:name="T95_6" style:family="text">
      <style:text-properties fo:background-color="#ffffff" fo:color="#663366" fo:font-size="10pt" style:font-size-asian="10pt" style:font-size-complex="10pt"/>
    </style:style>
    <style:style style:name="T95_7" style:family="text">
      <style:text-properties fo:background-color="#ffffff" fo:font-size="10pt" style:font-size-asian="10pt" style:font-size-complex="10pt"/>
    </style:style>
    <style:style style:name="T95_8" style:family="text">
      <style:text-properties fo:background-color="#ffffff" fo:font-size="10pt" style:font-size-asian="10pt" style:font-size-complex="10pt"/>
    </style:style>
    <style:style style:name="T95_9" style:family="text">
      <style:text-properties fo:background-color="#ffffff" fo:font-size="10pt" style:font-size-asian="10pt" style:font-size-complex="10pt"/>
    </style:style>
    <style:style style:name="T95_10" style:family="text">
      <style:text-properties fo:background-color="#ffffff" fo:font-size="10pt" style:font-size-asian="10pt" style:font-size-complex="10pt"/>
    </style:style>
    <style:style style:name="T95_11" style:family="text">
      <style:text-properties fo:background-color="#ffffff" fo:font-size="10pt" style:font-size-asian="10pt" style:font-size-complex="10pt"/>
    </style:style>
    <style:style style:name="T95_12" style:family="text"/>
    <style:style style:name="T95_13" style:family="text">
      <style:text-properties fo:background-color="#ffffff" fo:color="#0b0080" fo:font-size="10pt" style:font-size-asian="10pt" style:font-size-complex="10pt"/>
    </style:style>
    <style:style style:name="T95_14" style:family="text"/>
    <style:style style:name="T95_15" style:family="text">
      <style:text-properties fo:background-color="#ffffff" fo:color="#0b0080" fo:font-size="10pt" style:font-size-asian="10pt" style:font-size-complex="10pt"/>
    </style:style>
    <style:style style:name="T95_16" style:family="text"/>
    <style:style style:name="T95_17" style:family="text">
      <style:text-properties fo:background-color="#ffffff" fo:color="#0b0080" fo:font-size="10pt" style:font-size-asian="10pt" style:font-size-complex="10pt"/>
    </style:style>
    <style:style style:name="T95_18" style:family="text">
      <style:text-properties fo:background-color="#ffffff" fo:font-size="10pt" style:font-size-asian="10pt" style:font-size-complex="10pt"/>
    </style:style>
    <style:style style:name="T95_19" style:family="text">
      <style:text-properties fo:background-color="#ffffff" fo:font-size="10pt" style:font-size-asian="10pt" style:font-size-complex="10pt"/>
    </style:style>
    <style:style style:name="T95_20" style:family="text">
      <style:text-properties fo:background-color="#ffffff" fo:font-size="10pt" style:font-size-asian="10pt" style:font-size-complex="10pt"/>
    </style:style>
    <style:style style:name="T95_21" style:family="text">
      <style:text-properties fo:background-color="#ffffff" fo:font-size="10pt" style:font-size-asian="10pt" style:font-size-complex="10pt"/>
    </style:style>
    <style:style style:name="T95_22" style:family="text">
      <style:text-properties fo:background-color="#ffffff" fo:font-size="10pt" style:font-size-asian="10pt" style:font-size-complex="10pt"/>
    </style:style>
    <style:style style:name="T95_23" style:family="text">
      <style:text-properties fo:background-color="#ffffff" fo:font-size="10pt" style:font-size-asian="10pt" style:font-size-complex="10pt"/>
    </style:style>
    <style:style style:name="T95_24" style:family="text">
      <style:text-properties fo:background-color="#ffffff" fo:font-size="10pt" style:font-size-asian="10pt" style:font-size-complex="10pt"/>
    </style:style>
    <style:style style:name="T95_25" style:family="text">
      <style:text-properties fo:background-color="#ffffff" fo:font-size="10pt" style:font-size-asian="10pt" style:font-size-complex="10pt"/>
    </style:style>
    <style:style style:name="T95_26" style:family="text">
      <style:text-properties fo:background-color="#ffffff" fo:font-size="10pt" style:font-size-asian="10pt" style:font-size-complex="10pt"/>
    </style:style>
    <style:style style:name="P96" style:family="paragraph" style:parent-style-name="Standard">
      <style:paragraph-properties fo:break-before="auto" fo:line-height="131%" fo:margin-top="0cm" fo:margin-bottom="0cm" style:writing-mode="lr-tb"/>
    </style:style>
    <style:style style:name="T96_1" style:family="text">
      <style:text-properties fo:background-color="#ffffff" fo:font-style="italic" style:font-style-asian="italic" style:font-style-complex="italic" fo:color="#ff0000" fo:font-size="10pt" style:font-size-asian="10pt" style:font-size-complex="10pt" fo:font-weight="bold" style:font-weight-asian="bold" style:font-weight-complex="bold"/>
    </style:style>
    <style:style style:name="T96_2" style:family="text">
      <style:text-properties fo:background-color="#ffffff" fo:font-style="italic" style:font-style-asian="italic" style:font-style-complex="italic" fo:color="#ff0000" fo:font-size="10pt" style:font-size-asian="10pt" style:font-size-complex="10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T98_13" style:family="text"/>
    <style:style style:name="T98_14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P100" style:family="paragraph" style:parent-style-name="Standard">
      <style:paragraph-properties fo:break-before="auto" fo:text-indent="0cm" fo:line-height="115%" fo:margin-left="1.27cm" style:writing-mode="lr-tb"/>
    </style:style>
    <style:style style:name="T100_1" style:family="text">
      <style:text-properties fo:background-color="#ffffff" fo:font-size="10pt" style:font-size-asian="10pt" style:font-size-complex="10pt"/>
    </style:style>
    <style:style style:name="T100_2" style:family="text">
      <style:text-properties fo:background-color="#ffffff" fo:font-size="10pt" style:font-size-asian="10pt" style:font-size-complex="10pt"/>
    </style:style>
    <style:style style:name="T100_3" style:family="text">
      <style:text-properties fo:background-color="#ffffff" fo:font-size="10pt" style:font-size-asian="10pt" style:font-size-complex="10pt"/>
    </style:style>
    <style:style style:name="T100_4" style:family="text">
      <style:text-properties fo:background-color="#ffffff" fo:font-size="10pt" style:font-size-asian="10pt" style:font-size-complex="10pt"/>
    </style:style>
    <style:style style:name="T100_5" style:family="text">
      <style:text-properties fo:background-color="#ffffff" fo:font-size="10pt" style:font-size-asian="10pt" style:font-size-complex="10pt"/>
    </style:style>
    <style:style style:name="T100_6" style:family="text">
      <style:text-properties fo:background-color="#ffffff" fo:font-size="10pt" style:font-size-asian="10pt" style:font-size-complex="10pt"/>
    </style:style>
    <style:style style:name="T100_7" style:family="text">
      <style:text-properties fo:background-color="#ffffff" fo:font-size="10pt" style:font-size-asian="10pt" style:font-size-complex="10pt"/>
    </style:style>
    <style:style style:name="T100_8" style:family="text">
      <style:text-properties fo:background-color="#ffffff" fo:font-size="10pt" style:font-size-asian="10pt" style:font-size-complex="10pt"/>
    </style:style>
    <style:style style:name="T100_9" style:family="text">
      <style:text-properties fo:background-color="#ffffff" fo:font-size="10pt" style:font-size-asian="10pt" style:font-size-complex="10pt"/>
    </style:style>
    <style:style style:name="T100_10" style:family="text">
      <style:text-properties fo:background-color="#ffffff" fo:font-size="10pt" style:font-size-asian="10pt" style:font-size-complex="10pt"/>
    </style:style>
    <style:style style:name="T100_11" style:family="text">
      <style:text-properties fo:background-color="#ffffff" fo:font-size="10pt" style:font-size-asian="10pt" style:font-size-complex="10pt"/>
    </style:style>
    <style:style style:name="T100_12" style:family="text">
      <style:text-properties fo:background-color="#ffffff" fo:font-size="10pt" style:font-size-asian="10pt" style:font-size-complex="10pt"/>
    </style:style>
    <style:style style:name="T100_13" style:family="text">
      <style:text-properties fo:background-color="#ffffff" fo:font-size="10pt" style:font-size-asian="10pt" style:font-size-complex="10pt"/>
    </style:style>
    <style:style style:name="T100_14" style:family="text">
      <style:text-properties fo:background-color="#ffffff" fo:font-size="10pt" style:font-size-asian="10pt" style:font-size-complex="10pt"/>
    </style:style>
    <style:style style:name="T100_15" style:family="text">
      <style:text-properties fo:background-color="#ffffff" fo:font-size="10pt" style:font-size-asian="10pt" style:font-size-complex="10pt"/>
    </style:style>
    <style:style style:name="T100_16" style:family="text">
      <style:text-properties fo:background-color="#ffffff" fo:font-size="10pt" style:font-size-asian="10pt" style:font-size-complex="10pt"/>
    </style:style>
    <style:style style:name="T100_17" style:family="text">
      <style:text-properties fo:background-color="#ffffff" fo:font-size="10pt" style:font-size-asian="10pt" style:font-size-complex="10pt"/>
    </style:style>
    <style:style style:name="T100_18" style:family="text">
      <style:text-properties fo:background-color="#ffffff" fo:font-size="10pt" style:font-size-asian="10pt" style:font-size-complex="10pt"/>
    </style:style>
    <style:style style:name="T100_19" style:family="text">
      <style:text-properties fo:background-color="#ffffff" fo:font-size="10pt" style:font-size-asian="10pt" style:font-size-complex="10pt"/>
    </style:style>
    <style:style style:name="T100_20" style:family="text">
      <style:text-properties fo:background-color="#ffffff" fo:font-size="10pt" style:font-size-asian="10pt" style:font-size-complex="10pt"/>
    </style:style>
    <style:style style:name="T100_21" style:family="text">
      <style:text-properties fo:background-color="#ffffff" fo:font-size="10pt" style:font-size-asian="10pt" style:font-size-complex="10pt"/>
    </style:style>
    <style:style style:name="T100_22" style:family="text">
      <style:text-properties fo:background-color="#ffffff" fo:font-size="10pt" style:font-size-asian="10pt" style:font-size-complex="10pt"/>
    </style:style>
    <style:style style:name="T100_23" style:family="text">
      <style:text-properties fo:background-color="#ffffff" fo:font-size="10pt" style:font-size-asian="10pt" style:font-size-complex="10pt"/>
    </style:style>
    <style:style style:name="T100_24" style:family="text">
      <style:text-properties fo:background-color="#ffffff" fo:font-size="10pt" style:font-size-asian="10pt" style:font-size-complex="10pt"/>
    </style:style>
    <style:style style:name="T100_25" style:family="text">
      <style:text-properties fo:background-color="#ffffff" fo:font-size="10pt" style:font-size-asian="10pt" style:font-size-complex="10pt"/>
    </style:style>
    <style:style style:name="T100_26" style:family="text">
      <style:text-properties fo:background-color="#ffffff" fo:font-size="10pt" style:font-size-asian="10pt" style:font-size-complex="10pt"/>
    </style:style>
    <style:style style:name="T100_27" style:family="text">
      <style:text-properties fo:background-color="#ffffff" fo:font-size="10pt" style:font-size-asian="10pt" style:font-size-complex="10pt"/>
    </style:style>
    <style:style style:name="T100_28" style:family="text">
      <style:text-properties fo:background-color="#ffffff" fo:font-size="10pt" style:font-size-asian="10pt" style:font-size-complex="10pt"/>
    </style:style>
    <style:style style:name="T100_29" style:family="text">
      <style:text-properties fo:background-color="#ffffff" fo:font-size="10pt" style:font-size-asian="10pt" style:font-size-complex="10pt"/>
    </style:style>
    <style:style style:name="T100_30" style:family="text">
      <style:text-properties fo:background-color="#ffffff" fo:font-size="10pt" style:font-size-asian="10pt" style:font-size-complex="10pt"/>
    </style:style>
    <style:style style:name="T100_31" style:family="text">
      <style:text-properties fo:background-color="#ffffff" fo:font-size="10pt" style:font-size-asian="10pt" style:font-size-complex="10pt"/>
    </style:style>
    <style:style style:name="T100_32" style:family="text">
      <style:text-properties fo:background-color="#ffffff" fo:font-size="10pt" style:font-size-asian="10pt" style:font-size-complex="10pt"/>
    </style:style>
    <style:style style:name="T100_33" style:family="text">
      <style:text-properties fo:background-color="#ffffff" fo:font-size="10pt" style:font-size-asian="10pt" style:font-size-complex="10pt"/>
    </style:style>
    <style:style style:name="T100_34" style:family="text">
      <style:text-properties fo:background-color="#ffffff" fo:font-size="10pt" style:font-size-asian="10pt" style:font-size-complex="10pt"/>
    </style:style>
    <style:style style:name="T100_35" style:family="text">
      <style:text-properties fo:background-color="#ffffff" fo:font-size="10pt" style:font-size-asian="10pt" style:font-size-complex="10pt"/>
    </style:style>
    <style:style style:name="T100_36" style:family="text">
      <style:text-properties fo:background-color="#ffffff" fo:font-size="10pt" style:font-size-asian="10pt" style:font-size-complex="10pt"/>
    </style:style>
    <style:style style:name="T100_37" style:family="text">
      <style:text-properties fo:background-color="#ffffff" fo:font-size="10pt" style:font-size-asian="10pt" style:font-size-complex="10pt"/>
    </style:style>
    <style:style style:name="T100_38" style:family="text">
      <style:text-properties fo:background-color="#ffffff" fo:font-size="10pt" style:font-size-asian="10pt" style:font-size-complex="10pt"/>
    </style:style>
    <style:style style:name="T100_39" style:family="text">
      <style:text-properties fo:background-color="#ffffff" fo:font-size="10pt" style:font-size-asian="10pt" style:font-size-complex="10pt"/>
    </style:style>
    <style:style style:name="T100_40" style:family="text">
      <style:text-properties fo:background-color="#ffffff" fo:font-size="10pt" style:font-size-asian="10pt" style:font-size-complex="10pt"/>
    </style:style>
    <style:style style:name="T100_41" style:family="text">
      <style:text-properties fo:background-color="#ffffff" fo:font-size="10pt" style:font-size-asian="10pt" style:font-size-complex="10pt"/>
    </style:style>
    <style:style style:name="T100_42" style:family="text">
      <style:text-properties fo:background-color="#ffffff" fo:font-size="10pt" style:font-size-asian="10pt" style:font-size-complex="10pt"/>
    </style:style>
    <style:style style:name="T100_43" style:family="text">
      <style:text-properties fo:background-color="#ffffff" fo:font-size="10pt" style:font-size-asian="10pt" style:font-size-complex="10pt"/>
    </style:style>
    <style:style style:name="T100_44" style:family="text">
      <style:text-properties fo:background-color="#ffffff" fo:font-size="10pt" style:font-size-asian="10pt" style:font-size-complex="10pt"/>
    </style:style>
    <style:style style:name="T100_45" style:family="text">
      <style:text-properties fo:background-color="#ffffff" fo:font-size="10pt" style:font-size-asian="10pt" style:font-size-complex="10pt"/>
    </style:style>
    <style:style style:name="T100_46" style:family="text">
      <style:text-properties fo:background-color="#ffffff" fo:font-size="10pt" style:font-size-asian="10pt" style:font-size-complex="10pt"/>
    </style:style>
    <style:style style:name="T100_47" style:family="text">
      <style:text-properties fo:background-color="#ffffff" fo:font-size="10pt" style:font-size-asian="10pt" style:font-size-complex="10pt"/>
    </style:style>
    <style:style style:name="T100_48" style:family="text">
      <style:text-properties fo:background-color="#ffffff" fo:font-size="10pt" style:font-size-asian="10pt" style:font-size-complex="10pt"/>
    </style:style>
    <style:style style:name="T100_49" style:family="text">
      <style:text-properties fo:background-color="#ffffff" fo:font-size="10pt" style:font-size-asian="10pt" style:font-size-complex="10pt"/>
    </style:style>
    <style:style style:name="T100_50" style:family="text">
      <style:text-properties fo:background-color="#ffffff" fo:font-size="10pt" style:font-size-asian="10pt" style:font-size-complex="10pt"/>
    </style:style>
    <style:style style:name="T100_51" style:family="text">
      <style:text-properties fo:background-color="#ffffff" fo:font-size="10pt" style:font-size-asian="10pt" style:font-size-complex="10pt"/>
    </style:style>
    <style:style style:name="T100_52" style:family="text">
      <style:text-properties fo:background-color="#ffffff" fo:font-size="10pt" style:font-size-asian="10pt" style:font-size-complex="10pt"/>
    </style:style>
    <style:style style:name="T100_53" style:family="text">
      <style:text-properties fo:background-color="#ffffff" fo:font-size="10pt" style:font-size-asian="10pt" style:font-size-complex="10pt"/>
    </style:style>
    <style:style style:name="T100_54" style:family="text">
      <style:text-properties fo:background-color="#ffffff" fo:font-size="10pt" style:font-size-asian="10pt" style:font-size-complex="10pt"/>
    </style:style>
    <style:style style:name="T100_55" style:family="text">
      <style:text-properties fo:background-color="#ffffff" fo:font-size="10pt" style:font-size-asian="10pt" style:font-size-complex="10pt"/>
    </style:style>
    <style:style style:name="T100_56" style:family="text">
      <style:text-properties fo:background-color="#ffffff" fo:font-size="10pt" style:font-size-asian="10pt" style:font-size-complex="10pt"/>
    </style:style>
    <style:style style:name="T100_57" style:family="text">
      <style:text-properties fo:background-color="#ffffff" fo:font-size="10pt" style:font-size-asian="10pt" style:font-size-complex="10pt"/>
    </style:style>
    <style:style style:name="T100_58" style:family="text">
      <style:text-properties fo:background-color="#ffffff" fo:font-size="10pt" style:font-size-asian="10pt" style:font-size-complex="10pt"/>
    </style:style>
    <style:style style:name="T100_59" style:family="text">
      <style:text-properties fo:background-color="#ffffff" fo:font-size="10pt" style:font-size-asian="10pt" style:font-size-complex="10pt"/>
    </style:style>
    <style:style style:name="T100_60" style:family="text">
      <style:text-properties fo:background-color="#ffffff" fo:font-size="10pt" style:font-size-asian="10pt" style:font-size-complex="10pt"/>
    </style:style>
    <style:style style:name="T100_61" style:family="text">
      <style:text-properties fo:background-color="#ffffff" fo:font-size="10pt" style:font-size-asian="10pt" style:font-size-complex="10pt"/>
    </style:style>
    <style:style style:name="T100_62" style:family="text">
      <style:text-properties fo:background-color="#ffffff" fo:font-size="10pt" style:font-size-asian="10pt" style:font-size-complex="10pt"/>
    </style:style>
    <style:style style:name="T100_63" style:family="text">
      <style:text-properties fo:background-color="#ffffff" fo:font-size="10pt" style:font-size-asian="10pt" style:font-size-complex="10pt"/>
    </style:style>
    <style:style style:name="T100_64" style:family="text">
      <style:text-properties fo:background-color="#ffffff" fo:font-size="10pt" style:font-size-asian="10pt" style:font-size-complex="10pt"/>
    </style:style>
    <style:style style:name="T100_65" style:family="text">
      <style:text-properties fo:background-color="#ffffff" fo:font-size="10pt" style:font-size-asian="10pt" style:font-size-complex="10pt"/>
    </style:style>
    <style:style style:name="T100_66" style:family="text">
      <style:text-properties fo:background-color="#ffffff" fo:font-size="10pt" style:font-size-asian="10pt" style:font-size-complex="10pt"/>
    </style:style>
    <style:style style:name="T100_67" style:family="text">
      <style:text-properties fo:background-color="#ffffff" fo:font-size="10pt" style:font-size-asian="10pt" style:font-size-complex="10pt"/>
    </style:style>
    <style:style style:name="T100_68" style:family="text">
      <style:text-properties fo:background-color="#ffffff" fo:font-size="10pt" style:font-size-asian="10pt" style:font-size-complex="10pt"/>
    </style:style>
    <style:style style:name="T100_69" style:family="text">
      <style:text-properties fo:background-color="#ffffff" fo:font-size="10pt" style:font-size-asian="10pt" style:font-size-complex="10pt"/>
    </style:style>
    <style:style style:name="T100_70" style:family="text">
      <style:text-properties fo:background-color="#ffffff" fo:font-size="10pt" style:font-size-asian="10pt" style:font-size-complex="10pt"/>
    </style:style>
    <style:style style:name="T100_71" style:family="text">
      <style:text-properties fo:background-color="#ffffff" fo:font-size="10pt" style:font-size-asian="10pt" style:font-size-complex="10pt"/>
    </style:style>
    <style:style style:name="T100_72" style:family="text">
      <style:text-properties fo:background-color="#ffffff" fo:font-size="10pt" style:font-size-asian="10pt" style:font-size-complex="10pt"/>
    </style:style>
    <style:style style:name="T100_73" style:family="text">
      <style:text-properties fo:background-color="#ffffff" fo:font-size="10pt" style:font-size-asian="10pt" style:font-size-complex="10pt"/>
    </style:style>
    <style:style style:name="T100_74" style:family="text">
      <style:text-properties fo:background-color="#ffffff" fo:font-size="10pt" style:font-size-asian="10pt" style:font-size-complex="10pt"/>
    </style:style>
    <style:style style:name="T100_75" style:family="text">
      <style:text-properties fo:background-color="#ffffff" fo:font-size="10pt" style:font-size-asian="10pt" style:font-size-complex="10pt"/>
    </style:style>
    <style:style style:name="T100_76" style:family="text">
      <style:text-properties fo:background-color="#ffffff" fo:font-size="10pt" style:font-size-asian="10pt" style:font-size-complex="10pt"/>
    </style:style>
    <style:style style:name="T100_77" style:family="text">
      <style:text-properties fo:background-color="#ffffff" fo:font-size="10pt" style:font-size-asian="10pt" style:font-size-complex="10pt"/>
    </style:style>
    <style:style style:name="T100_78" style:family="text">
      <style:text-properties fo:background-color="#ffffff" fo:font-size="10pt" style:font-size-asian="10pt" style:font-size-complex="10pt"/>
    </style:style>
    <style:style style:name="T100_79" style:family="text">
      <style:text-properties fo:background-color="#ffffff" fo:font-size="10pt" style:font-size-asian="10pt" style:font-size-complex="10pt"/>
    </style:style>
    <style:style style:name="T100_80" style:family="text">
      <style:text-properties fo:background-color="#ffffff" fo:font-size="10pt" style:font-size-asian="10pt" style:font-size-complex="10pt"/>
    </style:style>
    <style:style style:name="T100_81" style:family="text">
      <style:text-properties fo:background-color="#ffffff" fo:font-size="10pt" style:font-size-asian="10pt" style:font-size-complex="10pt"/>
    </style:style>
    <style:style style:name="T100_82" style:family="text">
      <style:text-properties fo:background-color="#ffffff" fo:font-size="10pt" style:font-size-asian="10pt" style:font-size-complex="10pt"/>
    </style:style>
    <style:style style:name="T100_83" style:family="text">
      <style:text-properties fo:background-color="#ffffff" fo:font-size="10pt" style:font-size-asian="10pt" style:font-size-complex="10pt"/>
    </style:style>
    <style:style style:name="T100_84" style:family="text">
      <style:text-properties fo:background-color="#ffffff" fo:font-size="10pt" style:font-size-asian="10pt" style:font-size-complex="10pt"/>
    </style:style>
    <style:style style:name="T100_85" style:family="text">
      <style:text-properties fo:background-color="#ffffff" fo:font-size="10pt" style:font-size-asian="10pt" style:font-size-complex="10pt"/>
    </style:style>
    <style:style style:name="T100_86" style:family="text">
      <style:text-properties fo:background-color="#ffffff" fo:font-size="10pt" style:font-size-asian="10pt" style:font-size-complex="10pt"/>
    </style:style>
    <style:style style:name="T100_87" style:family="text">
      <style:text-properties fo:background-color="#ffffff" fo:font-size="10pt" style:font-size-asian="10pt" style:font-size-complex="10pt"/>
    </style:style>
    <style:style style:name="T100_88" style:family="text">
      <style:text-properties fo:background-color="#ffffff" fo:font-size="10pt" style:font-size-asian="10pt" style:font-size-complex="10pt"/>
    </style:style>
    <style:style style:name="T100_89" style:family="text">
      <style:text-properties fo:background-color="#ffffff" fo:font-size="10pt" style:font-size-asian="10pt" style:font-size-complex="10pt"/>
    </style:style>
    <style:style style:name="T100_90" style:family="text">
      <style:text-properties fo:background-color="#ffffff" fo:font-size="10pt" style:font-size-asian="10pt" style:font-size-complex="10pt"/>
    </style:style>
    <style:style style:name="T100_91" style:family="text">
      <style:text-properties fo:background-color="#ffffff" fo:font-size="10pt" style:font-size-asian="10pt" style:font-size-complex="10pt"/>
    </style:style>
    <style:style style:name="T100_92" style:family="text">
      <style:text-properties fo:background-color="#ffffff" fo:font-size="10pt" style:font-size-asian="10pt" style:font-size-complex="10pt"/>
    </style:style>
    <style:style style:name="T100_93" style:family="text">
      <style:text-properties fo:background-color="#ffffff" fo:font-size="10pt" style:font-size-asian="10pt" style:font-size-complex="10pt"/>
    </style:style>
    <style:style style:name="T100_94" style:family="text">
      <style:text-properties fo:background-color="#ffffff" fo:font-size="10pt" style:font-size-asian="10pt" style:font-size-complex="10pt"/>
    </style:style>
    <style:style style:name="T100_95" style:family="text">
      <style:text-properties fo:background-color="#ffffff" fo:font-size="10pt" style:font-size-asian="10pt" style:font-size-complex="10pt"/>
    </style:style>
    <style:style style:name="T100_96" style:family="text">
      <style:text-properties fo:background-color="#ffffff" fo:font-size="10pt" style:font-size-asian="10pt" style:font-size-complex="10pt"/>
    </style:style>
    <style:style style:name="T100_97" style:family="text">
      <style:text-properties fo:background-color="#ffffff" fo:font-size="10pt" style:font-size-asian="10pt" style:font-size-complex="10pt"/>
    </style:style>
    <style:style style:name="T100_98" style:family="text">
      <style:text-properties fo:background-color="#ffffff" fo:font-size="10pt" style:font-size-asian="10pt" style:font-size-complex="10pt"/>
    </style:style>
    <style:style style:name="T100_99" style:family="text">
      <style:text-properties fo:background-color="#ffffff" fo:font-size="10pt" style:font-size-asian="10pt" style:font-size-complex="10pt"/>
    </style:style>
    <style:style style:name="T100_100" style:family="text">
      <style:text-properties fo:background-color="#ffffff" fo:font-size="10pt" style:font-size-asian="10pt" style:font-size-complex="10pt"/>
    </style:style>
    <style:style style:name="T100_101" style:family="text">
      <style:text-properties fo:background-color="#ffffff" fo:font-size="10pt" style:font-size-asian="10pt" style:font-size-complex="10pt"/>
    </style:style>
    <style:style style:name="T100_102" style:family="text">
      <style:text-properties fo:background-color="#ffffff" fo:font-size="10pt" style:font-size-asian="10pt" style:font-size-complex="10pt"/>
    </style:style>
    <style:style style:name="T100_103" style:family="text">
      <style:text-properties fo:background-color="#ffffff" fo:font-size="10pt" style:font-size-asian="10pt" style:font-size-complex="10pt"/>
    </style:style>
    <style:style style:name="T100_104" style:family="text">
      <style:text-properties fo:background-color="#ffffff" fo:font-size="10pt" style:font-size-asian="10pt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>
      <style:text-properties fo:color="#1155cc" style:text-underline-style="solid" style:text-underline-color="font-color"/>
    </style:style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T103_13" style:family="text"/>
    <style:style style:name="T103_14" style:family="text"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31%" fo:margin-top="0.141cm" fo:margin-bottom="0.212cm" style:writing-mode="lr-tb"/>
    </style:style>
    <style:style style:name="T104_1" style:family="text">
      <style:text-properties fo:background-color="#ffffff" fo:font-size="10pt" style:font-size-asian="10pt" style:font-size-complex="10pt"/>
    </style:style>
    <style:style style:name="T104_2" style:family="text">
      <style:text-properties fo:background-color="#ffffff" fo:font-size="10pt" style:font-size-asian="10pt" style:font-size-complex="10pt"/>
    </style:style>
    <style:style style:name="T104_3" style:family="text">
      <style:text-properties fo:background-color="#ffffff" fo:font-size="10pt" style:font-size-asian="10pt" style:font-size-complex="10pt"/>
    </style:style>
    <style:style style:name="T104_4" style:family="text">
      <style:text-properties fo:background-color="#ffffff" fo:font-size="10pt" style:font-size-asian="10pt" style:font-size-complex="10pt"/>
    </style:style>
    <style:style style:name="T104_5" style:family="text">
      <style:text-properties fo:background-color="#ffffff" fo:font-size="10pt" style:font-size-asian="10pt" style:font-size-complex="10pt"/>
    </style:style>
    <style:style style:name="T104_6" style:family="text">
      <style:text-properties fo:background-color="#ffffff" fo:font-size="10pt" style:font-size-asian="10pt" style:font-size-complex="10pt"/>
    </style:style>
    <style:style style:name="T104_7" style:family="text">
      <style:text-properties fo:background-color="#ffffff" fo:font-size="10pt" style:font-size-asian="10pt" style:font-size-complex="10pt"/>
    </style:style>
    <style:style style:name="T104_8" style:family="text">
      <style:text-properties fo:background-color="#ffffff" fo:font-size="10pt" style:font-size-asian="10pt" style:font-size-complex="10pt"/>
    </style:style>
    <style:style style:name="T104_9" style:family="text">
      <style:text-properties fo:background-color="#ffffff" fo:font-size="10pt" style:font-size-asian="10pt" style:font-size-complex="10pt"/>
    </style:style>
    <style:style style:name="T104_10" style:family="text">
      <style:text-properties fo:background-color="#ffffff" fo:font-size="10pt" style:font-size-asian="10pt" style:font-size-complex="10pt"/>
    </style:style>
    <style:style style:name="T104_11" style:family="text">
      <style:text-properties fo:background-color="#ffffff" fo:font-size="10pt" style:font-size-asian="10pt" style:font-size-complex="10pt"/>
    </style:style>
    <style:style style:name="T104_12" style:family="text">
      <style:text-properties fo:background-color="#ffffff" fo:font-size="10pt" style:font-size-asian="10pt" style:font-size-complex="10pt"/>
    </style:style>
    <style:style style:name="T104_13" style:family="text">
      <style:text-properties fo:background-color="#ffffff" fo:font-size="10pt" style:font-size-asian="10pt" style:font-size-complex="10pt"/>
    </style:style>
    <style:style style:name="T104_14" style:family="text">
      <style:text-properties fo:background-color="#ffffff" fo:font-size="10pt" style:font-size-asian="10pt" style:font-size-complex="10pt"/>
    </style:style>
    <style:style style:name="T104_15" style:family="text">
      <style:text-properties fo:background-color="#ffffff" fo:font-size="10pt" style:font-size-asian="10pt" style:font-size-complex="10pt"/>
    </style:style>
    <style:style style:name="T104_16" style:family="text">
      <style:text-properties fo:background-color="#ffffff" fo:font-size="10pt" style:font-size-asian="10pt" style:font-size-complex="10pt"/>
    </style:style>
    <style:style style:name="T104_17" style:family="text">
      <style:text-properties fo:background-color="#ffffff" fo:font-size="10pt" style:font-size-asian="10pt" style:font-size-complex="10pt"/>
    </style:style>
    <style:style style:name="T104_18" style:family="text">
      <style:text-properties fo:background-color="#ffffff" fo:font-size="10pt" style:font-size-asian="10pt" style:font-size-complex="10pt"/>
    </style:style>
    <style:style style:name="T104_19" style:family="text">
      <style:text-properties fo:background-color="#ffffff" fo:font-size="10pt" style:font-size-asian="10pt" style:font-size-complex="10pt"/>
    </style:style>
    <style:style style:name="T104_20" style:family="text">
      <style:text-properties fo:background-color="#ffffff" fo:font-size="10pt" style:font-size-asian="10pt" style:font-size-complex="10pt"/>
    </style:style>
    <style:style style:name="T104_21" style:family="text">
      <style:text-properties fo:background-color="#ffffff" fo:font-size="10pt" style:font-size-asian="10pt" style:font-size-complex="10pt"/>
    </style:style>
    <style:style style:name="T104_22" style:family="text">
      <style:text-properties fo:background-color="#ffffff" fo:font-size="10pt" style:font-size-asian="10pt" style:font-size-complex="10pt"/>
    </style:style>
    <style:style style:name="T104_23" style:family="text">
      <style:text-properties fo:background-color="#ffffff" fo:font-size="10pt" style:font-size-asian="10pt" style:font-size-complex="10pt"/>
    </style:style>
    <style:style style:name="T104_24" style:family="text">
      <style:text-properties fo:background-color="#ffffff" fo:font-size="10pt" style:font-size-asian="10pt" style:font-size-complex="10pt"/>
    </style:style>
    <style:style style:name="T104_25" style:family="text">
      <style:text-properties fo:background-color="#ffffff" fo:font-size="10pt" style:font-size-asian="10pt" style:font-size-complex="10pt"/>
    </style:style>
    <style:style style:name="T104_26" style:family="text">
      <style:text-properties fo:background-color="#ffffff" fo:font-size="10pt" style:font-size-asian="10pt" style:font-size-complex="10pt"/>
    </style:style>
    <style:style style:name="T104_27" style:family="text">
      <style:text-properties fo:background-color="#ffffff" fo:font-size="10pt" style:font-size-asian="10pt" style:font-size-complex="10pt"/>
    </style:style>
    <style:style style:name="T104_28" style:family="text">
      <style:text-properties fo:background-color="#ffffff" fo:font-size="10pt" style:font-size-asian="10pt" style:font-size-complex="10pt"/>
    </style:style>
    <style:style style:name="T104_29" style:family="text">
      <style:text-properties fo:background-color="#ffffff" fo:font-size="10pt" style:font-size-asian="10pt" style:font-size-complex="10pt"/>
    </style:style>
    <style:style style:name="T104_30" style:family="text">
      <style:text-properties fo:background-color="#ffffff" fo:font-size="10pt" style:font-size-asian="10pt" style:font-size-complex="10pt"/>
    </style:style>
    <style:style style:name="T104_31" style:family="text">
      <style:text-properties fo:background-color="#ffffff" fo:font-size="10pt" style:font-size-asian="10pt" style:font-size-complex="10pt"/>
    </style:style>
    <style:style style:name="T104_32" style:family="text">
      <style:text-properties fo:background-color="#ffffff" fo:font-size="10pt" style:font-size-asian="10pt" style:font-size-complex="10pt"/>
    </style:style>
    <style:style style:name="T104_33" style:family="text">
      <style:text-properties fo:background-color="#ffffff" fo:font-size="10pt" style:font-size-asian="10pt" style:font-size-complex="10pt"/>
    </style:style>
    <style:style style:name="T104_34" style:family="text">
      <style:text-properties fo:background-color="#ffffff" fo:font-size="10pt" style:font-size-asian="10pt" style:font-size-complex="10pt"/>
    </style:style>
    <style:style style:name="T104_35" style:family="text">
      <style:text-properties fo:background-color="#ffffff" fo:font-size="10pt" style:font-size-asian="10pt" style:font-size-complex="10pt"/>
    </style:style>
    <style:style style:name="T104_36" style:family="text">
      <style:text-properties fo:background-color="#ffffff" fo:font-size="10pt" style:font-size-asian="10pt" style:font-size-complex="10pt"/>
    </style:style>
    <style:style style:name="T104_37" style:family="text">
      <style:text-properties fo:background-color="#ffffff" fo:font-size="10pt" style:font-size-asian="10pt" style:font-size-complex="10pt"/>
    </style:style>
    <style:style style:name="T104_38" style:family="text">
      <style:text-properties fo:background-color="#ffffff" fo:font-size="10pt" style:font-size-asian="10pt" style:font-size-complex="10pt"/>
    </style:style>
    <style:style style:name="T104_39" style:family="text">
      <style:text-properties fo:background-color="#ffffff" fo:font-size="10pt" style:font-size-asian="10pt" style:font-size-complex="10pt"/>
    </style:style>
    <style:style style:name="T104_40" style:family="text">
      <style:text-properties fo:background-color="#ffffff" fo:font-size="10pt" style:font-size-asian="10pt" style:font-size-complex="10pt"/>
    </style:style>
    <style:style style:name="T104_41" style:family="text">
      <style:text-properties fo:background-color="#ffffff" fo:font-size="10pt" style:font-size-asian="10pt" style:font-size-complex="10pt"/>
    </style:style>
    <style:style style:name="T104_42" style:family="text">
      <style:text-properties fo:background-color="#ffffff" fo:font-size="10pt" style:font-size-asian="10pt" style:font-size-complex="10pt"/>
    </style:style>
    <style:style style:name="T104_43" style:family="text">
      <style:text-properties fo:background-color="#ffffff" fo:font-size="10pt" style:font-size-asian="10pt" style:font-size-complex="10pt"/>
    </style:style>
    <style:style style:name="T104_44" style:family="text">
      <style:text-properties fo:background-color="#ffffff" fo:font-size="10pt" style:font-size-asian="10pt" style:font-size-complex="10pt"/>
    </style:style>
    <style:style style:name="T104_45" style:family="text">
      <style:text-properties fo:background-color="#ffffff" fo:font-size="10pt" style:font-size-asian="10pt" style:font-size-complex="10pt"/>
    </style:style>
    <style:style style:name="T104_46" style:family="text">
      <style:text-properties fo:background-color="#ffffff" fo:font-size="10pt" style:font-size-asian="10pt" style:font-size-complex="10pt"/>
    </style:style>
    <style:style style:name="T104_47" style:family="text">
      <style:text-properties fo:background-color="#ffffff" fo:font-size="10pt" style:font-size-asian="10pt" style:font-size-complex="10pt"/>
    </style:style>
    <style:style style:name="T104_48" style:family="text">
      <style:text-properties fo:background-color="#ffffff" fo:font-size="10pt" style:font-size-asian="10pt" style:font-size-complex="10pt"/>
    </style:style>
    <style:style style:name="T104_49" style:family="text">
      <style:text-properties fo:background-color="#ffffff" fo:font-size="10pt" style:font-size-asian="10pt" style:font-size-complex="10pt"/>
    </style:style>
    <style:style style:name="T104_50" style:family="text">
      <style:text-properties fo:background-color="#ffffff" fo:font-size="10pt" style:font-size-asian="10pt" style:font-size-complex="10pt"/>
    </style:style>
    <style:style style:name="T104_51" style:family="text">
      <style:text-properties fo:background-color="#ffffff" fo:font-size="10pt" style:font-size-asian="10pt" style:font-size-complex="10pt"/>
    </style:style>
    <style:style style:name="T104_52" style:family="text">
      <style:text-properties fo:background-color="#ffffff" fo:font-size="10pt" style:font-size-asian="10pt" style:font-size-complex="10pt"/>
    </style:style>
    <style:style style:name="T104_53" style:family="text">
      <style:text-properties fo:background-color="#ffffff" fo:font-size="10pt" style:font-size-asian="10pt" style:font-size-complex="10pt"/>
    </style:style>
    <style:style style:name="T104_54" style:family="text">
      <style:text-properties fo:background-color="#ffffff" fo:font-size="10pt" style:font-size-asian="10pt" style:font-size-complex="10pt"/>
    </style:style>
    <style:style style:name="T104_55" style:family="text">
      <style:text-properties fo:background-color="#ffffff" fo:font-size="10pt" style:font-size-asian="10pt" style:font-size-complex="10pt"/>
    </style:style>
    <style:style style:name="T104_56" style:family="text">
      <style:text-properties fo:background-color="#ffffff" fo:font-size="10pt" style:font-size-asian="10pt" style:font-size-complex="10pt"/>
    </style:style>
    <style:style style:name="T104_57" style:family="text">
      <style:text-properties fo:background-color="#ffffff" fo:font-size="10pt" style:font-size-asian="10pt" style:font-size-complex="10pt"/>
    </style:style>
    <style:style style:name="T104_58" style:family="text">
      <style:text-properties fo:background-color="#ffffff" fo:font-size="10pt" style:font-size-asian="10pt" style:font-size-complex="10pt"/>
    </style:style>
    <style:style style:name="T104_59" style:family="text">
      <style:text-properties fo:background-color="#ffffff" fo:font-size="10pt" style:font-size-asian="10pt" style:font-size-complex="10pt"/>
    </style:style>
    <style:style style:name="T104_60" style:family="text">
      <style:text-properties fo:background-color="#ffffff" fo:font-size="10pt" style:font-size-asian="10pt" style:font-size-complex="10pt"/>
    </style:style>
    <style:style style:name="T104_61" style:family="text">
      <style:text-properties fo:background-color="#ffffff" fo:font-size="10pt" style:font-size-asian="10pt" style:font-size-complex="10pt"/>
    </style:style>
    <style:style style:name="T104_62" style:family="text">
      <style:text-properties fo:background-color="#ffffff" fo:font-size="10pt" style:font-size-asian="10pt" style:font-size-complex="10pt"/>
    </style:style>
    <style:style style:name="T104_63" style:family="text">
      <style:text-properties fo:background-color="#ffffff" fo:font-size="10pt" style:font-size-asian="10pt" style:font-size-complex="10pt"/>
    </style:style>
    <style:style style:name="T104_64" style:family="text">
      <style:text-properties fo:background-color="#ffffff" fo:font-size="10pt" style:font-size-asian="10pt" style:font-size-complex="10pt"/>
    </style:style>
    <style:style style:name="T104_65" style:family="text">
      <style:text-properties fo:background-color="#ffffff" fo:font-size="10pt" style:font-size-asian="10pt" style:font-size-complex="10pt"/>
    </style:style>
    <style:style style:name="T104_66" style:family="text">
      <style:text-properties fo:background-color="#ffffff" fo:font-size="10pt" style:font-size-asian="10pt" style:font-size-complex="10pt"/>
    </style:style>
    <style:style style:name="T104_67" style:family="text">
      <style:text-properties fo:background-color="#ffffff" fo:font-size="10pt" style:font-size-asian="10pt" style:font-size-complex="10pt"/>
    </style:style>
    <style:style style:name="T104_68" style:family="text">
      <style:text-properties fo:background-color="#ffffff" fo:font-size="10pt" style:font-size-asian="10pt" style:font-size-complex="10pt"/>
    </style:style>
    <style:style style:name="P105" style:family="paragraph" style:parent-style-name="Standard">
      <style:paragraph-properties fo:break-before="auto" fo:line-height="131%" fo:margin-top="0cm" style:writing-mode="lr-tb"/>
    </style:style>
    <style:style style:name="T105_1" style:family="text"/>
    <style:style style:name="T105_2" style:family="text">
      <style:text-properties fo:background-color="#ffffff" fo:color="#663366" fo:font-size="10pt" style:font-size-asian="10pt" style:font-size-complex="10pt"/>
    </style:style>
    <style:style style:name="P106" style:family="paragraph" style:parent-style-name="Standard">
      <style:paragraph-properties fo:break-before="auto" fo:line-height="131%" fo:margin-top="0cm" style:writing-mode="lr-tb"/>
    </style:style>
    <style:style style:name="T106_1" style:family="text"/>
    <style:style style:name="T106_2" style:family="text">
      <style:text-properties fo:background-color="#ffffff" fo:color="#663366" fo:font-size="10pt" style:font-size-asian="10pt" style:font-size-complex="10pt"/>
    </style:style>
    <style:style style:name="P107" style:family="paragraph" style:parent-style-name="Standard">
      <style:paragraph-properties fo:break-before="auto" fo:line-height="131%" fo:margin-top="0cm" style:writing-mode="lr-tb"/>
    </style:style>
    <style:style style:name="T107_1" style:family="text"/>
    <style:style style:name="T107_2" style:family="text">
      <style:text-properties fo:background-color="#ffffff" fo:color="#663366" fo:font-size="10pt" style:font-size-asian="10pt" style:font-size-complex="10pt"/>
    </style:style>
    <style:style style:name="P108" style:family="paragraph" style:parent-style-name="Standard">
      <style:paragraph-properties fo:break-before="auto" fo:line-height="131%" fo:margin-top="0cm" style:writing-mode="lr-tb"/>
    </style:style>
    <style:style style:name="T108_1" style:family="text"/>
    <style:style style:name="T108_2" style:family="text">
      <style:text-properties fo:background-color="#ffffff" fo:color="#663366" fo:font-size="10pt" style:font-size-asian="10pt" style:font-size-complex="10pt"/>
    </style:style>
    <style:style style:name="P109" style:family="paragraph" style:parent-style-name="Standard">
      <style:paragraph-properties fo:break-before="auto" fo:line-height="131%" fo:margin-top="0cm" style:writing-mode="lr-tb"/>
    </style:style>
    <style:style style:name="T109_1" style:family="text"/>
    <style:style style:name="T109_2" style:family="text">
      <style:text-properties fo:background-color="#ffffff" fo:color="#663366" fo:font-size="10pt" style:font-size-asian="10pt" style:font-size-complex="10pt"/>
    </style:style>
    <style:style style:name="T109_3" style:family="text"/>
    <style:style style:name="T109_4" style:family="text">
      <style:text-properties fo:background-color="#ffffff" fo:color="#663366" fo:font-size="10pt" style:font-size-asian="10pt" style:font-size-complex="10pt"/>
    </style:style>
    <style:style style:name="T109_5" style:family="text"/>
    <style:style style:name="T109_6" style:family="text">
      <style:text-properties fo:background-color="#ffffff" fo:color="#663366" fo:font-size="10pt" style:font-size-asian="10pt" style:font-size-complex="10pt"/>
    </style:style>
    <style:style style:name="P110" style:family="paragraph" style:parent-style-name="Standard">
      <style:paragraph-properties fo:break-before="auto" fo:line-height="131%" fo:margin-top="0cm" style:writing-mode="lr-tb"/>
    </style:style>
    <style:style style:name="T110_1" style:family="text"/>
    <style:style style:name="T110_2" style:family="text">
      <style:text-properties fo:background-color="#ffffff" fo:color="#663366" fo:font-size="10pt" style:font-size-asian="10pt" style:font-size-complex="10pt"/>
    </style:style>
    <style:style style:name="P111" style:family="paragraph" style:parent-style-name="Standard">
      <style:paragraph-properties fo:break-before="auto" fo:line-height="131%" fo:margin-top="0cm" style:writing-mode="lr-tb"/>
    </style:style>
    <style:style style:name="T111_1" style:family="text"/>
    <style:style style:name="T111_2" style:family="text">
      <style:text-properties fo:background-color="#ffffff" fo:color="#663366" fo:font-size="10pt" style:font-size-asian="10pt" style:font-size-complex="10pt"/>
    </style:style>
    <style:style style:name="P112" style:family="paragraph" style:parent-style-name="Standard">
      <style:paragraph-properties fo:break-before="auto" fo:line-height="131%" fo:margin-top="0cm" style:writing-mode="lr-tb"/>
    </style:style>
    <style:style style:name="T112_1" style:family="text"/>
    <style:style style:name="T112_2" style:family="text">
      <style:text-properties fo:background-color="#ffffff" fo:color="#663366" fo:font-size="10pt" style:font-size-asian="10pt" style:font-size-complex="10pt"/>
    </style:style>
    <style:style style:name="T112_3" style:family="text"/>
    <style:style style:name="T112_4" style:family="text">
      <style:text-properties fo:background-color="#ffffff" fo:color="#663366" fo:font-size="10pt" style:font-size-asian="10pt" style:font-size-complex="10pt"/>
    </style:style>
    <style:style style:name="T112_5" style:family="text"/>
    <style:style style:name="T112_6" style:family="text">
      <style:text-properties fo:background-color="#ffffff" fo:color="#663366" fo:font-size="10pt" style:font-size-asian="10pt" style:font-size-complex="10pt"/>
    </style:style>
    <style:style style:name="P113" style:family="paragraph" style:parent-style-name="Standard">
      <style:paragraph-properties fo:break-before="auto" fo:line-height="131%" fo:margin-top="0cm" style:writing-mode="lr-tb"/>
    </style:style>
    <style:style style:name="T113_1" style:family="text"/>
    <style:style style:name="T113_2" style:family="text">
      <style:text-properties fo:background-color="#ffffff" fo:color="#663366" fo:font-size="10pt" style:font-size-asian="10pt" style:font-size-complex="10pt"/>
    </style:style>
    <style:style style:name="T113_3" style:family="text"/>
    <style:style style:name="T113_4" style:family="text">
      <style:text-properties fo:background-color="#ffffff" fo:color="#663366" fo:font-size="10pt" style:font-size-asian="10pt" style:font-size-complex="10pt"/>
    </style:style>
    <style:style style:name="T113_5" style:family="text"/>
    <style:style style:name="T113_6" style:family="text">
      <style:text-properties fo:background-color="#ffffff" fo:color="#663366" fo:font-size="10pt" style:font-size-asian="10pt" style:font-size-complex="10pt"/>
    </style:style>
    <style:style style:name="P114" style:family="paragraph" style:parent-style-name="Standard">
      <style:paragraph-properties fo:break-before="auto" fo:line-height="131%" fo:margin-top="0cm" style:writing-mode="lr-tb"/>
    </style:style>
    <style:style style:name="T114_1" style:family="text"/>
    <style:style style:name="T114_2" style:family="text">
      <style:text-properties fo:background-color="#ffffff" fo:color="#663366" fo:font-size="10pt" style:font-size-asian="10pt" style:font-size-complex="10pt"/>
    </style:style>
    <style:style style:name="P115" style:family="paragraph" style:parent-style-name="Standard">
      <style:paragraph-properties fo:break-before="auto" fo:line-height="131%" fo:margin-top="0cm" style:writing-mode="lr-tb"/>
    </style:style>
    <style:style style:name="T115_1" style:family="text"/>
    <style:style style:name="T115_2" style:family="text">
      <style:text-properties fo:background-color="#ffffff" fo:color="#663366" fo:font-size="10pt" style:font-size-asian="10pt" style:font-size-complex="10pt"/>
    </style:style>
    <style:style style:name="P116" style:family="paragraph" style:parent-style-name="Standard">
      <style:paragraph-properties fo:break-before="auto" fo:line-height="131%" fo:margin-top="0.106cm" style:writing-mode="lr-tb"/>
    </style:style>
    <style:style style:name="P117" style:family="paragraph" style:parent-style-name="Standard">
      <style:paragraph-properties fo:break-before="auto" fo:line-height="131%" fo:margin-top="0.106cm" fo:margin-bottom="0.035cm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31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break-before="auto" fo:line-height="131%" fo:margin-top="0cm" style:writing-mode="lr-tb"/>
    </style:style>
    <style:style style:name="T119_1" style:family="text">
      <style:text-properties style:text-line-through-style="solid"/>
    </style:style>
    <style:style style:name="T119_2" style:family="text">
      <style:text-properties style:text-line-through-style="solid"/>
    </style:style>
    <style:style style:name="T119_3" style:family="text">
      <style:text-properties style:text-line-through-style="solid"/>
    </style:style>
    <style:style style:name="T119_4" style:family="text">
      <style:text-properties style:text-line-through-style="solid"/>
    </style:style>
    <style:style style:name="T119_5" style:family="text">
      <style:text-properties style:text-line-through-style="solid"/>
    </style:style>
    <style:style style:name="T119_6" style:family="text">
      <style:text-properties style:text-line-through-style="solid"/>
    </style:style>
    <style:style style:name="T119_7" style:family="text">
      <style:text-properties style:text-line-through-style="solid"/>
    </style:style>
    <style:style style:name="T119_8" style:family="text">
      <style:text-properties style:text-line-through-style="solid"/>
    </style:style>
    <style:style style:name="T119_9" style:family="text">
      <style:text-properties style:text-line-through-style="solid"/>
    </style:style>
    <style:style style:name="T119_10" style:family="text">
      <style:text-properties style:text-line-through-style="solid"/>
    </style:style>
    <style:style style:name="T119_11" style:family="text">
      <style:text-properties style:text-line-through-style="solid"/>
    </style:style>
    <style:style style:name="T119_12" style:family="text">
      <style:text-properties style:text-line-through-style="solid"/>
    </style:style>
    <style:style style:name="T119_13" style:family="text">
      <style:text-properties style:text-line-through-style="solid"/>
    </style:style>
    <style:style style:name="T119_14" style:family="text">
      <style:text-properties style:text-line-through-style="solid"/>
    </style:style>
    <style:style style:name="T119_15" style:family="text">
      <style:text-properties style:text-line-through-style="solid"/>
    </style:style>
    <style:style style:name="T119_16" style:family="text">
      <style:text-properties style:text-line-through-style="solid"/>
    </style:style>
    <style:style style:name="T119_17" style:family="text">
      <style:text-properties style:text-line-through-style="solid"/>
    </style:style>
    <style:style style:name="T119_18" style:family="text">
      <style:text-properties style:text-line-through-style="solid"/>
    </style:style>
    <style:style style:name="T119_19" style:family="text">
      <style:text-properties style:text-line-through-style="solid"/>
    </style:style>
    <style:style style:name="T119_20" style:family="text">
      <style:text-properties style:text-line-through-style="solid"/>
    </style:style>
    <style:style style:name="T119_21" style:family="text">
      <style:text-properties style:text-line-through-style="solid"/>
    </style:style>
    <style:style style:name="T119_22" style:family="text">
      <style:text-properties style:text-line-through-style="solid"/>
    </style:style>
    <style:style style:name="T119_23" style:family="text">
      <style:text-properties style:text-line-through-style="solid"/>
    </style:style>
    <style:style style:name="T119_24" style:family="text">
      <style:text-properties style:text-line-through-style="solid"/>
    </style:style>
    <style:style style:name="P120" style:family="paragraph" style:parent-style-name="Standard">
      <style:paragraph-properties fo:break-before="auto" fo:line-height="131%" fo:margin-top="0cm" style:writing-mode="lr-tb"/>
    </style:style>
    <style:style style:name="T120_1" style:family="text">
      <style:text-properties style:text-line-through-style="solid"/>
    </style:style>
    <style:style style:name="T120_2" style:family="text">
      <style:text-properties style:text-line-through-style="solid"/>
    </style:style>
    <style:style style:name="T120_3" style:family="text">
      <style:text-properties style:text-line-through-style="solid"/>
    </style:style>
    <style:style style:name="T120_4" style:family="text">
      <style:text-properties style:text-line-through-style="solid"/>
    </style:style>
    <style:style style:name="T120_5" style:family="text">
      <style:text-properties style:text-line-through-style="solid"/>
    </style:style>
    <style:style style:name="T120_6" style:family="text">
      <style:text-properties style:text-line-through-style="solid"/>
    </style:style>
    <style:style style:name="T120_7" style:family="text">
      <style:text-properties style:text-line-through-style="solid"/>
    </style:style>
    <style:style style:name="T120_8" style:family="text">
      <style:text-properties style:text-line-through-style="solid"/>
    </style:style>
    <style:style style:name="T120_9" style:family="text">
      <style:text-properties style:text-line-through-style="solid"/>
    </style:style>
    <style:style style:name="T120_10" style:family="text">
      <style:text-properties style:text-line-through-style="solid"/>
    </style:style>
    <style:style style:name="T120_11" style:family="text">
      <style:text-properties style:text-line-through-style="solid"/>
    </style:style>
    <style:style style:name="T120_12" style:family="text">
      <style:text-properties style:text-line-through-style="solid"/>
    </style:style>
    <style:style style:name="T120_13" style:family="text">
      <style:text-properties style:text-line-through-style="solid"/>
    </style:style>
    <style:style style:name="T120_14" style:family="text">
      <style:text-properties style:text-line-through-style="solid"/>
    </style:style>
    <style:style style:name="T120_15" style:family="text">
      <style:text-properties style:text-line-through-style="solid"/>
    </style:style>
    <style:style style:name="T120_16" style:family="text">
      <style:text-properties style:text-line-through-style="solid"/>
    </style:style>
    <style:style style:name="T120_17" style:family="text">
      <style:text-properties style:text-line-through-style="solid"/>
    </style:style>
    <style:style style:name="T120_18" style:family="text">
      <style:text-properties style:text-line-through-style="solid"/>
    </style:style>
    <style:style style:name="T120_19" style:family="text">
      <style:text-properties style:text-line-through-style="solid"/>
    </style:style>
    <style:style style:name="T120_20" style:family="text">
      <style:text-properties style:text-line-through-style="solid"/>
    </style:style>
    <style:style style:name="T120_21" style:family="text">
      <style:text-properties style:text-line-through-style="solid"/>
    </style:style>
    <style:style style:name="T120_22" style:family="text">
      <style:text-properties style:text-line-through-style="solid"/>
    </style:style>
    <style:style style:name="T120_23" style:family="text">
      <style:text-properties style:text-line-through-style="solid"/>
    </style:style>
    <style:style style:name="T120_24" style:family="text">
      <style:text-properties style:text-line-through-style="solid"/>
    </style:style>
    <style:style style:name="T120_25" style:family="text">
      <style:text-properties style:text-line-through-style="solid"/>
    </style:style>
    <style:style style:name="T120_26" style:family="text">
      <style:text-properties style:text-line-through-style="solid"/>
    </style:style>
    <style:style style:name="T120_27" style:family="text">
      <style:text-properties style:text-line-through-style="solid"/>
    </style:style>
    <style:style style:name="T120_28" style:family="text">
      <style:text-properties style:text-line-through-style="solid"/>
    </style:style>
    <style:style style:name="T120_29" style:family="text">
      <style:text-properties style:text-line-through-style="solid"/>
    </style:style>
    <style:style style:name="T120_30" style:family="text">
      <style:text-properties style:text-line-through-style="solid"/>
    </style:style>
    <style:style style:name="T120_31" style:family="text">
      <style:text-properties style:text-line-through-style="solid"/>
    </style:style>
    <style:style style:name="T120_32" style:family="text">
      <style:text-properties style:text-line-through-style="solid"/>
    </style:style>
    <style:style style:name="T120_33" style:family="text">
      <style:text-properties style:text-line-through-style="solid"/>
    </style:style>
    <style:style style:name="T120_34" style:family="text">
      <style:text-properties style:text-line-through-style="solid"/>
    </style:style>
    <style:style style:name="P121" style:family="paragraph" style:parent-style-name="Standard">
      <style:paragraph-properties fo:break-before="auto" fo:line-height="131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P122" style:family="paragraph" style:parent-style-name="Standard">
      <style:paragraph-properties fo:break-before="auto" fo:line-height="131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>
      <style:text-properties fo:font-weight="bold" style:font-weight-asian="bold" style:font-weight-complex="bold"/>
    </style:style>
    <style:style style:name="T122_16" style:family="text">
      <style:text-properties fo:font-weight="bold" style:font-weight-asian="bold" style:font-weight-complex="bold"/>
    </style:style>
    <style:style style:name="T122_17" style:family="text">
      <style:text-properties fo:font-weight="bold" style:font-weight-asian="bold" style:font-weight-complex="bold"/>
    </style:style>
    <style:style style:name="T122_18" style:family="text">
      <style:text-properties fo:font-weight="bold" style:font-weight-asian="bold" style:font-weight-complex="bold"/>
    </style:style>
    <style:style style:name="T122_19" style:family="text">
      <style:text-properties fo:font-weight="bold" style:font-weight-asian="bold" style:font-weight-complex="bold"/>
    </style:style>
    <style:style style:name="T122_20" style:family="text"/>
    <style:style style:name="T122_21" style:family="text"/>
    <style:style style:name="T122_22" style:family="text"/>
    <style:style style:name="T122_23" style:family="text">
      <style:text-properties fo:font-weight="bold" style:font-weight-asian="bold" style:font-weight-complex="bold"/>
    </style:style>
    <style:style style:name="T122_24" style:family="text">
      <style:text-properties fo:font-weight="bold" style:font-weight-asian="bold" style:font-weight-complex="bold"/>
    </style:style>
    <style:style style:name="T122_25" style:family="text">
      <style:text-properties fo:font-weight="bold" style:font-weight-asian="bold" style:font-weight-complex="bold"/>
    </style:style>
    <style:style style:name="T122_26" style:family="text">
      <style:text-properties fo:font-weight="bold" style:font-weight-asian="bold" style:font-weight-complex="bold"/>
    </style:style>
    <style:style style:name="T122_27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line-height="131%" fo:margin-top="0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T123_6" style:family="text">
      <style:text-properties fo:font-weight="bold" style:font-weight-asian="bold" style:font-weight-complex="bold"/>
    </style:style>
    <style:style style:name="T123_7" style:family="text">
      <style:text-properties fo:font-weight="bold" style:font-weight-asian="bold" style:font-weight-complex="bold"/>
    </style:style>
    <style:style style:name="T123_8" style:family="text">
      <style:text-properties fo:font-weight="bold" style:font-weight-asian="bold" style:font-weight-complex="bold"/>
    </style:style>
    <style:style style:name="T123_9" style:family="text">
      <style:text-properties fo:font-weight="bold" style:font-weight-asian="bold" style:font-weight-complex="bold"/>
    </style:style>
    <style:style style:name="T123_10" style:family="text">
      <style:text-properties fo:font-weight="bold" style:font-weight-asian="bold" style:font-weight-complex="bold"/>
    </style:style>
    <style:style style:name="T123_11" style:family="text">
      <style:text-properties fo:font-weight="bold" style:font-weight-asian="bold" style:font-weight-complex="bold"/>
    </style:style>
    <style:style style:name="T123_12" style:family="text">
      <style:text-properties fo:font-weight="bold" style:font-weight-asian="bold" style:font-weight-complex="bold"/>
    </style:style>
    <style:style style:name="T123_13" style:family="text">
      <style:text-properties fo:font-weight="bold" style:font-weight-asian="bold" style:font-weight-complex="bold"/>
    </style:style>
    <style:style style:name="T123_14" style:family="text">
      <style:text-properties fo:font-weight="bold" style:font-weight-asian="bold" style:font-weight-complex="bold"/>
    </style:style>
    <style:style style:name="T123_15" style:family="text">
      <style:text-properties fo:font-weight="bold" style:font-weight-asian="bold" style:font-weight-complex="bold"/>
    </style:style>
    <style:style style:name="T123_16" style:family="text">
      <style:text-properties fo:font-weight="bold" style:font-weight-asian="bold" style:font-weight-complex="bold"/>
    </style:style>
    <style:style style:name="T123_17" style:family="text">
      <style:text-properties fo:font-weight="bold" style:font-weight-asian="bold" style:font-weight-complex="bold"/>
    </style:style>
    <style:style style:name="T123_18" style:family="text">
      <style:text-properties fo:font-weight="bold" style:font-weight-asian="bold" style:font-weight-complex="bold"/>
    </style:style>
    <style:style style:name="T123_19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31%" fo:margin-top="0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T124_8" style:family="text">
      <style:text-properties fo:font-weight="bold" style:font-weight-asian="bold" style:font-weight-complex="bold"/>
    </style:style>
    <style:style style:name="T124_9" style:family="text">
      <style:text-properties fo:font-weight="bold" style:font-weight-asian="bold" style:font-weight-complex="bold"/>
    </style:style>
    <style:style style:name="T124_10" style:family="text">
      <style:text-properties fo:font-weight="bold" style:font-weight-asian="bold" style:font-weight-complex="bold"/>
    </style:style>
    <style:style style:name="T124_11" style:family="text">
      <style:text-properties fo:font-weight="bold" style:font-weight-asian="bold" style:font-weight-complex="bold"/>
    </style:style>
    <style:style style:name="T124_12" style:family="text">
      <style:text-properties fo:font-weight="bold" style:font-weight-asian="bold" style:font-weight-complex="bold"/>
    </style:style>
    <style:style style:name="T124_13" style:family="text">
      <style:text-properties fo:font-weight="bold" style:font-weight-asian="bold" style:font-weight-complex="bold"/>
    </style:style>
    <style:style style:name="T124_14" style:family="text">
      <style:text-properties fo:font-weight="bold" style:font-weight-asian="bold" style:font-weight-complex="bold"/>
    </style:style>
    <style:style style:name="T124_15" style:family="text">
      <style:text-properties fo:font-weight="bold" style:font-weight-asian="bold" style:font-weight-complex="bold"/>
    </style:style>
    <style:style style:name="T124_16" style:family="text">
      <style:text-properties fo:font-weight="bold" style:font-weight-asian="bold" style:font-weight-complex="bold"/>
    </style:style>
    <style:style style:name="T124_17" style:family="text">
      <style:text-properties fo:font-weight="bold" style:font-weight-asian="bold" style:font-weight-complex="bold"/>
    </style:style>
    <style:style style:name="T124_18" style:family="text">
      <style:text-properties fo:font-weight="bold" style:font-weight-asian="bold" style:font-weight-complex="bold"/>
    </style:style>
    <style:style style:name="T124_19" style:family="text">
      <style:text-properties fo:font-weight="bold" style:font-weight-asian="bold" style:font-weight-complex="bold"/>
    </style:style>
    <style:style style:name="T124_20" style:family="text">
      <style:text-properties fo:font-weight="bold" style:font-weight-asian="bold" style:font-weight-complex="bold"/>
    </style:style>
    <style:style style:name="T124_21" style:family="text">
      <style:text-properties fo:font-weight="bold" style:font-weight-asian="bold" style:font-weight-complex="bold"/>
    </style:style>
    <style:style style:name="T124_22" style:family="text">
      <style:text-properties fo:font-weight="bold" style:font-weight-asian="bold" style:font-weight-complex="bold"/>
    </style:style>
    <style:style style:name="T124_23" style:family="text">
      <style:text-properties fo:font-weight="bold" style:font-weight-asian="bold" style:font-weight-complex="bold"/>
    </style:style>
    <style:style style:name="T124_24" style:family="text">
      <style:text-properties fo:font-weight="bold" style:font-weight-asian="bold" style:font-weight-complex="bold"/>
    </style:style>
    <style:style style:name="T124_25" style:family="text">
      <style:text-properties fo:font-weight="bold" style:font-weight-asian="bold" style:font-weight-complex="bold"/>
    </style:style>
    <style:style style:name="T124_26" style:family="text">
      <style:text-properties fo:font-weight="bold" style:font-weight-asian="bold" style:font-weight-complex="bold"/>
    </style:style>
    <style:style style:name="T124_27" style:family="text">
      <style:text-properties fo:font-weight="bold" style:font-weight-asian="bold" style:font-weight-complex="bold"/>
    </style:style>
    <style:style style:name="T124_28" style:family="text">
      <style:text-properties fo:font-weight="bold" style:font-weight-asian="bold" style:font-weight-complex="bold"/>
    </style:style>
    <style:style style:name="T124_29" style:family="text">
      <style:text-properties fo:font-weight="bold" style:font-weight-asian="bold" style:font-weight-complex="bold"/>
    </style:style>
    <style:style style:name="T124_30" style:family="text">
      <style:text-properties fo:font-weight="bold" style:font-weight-asian="bold" style:font-weight-complex="bold"/>
    </style:style>
    <style:style style:name="T124_31" style:family="text">
      <style:text-properties fo:font-weight="bold" style:font-weight-asian="bold" style:font-weight-complex="bold"/>
    </style:style>
    <style:style style:name="T124_32" style:family="text">
      <style:text-properties fo:font-weight="bold" style:font-weight-asian="bold" style:font-weight-complex="bold"/>
    </style:style>
    <style:style style:name="T124_33" style:family="text">
      <style:text-properties fo:font-weight="bold" style:font-weight-asian="bold" style:font-weight-complex="bold"/>
    </style:style>
    <style:style style:name="T124_34" style:family="text">
      <style:text-properties fo:font-weight="bold" style:font-weight-asian="bold" style:font-weight-complex="bold"/>
    </style:style>
    <style:style style:name="T124_35" style:family="text">
      <style:text-properties fo:font-weight="bold" style:font-weight-asian="bold" style:font-weight-complex="bold"/>
    </style:style>
    <style:style style:name="T124_36" style:family="text">
      <style:text-properties fo:font-weight="bold" style:font-weight-asian="bold" style:font-weight-complex="bold"/>
    </style:style>
    <style:style style:name="T124_37" style:family="text">
      <style:text-properties fo:font-weight="bold" style:font-weight-asian="bold" style:font-weight-complex="bold"/>
    </style:style>
    <style:style style:name="T124_38" style:family="text">
      <style:text-properties fo:font-weight="bold" style:font-weight-asian="bold" style:font-weight-complex="bold"/>
    </style:style>
    <style:style style:name="T124_39" style:family="text">
      <style:text-properties fo:font-weight="bold" style:font-weight-asian="bold" style:font-weight-complex="bold"/>
    </style:style>
    <style:style style:name="T124_40" style:family="text">
      <style:text-properties fo:font-weight="bold" style:font-weight-asian="bold" style:font-weight-complex="bold"/>
    </style:style>
    <style:style style:name="T124_41" style:family="text">
      <style:text-properties fo:font-weight="bold" style:font-weight-asian="bold" style:font-weight-complex="bold"/>
    </style:style>
    <style:style style:name="T124_42" style:family="text">
      <style:text-properties fo:font-weight="bold" style:font-weight-asian="bold" style:font-weight-complex="bold"/>
    </style:style>
    <style:style style:name="T124_43" style:family="text">
      <style:text-properties fo:font-weight="bold" style:font-weight-asian="bold" style:font-weight-complex="bold"/>
    </style:style>
    <style:style style:name="T124_44" style:family="text">
      <style:text-properties fo:font-weight="bold" style:font-weight-asian="bold" style:font-weight-complex="bold"/>
    </style:style>
    <style:style style:name="T124_45" style:family="text">
      <style:text-properties fo:font-weight="bold" style:font-weight-asian="bold" style:font-weight-complex="bold"/>
    </style:style>
    <style:style style:name="T124_46" style:family="text">
      <style:text-properties fo:font-weight="bold" style:font-weight-asian="bold" style:font-weight-complex="bold"/>
    </style:style>
    <style:style style:name="T124_47" style:family="text">
      <style:text-properties fo:font-weight="bold" style:font-weight-asian="bold" style:font-weight-complex="bold"/>
    </style:style>
    <style:style style:name="T124_48" style:family="text">
      <style:text-properties fo:font-weight="bold" style:font-weight-asian="bold" style:font-weight-complex="bold"/>
    </style:style>
    <style:style style:name="T124_49" style:family="text">
      <style:text-properties fo:font-weight="bold" style:font-weight-asian="bold" style:font-weight-complex="bold"/>
    </style:style>
    <style:style style:name="T124_50" style:family="text">
      <style:text-properties fo:font-weight="bold" style:font-weight-asian="bold" style:font-weight-complex="bold"/>
    </style:style>
    <style:style style:name="T124_51" style:family="text">
      <style:text-properties fo:font-weight="bold" style:font-weight-asian="bold" style:font-weight-complex="bold"/>
    </style:style>
    <style:style style:name="T124_52" style:family="text">
      <style:text-properties fo:font-weight="bold" style:font-weight-asian="bold" style:font-weight-complex="bold"/>
    </style:style>
    <style:style style:name="T124_53" style:family="text">
      <style:text-properties fo:font-weight="bold" style:font-weight-asian="bold" style:font-weight-complex="bold"/>
    </style:style>
    <style:style style:name="T124_54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31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P126" style:family="paragraph" style:parent-style-name="Standard">
      <style:paragraph-properties fo:break-before="auto" fo:line-height="131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31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P128" style:family="paragraph" style:parent-style-name="Standard">
      <style:paragraph-properties fo:break-before="auto" fo:line-height="131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P129" style:family="paragraph" style:parent-style-name="Standard">
      <style:paragraph-properties fo:break-before="auto" fo:line-height="131%" fo:margin-top="0cm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31%" fo:margin-top="0cm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31%" fo:margin-top="0cm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31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P133" style:family="paragraph" style:parent-style-name="Standard">
      <style:paragraph-properties fo:break-before="auto" fo:line-height="131%" fo:margin-top="0cm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T133_11" style:family="text"/>
    <style:style style:name="T133_12" style:family="text">
      <style:text-properties fo:color="#1155cc" style:text-underline-style="solid" style:text-underline-color="font-color"/>
    </style:style>
    <style:style style:name="T133_13" style:family="text"/>
    <style:style style:name="T133_14" style:family="text">
      <style:text-properties fo:color="#1155cc" style:text-underline-style="solid" style:text-underline-color="font-color"/>
    </style:style>
    <style:style style:name="T133_15" style:family="text"/>
    <style:style style:name="T133_16" style:family="text">
      <style:text-properties fo:color="#1155cc" style:text-underline-style="solid" style:text-underline-color="font-color"/>
    </style:style>
    <style:style style:name="T133_17" style:family="text"/>
    <style:style style:name="T133_18" style:family="text">
      <style:text-properties fo:color="#1155cc" style:text-underline-style="solid" style:text-underline-color="font-color"/>
    </style:style>
    <style:style style:name="T133_19" style:family="text"/>
    <style:style style:name="P134" style:family="paragraph" style:parent-style-name="Standard">
      <style:paragraph-properties fo:break-before="auto" fo:line-height="131%" fo:margin-top="0.106cm" style:writing-mode="lr-tb"/>
    </style:style>
    <style:style style:name="P135" style:family="paragraph" style:parent-style-name="Standard">
      <style:paragraph-properties fo:break-before="auto" fo:line-height="131%" fo:margin-top="0.106cm" fo:margin-bottom="0.035cm" style:writing-mode="lr-tb"/>
      <style:text-properties fo:background-color="#ffffff" fo:color="#663366" fo:font-size="10pt" style:font-size-asian="10pt" style:font-size-complex="10pt"/>
    </style:style>
    <style:style style:name="P136" style:family="paragraph" style:parent-style-name="Heading_20_3">
      <style:paragraph-properties fo:break-before="auto" fo:line-height="120%" fo:margin-bottom="0.6cm" style:writing-mode="lr-tb"/>
    </style:style>
    <style:style style:name="T136_1" style:family="text"/>
    <style:style style:name="T136_2" style:family="text">
      <style:text-properties fo:color="#1155cc" style:text-underline-style="solid" style:text-underline-color="font-color"/>
    </style:style>
    <style:style style:name="T136_3" style:family="text"/>
    <style:style style:name="T136_4" style:family="text">
      <style:text-properties fo:color="#1155cc" style:text-underline-style="solid" style:text-underline-color="font-color"/>
    </style:style>
    <style:style style:name="T136_5" style:family="text"/>
    <style:style style:name="T136_6" style:family="text">
      <style:text-properties fo:color="#1155cc" style:text-underline-style="solid" style:text-underline-color="font-color"/>
    </style:style>
    <style:style style:name="T136_7" style:family="text"/>
    <style:style style:name="T136_8" style:family="text">
      <style:text-properties fo:color="#1155cc" style:text-underline-style="solid" style:text-underline-color="font-color"/>
    </style:style>
    <style:style style:name="T136_9" style:family="text"/>
    <style:style style:name="T136_10" style:family="text">
      <style:text-properties fo:color="#1155cc" style:text-underline-style="solid" style:text-underline-color="font-color"/>
    </style:style>
    <style:style style:name="T136_11" style:family="text"/>
    <style:style style:name="T136_12" style:family="text">
      <style:text-properties fo:color="#1155cc" style:text-underline-style="solid" style:text-underline-color="font-color"/>
    </style:style>
    <style:style style:name="T136_13" style:family="text"/>
    <style:style style:name="T136_14" style:family="text">
      <style:text-properties fo:color="#1155cc" style:text-underline-style="solid" style:text-underline-color="font-color"/>
    </style:style>
    <style:style style:name="T136_15" style:family="text"/>
    <style:style style:name="T136_16" style:family="text">
      <style:text-properties fo:color="#1155cc" style:text-underline-style="solid" style:text-underline-color="font-color"/>
    </style:style>
    <style:style style:name="T136_17" style:family="text"/>
    <style:style style:name="T136_18" style:family="text">
      <style:text-properties fo:color="#1155cc" style:text-underline-style="solid" style:text-underline-color="font-color"/>
    </style:style>
    <style:style style:name="T136_19" style:family="text"/>
    <style:style style:name="T136_20" style:family="text">
      <style:text-properties fo:color="#1155cc" style:text-underline-style="solid" style:text-underline-color="font-color"/>
    </style:style>
    <style:style style:name="T136_21" style:family="text"/>
    <style:style style:name="T136_22" style:family="text">
      <style:text-properties fo:color="#1155cc" style:text-underline-style="solid" style:text-underline-color="font-color"/>
    </style:style>
    <style:style style:name="T136_23" style:family="text"/>
    <style:style style:name="T136_24" style:family="text">
      <style:text-properties fo:color="#1155cc" style:text-underline-style="solid" style:text-underline-color="font-color"/>
    </style:style>
    <style:style style:name="T136_25" style:family="text"/>
    <style:style style:name="T136_26" style:family="text">
      <style:text-properties fo:color="#1155cc" style:text-underline-style="solid" style:text-underline-color="font-color"/>
    </style:style>
    <style:style style:name="T136_27" style:family="text"/>
    <style:style style:name="T136_28" style:family="text">
      <style:text-properties fo:color="#1155cc" style:text-underline-style="solid" style:text-underline-color="font-color"/>
    </style:style>
    <style:style style:name="T136_29" style:family="text"/>
    <style:style style:name="T136_30" style:family="text">
      <style:text-properties fo:color="#1155cc" style:text-underline-style="solid" style:text-underline-color="font-color"/>
    </style:style>
    <style:style style:name="T136_31" style:family="text"/>
    <style:style style:name="T136_32" style:family="text">
      <style:text-properties fo:color="#1155cc" style:text-underline-style="solid" style:text-underline-color="font-color"/>
    </style:style>
    <style:style style:name="T136_33" style:family="text"/>
    <style:style style:name="T136_34" style:family="text">
      <style:text-properties fo:color="#1155cc" style:text-underline-style="solid" style:text-underline-color="font-color"/>
    </style:style>
    <style:style style:name="T136_35" style:family="text"/>
    <style:style style:name="T136_36" style:family="text">
      <style:text-properties fo:color="#1155cc" style:text-underline-style="solid" style:text-underline-color="font-color"/>
    </style:style>
    <style:style style:name="T136_37" style:family="text"/>
    <style:style style:name="T136_38" style:family="text">
      <style:text-properties fo:color="#1155cc" style:text-underline-style="solid" style:text-underline-color="font-color"/>
    </style:style>
    <style:style style:name="T136_39" style:family="text"/>
    <style:style style:name="T136_40" style:family="text">
      <style:text-properties fo:color="#1155cc" style:text-underline-style="solid" style:text-underline-color="font-color"/>
    </style:style>
    <style:style style:name="T136_41" style:family="text"/>
    <style:style style:name="T136_42" style:family="text">
      <style:text-properties fo:color="#1155cc" style:text-underline-style="solid" style:text-underline-color="font-color"/>
    </style:style>
    <style:style style:name="T136_43" style:family="text"/>
    <style:style style:name="T136_44" style:family="text">
      <style:text-properties fo:color="#1155cc" style:text-underline-style="solid" style:text-underline-color="font-color"/>
    </style:style>
    <style:style style:name="T136_45" style:family="text"/>
    <style:style style:name="T136_46" style:family="text">
      <style:text-properties fo:color="#1155cc" style:text-underline-style="solid" style:text-underline-color="font-color"/>
    </style:style>
    <style:style style:name="P13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37_1" style:family="text">
      <style:text-properties fo:font-style="italic" style:font-style-asian="italic" style:font-style-complex="italic"/>
    </style:style>
    <style:style style:name="T137_2" style:family="text">
      <style:text-properties fo:font-style="italic" style:font-style-asian="italic" style:font-style-complex="italic"/>
    </style:style>
    <style:style style:name="T137_3" style:family="text">
      <style:text-properties fo:font-style="italic" style:font-style-asian="italic" style:font-style-complex="italic"/>
    </style:style>
    <style:style style:name="T137_4" style:family="text">
      <style:text-properties fo:font-style="italic" style:font-style-asian="italic" style:font-style-complex="italic"/>
    </style:style>
    <style:style style:name="T137_5" style:family="text">
      <style:text-properties fo:font-style="italic" style:font-style-asian="italic" style:font-style-complex="italic"/>
    </style:style>
    <style:style style:name="T137_6" style:family="text">
      <style:text-properties fo:font-style="italic" style:font-style-asian="italic" style:font-style-complex="italic"/>
    </style:style>
    <style:style style:name="T137_7" style:family="text">
      <style:text-properties fo:font-style="italic" style:font-style-asian="italic" style:font-style-complex="italic"/>
    </style:style>
    <style:style style:name="T137_8" style:family="text">
      <style:text-properties fo:font-style="italic" style:font-style-asian="italic" style:font-style-complex="italic"/>
    </style:style>
    <style:style style:name="T137_9" style:family="text">
      <style:text-properties fo:font-style="italic" style:font-style-asian="italic" style:font-style-complex="italic"/>
    </style:style>
    <style:style style:name="T137_10" style:family="text">
      <style:text-properties fo:font-style="italic" style:font-style-asian="italic" style:font-style-complex="italic"/>
    </style:style>
    <style:style style:name="T137_11" style:family="text">
      <style:text-properties fo:font-style="italic" style:font-style-asian="italic" style:font-style-complex="italic"/>
    </style:style>
    <style:style style:name="T137_12" style:family="text">
      <style:text-properties fo:font-style="italic" style:font-style-asian="italic" style:font-style-complex="italic"/>
    </style:style>
    <style:style style:name="T137_13" style:family="text">
      <style:text-properties fo:font-style="italic" style:font-style-asian="italic" style:font-style-complex="italic"/>
    </style:style>
    <style:style style:name="T137_14" style:family="text">
      <style:text-properties fo:font-style="italic" style:font-style-asian="italic" style:font-style-complex="italic"/>
    </style:style>
    <style:style style:name="T137_15" style:family="text">
      <style:text-properties fo:font-style="italic" style:font-style-asian="italic" style:font-style-complex="italic"/>
    </style:style>
    <style:style style:name="T137_16" style:family="text">
      <style:text-properties fo:font-style="italic" style:font-style-asian="italic" style:font-style-complex="italic"/>
    </style:style>
    <style:style style:name="T137_17" style:family="text">
      <style:text-properties fo:font-style="italic" style:font-style-asian="italic" style:font-style-complex="italic"/>
    </style:style>
    <style:style style:name="T137_18" style:family="text">
      <style:text-properties fo:font-style="italic" style:font-style-asian="italic" style:font-style-complex="italic"/>
    </style:style>
    <style:style style:name="T137_19" style:family="text">
      <style:text-properties fo:font-style="italic" style:font-style-asian="italic" style:font-style-complex="italic"/>
    </style:style>
    <style:style style:name="T137_20" style:family="text">
      <style:text-properties fo:font-style="italic" style:font-style-asian="italic" style:font-style-complex="italic"/>
    </style:style>
    <style:style style:name="T137_21" style:family="text">
      <style:text-properties fo:font-style="italic" style:font-style-asian="italic" style:font-style-complex="italic"/>
    </style:style>
    <style:style style:name="T137_22" style:family="text">
      <style:text-properties fo:font-style="italic" style:font-style-asian="italic" style:font-style-complex="italic"/>
    </style:style>
    <style:style style:name="T137_23" style:family="text">
      <style:text-properties fo:font-style="italic" style:font-style-asian="italic" style:font-style-complex="italic"/>
    </style:style>
    <style:style style:name="T137_24" style:family="text">
      <style:text-properties fo:font-style="italic" style:font-style-asian="italic" style:font-style-complex="italic"/>
    </style:style>
    <style:style style:name="T137_25" style:family="text">
      <style:text-properties fo:font-style="italic" style:font-style-asian="italic" style:font-style-complex="italic"/>
    </style:style>
    <style:style style:name="T137_26" style:family="text">
      <style:text-properties fo:font-style="italic" style:font-style-asian="italic" style:font-style-complex="italic"/>
    </style:style>
    <style:style style:name="T137_27" style:family="text">
      <style:text-properties fo:font-style="italic" style:font-style-asian="italic" style:font-style-complex="italic"/>
    </style:style>
    <style:style style:name="T137_28" style:family="text">
      <style:text-properties fo:font-style="italic" style:font-style-asian="italic" style:font-style-complex="italic"/>
    </style:style>
    <style:style style:name="T137_29" style:family="text">
      <style:text-properties fo:font-style="italic" style:font-style-asian="italic" style:font-style-complex="italic"/>
    </style:style>
    <style:style style:name="T137_30" style:family="text">
      <style:text-properties fo:font-style="italic" style:font-style-asian="italic" style:font-style-complex="italic"/>
    </style:style>
    <style:style style:name="T137_31" style:family="text">
      <style:text-properties fo:font-style="italic" style:font-style-asian="italic" style:font-style-complex="italic"/>
    </style:style>
    <style:style style:name="T137_32" style:family="text">
      <style:text-properties fo:font-style="italic" style:font-style-asian="italic" style:font-style-complex="italic"/>
    </style:style>
    <style:style style:name="T137_33" style:family="text">
      <style:text-properties fo:font-style="italic" style:font-style-asian="italic" style:font-style-complex="italic"/>
    </style:style>
    <style:style style:name="T137_34" style:family="text">
      <style:text-properties fo:font-style="italic" style:font-style-asian="italic" style:font-style-complex="italic"/>
    </style:style>
    <style:style style:name="T137_35" style:family="text">
      <style:text-properties fo:font-style="italic" style:font-style-asian="italic" style:font-style-complex="italic"/>
    </style:style>
    <style:style style:name="T137_36" style:family="text">
      <style:text-properties fo:font-style="italic" style:font-style-asian="italic" style:font-style-complex="italic"/>
    </style:style>
    <style:style style:name="T137_37" style:family="text">
      <style:text-properties fo:font-style="italic" style:font-style-asian="italic" style:font-style-complex="italic"/>
    </style:style>
    <style:style style:name="T137_38" style:family="text">
      <style:text-properties fo:font-style="italic" style:font-style-asian="italic" style:font-style-complex="italic"/>
    </style:style>
    <style:style style:name="T137_39" style:family="text">
      <style:text-properties fo:font-style="italic" style:font-style-asian="italic" style:font-style-complex="italic"/>
    </style:style>
    <style:style style:name="T137_40" style:family="text">
      <style:text-properties fo:font-style="italic" style:font-style-asian="italic" style:font-style-complex="italic"/>
    </style:style>
    <style:style style:name="T137_41" style:family="text">
      <style:text-properties fo:font-style="italic" style:font-style-asian="italic" style:font-style-complex="italic"/>
    </style:style>
    <style:style style:name="T137_42" style:family="text">
      <style:text-properties fo:font-style="italic" style:font-style-asian="italic" style:font-style-complex="italic"/>
    </style:style>
    <style:style style:name="T137_43" style:family="text">
      <style:text-properties fo:font-style="italic" style:font-style-asian="italic" style:font-style-complex="italic"/>
    </style:style>
    <style:style style:name="T137_44" style:family="text">
      <style:text-properties fo:font-style="italic" style:font-style-asian="italic" style:font-style-complex="italic"/>
    </style:style>
    <style:style style:name="T137_45" style:family="text">
      <style:text-properties fo:font-style="italic" style:font-style-asian="italic" style:font-style-complex="italic"/>
    </style:style>
    <style:style style:name="T137_46" style:family="text">
      <style:text-properties fo:font-style="italic" style:font-style-asian="italic" style:font-style-complex="italic"/>
    </style:style>
    <style:style style:name="T137_47" style:family="text">
      <style:text-properties fo:font-style="italic" style:font-style-asian="italic" style:font-style-complex="italic"/>
    </style:style>
    <style:style style:name="T137_48" style:family="text">
      <style:text-properties fo:font-style="italic" style:font-style-asian="italic" style:font-style-complex="italic"/>
    </style:style>
    <style:style style:name="T137_49" style:family="text">
      <style:text-properties fo:font-style="italic" style:font-style-asian="italic" style:font-style-complex="italic"/>
    </style:style>
    <style:style style:name="T137_50" style:family="text">
      <style:text-properties fo:font-style="italic" style:font-style-asian="italic" style:font-style-complex="italic"/>
    </style:style>
    <style:style style:name="T137_51" style:family="text">
      <style:text-properties fo:font-style="italic" style:font-style-asian="italic" style:font-style-complex="italic"/>
    </style:style>
    <style:style style:name="T137_52" style:family="text">
      <style:text-properties fo:font-style="italic" style:font-style-asian="italic" style:font-style-complex="italic"/>
    </style:style>
    <style:style style:name="T137_53" style:family="text">
      <style:text-properties fo:font-style="italic" style:font-style-asian="italic" style:font-style-complex="italic"/>
    </style:style>
    <style:style style:name="T137_54" style:family="text">
      <style:text-properties fo:font-style="italic" style:font-style-asian="italic" style:font-style-complex="italic"/>
    </style:style>
    <style:style style:name="T137_55" style:family="text">
      <style:text-properties fo:font-style="italic" style:font-style-asian="italic" style:font-style-complex="italic"/>
    </style:style>
    <style:style style:name="T137_56" style:family="text">
      <style:text-properties fo:font-style="italic" style:font-style-asian="italic" style:font-style-complex="italic"/>
    </style:style>
    <style:style style:name="T137_57" style:family="text">
      <style:text-properties fo:font-style="italic" style:font-style-asian="italic" style:font-style-complex="italic"/>
    </style:style>
    <style:style style:name="T137_58" style:family="text">
      <style:text-properties fo:font-style="italic" style:font-style-asian="italic" style:font-style-complex="italic"/>
    </style:style>
    <style:style style:name="T137_59" style:family="text">
      <style:text-properties fo:font-style="italic" style:font-style-asian="italic" style:font-style-complex="italic"/>
    </style:style>
    <style:style style:name="T137_60" style:family="text">
      <style:text-properties fo:font-style="italic" style:font-style-asian="italic" style:font-style-complex="italic"/>
    </style:style>
    <style:style style:name="T137_61" style:family="text">
      <style:text-properties fo:font-style="italic" style:font-style-asian="italic" style:font-style-complex="italic"/>
    </style:style>
    <style:style style:name="T137_62" style:family="text">
      <style:text-properties fo:font-style="italic" style:font-style-asian="italic" style:font-style-complex="italic"/>
    </style:style>
    <style:style style:name="T137_63" style:family="text">
      <style:text-properties fo:font-style="italic" style:font-style-asian="italic" style:font-style-complex="italic"/>
    </style:style>
    <style:style style:name="T137_64" style:family="text">
      <style:text-properties fo:font-style="italic" style:font-style-asian="italic" style:font-style-complex="italic"/>
    </style:style>
    <style:style style:name="T137_65" style:family="text">
      <style:text-properties fo:font-style="italic" style:font-style-asian="italic" style:font-style-complex="italic"/>
    </style:style>
    <style:style style:name="T137_66" style:family="text">
      <style:text-properties fo:font-style="italic" style:font-style-asian="italic" style:font-style-complex="italic"/>
    </style:style>
    <style:style style:name="T137_67" style:family="text">
      <style:text-properties fo:font-style="italic" style:font-style-asian="italic" style:font-style-complex="italic"/>
    </style:style>
    <style:style style:name="T137_68" style:family="text">
      <style:text-properties fo:font-style="italic" style:font-style-asian="italic" style:font-style-complex="italic"/>
    </style:style>
    <style:style style:name="T137_69" style:family="text">
      <style:text-properties fo:font-style="italic" style:font-style-asian="italic" style:font-style-complex="italic"/>
    </style:style>
    <style:style style:name="T137_70" style:family="text">
      <style:text-properties fo:font-style="italic" style:font-style-asian="italic" style:font-style-complex="italic"/>
    </style:style>
    <style:style style:name="T137_71" style:family="text">
      <style:text-properties fo:font-style="italic" style:font-style-asian="italic" style:font-style-complex="italic"/>
    </style:style>
    <style:style style:name="T137_72" style:family="text">
      <style:text-properties fo:font-style="italic" style:font-style-asian="italic" style:font-style-complex="italic"/>
    </style:style>
    <style:style style:name="T137_73" style:family="text">
      <style:text-properties fo:font-style="italic" style:font-style-asian="italic" style:font-style-complex="italic"/>
    </style:style>
    <style:style style:name="T137_74" style:family="text">
      <style:text-properties fo:font-style="italic" style:font-style-asian="italic" style:font-style-complex="italic"/>
    </style:style>
    <style:style style:name="T137_75" style:family="text">
      <style:text-properties fo:font-style="italic" style:font-style-asian="italic" style:font-style-complex="italic"/>
    </style:style>
    <style:style style:name="T137_76" style:family="text">
      <style:text-properties fo:font-style="italic" style:font-style-asian="italic" style:font-style-complex="italic"/>
    </style:style>
    <style:style style:name="T137_77" style:family="text">
      <style:text-properties fo:font-style="italic" style:font-style-asian="italic" style:font-style-complex="italic"/>
    </style:style>
    <style:style style:name="T137_78" style:family="text">
      <style:text-properties fo:font-style="italic" style:font-style-asian="italic" style:font-style-complex="italic"/>
    </style:style>
    <style:style style:name="T137_79" style:family="text">
      <style:text-properties fo:font-style="italic" style:font-style-asian="italic" style:font-style-complex="italic"/>
    </style:style>
    <style:style style:name="T137_80" style:family="text">
      <style:text-properties fo:font-style="italic" style:font-style-asian="italic" style:font-style-complex="italic"/>
    </style:style>
    <style:style style:name="T137_81" style:family="text">
      <style:text-properties fo:font-style="italic" style:font-style-asian="italic" style:font-style-complex="italic"/>
    </style:style>
    <style:style style:name="T137_82" style:family="text">
      <style:text-properties fo:font-style="italic" style:font-style-asian="italic" style:font-style-complex="italic"/>
    </style:style>
    <style:style style:name="T137_83" style:family="text">
      <style:text-properties fo:font-style="italic" style:font-style-asian="italic" style:font-style-complex="italic"/>
    </style:style>
    <style:style style:name="T137_84" style:family="text">
      <style:text-properties fo:font-style="italic" style:font-style-asian="italic" style:font-style-complex="italic"/>
    </style:style>
    <style:style style:name="T137_85" style:family="text">
      <style:text-properties fo:font-style="italic" style:font-style-asian="italic" style:font-style-complex="italic"/>
    </style:style>
    <style:style style:name="T137_86" style:family="text">
      <style:text-properties fo:font-style="italic" style:font-style-asian="italic" style:font-style-complex="italic"/>
    </style:style>
    <style:style style:name="T137_87" style:family="text">
      <style:text-properties fo:font-style="italic" style:font-style-asian="italic" style:font-style-complex="italic"/>
    </style:style>
    <style:style style:name="T137_88" style:family="text">
      <style:text-properties fo:font-style="italic" style:font-style-asian="italic" style:font-style-complex="italic"/>
    </style:style>
    <style:style style:name="T137_89" style:family="text">
      <style:text-properties fo:font-style="italic" style:font-style-asian="italic" style:font-style-complex="italic"/>
    </style:style>
    <style:style style:name="T137_90" style:family="text">
      <style:text-properties fo:font-style="italic" style:font-style-asian="italic" style:font-style-complex="italic"/>
    </style:style>
    <style:style style:name="T137_91" style:family="text">
      <style:text-properties fo:font-style="italic" style:font-style-asian="italic" style:font-style-complex="italic"/>
    </style:style>
    <style:style style:name="T137_92" style:family="text">
      <style:text-properties fo:font-style="italic" style:font-style-asian="italic" style:font-style-complex="italic"/>
    </style:style>
    <style:style style:name="T137_93" style:family="text">
      <style:text-properties fo:font-style="italic" style:font-style-asian="italic" style:font-style-complex="italic"/>
    </style:style>
    <style:style style:name="T137_94" style:family="text">
      <style:text-properties fo:font-style="italic" style:font-style-asian="italic" style:font-style-complex="italic"/>
    </style:style>
    <style:style style:name="T137_95" style:family="text">
      <style:text-properties fo:font-style="italic" style:font-style-asian="italic" style:font-style-complex="italic"/>
    </style:style>
    <style:style style:name="T137_96" style:family="text">
      <style:text-properties fo:font-style="italic" style:font-style-asian="italic" style:font-style-complex="italic"/>
    </style:style>
    <style:style style:name="T137_97" style:family="text">
      <style:text-properties fo:font-style="italic" style:font-style-asian="italic" style:font-style-complex="italic"/>
    </style:style>
    <style:style style:name="T137_98" style:family="text">
      <style:text-properties fo:font-style="italic" style:font-style-asian="italic" style:font-style-complex="italic"/>
    </style:style>
    <style:style style:name="T137_99" style:family="text">
      <style:text-properties fo:font-style="italic" style:font-style-asian="italic" style:font-style-complex="italic"/>
    </style:style>
    <style:style style:name="T137_100" style:family="text">
      <style:text-properties fo:font-style="italic" style:font-style-asian="italic" style:font-style-complex="italic"/>
    </style:style>
    <style:style style:name="T137_101" style:family="text">
      <style:text-properties fo:font-style="italic" style:font-style-asian="italic" style:font-style-complex="italic"/>
    </style:style>
    <style:style style:name="T137_102" style:family="text">
      <style:text-properties fo:font-style="italic" style:font-style-asian="italic" style:font-style-complex="italic"/>
    </style:style>
    <style:style style:name="T137_103" style:family="text">
      <style:text-properties fo:font-style="italic" style:font-style-asian="italic" style:font-style-complex="italic"/>
    </style:style>
    <style:style style:name="T137_104" style:family="text">
      <style:text-properties fo:font-style="italic" style:font-style-asian="italic" style:font-style-complex="italic"/>
    </style:style>
    <style:style style:name="T137_105" style:family="text">
      <style:text-properties fo:font-style="italic" style:font-style-asian="italic" style:font-style-complex="italic"/>
    </style:style>
    <style:style style:name="T137_106" style:family="text">
      <style:text-properties fo:font-style="italic" style:font-style-asian="italic" style:font-style-complex="italic"/>
    </style:style>
    <style:style style:name="T137_107" style:family="text">
      <style:text-properties fo:font-style="italic" style:font-style-asian="italic" style:font-style-complex="italic"/>
    </style:style>
    <style:style style:name="T137_108" style:family="text">
      <style:text-properties fo:font-style="italic" style:font-style-asian="italic" style:font-style-complex="italic"/>
    </style:style>
    <style:style style:name="T137_109" style:family="text">
      <style:text-properties fo:font-style="italic" style:font-style-asian="italic" style:font-style-complex="italic"/>
    </style:style>
    <style:style style:name="T137_110" style:family="text">
      <style:text-properties fo:font-style="italic" style:font-style-asian="italic" style:font-style-complex="italic"/>
    </style:style>
    <style:style style:name="T137_111" style:family="text">
      <style:text-properties fo:font-style="italic" style:font-style-asian="italic" style:font-style-complex="italic"/>
    </style:style>
    <style:style style:name="T137_112" style:family="text">
      <style:text-properties fo:font-style="italic" style:font-style-asian="italic" style:font-style-complex="italic"/>
    </style:style>
    <style:style style:name="T137_113" style:family="text">
      <style:text-properties fo:font-style="italic" style:font-style-asian="italic" style:font-style-complex="italic"/>
    </style:style>
    <style:style style:name="T137_114" style:family="text">
      <style:text-properties fo:font-style="italic" style:font-style-asian="italic" style:font-style-complex="italic"/>
    </style:style>
    <style:style style:name="T137_115" style:family="text">
      <style:text-properties fo:font-style="italic" style:font-style-asian="italic" style:font-style-complex="italic"/>
    </style:style>
    <style:style style:name="T137_116" style:family="text">
      <style:text-properties fo:font-style="italic" style:font-style-asian="italic" style:font-style-complex="italic"/>
    </style:style>
    <style:style style:name="T137_117" style:family="text">
      <style:text-properties fo:font-style="italic" style:font-style-asian="italic" style:font-style-complex="italic"/>
    </style:style>
    <style:style style:name="T137_118" style:family="text">
      <style:text-properties fo:font-style="italic" style:font-style-asian="italic" style:font-style-complex="italic"/>
    </style:style>
    <style:style style:name="T137_119" style:family="text">
      <style:text-properties fo:font-style="italic" style:font-style-asian="italic" style:font-style-complex="italic"/>
    </style:style>
    <style:style style:name="T137_120" style:family="text">
      <style:text-properties fo:font-style="italic" style:font-style-asian="italic" style:font-style-complex="italic"/>
    </style:style>
    <style:style style:name="T137_121" style:family="text">
      <style:text-properties fo:font-style="italic" style:font-style-asian="italic" style:font-style-complex="italic"/>
    </style:style>
    <style:style style:name="T137_122" style:family="text">
      <style:text-properties fo:font-style="italic" style:font-style-asian="italic" style:font-style-complex="italic"/>
    </style:style>
    <style:style style:name="T137_123" style:family="text">
      <style:text-properties fo:font-style="italic" style:font-style-asian="italic" style:font-style-complex="italic"/>
    </style:style>
    <style:style style:name="T137_124" style:family="text">
      <style:text-properties fo:font-style="italic" style:font-style-asian="italic" style:font-style-complex="italic"/>
    </style:style>
    <style:style style:name="T137_125" style:family="text">
      <style:text-properties fo:font-style="italic" style:font-style-asian="italic" style:font-style-complex="italic"/>
    </style:style>
    <style:style style:name="T137_126" style:family="text">
      <style:text-properties fo:font-style="italic" style:font-style-asian="italic" style:font-style-complex="italic"/>
    </style:style>
    <style:style style:name="T137_127" style:family="text">
      <style:text-properties fo:font-style="italic" style:font-style-asian="italic" style:font-style-complex="italic"/>
    </style:style>
    <style:style style:name="T137_128" style:family="text">
      <style:text-properties fo:font-style="italic" style:font-style-asian="italic" style:font-style-complex="italic"/>
    </style:style>
    <style:style style:name="T137_129" style:family="text">
      <style:text-properties fo:font-style="italic" style:font-style-asian="italic" style:font-style-complex="italic"/>
    </style:style>
    <style:style style:name="T137_130" style:family="text">
      <style:text-properties fo:font-style="italic" style:font-style-asian="italic" style:font-style-complex="italic"/>
    </style:style>
    <style:style style:name="T137_131" style:family="text">
      <style:text-properties fo:font-style="italic" style:font-style-asian="italic" style:font-style-complex="italic"/>
    </style:style>
    <style:style style:name="T137_132" style:family="text">
      <style:text-properties fo:font-style="italic" style:font-style-asian="italic" style:font-style-complex="italic"/>
    </style:style>
    <style:style style:name="T137_133" style:family="text">
      <style:text-properties fo:font-style="italic" style:font-style-asian="italic" style:font-style-complex="italic"/>
    </style:style>
    <style:style style:name="T137_134" style:family="text">
      <style:text-properties fo:font-style="italic" style:font-style-asian="italic" style:font-style-complex="italic"/>
    </style:style>
    <style:style style:name="T137_135" style:family="text">
      <style:text-properties fo:font-style="italic" style:font-style-asian="italic" style:font-style-complex="italic"/>
    </style:style>
    <style:style style:name="T137_136" style:family="text">
      <style:text-properties fo:font-style="italic" style:font-style-asian="italic" style:font-style-complex="italic"/>
    </style:style>
    <style:style style:name="T137_137" style:family="text">
      <style:text-properties fo:font-style="italic" style:font-style-asian="italic" style:font-style-complex="italic"/>
    </style:style>
    <style:style style:name="T137_138" style:family="text">
      <style:text-properties fo:font-style="italic" style:font-style-asian="italic" style:font-style-complex="italic"/>
    </style:style>
    <style:style style:name="T137_139" style:family="text">
      <style:text-properties fo:font-style="italic" style:font-style-asian="italic" style:font-style-complex="italic"/>
    </style:style>
    <style:style style:name="T137_140" style:family="text">
      <style:text-properties fo:font-style="italic" style:font-style-asian="italic" style:font-style-complex="italic"/>
    </style:style>
    <style:style style:name="T137_141" style:family="text">
      <style:text-properties fo:font-style="italic" style:font-style-asian="italic" style:font-style-complex="italic"/>
    </style:style>
    <style:style style:name="T137_142" style:family="text">
      <style:text-properties fo:font-style="italic" style:font-style-asian="italic" style:font-style-complex="italic"/>
    </style:style>
    <style:style style:name="T137_143" style:family="text">
      <style:text-properties fo:font-style="italic" style:font-style-asian="italic" style:font-style-complex="italic"/>
    </style:style>
    <style:style style:name="T137_144" style:family="text">
      <style:text-properties fo:font-style="italic" style:font-style-asian="italic" style:font-style-complex="italic"/>
    </style:style>
    <style:style style:name="T137_145" style:family="text">
      <style:text-properties fo:font-style="italic" style:font-style-asian="italic" style:font-style-complex="italic"/>
    </style:style>
    <style:style style:name="T137_146" style:family="text">
      <style:text-properties fo:font-style="italic" style:font-style-asian="italic" style:font-style-complex="italic"/>
    </style:style>
    <style:style style:name="T137_147" style:family="text">
      <style:text-properties fo:font-style="italic" style:font-style-asian="italic" style:font-style-complex="italic"/>
    </style:style>
    <style:style style:name="T137_148" style:family="text">
      <style:text-properties fo:font-style="italic" style:font-style-asian="italic" style:font-style-complex="italic"/>
    </style:style>
    <style:style style:name="T137_149" style:family="text">
      <style:text-properties fo:font-style="italic" style:font-style-asian="italic" style:font-style-complex="italic"/>
    </style:style>
    <style:style style:name="T137_150" style:family="text">
      <style:text-properties fo:font-style="italic" style:font-style-asian="italic" style:font-style-complex="italic"/>
    </style:style>
    <style:style style:name="T137_151" style:family="text">
      <style:text-properties fo:font-style="italic" style:font-style-asian="italic" style:font-style-complex="italic"/>
    </style:style>
    <style:style style:name="T137_152" style:family="text">
      <style:text-properties fo:font-style="italic" style:font-style-asian="italic" style:font-style-complex="italic"/>
    </style:style>
    <style:style style:name="T137_153" style:family="text">
      <style:text-properties fo:font-style="italic" style:font-style-asian="italic" style:font-style-complex="italic"/>
    </style:style>
    <style:style style:name="T137_154" style:family="text">
      <style:text-properties fo:font-style="italic" style:font-style-asian="italic" style:font-style-complex="italic"/>
    </style:style>
    <style:style style:name="T137_155" style:family="text">
      <style:text-properties fo:font-style="italic" style:font-style-asian="italic" style:font-style-complex="italic"/>
    </style:style>
    <style:style style:name="T137_156" style:family="text">
      <style:text-properties fo:font-style="italic" style:font-style-asian="italic" style:font-style-complex="italic"/>
    </style:style>
    <style:style style:name="T137_157" style:family="text">
      <style:text-properties fo:font-style="italic" style:font-style-asian="italic" style:font-style-complex="italic"/>
    </style:style>
    <style:style style:name="T137_158" style:family="text">
      <style:text-properties fo:font-style="italic" style:font-style-asian="italic" style:font-style-complex="italic"/>
    </style:style>
    <style:style style:name="T137_159" style:family="text">
      <style:text-properties fo:font-style="italic" style:font-style-asian="italic" style:font-style-complex="italic"/>
    </style:style>
    <style:style style:name="T137_160" style:family="text">
      <style:text-properties fo:font-style="italic" style:font-style-asian="italic" style:font-style-complex="italic"/>
    </style:style>
    <style:style style:name="T137_161" style:family="text">
      <style:text-properties fo:font-style="italic" style:font-style-asian="italic" style:font-style-complex="italic"/>
    </style:style>
    <style:style style:name="T137_162" style:family="text">
      <style:text-properties fo:font-style="italic" style:font-style-asian="italic" style:font-style-complex="italic"/>
    </style:style>
    <style:style style:name="T137_163" style:family="text">
      <style:text-properties fo:font-style="italic" style:font-style-asian="italic" style:font-style-complex="italic"/>
    </style:style>
    <style:style style:name="T137_164" style:family="text">
      <style:text-properties fo:font-style="italic" style:font-style-asian="italic" style:font-style-complex="italic"/>
    </style:style>
    <style:style style:name="T137_165" style:family="text">
      <style:text-properties fo:font-style="italic" style:font-style-asian="italic" style:font-style-complex="italic"/>
    </style:style>
    <style:style style:name="T137_166" style:family="text">
      <style:text-properties fo:font-style="italic" style:font-style-asian="italic" style:font-style-complex="italic"/>
    </style:style>
    <style:style style:name="T137_167" style:family="text">
      <style:text-properties fo:font-style="italic" style:font-style-asian="italic" style:font-style-complex="italic"/>
    </style:style>
    <style:style style:name="T137_168" style:family="text">
      <style:text-properties fo:font-style="italic" style:font-style-asian="italic" style:font-style-complex="italic"/>
    </style:style>
    <style:style style:name="T137_169" style:family="text">
      <style:text-properties fo:font-style="italic" style:font-style-asian="italic" style:font-style-complex="italic"/>
    </style:style>
    <style:style style:name="T137_170" style:family="text">
      <style:text-properties fo:font-style="italic" style:font-style-asian="italic" style:font-style-complex="italic"/>
    </style:style>
    <style:style style:name="T137_171" style:family="text">
      <style:text-properties fo:font-style="italic" style:font-style-asian="italic" style:font-style-complex="italic"/>
    </style:style>
    <style:style style:name="T137_172" style:family="text">
      <style:text-properties fo:font-style="italic" style:font-style-asian="italic" style:font-style-complex="italic"/>
    </style:style>
    <style:style style:name="T137_173" style:family="text">
      <style:text-properties fo:font-style="italic" style:font-style-asian="italic" style:font-style-complex="italic"/>
    </style:style>
    <style:style style:name="T137_174" style:family="text">
      <style:text-properties fo:font-style="italic" style:font-style-asian="italic" style:font-style-complex="italic"/>
    </style:style>
    <style:style style:name="T137_175" style:family="text">
      <style:text-properties fo:font-style="italic" style:font-style-asian="italic" style:font-style-complex="italic"/>
    </style:style>
    <style:style style:name="T137_176" style:family="text">
      <style:text-properties fo:font-style="italic" style:font-style-asian="italic" style:font-style-complex="italic"/>
    </style:style>
    <style:style style:name="T137_177" style:family="text">
      <style:text-properties fo:font-style="italic" style:font-style-asian="italic" style:font-style-complex="italic"/>
    </style:style>
    <style:style style:name="T137_178" style:family="text">
      <style:text-properties fo:font-style="italic" style:font-style-asian="italic" style:font-style-complex="italic"/>
    </style:style>
    <style:style style:name="T137_179" style:family="text">
      <style:text-properties fo:font-style="italic" style:font-style-asian="italic" style:font-style-complex="italic"/>
    </style:style>
    <style:style style:name="T137_180" style:family="text">
      <style:text-properties fo:font-style="italic" style:font-style-asian="italic" style:font-style-complex="italic"/>
    </style:style>
    <style:style style:name="T137_181" style:family="text">
      <style:text-properties fo:font-style="italic" style:font-style-asian="italic" style:font-style-complex="italic"/>
    </style:style>
    <style:style style:name="T137_182" style:family="text">
      <style:text-properties fo:font-style="italic" style:font-style-asian="italic" style:font-style-complex="italic"/>
    </style:style>
    <style:style style:name="T137_183" style:family="text">
      <style:text-properties fo:font-style="italic" style:font-style-asian="italic" style:font-style-complex="italic"/>
    </style:style>
    <style:style style:name="T137_184" style:family="text">
      <style:text-properties fo:font-style="italic" style:font-style-asian="italic" style:font-style-complex="italic"/>
    </style:style>
    <style:style style:name="T137_185" style:family="text">
      <style:text-properties fo:font-style="italic" style:font-style-asian="italic" style:font-style-complex="italic"/>
    </style:style>
    <style:style style:name="T137_186" style:family="text">
      <style:text-properties fo:font-style="italic" style:font-style-asian="italic" style:font-style-complex="italic"/>
    </style:style>
    <style:style style:name="T137_187" style:family="text">
      <style:text-properties fo:font-style="italic" style:font-style-asian="italic" style:font-style-complex="italic"/>
    </style:style>
    <style:style style:name="T137_188" style:family="text">
      <style:text-properties fo:font-style="italic" style:font-style-asian="italic" style:font-style-complex="italic"/>
    </style:style>
    <style:style style:name="T137_189" style:family="text">
      <style:text-properties fo:font-style="italic" style:font-style-asian="italic" style:font-style-complex="italic"/>
    </style:style>
    <style:style style:name="T137_190" style:family="text">
      <style:text-properties fo:font-style="italic" style:font-style-asian="italic" style:font-style-complex="italic"/>
    </style:style>
    <style:style style:name="T137_191" style:family="text">
      <style:text-properties fo:font-style="italic" style:font-style-asian="italic" style:font-style-complex="italic"/>
    </style:style>
    <style:style style:name="T137_192" style:family="text">
      <style:text-properties fo:font-style="italic" style:font-style-asian="italic" style:font-style-complex="italic"/>
    </style:style>
    <style:style style:name="T137_193" style:family="text">
      <style:text-properties fo:font-style="italic" style:font-style-asian="italic" style:font-style-complex="italic"/>
    </style:style>
    <style:style style:name="T137_194" style:family="text">
      <style:text-properties fo:font-style="italic" style:font-style-asian="italic" style:font-style-complex="italic"/>
    </style:style>
    <style:style style:name="T137_195" style:family="text">
      <style:text-properties fo:font-style="italic" style:font-style-asian="italic" style:font-style-complex="italic"/>
    </style:style>
    <style:style style:name="T137_196" style:family="text">
      <style:text-properties fo:font-style="italic" style:font-style-asian="italic" style:font-style-complex="italic"/>
    </style:style>
    <style:style style:name="T137_197" style:family="text">
      <style:text-properties fo:font-style="italic" style:font-style-asian="italic" style:font-style-complex="italic"/>
    </style:style>
    <style:style style:name="T137_198" style:family="text">
      <style:text-properties fo:font-style="italic" style:font-style-asian="italic" style:font-style-complex="italic"/>
    </style:style>
    <style:style style:name="T137_199" style:family="text">
      <style:text-properties fo:font-style="italic" style:font-style-asian="italic" style:font-style-complex="italic"/>
    </style:style>
    <style:style style:name="T137_200" style:family="text">
      <style:text-properties fo:font-style="italic" style:font-style-asian="italic" style:font-style-complex="italic"/>
    </style:style>
    <style:style style:name="T137_201" style:family="text">
      <style:text-properties fo:font-style="italic" style:font-style-asian="italic" style:font-style-complex="italic"/>
    </style:style>
    <style:style style:name="T137_202" style:family="text">
      <style:text-properties fo:font-style="italic" style:font-style-asian="italic" style:font-style-complex="italic"/>
    </style:style>
    <style:style style:name="T137_203" style:family="text">
      <style:text-properties fo:font-style="italic" style:font-style-asian="italic" style:font-style-complex="italic"/>
    </style:style>
    <style:style style:name="T137_204" style:family="text">
      <style:text-properties fo:font-style="italic" style:font-style-asian="italic" style:font-style-complex="italic"/>
    </style:style>
    <style:style style:name="T137_205" style:family="text">
      <style:text-properties fo:font-style="italic" style:font-style-asian="italic" style:font-style-complex="italic"/>
    </style:style>
    <style:style style:name="T137_206" style:family="text">
      <style:text-properties fo:font-style="italic" style:font-style-asian="italic" style:font-style-complex="italic"/>
    </style:style>
    <style:style style:name="T137_207" style:family="text">
      <style:text-properties fo:font-style="italic" style:font-style-asian="italic" style:font-style-complex="italic"/>
    </style:style>
    <style:style style:name="T137_208" style:family="text">
      <style:text-properties fo:font-style="italic" style:font-style-asian="italic" style:font-style-complex="italic"/>
    </style:style>
    <style:style style:name="T137_209" style:family="text">
      <style:text-properties fo:font-style="italic" style:font-style-asian="italic" style:font-style-complex="italic"/>
    </style:style>
    <style:style style:name="T137_210" style:family="text">
      <style:text-properties fo:font-style="italic" style:font-style-asian="italic" style:font-style-complex="italic"/>
    </style:style>
    <style:style style:name="T137_211" style:family="text">
      <style:text-properties fo:font-style="italic" style:font-style-asian="italic" style:font-style-complex="italic"/>
    </style:style>
    <style:style style:name="T137_212" style:family="text">
      <style:text-properties fo:font-style="italic" style:font-style-asian="italic" style:font-style-complex="italic"/>
    </style:style>
    <style:style style:name="T137_213" style:family="text">
      <style:text-properties fo:font-style="italic" style:font-style-asian="italic" style:font-style-complex="italic"/>
    </style:style>
    <style:style style:name="T137_214" style:family="text">
      <style:text-properties fo:font-style="italic" style:font-style-asian="italic" style:font-style-complex="italic"/>
    </style:style>
    <style:style style:name="T137_215" style:family="text">
      <style:text-properties fo:font-style="italic" style:font-style-asian="italic" style:font-style-complex="italic"/>
    </style:style>
    <style:style style:name="T137_216" style:family="text">
      <style:text-properties fo:font-style="italic" style:font-style-asian="italic" style:font-style-complex="italic"/>
    </style:style>
    <style:style style:name="T137_217" style:family="text">
      <style:text-properties fo:font-style="italic" style:font-style-asian="italic" style:font-style-complex="italic"/>
    </style:style>
    <style:style style:name="T137_218" style:family="text">
      <style:text-properties fo:font-style="italic" style:font-style-asian="italic" style:font-style-complex="italic"/>
    </style:style>
    <style:style style:name="T137_219" style:family="text">
      <style:text-properties fo:font-style="italic" style:font-style-asian="italic" style:font-style-complex="italic"/>
    </style:style>
    <style:style style:name="T137_220" style:family="text">
      <style:text-properties fo:font-style="italic" style:font-style-asian="italic" style:font-style-complex="italic"/>
    </style:style>
    <style:style style:name="T137_221" style:family="text">
      <style:text-properties fo:font-style="italic" style:font-style-asian="italic" style:font-style-complex="italic"/>
    </style:style>
    <style:style style:name="T137_222" style:family="text">
      <style:text-properties fo:font-style="italic" style:font-style-asian="italic" style:font-style-complex="italic"/>
    </style:style>
    <style:style style:name="T137_223" style:family="text">
      <style:text-properties fo:font-style="italic" style:font-style-asian="italic" style:font-style-complex="italic"/>
    </style:style>
    <style:style style:name="T137_224" style:family="text">
      <style:text-properties fo:font-style="italic" style:font-style-asian="italic" style:font-style-complex="italic"/>
    </style:style>
    <style:style style:name="T137_225" style:family="text">
      <style:text-properties fo:font-style="italic" style:font-style-asian="italic" style:font-style-complex="italic"/>
    </style:style>
    <style:style style:name="T137_226" style:family="text">
      <style:text-properties fo:font-style="italic" style:font-style-asian="italic" style:font-style-complex="italic"/>
    </style:style>
    <style:style style:name="T137_227" style:family="text">
      <style:text-properties fo:font-style="italic" style:font-style-asian="italic" style:font-style-complex="italic"/>
    </style:style>
    <style:style style:name="T137_228" style:family="text">
      <style:text-properties fo:font-style="italic" style:font-style-asian="italic" style:font-style-complex="italic"/>
    </style:style>
    <style:style style:name="T137_229" style:family="text">
      <style:text-properties fo:font-style="italic" style:font-style-asian="italic" style:font-style-complex="italic"/>
    </style:style>
    <style:style style:name="T137_230" style:family="text">
      <style:text-properties fo:font-style="italic" style:font-style-asian="italic" style:font-style-complex="italic"/>
    </style:style>
    <style:style style:name="T137_231" style:family="text">
      <style:text-properties fo:font-style="italic" style:font-style-asian="italic" style:font-style-complex="italic"/>
    </style:style>
    <style:style style:name="T137_232" style:family="text">
      <style:text-properties fo:font-style="italic" style:font-style-asian="italic" style:font-style-complex="italic"/>
    </style:style>
    <style:style style:name="T137_233" style:family="text">
      <style:text-properties fo:font-style="italic" style:font-style-asian="italic" style:font-style-complex="italic"/>
    </style:style>
    <style:style style:name="T137_234" style:family="text">
      <style:text-properties fo:font-style="italic" style:font-style-asian="italic" style:font-style-complex="italic"/>
    </style:style>
    <style:style style:name="T137_235" style:family="text">
      <style:text-properties fo:font-style="italic" style:font-style-asian="italic" style:font-style-complex="italic"/>
    </style:style>
    <style:style style:name="T137_236" style:family="text">
      <style:text-properties fo:font-style="italic" style:font-style-asian="italic" style:font-style-complex="italic"/>
    </style:style>
    <style:style style:name="T137_237" style:family="text">
      <style:text-properties fo:font-style="italic" style:font-style-asian="italic" style:font-style-complex="italic"/>
    </style:style>
    <style:style style:name="T137_238" style:family="text">
      <style:text-properties fo:font-style="italic" style:font-style-asian="italic" style:font-style-complex="italic"/>
    </style:style>
    <style:style style:name="T137_239" style:family="text">
      <style:text-properties fo:font-style="italic" style:font-style-asian="italic" style:font-style-complex="italic"/>
    </style:style>
    <style:style style:name="T137_240" style:family="text">
      <style:text-properties fo:font-style="italic" style:font-style-asian="italic" style:font-style-complex="italic"/>
    </style:style>
    <style:style style:name="T137_241" style:family="text">
      <style:text-properties fo:font-style="italic" style:font-style-asian="italic" style:font-style-complex="italic"/>
    </style:style>
    <style:style style:name="T137_242" style:family="text">
      <style:text-properties fo:font-style="italic" style:font-style-asian="italic" style:font-style-complex="italic"/>
    </style:style>
    <style:style style:name="T137_243" style:family="text">
      <style:text-properties fo:font-style="italic" style:font-style-asian="italic" style:font-style-complex="italic"/>
    </style:style>
    <style:style style:name="T137_244" style:family="text">
      <style:text-properties fo:font-style="italic" style:font-style-asian="italic" style:font-style-complex="italic"/>
    </style:style>
    <style:style style:name="T137_245" style:family="text">
      <style:text-properties fo:font-style="italic" style:font-style-asian="italic" style:font-style-complex="italic"/>
    </style:style>
    <style:style style:name="T137_246" style:family="text">
      <style:text-properties fo:font-style="italic" style:font-style-asian="italic" style:font-style-complex="italic"/>
    </style:style>
    <style:style style:name="T137_247" style:family="text">
      <style:text-properties fo:font-style="italic" style:font-style-asian="italic" style:font-style-complex="italic"/>
    </style:style>
    <style:style style:name="T137_248" style:family="text">
      <style:text-properties fo:font-style="italic" style:font-style-asian="italic" style:font-style-complex="italic"/>
    </style:style>
    <style:style style:name="T137_249" style:family="text">
      <style:text-properties fo:font-style="italic" style:font-style-asian="italic" style:font-style-complex="italic"/>
    </style:style>
    <style:style style:name="T137_250" style:family="text">
      <style:text-properties fo:font-style="italic" style:font-style-asian="italic" style:font-style-complex="italic"/>
    </style:style>
    <style:style style:name="T137_251" style:family="text">
      <style:text-properties fo:font-style="italic" style:font-style-asian="italic" style:font-style-complex="italic"/>
    </style:style>
    <style:style style:name="T137_252" style:family="text">
      <style:text-properties fo:font-style="italic" style:font-style-asian="italic" style:font-style-complex="italic"/>
    </style:style>
    <style:style style:name="T137_253" style:family="text">
      <style:text-properties fo:font-style="italic" style:font-style-asian="italic" style:font-style-complex="italic"/>
    </style:style>
    <style:style style:name="T137_254" style:family="text">
      <style:text-properties fo:font-style="italic" style:font-style-asian="italic" style:font-style-complex="italic"/>
    </style:style>
    <style:style style:name="T137_255" style:family="text">
      <style:text-properties fo:font-style="italic" style:font-style-asian="italic" style:font-style-complex="italic"/>
    </style:style>
    <style:style style:name="T137_256" style:family="text">
      <style:text-properties fo:font-style="italic" style:font-style-asian="italic" style:font-style-complex="italic"/>
    </style:style>
    <style:style style:name="T137_257" style:family="text">
      <style:text-properties fo:font-style="italic" style:font-style-asian="italic" style:font-style-complex="italic"/>
    </style:style>
    <style:style style:name="T137_258" style:family="text">
      <style:text-properties fo:font-style="italic" style:font-style-asian="italic" style:font-style-complex="italic"/>
    </style:style>
    <style:style style:name="T137_259" style:family="text">
      <style:text-properties fo:font-style="italic" style:font-style-asian="italic" style:font-style-complex="italic"/>
    </style:style>
    <style:style style:name="T137_260" style:family="text">
      <style:text-properties fo:font-style="italic" style:font-style-asian="italic" style:font-style-complex="italic"/>
    </style:style>
    <style:style style:name="T137_261" style:family="text">
      <style:text-properties fo:font-style="italic" style:font-style-asian="italic" style:font-style-complex="italic"/>
    </style:style>
    <style:style style:name="T137_262" style:family="text">
      <style:text-properties fo:font-style="italic" style:font-style-asian="italic" style:font-style-complex="italic"/>
    </style:style>
    <style:style style:name="T137_263" style:family="text">
      <style:text-properties fo:font-style="italic" style:font-style-asian="italic" style:font-style-complex="italic"/>
    </style:style>
    <style:style style:name="T137_264" style:family="text">
      <style:text-properties fo:font-style="italic" style:font-style-asian="italic" style:font-style-complex="italic"/>
    </style:style>
    <style:style style:name="T137_265" style:family="text">
      <style:text-properties fo:font-style="italic" style:font-style-asian="italic" style:font-style-complex="italic"/>
    </style:style>
    <style:style style:name="T137_266" style:family="text">
      <style:text-properties fo:font-style="italic" style:font-style-asian="italic" style:font-style-complex="italic"/>
    </style:style>
    <style:style style:name="T137_267" style:family="text">
      <style:text-properties fo:font-style="italic" style:font-style-asian="italic" style:font-style-complex="italic"/>
    </style:style>
    <style:style style:name="T137_268" style:family="text">
      <style:text-properties fo:font-style="italic" style:font-style-asian="italic" style:font-style-complex="italic"/>
    </style:style>
    <style:style style:name="T137_269" style:family="text">
      <style:text-properties fo:font-style="italic" style:font-style-asian="italic" style:font-style-complex="italic"/>
    </style:style>
    <style:style style:name="T137_270" style:family="text">
      <style:text-properties fo:font-style="italic" style:font-style-asian="italic" style:font-style-complex="italic"/>
    </style:style>
    <style:style style:name="T137_271" style:family="text">
      <style:text-properties fo:font-style="italic" style:font-style-asian="italic" style:font-style-complex="italic"/>
    </style:style>
    <style:style style:name="T137_272" style:family="text">
      <style:text-properties fo:font-style="italic" style:font-style-asian="italic" style:font-style-complex="italic"/>
    </style:style>
    <style:style style:name="T137_273" style:family="text">
      <style:text-properties fo:font-style="italic" style:font-style-asian="italic" style:font-style-complex="italic"/>
    </style:style>
    <style:style style:name="T137_274" style:family="text">
      <style:text-properties fo:font-style="italic" style:font-style-asian="italic" style:font-style-complex="italic"/>
    </style:style>
    <style:style style:name="T137_275" style:family="text">
      <style:text-properties fo:font-style="italic" style:font-style-asian="italic" style:font-style-complex="italic"/>
    </style:style>
    <style:style style:name="T137_276" style:family="text">
      <style:text-properties fo:font-style="italic" style:font-style-asian="italic" style:font-style-complex="italic"/>
    </style:style>
    <style:style style:name="T137_277" style:family="text">
      <style:text-properties fo:font-style="italic" style:font-style-asian="italic" style:font-style-complex="italic"/>
    </style:style>
    <style:style style:name="T137_278" style:family="text">
      <style:text-properties fo:font-style="italic" style:font-style-asian="italic" style:font-style-complex="italic"/>
    </style:style>
    <style:style style:name="T137_279" style:family="text">
      <style:text-properties fo:font-style="italic" style:font-style-asian="italic" style:font-style-complex="italic"/>
    </style:style>
    <style:style style:name="T137_280" style:family="text">
      <style:text-properties fo:font-style="italic" style:font-style-asian="italic" style:font-style-complex="italic"/>
    </style:style>
    <style:style style:name="T137_281" style:family="text">
      <style:text-properties fo:font-style="italic" style:font-style-asian="italic" style:font-style-complex="italic"/>
    </style:style>
    <style:style style:name="T137_282" style:family="text">
      <style:text-properties fo:font-style="italic" style:font-style-asian="italic" style:font-style-complex="italic"/>
    </style:style>
    <style:style style:name="T137_283" style:family="text">
      <style:text-properties fo:font-style="italic" style:font-style-asian="italic" style:font-style-complex="italic"/>
    </style:style>
    <style:style style:name="T137_284" style:family="text">
      <style:text-properties fo:font-style="italic" style:font-style-asian="italic" style:font-style-complex="italic"/>
    </style:style>
    <style:style style:name="T137_285" style:family="text">
      <style:text-properties fo:font-style="italic" style:font-style-asian="italic" style:font-style-complex="italic"/>
    </style:style>
    <style:style style:name="T137_286" style:family="text">
      <style:text-properties fo:font-style="italic" style:font-style-asian="italic" style:font-style-complex="italic"/>
    </style:style>
    <style:style style:name="T137_287" style:family="text">
      <style:text-properties fo:font-style="italic" style:font-style-asian="italic" style:font-style-complex="italic"/>
    </style:style>
    <style:style style:name="T137_288" style:family="text">
      <style:text-properties fo:font-style="italic" style:font-style-asian="italic" style:font-style-complex="italic"/>
    </style:style>
    <style:style style:name="T137_289" style:family="text">
      <style:text-properties fo:font-style="italic" style:font-style-asian="italic" style:font-style-complex="italic"/>
    </style:style>
    <style:style style:name="T137_290" style:family="text">
      <style:text-properties fo:font-style="italic" style:font-style-asian="italic" style:font-style-complex="italic"/>
    </style:style>
    <style:style style:name="T137_291" style:family="text">
      <style:text-properties fo:font-style="italic" style:font-style-asian="italic" style:font-style-complex="italic"/>
    </style:style>
    <style:style style:name="T137_292" style:family="text">
      <style:text-properties fo:font-style="italic" style:font-style-asian="italic" style:font-style-complex="italic"/>
    </style:style>
    <style:style style:name="T137_293" style:family="text">
      <style:text-properties fo:font-style="italic" style:font-style-asian="italic" style:font-style-complex="italic"/>
    </style:style>
    <style:style style:name="T137_294" style:family="text">
      <style:text-properties fo:font-style="italic" style:font-style-asian="italic" style:font-style-complex="italic"/>
    </style:style>
    <style:style style:name="T137_295" style:family="text">
      <style:text-properties fo:font-style="italic" style:font-style-asian="italic" style:font-style-complex="italic"/>
    </style:style>
    <style:style style:name="T137_296" style:family="text">
      <style:text-properties fo:font-style="italic" style:font-style-asian="italic" style:font-style-complex="italic"/>
    </style:style>
    <style:style style:name="T137_297" style:family="text">
      <style:text-properties fo:font-style="italic" style:font-style-asian="italic" style:font-style-complex="italic"/>
    </style:style>
    <style:style style:name="T137_298" style:family="text">
      <style:text-properties fo:font-style="italic" style:font-style-asian="italic" style:font-style-complex="italic"/>
    </style:style>
    <style:style style:name="T137_299" style:family="text">
      <style:text-properties fo:font-style="italic" style:font-style-asian="italic" style:font-style-complex="italic"/>
    </style:style>
    <style:style style:name="T137_300" style:family="text">
      <style:text-properties fo:font-style="italic" style:font-style-asian="italic" style:font-style-complex="italic"/>
    </style:style>
    <style:style style:name="T137_301" style:family="text">
      <style:text-properties fo:font-style="italic" style:font-style-asian="italic" style:font-style-complex="italic"/>
    </style:style>
    <style:style style:name="T137_302" style:family="text">
      <style:text-properties fo:font-style="italic" style:font-style-asian="italic" style:font-style-complex="italic"/>
    </style:style>
    <style:style style:name="T137_303" style:family="text">
      <style:text-properties fo:font-style="italic" style:font-style-asian="italic" style:font-style-complex="italic"/>
    </style:style>
    <style:style style:name="T137_304" style:family="text">
      <style:text-properties fo:font-style="italic" style:font-style-asian="italic" style:font-style-complex="italic"/>
    </style:style>
    <style:style style:name="T137_305" style:family="text">
      <style:text-properties fo:font-style="italic" style:font-style-asian="italic" style:font-style-complex="italic"/>
    </style:style>
    <style:style style:name="T137_306" style:family="text">
      <style:text-properties fo:font-style="italic" style:font-style-asian="italic" style:font-style-complex="italic"/>
    </style:style>
    <style:style style:name="T137_307" style:family="text">
      <style:text-properties fo:font-style="italic" style:font-style-asian="italic" style:font-style-complex="italic"/>
    </style:style>
    <style:style style:name="T137_308" style:family="text">
      <style:text-properties fo:font-style="italic" style:font-style-asian="italic" style:font-style-complex="italic"/>
    </style:style>
    <style:style style:name="T137_309" style:family="text">
      <style:text-properties fo:font-style="italic" style:font-style-asian="italic" style:font-style-complex="italic"/>
    </style:style>
    <style:style style:name="T137_310" style:family="text">
      <style:text-properties fo:font-style="italic" style:font-style-asian="italic" style:font-style-complex="italic"/>
    </style:style>
    <style:style style:name="T137_311" style:family="text">
      <style:text-properties fo:font-style="italic" style:font-style-asian="italic" style:font-style-complex="italic"/>
    </style:style>
    <style:style style:name="T137_312" style:family="text">
      <style:text-properties fo:font-style="italic" style:font-style-asian="italic" style:font-style-complex="italic"/>
    </style:style>
    <style:style style:name="T137_313" style:family="text">
      <style:text-properties fo:font-style="italic" style:font-style-asian="italic" style:font-style-complex="italic"/>
    </style:style>
    <style:style style:name="T137_314" style:family="text">
      <style:text-properties fo:font-style="italic" style:font-style-asian="italic" style:font-style-complex="italic"/>
    </style:style>
    <style:style style:name="T137_315" style:family="text">
      <style:text-properties fo:font-style="italic" style:font-style-asian="italic" style:font-style-complex="italic"/>
    </style:style>
    <style:style style:name="T137_316" style:family="text">
      <style:text-properties fo:font-style="italic" style:font-style-asian="italic" style:font-style-complex="italic"/>
    </style:style>
    <style:style style:name="T137_317" style:family="text">
      <style:text-properties fo:font-style="italic" style:font-style-asian="italic" style:font-style-complex="italic"/>
    </style:style>
    <style:style style:name="T137_318" style:family="text">
      <style:text-properties fo:font-style="italic" style:font-style-asian="italic" style:font-style-complex="italic"/>
    </style:style>
    <style:style style:name="T137_319" style:family="text">
      <style:text-properties fo:font-style="italic" style:font-style-asian="italic" style:font-style-complex="italic"/>
    </style:style>
    <style:style style:name="T137_320" style:family="text">
      <style:text-properties fo:font-style="italic" style:font-style-asian="italic" style:font-style-complex="italic"/>
    </style:style>
    <style:style style:name="T137_321" style:family="text">
      <style:text-properties fo:font-style="italic" style:font-style-asian="italic" style:font-style-complex="italic"/>
    </style:style>
    <style:style style:name="T137_322" style:family="text">
      <style:text-properties fo:font-style="italic" style:font-style-asian="italic" style:font-style-complex="italic"/>
    </style:style>
    <style:style style:name="T137_323" style:family="text">
      <style:text-properties fo:font-style="italic" style:font-style-asian="italic" style:font-style-complex="italic"/>
    </style:style>
    <style:style style:name="T137_324" style:family="text">
      <style:text-properties fo:font-style="italic" style:font-style-asian="italic" style:font-style-complex="italic"/>
    </style:style>
    <style:style style:name="T137_325" style:family="text">
      <style:text-properties fo:font-style="italic" style:font-style-asian="italic" style:font-style-complex="italic"/>
    </style:style>
    <style:style style:name="T137_326" style:family="text">
      <style:text-properties fo:font-style="italic" style:font-style-asian="italic" style:font-style-complex="italic"/>
    </style:style>
    <style:style style:name="T137_327" style:family="text">
      <style:text-properties fo:font-style="italic" style:font-style-asian="italic" style:font-style-complex="italic"/>
    </style:style>
    <style:style style:name="T137_328" style:family="text">
      <style:text-properties fo:font-style="italic" style:font-style-asian="italic" style:font-style-complex="italic"/>
    </style:style>
    <style:style style:name="T137_329" style:family="text">
      <style:text-properties fo:font-style="italic" style:font-style-asian="italic" style:font-style-complex="italic"/>
    </style:style>
    <style:style style:name="T137_330" style:family="text">
      <style:text-properties fo:font-style="italic" style:font-style-asian="italic" style:font-style-complex="italic"/>
    </style:style>
    <style:style style:name="T137_331" style:family="text">
      <style:text-properties fo:font-style="italic" style:font-style-asian="italic" style:font-style-complex="italic"/>
    </style:style>
    <style:style style:name="T137_332" style:family="text">
      <style:text-properties fo:font-style="italic" style:font-style-asian="italic" style:font-style-complex="italic"/>
    </style:style>
    <style:style style:name="T137_333" style:family="text">
      <style:text-properties fo:font-style="italic" style:font-style-asian="italic" style:font-style-complex="italic"/>
    </style:style>
    <style:style style:name="T137_334" style:family="text">
      <style:text-properties fo:font-style="italic" style:font-style-asian="italic" style:font-style-complex="italic"/>
    </style:style>
    <style:style style:name="T137_335" style:family="text">
      <style:text-properties fo:font-style="italic" style:font-style-asian="italic" style:font-style-complex="italic"/>
    </style:style>
    <style:style style:name="T137_336" style:family="text">
      <style:text-properties fo:font-style="italic" style:font-style-asian="italic" style:font-style-complex="italic"/>
    </style:style>
    <style:style style:name="T137_337" style:family="text">
      <style:text-properties fo:font-style="italic" style:font-style-asian="italic" style:font-style-complex="italic"/>
    </style:style>
    <style:style style:name="T137_338" style:family="text">
      <style:text-properties fo:font-style="italic" style:font-style-asian="italic" style:font-style-complex="italic"/>
    </style:style>
    <style:style style:name="T137_339" style:family="text">
      <style:text-properties fo:font-style="italic" style:font-style-asian="italic" style:font-style-complex="italic"/>
    </style:style>
    <style:style style:name="T137_340" style:family="text">
      <style:text-properties fo:font-style="italic" style:font-style-asian="italic" style:font-style-complex="italic"/>
    </style:style>
    <style:style style:name="T137_341" style:family="text">
      <style:text-properties fo:font-style="italic" style:font-style-asian="italic" style:font-style-complex="italic"/>
    </style:style>
    <style:style style:name="T137_342" style:family="text">
      <style:text-properties fo:font-style="italic" style:font-style-asian="italic" style:font-style-complex="italic"/>
    </style:style>
    <style:style style:name="T137_343" style:family="text">
      <style:text-properties fo:font-style="italic" style:font-style-asian="italic" style:font-style-complex="italic"/>
    </style:style>
    <style:style style:name="T137_344" style:family="text">
      <style:text-properties fo:font-style="italic" style:font-style-asian="italic" style:font-style-complex="italic"/>
    </style:style>
    <style:style style:name="T137_345" style:family="text">
      <style:text-properties fo:font-style="italic" style:font-style-asian="italic" style:font-style-complex="italic"/>
    </style:style>
    <style:style style:name="T137_346" style:family="text">
      <style:text-properties fo:font-style="italic" style:font-style-asian="italic" style:font-style-complex="italic"/>
    </style:style>
    <style:style style:name="T137_347" style:family="text">
      <style:text-properties fo:font-style="italic" style:font-style-asian="italic" style:font-style-complex="italic"/>
    </style:style>
    <style:style style:name="T137_348" style:family="text">
      <style:text-properties fo:font-style="italic" style:font-style-asian="italic" style:font-style-complex="italic"/>
    </style:style>
    <style:style style:name="T137_349" style:family="text">
      <style:text-properties fo:font-style="italic" style:font-style-asian="italic" style:font-style-complex="italic"/>
    </style:style>
    <style:style style:name="T137_350" style:family="text">
      <style:text-properties fo:font-style="italic" style:font-style-asian="italic" style:font-style-complex="italic"/>
    </style:style>
    <style:style style:name="T137_351" style:family="text">
      <style:text-properties fo:font-style="italic" style:font-style-asian="italic" style:font-style-complex="italic"/>
    </style:style>
    <style:style style:name="T137_352" style:family="text">
      <style:text-properties fo:font-style="italic" style:font-style-asian="italic" style:font-style-complex="italic"/>
    </style:style>
    <style:style style:name="T137_353" style:family="text">
      <style:text-properties fo:font-style="italic" style:font-style-asian="italic" style:font-style-complex="italic"/>
    </style:style>
    <style:style style:name="T137_354" style:family="text">
      <style:text-properties fo:font-style="italic" style:font-style-asian="italic" style:font-style-complex="italic"/>
    </style:style>
    <style:style style:name="T137_355" style:family="text">
      <style:text-properties fo:font-style="italic" style:font-style-asian="italic" style:font-style-complex="italic"/>
    </style:style>
    <style:style style:name="T137_356" style:family="text">
      <style:text-properties fo:font-style="italic" style:font-style-asian="italic" style:font-style-complex="italic"/>
    </style:style>
    <style:style style:name="T137_357" style:family="text">
      <style:text-properties fo:font-style="italic" style:font-style-asian="italic" style:font-style-complex="italic"/>
    </style:style>
    <style:style style:name="T137_358" style:family="text">
      <style:text-properties fo:font-style="italic" style:font-style-asian="italic" style:font-style-complex="italic"/>
    </style:style>
    <style:style style:name="T137_359" style:family="text">
      <style:text-properties fo:font-style="italic" style:font-style-asian="italic" style:font-style-complex="italic"/>
    </style:style>
    <style:style style:name="T137_360" style:family="text">
      <style:text-properties fo:font-style="italic" style:font-style-asian="italic" style:font-style-complex="italic"/>
    </style:style>
    <style:style style:name="T137_361" style:family="text">
      <style:text-properties fo:font-style="italic" style:font-style-asian="italic" style:font-style-complex="italic"/>
    </style:style>
    <style:style style:name="T137_362" style:family="text">
      <style:text-properties fo:font-style="italic" style:font-style-asian="italic" style:font-style-complex="italic"/>
    </style:style>
    <style:style style:name="T137_363" style:family="text">
      <style:text-properties fo:font-style="italic" style:font-style-asian="italic" style:font-style-complex="italic"/>
    </style:style>
    <style:style style:name="T137_364" style:family="text">
      <style:text-properties fo:font-style="italic" style:font-style-asian="italic" style:font-style-complex="italic"/>
    </style:style>
    <style:style style:name="T137_365" style:family="text">
      <style:text-properties fo:font-style="italic" style:font-style-asian="italic" style:font-style-complex="italic"/>
    </style:style>
    <style:style style:name="T137_366" style:family="text">
      <style:text-properties fo:font-style="italic" style:font-style-asian="italic" style:font-style-complex="italic"/>
    </style:style>
    <style:style style:name="T137_367" style:family="text">
      <style:text-properties fo:font-style="italic" style:font-style-asian="italic" style:font-style-complex="italic"/>
    </style:style>
    <style:style style:name="T137_368" style:family="text">
      <style:text-properties fo:font-style="italic" style:font-style-asian="italic" style:font-style-complex="italic"/>
    </style:style>
    <style:style style:name="T137_369" style:family="text">
      <style:text-properties fo:font-style="italic" style:font-style-asian="italic" style:font-style-complex="italic"/>
    </style:style>
    <style:style style:name="T137_370" style:family="text">
      <style:text-properties fo:font-style="italic" style:font-style-asian="italic" style:font-style-complex="italic"/>
    </style:style>
    <style:style style:name="T137_371" style:family="text">
      <style:text-properties fo:font-style="italic" style:font-style-asian="italic" style:font-style-complex="italic"/>
    </style:style>
    <style:style style:name="T137_372" style:family="text">
      <style:text-properties fo:font-style="italic" style:font-style-asian="italic" style:font-style-complex="italic"/>
    </style:style>
    <style:style style:name="T137_373" style:family="text">
      <style:text-properties fo:font-style="italic" style:font-style-asian="italic" style:font-style-complex="italic"/>
    </style:style>
    <style:style style:name="T137_374" style:family="text">
      <style:text-properties fo:font-style="italic" style:font-style-asian="italic" style:font-style-complex="italic"/>
    </style:style>
    <style:style style:name="T137_375" style:family="text">
      <style:text-properties fo:font-style="italic" style:font-style-asian="italic" style:font-style-complex="italic"/>
    </style:style>
    <style:style style:name="T137_376" style:family="text">
      <style:text-properties fo:font-style="italic" style:font-style-asian="italic" style:font-style-complex="italic"/>
    </style:style>
    <style:style style:name="T137_377" style:family="text">
      <style:text-properties fo:font-style="italic" style:font-style-asian="italic" style:font-style-complex="italic"/>
    </style:style>
    <style:style style:name="T137_378" style:family="text">
      <style:text-properties fo:font-style="italic" style:font-style-asian="italic" style:font-style-complex="italic"/>
    </style:style>
    <style:style style:name="T137_379" style:family="text">
      <style:text-properties fo:font-style="italic" style:font-style-asian="italic" style:font-style-complex="italic"/>
    </style:style>
    <style:style style:name="T137_380" style:family="text">
      <style:text-properties fo:font-style="italic" style:font-style-asian="italic" style:font-style-complex="italic"/>
    </style:style>
    <style:style style:name="T137_381" style:family="text">
      <style:text-properties fo:font-style="italic" style:font-style-asian="italic" style:font-style-complex="italic"/>
    </style:style>
    <style:style style:name="T137_382" style:family="text">
      <style:text-properties fo:font-style="italic" style:font-style-asian="italic" style:font-style-complex="italic"/>
    </style:style>
    <style:style style:name="T137_383" style:family="text">
      <style:text-properties fo:font-style="italic" style:font-style-asian="italic" style:font-style-complex="italic"/>
    </style:style>
    <style:style style:name="T137_384" style:family="text">
      <style:text-properties fo:font-style="italic" style:font-style-asian="italic" style:font-style-complex="italic"/>
    </style:style>
    <style:style style:name="T137_385" style:family="text">
      <style:text-properties fo:font-style="italic" style:font-style-asian="italic" style:font-style-complex="italic"/>
    </style:style>
    <style:style style:name="T137_386" style:family="text">
      <style:text-properties fo:font-style="italic" style:font-style-asian="italic" style:font-style-complex="italic"/>
    </style:style>
    <style:style style:name="T137_387" style:family="text">
      <style:text-properties fo:font-style="italic" style:font-style-asian="italic" style:font-style-complex="italic"/>
    </style:style>
    <style:style style:name="T137_388" style:family="text">
      <style:text-properties fo:font-style="italic" style:font-style-asian="italic" style:font-style-complex="italic"/>
    </style:style>
    <style:style style:name="T137_389" style:family="text">
      <style:text-properties fo:font-style="italic" style:font-style-asian="italic" style:font-style-complex="italic"/>
    </style:style>
    <style:style style:name="T137_390" style:family="text">
      <style:text-properties fo:font-style="italic" style:font-style-asian="italic" style:font-style-complex="italic"/>
    </style:style>
    <style:style style:name="T137_391" style:family="text">
      <style:text-properties fo:font-style="italic" style:font-style-asian="italic" style:font-style-complex="italic"/>
    </style:style>
    <style:style style:name="T137_392" style:family="text">
      <style:text-properties fo:font-style="italic" style:font-style-asian="italic" style:font-style-complex="italic"/>
    </style:style>
    <style:style style:name="T137_393" style:family="text">
      <style:text-properties fo:font-style="italic" style:font-style-asian="italic" style:font-style-complex="italic"/>
    </style:style>
    <style:style style:name="T137_394" style:family="text">
      <style:text-properties fo:font-style="italic" style:font-style-asian="italic" style:font-style-complex="italic"/>
    </style:style>
    <style:style style:name="T137_395" style:family="text">
      <style:text-properties fo:font-style="italic" style:font-style-asian="italic" style:font-style-complex="italic"/>
    </style:style>
    <style:style style:name="T137_396" style:family="text">
      <style:text-properties fo:font-style="italic" style:font-style-asian="italic" style:font-style-complex="italic"/>
    </style:style>
    <style:style style:name="T137_397" style:family="text">
      <style:text-properties fo:font-style="italic" style:font-style-asian="italic" style:font-style-complex="italic"/>
    </style:style>
    <style:style style:name="T137_398" style:family="text">
      <style:text-properties fo:font-style="italic" style:font-style-asian="italic" style:font-style-complex="italic"/>
    </style:style>
    <style:style style:name="T137_399" style:family="text">
      <style:text-properties fo:font-style="italic" style:font-style-asian="italic" style:font-style-complex="italic"/>
    </style:style>
    <style:style style:name="T137_400" style:family="text">
      <style:text-properties fo:font-style="italic" style:font-style-asian="italic" style:font-style-complex="italic"/>
    </style:style>
    <style:style style:name="T137_401" style:family="text">
      <style:text-properties fo:font-style="italic" style:font-style-asian="italic" style:font-style-complex="italic"/>
    </style:style>
    <style:style style:name="T137_402" style:family="text">
      <style:text-properties fo:font-style="italic" style:font-style-asian="italic" style:font-style-complex="italic"/>
    </style:style>
    <style:style style:name="T137_403" style:family="text">
      <style:text-properties fo:font-style="italic" style:font-style-asian="italic" style:font-style-complex="italic"/>
    </style:style>
    <style:style style:name="T137_404" style:family="text">
      <style:text-properties fo:font-style="italic" style:font-style-asian="italic" style:font-style-complex="italic"/>
    </style:style>
    <style:style style:name="T137_405" style:family="text">
      <style:text-properties fo:font-style="italic" style:font-style-asian="italic" style:font-style-complex="italic"/>
    </style:style>
    <style:style style:name="T137_406" style:family="text">
      <style:text-properties fo:font-style="italic" style:font-style-asian="italic" style:font-style-complex="italic"/>
    </style:style>
    <style:style style:name="T137_407" style:family="text">
      <style:text-properties fo:font-style="italic" style:font-style-asian="italic" style:font-style-complex="italic"/>
    </style:style>
    <style:style style:name="T137_408" style:family="text">
      <style:text-properties fo:font-style="italic" style:font-style-asian="italic" style:font-style-complex="italic"/>
    </style:style>
    <style:style style:name="T137_409" style:family="text">
      <style:text-properties fo:font-style="italic" style:font-style-asian="italic" style:font-style-complex="italic"/>
    </style:style>
    <style:style style:name="T137_410" style:family="text">
      <style:text-properties fo:font-style="italic" style:font-style-asian="italic" style:font-style-complex="italic"/>
    </style:style>
    <style:style style:name="T137_411" style:family="text">
      <style:text-properties fo:font-style="italic" style:font-style-asian="italic" style:font-style-complex="italic"/>
    </style:style>
    <style:style style:name="T137_412" style:family="text">
      <style:text-properties fo:font-style="italic" style:font-style-asian="italic" style:font-style-complex="italic"/>
    </style:style>
    <style:style style:name="T137_413" style:family="text">
      <style:text-properties fo:font-style="italic" style:font-style-asian="italic" style:font-style-complex="italic"/>
    </style:style>
    <style:style style:name="T137_414" style:family="text">
      <style:text-properties fo:font-style="italic" style:font-style-asian="italic" style:font-style-complex="italic"/>
    </style:style>
    <style:style style:name="T137_415" style:family="text">
      <style:text-properties fo:font-style="italic" style:font-style-asian="italic" style:font-style-complex="italic"/>
    </style:style>
    <style:style style:name="T137_416" style:family="text">
      <style:text-properties fo:font-style="italic" style:font-style-asian="italic" style:font-style-complex="italic"/>
    </style:style>
    <style:style style:name="T137_417" style:family="text">
      <style:text-properties fo:font-style="italic" style:font-style-asian="italic" style:font-style-complex="italic"/>
    </style:style>
    <style:style style:name="T137_418" style:family="text">
      <style:text-properties fo:font-style="italic" style:font-style-asian="italic" style:font-style-complex="italic"/>
    </style:style>
    <style:style style:name="T137_419" style:family="text">
      <style:text-properties fo:font-style="italic" style:font-style-asian="italic" style:font-style-complex="italic"/>
    </style:style>
    <style:style style:name="T137_420" style:family="text">
      <style:text-properties fo:font-style="italic" style:font-style-asian="italic" style:font-style-complex="italic"/>
    </style:style>
    <style:style style:name="T137_421" style:family="text">
      <style:text-properties fo:font-style="italic" style:font-style-asian="italic" style:font-style-complex="italic"/>
    </style:style>
    <style:style style:name="T137_422" style:family="text">
      <style:text-properties fo:font-style="italic" style:font-style-asian="italic" style:font-style-complex="italic"/>
    </style:style>
    <style:style style:name="T137_423" style:family="text">
      <style:text-properties fo:font-style="italic" style:font-style-asian="italic" style:font-style-complex="italic"/>
    </style:style>
    <style:style style:name="T137_424" style:family="text">
      <style:text-properties fo:font-style="italic" style:font-style-asian="italic" style:font-style-complex="italic"/>
    </style:style>
    <style:style style:name="T137_425" style:family="text">
      <style:text-properties fo:font-style="italic" style:font-style-asian="italic" style:font-style-complex="italic"/>
    </style:style>
    <style:style style:name="T137_426" style:family="text">
      <style:text-properties fo:font-style="italic" style:font-style-asian="italic" style:font-style-complex="italic"/>
    </style:style>
    <style:style style:name="T137_427" style:family="text">
      <style:text-properties fo:font-style="italic" style:font-style-asian="italic" style:font-style-complex="italic"/>
    </style:style>
    <style:style style:name="T137_428" style:family="text">
      <style:text-properties fo:font-style="italic" style:font-style-asian="italic" style:font-style-complex="italic"/>
    </style:style>
    <style:style style:name="T137_429" style:family="text">
      <style:text-properties fo:font-style="italic" style:font-style-asian="italic" style:font-style-complex="italic"/>
    </style:style>
    <style:style style:name="T137_430" style:family="text">
      <style:text-properties fo:font-style="italic" style:font-style-asian="italic" style:font-style-complex="italic"/>
    </style:style>
    <style:style style:name="T137_431" style:family="text">
      <style:text-properties fo:font-style="italic" style:font-style-asian="italic" style:font-style-complex="italic"/>
    </style:style>
    <style:style style:name="T137_432" style:family="text">
      <style:text-properties fo:font-style="italic" style:font-style-asian="italic" style:font-style-complex="italic"/>
    </style:style>
    <style:style style:name="T137_433" style:family="text">
      <style:text-properties fo:font-style="italic" style:font-style-asian="italic" style:font-style-complex="italic"/>
    </style:style>
    <style:style style:name="T137_434" style:family="text">
      <style:text-properties fo:font-style="italic" style:font-style-asian="italic" style:font-style-complex="italic"/>
    </style:style>
    <style:style style:name="T137_435" style:family="text">
      <style:text-properties fo:font-style="italic" style:font-style-asian="italic" style:font-style-complex="italic"/>
    </style:style>
    <style:style style:name="T137_436" style:family="text">
      <style:text-properties fo:font-style="italic" style:font-style-asian="italic" style:font-style-complex="italic"/>
    </style:style>
    <style:style style:name="T137_437" style:family="text">
      <style:text-properties fo:font-style="italic" style:font-style-asian="italic" style:font-style-complex="italic"/>
    </style:style>
    <style:style style:name="T137_438" style:family="text">
      <style:text-properties fo:font-style="italic" style:font-style-asian="italic" style:font-style-complex="italic"/>
    </style:style>
    <style:style style:name="T137_439" style:family="text">
      <style:text-properties fo:font-style="italic" style:font-style-asian="italic" style:font-style-complex="italic"/>
    </style:style>
    <style:style style:name="T137_440" style:family="text">
      <style:text-properties fo:font-style="italic" style:font-style-asian="italic" style:font-style-complex="italic"/>
    </style:style>
    <style:style style:name="T137_441" style:family="text">
      <style:text-properties fo:font-style="italic" style:font-style-asian="italic" style:font-style-complex="italic"/>
    </style:style>
    <style:style style:name="T137_442" style:family="text">
      <style:text-properties fo:font-style="italic" style:font-style-asian="italic" style:font-style-complex="italic"/>
    </style:style>
    <style:style style:name="T137_443" style:family="text">
      <style:text-properties fo:font-style="italic" style:font-style-asian="italic" style:font-style-complex="italic"/>
    </style:style>
    <style:style style:name="T137_444" style:family="text">
      <style:text-properties fo:font-style="italic" style:font-style-asian="italic" style:font-style-complex="italic"/>
    </style:style>
    <style:style style:name="T137_445" style:family="text">
      <style:text-properties fo:font-style="italic" style:font-style-asian="italic" style:font-style-complex="italic"/>
    </style:style>
    <style:style style:name="T137_446" style:family="text">
      <style:text-properties fo:font-style="italic" style:font-style-asian="italic" style:font-style-complex="italic"/>
    </style:style>
    <style:style style:name="T137_447" style:family="text">
      <style:text-properties fo:font-style="italic" style:font-style-asian="italic" style:font-style-complex="italic"/>
    </style:style>
    <style:style style:name="T137_448" style:family="text">
      <style:text-properties fo:font-style="italic" style:font-style-asian="italic" style:font-style-complex="italic"/>
    </style:style>
    <style:style style:name="T137_449" style:family="text">
      <style:text-properties fo:font-style="italic" style:font-style-asian="italic" style:font-style-complex="italic"/>
    </style:style>
    <style:style style:name="T137_450" style:family="text">
      <style:text-properties fo:font-style="italic" style:font-style-asian="italic" style:font-style-complex="italic"/>
    </style:style>
    <style:style style:name="T137_451" style:family="text">
      <style:text-properties fo:font-style="italic" style:font-style-asian="italic" style:font-style-complex="italic"/>
    </style:style>
    <style:style style:name="T137_452" style:family="text">
      <style:text-properties fo:font-style="italic" style:font-style-asian="italic" style:font-style-complex="italic"/>
    </style:style>
    <style:style style:name="T137_453" style:family="text">
      <style:text-properties fo:font-style="italic" style:font-style-asian="italic" style:font-style-complex="italic"/>
    </style:style>
    <style:style style:name="T137_454" style:family="text">
      <style:text-properties fo:font-style="italic" style:font-style-asian="italic" style:font-style-complex="italic"/>
    </style:style>
    <style:style style:name="T137_455" style:family="text">
      <style:text-properties fo:font-style="italic" style:font-style-asian="italic" style:font-style-complex="italic"/>
    </style:style>
    <style:style style:name="T137_456" style:family="text">
      <style:text-properties fo:font-style="italic" style:font-style-asian="italic" style:font-style-complex="italic"/>
    </style:style>
    <style:style style:name="T137_457" style:family="text">
      <style:text-properties fo:font-style="italic" style:font-style-asian="italic" style:font-style-complex="italic"/>
    </style:style>
    <style:style style:name="T137_458" style:family="text">
      <style:text-properties fo:font-style="italic" style:font-style-asian="italic" style:font-style-complex="italic"/>
    </style:style>
    <style:style style:name="T137_459" style:family="text">
      <style:text-properties fo:font-style="italic" style:font-style-asian="italic" style:font-style-complex="italic"/>
    </style:style>
    <style:style style:name="T137_460" style:family="text">
      <style:text-properties fo:font-style="italic" style:font-style-asian="italic" style:font-style-complex="italic"/>
    </style:style>
    <style:style style:name="T137_461" style:family="text">
      <style:text-properties fo:font-style="italic" style:font-style-asian="italic" style:font-style-complex="italic"/>
    </style:style>
    <style:style style:name="T137_462" style:family="text">
      <style:text-properties fo:font-style="italic" style:font-style-asian="italic" style:font-style-complex="italic"/>
    </style:style>
    <style:style style:name="T137_463" style:family="text">
      <style:text-properties fo:font-style="italic" style:font-style-asian="italic" style:font-style-complex="italic"/>
    </style:style>
    <style:style style:name="T137_464" style:family="text">
      <style:text-properties fo:font-style="italic" style:font-style-asian="italic" style:font-style-complex="italic"/>
    </style:style>
    <style:style style:name="T137_465" style:family="text">
      <style:text-properties fo:font-style="italic" style:font-style-asian="italic" style:font-style-complex="italic"/>
    </style:style>
    <style:style style:name="T137_466" style:family="text">
      <style:text-properties fo:font-style="italic" style:font-style-asian="italic" style:font-style-complex="italic"/>
    </style:style>
    <style:style style:name="T137_467" style:family="text">
      <style:text-properties fo:font-style="italic" style:font-style-asian="italic" style:font-style-complex="italic"/>
    </style:style>
    <style:style style:name="T137_468" style:family="text">
      <style:text-properties fo:font-style="italic" style:font-style-asian="italic" style:font-style-complex="italic"/>
    </style:style>
    <style:style style:name="T137_469" style:family="text">
      <style:text-properties fo:font-style="italic" style:font-style-asian="italic" style:font-style-complex="italic"/>
    </style:style>
    <style:style style:name="T137_470" style:family="text">
      <style:text-properties fo:font-style="italic" style:font-style-asian="italic" style:font-style-complex="italic"/>
    </style:style>
    <style:style style:name="T137_471" style:family="text">
      <style:text-properties fo:font-style="italic" style:font-style-asian="italic" style:font-style-complex="italic"/>
    </style:style>
    <style:style style:name="T137_472" style:family="text">
      <style:text-properties fo:font-style="italic" style:font-style-asian="italic" style:font-style-complex="italic"/>
    </style:style>
    <style:style style:name="T137_473" style:family="text">
      <style:text-properties fo:font-style="italic" style:font-style-asian="italic" style:font-style-complex="italic"/>
    </style:style>
    <style:style style:name="T137_474" style:family="text">
      <style:text-properties fo:font-style="italic" style:font-style-asian="italic" style:font-style-complex="italic"/>
    </style:style>
    <style:style style:name="T137_475" style:family="text">
      <style:text-properties fo:font-style="italic" style:font-style-asian="italic" style:font-style-complex="italic"/>
    </style:style>
    <style:style style:name="T137_476" style:family="text">
      <style:text-properties fo:font-style="italic" style:font-style-asian="italic" style:font-style-complex="italic"/>
    </style:style>
    <style:style style:name="T137_477" style:family="text">
      <style:text-properties fo:font-style="italic" style:font-style-asian="italic" style:font-style-complex="italic"/>
    </style:style>
    <style:style style:name="T137_478" style:family="text">
      <style:text-properties fo:font-style="italic" style:font-style-asian="italic" style:font-style-complex="italic"/>
    </style:style>
    <style:style style:name="T137_479" style:family="text">
      <style:text-properties fo:font-style="italic" style:font-style-asian="italic" style:font-style-complex="italic"/>
    </style:style>
    <style:style style:name="T137_480" style:family="text">
      <style:text-properties fo:font-style="italic" style:font-style-asian="italic" style:font-style-complex="italic"/>
    </style:style>
    <style:style style:name="T137_481" style:family="text">
      <style:text-properties fo:font-style="italic" style:font-style-asian="italic" style:font-style-complex="italic"/>
    </style:style>
    <style:style style:name="T137_482" style:family="text">
      <style:text-properties fo:font-style="italic" style:font-style-asian="italic" style:font-style-complex="italic"/>
    </style:style>
    <style:style style:name="T137_483" style:family="text">
      <style:text-properties fo:font-style="italic" style:font-style-asian="italic" style:font-style-complex="italic"/>
    </style:style>
    <style:style style:name="T137_484" style:family="text">
      <style:text-properties fo:font-style="italic" style:font-style-asian="italic" style:font-style-complex="italic"/>
    </style:style>
    <style:style style:name="T137_485" style:family="text">
      <style:text-properties fo:font-style="italic" style:font-style-asian="italic" style:font-style-complex="italic"/>
    </style:style>
    <style:style style:name="T137_486" style:family="text">
      <style:text-properties fo:font-style="italic" style:font-style-asian="italic" style:font-style-complex="italic"/>
    </style:style>
    <style:style style:name="T137_487" style:family="text">
      <style:text-properties fo:font-style="italic" style:font-style-asian="italic" style:font-style-complex="italic"/>
    </style:style>
    <style:style style:name="T137_488" style:family="text">
      <style:text-properties fo:font-style="italic" style:font-style-asian="italic" style:font-style-complex="italic"/>
    </style:style>
    <style:style style:name="T137_489" style:family="text">
      <style:text-properties fo:font-style="italic" style:font-style-asian="italic" style:font-style-complex="italic"/>
    </style:style>
    <style:style style:name="T137_490" style:family="text">
      <style:text-properties fo:font-style="italic" style:font-style-asian="italic" style:font-style-complex="italic"/>
    </style:style>
    <style:style style:name="T137_491" style:family="text">
      <style:text-properties fo:font-style="italic" style:font-style-asian="italic" style:font-style-complex="italic"/>
    </style:style>
    <style:style style:name="T137_492" style:family="text">
      <style:text-properties fo:font-style="italic" style:font-style-asian="italic" style:font-style-complex="italic"/>
    </style:style>
    <style:style style:name="T137_493" style:family="text">
      <style:text-properties fo:font-style="italic" style:font-style-asian="italic" style:font-style-complex="italic"/>
    </style:style>
    <style:style style:name="T137_494" style:family="text">
      <style:text-properties fo:font-style="italic" style:font-style-asian="italic" style:font-style-complex="italic"/>
    </style:style>
    <style:style style:name="T137_495" style:family="text">
      <style:text-properties fo:font-style="italic" style:font-style-asian="italic" style:font-style-complex="italic"/>
    </style:style>
    <style:style style:name="T137_496" style:family="text">
      <style:text-properties fo:font-style="italic" style:font-style-asian="italic" style:font-style-complex="italic"/>
    </style:style>
    <style:style style:name="T137_497" style:family="text">
      <style:text-properties fo:font-style="italic" style:font-style-asian="italic" style:font-style-complex="italic"/>
    </style:style>
    <style:style style:name="T137_498" style:family="text">
      <style:text-properties fo:font-style="italic" style:font-style-asian="italic" style:font-style-complex="italic"/>
    </style:style>
    <style:style style:name="T137_499" style:family="text">
      <style:text-properties fo:font-style="italic" style:font-style-asian="italic" style:font-style-complex="italic"/>
    </style:style>
    <style:style style:name="T137_500" style:family="text">
      <style:text-properties fo:font-style="italic" style:font-style-asian="italic" style:font-style-complex="italic"/>
    </style:style>
    <style:style style:name="T137_501" style:family="text">
      <style:text-properties fo:font-style="italic" style:font-style-asian="italic" style:font-style-complex="italic"/>
    </style:style>
    <style:style style:name="T137_502" style:family="text">
      <style:text-properties fo:font-style="italic" style:font-style-asian="italic" style:font-style-complex="italic"/>
    </style:style>
    <style:style style:name="T137_503" style:family="text">
      <style:text-properties fo:font-style="italic" style:font-style-asian="italic" style:font-style-complex="italic"/>
    </style:style>
    <style:style style:name="T137_504" style:family="text">
      <style:text-properties fo:font-style="italic" style:font-style-asian="italic" style:font-style-complex="italic"/>
    </style:style>
    <style:style style:name="T137_505" style:family="text">
      <style:text-properties fo:font-style="italic" style:font-style-asian="italic" style:font-style-complex="italic"/>
    </style:style>
    <style:style style:name="T137_506" style:family="text">
      <style:text-properties fo:font-style="italic" style:font-style-asian="italic" style:font-style-complex="italic"/>
    </style:style>
    <style:style style:name="T137_507" style:family="text">
      <style:text-properties fo:font-style="italic" style:font-style-asian="italic" style:font-style-complex="italic"/>
    </style:style>
    <style:style style:name="T137_508" style:family="text">
      <style:text-properties fo:font-style="italic" style:font-style-asian="italic" style:font-style-complex="italic"/>
    </style:style>
    <style:style style:name="T137_509" style:family="text">
      <style:text-properties fo:font-style="italic" style:font-style-asian="italic" style:font-style-complex="italic"/>
    </style:style>
    <style:style style:name="T137_510" style:family="text">
      <style:text-properties fo:font-style="italic" style:font-style-asian="italic" style:font-style-complex="italic"/>
    </style:style>
    <style:style style:name="T137_511" style:family="text">
      <style:text-properties fo:font-style="italic" style:font-style-asian="italic" style:font-style-complex="italic"/>
    </style:style>
    <style:style style:name="T137_512" style:family="text">
      <style:text-properties fo:font-style="italic" style:font-style-asian="italic" style:font-style-complex="italic"/>
    </style:style>
    <style:style style:name="T137_513" style:family="text">
      <style:text-properties fo:font-style="italic" style:font-style-asian="italic" style:font-style-complex="italic"/>
    </style:style>
    <style:style style:name="T137_514" style:family="text">
      <style:text-properties fo:font-style="italic" style:font-style-asian="italic" style:font-style-complex="italic"/>
    </style:style>
    <style:style style:name="T137_515" style:family="text">
      <style:text-properties fo:font-style="italic" style:font-style-asian="italic" style:font-style-complex="italic"/>
    </style:style>
    <style:style style:name="T137_516" style:family="text">
      <style:text-properties fo:font-style="italic" style:font-style-asian="italic" style:font-style-complex="italic"/>
    </style:style>
    <style:style style:name="T137_517" style:family="text">
      <style:text-properties fo:font-style="italic" style:font-style-asian="italic" style:font-style-complex="italic"/>
    </style:style>
    <style:style style:name="T137_518" style:family="text">
      <style:text-properties fo:font-style="italic" style:font-style-asian="italic" style:font-style-complex="italic"/>
    </style:style>
    <style:style style:name="T137_519" style:family="text">
      <style:text-properties fo:font-style="italic" style:font-style-asian="italic" style:font-style-complex="italic"/>
    </style:style>
    <style:style style:name="T137_520" style:family="text">
      <style:text-properties fo:font-style="italic" style:font-style-asian="italic" style:font-style-complex="italic"/>
    </style:style>
    <style:style style:name="T137_521" style:family="text">
      <style:text-properties fo:font-style="italic" style:font-style-asian="italic" style:font-style-complex="italic"/>
    </style:style>
    <style:style style:name="T137_522" style:family="text">
      <style:text-properties fo:font-style="italic" style:font-style-asian="italic" style:font-style-complex="italic"/>
    </style:style>
    <style:style style:name="T137_523" style:family="text">
      <style:text-properties fo:font-style="italic" style:font-style-asian="italic" style:font-style-complex="italic"/>
    </style:style>
    <style:style style:name="T137_524" style:family="text">
      <style:text-properties fo:font-style="italic" style:font-style-asian="italic" style:font-style-complex="italic"/>
    </style:style>
    <style:style style:name="T137_525" style:family="text">
      <style:text-properties fo:font-style="italic" style:font-style-asian="italic" style:font-style-complex="italic"/>
    </style:style>
    <style:style style:name="T137_526" style:family="text">
      <style:text-properties fo:font-style="italic" style:font-style-asian="italic" style:font-style-complex="italic"/>
    </style:style>
    <style:style style:name="T137_527" style:family="text">
      <style:text-properties fo:font-style="italic" style:font-style-asian="italic" style:font-style-complex="italic"/>
    </style:style>
    <style:style style:name="T137_528" style:family="text">
      <style:text-properties fo:font-style="italic" style:font-style-asian="italic" style:font-style-complex="italic"/>
    </style:style>
    <style:style style:name="T137_529" style:family="text">
      <style:text-properties fo:font-style="italic" style:font-style-asian="italic" style:font-style-complex="italic"/>
    </style:style>
    <style:style style:name="T137_530" style:family="text">
      <style:text-properties fo:font-style="italic" style:font-style-asian="italic" style:font-style-complex="italic"/>
    </style:style>
    <style:style style:name="T137_531" style:family="text">
      <style:text-properties fo:font-style="italic" style:font-style-asian="italic" style:font-style-complex="italic"/>
    </style:style>
    <style:style style:name="T137_532" style:family="text">
      <style:text-properties fo:font-style="italic" style:font-style-asian="italic" style:font-style-complex="italic"/>
    </style:style>
    <style:style style:name="T137_533" style:family="text">
      <style:text-properties fo:font-style="italic" style:font-style-asian="italic" style:font-style-complex="italic"/>
    </style:style>
    <style:style style:name="T137_534" style:family="text">
      <style:text-properties fo:font-style="italic" style:font-style-asian="italic" style:font-style-complex="italic"/>
    </style:style>
    <style:style style:name="T137_535" style:family="text">
      <style:text-properties fo:font-style="italic" style:font-style-asian="italic" style:font-style-complex="italic"/>
    </style:style>
    <style:style style:name="T137_536" style:family="text">
      <style:text-properties fo:font-style="italic" style:font-style-asian="italic" style:font-style-complex="italic"/>
    </style:style>
    <style:style style:name="T137_537" style:family="text">
      <style:text-properties fo:font-style="italic" style:font-style-asian="italic" style:font-style-complex="italic"/>
    </style:style>
    <style:style style:name="T137_538" style:family="text">
      <style:text-properties fo:font-style="italic" style:font-style-asian="italic" style:font-style-complex="italic"/>
    </style:style>
    <style:style style:name="T137_539" style:family="text">
      <style:text-properties fo:font-style="italic" style:font-style-asian="italic" style:font-style-complex="italic"/>
    </style:style>
    <style:style style:name="T137_540" style:family="text">
      <style:text-properties fo:font-style="italic" style:font-style-asian="italic" style:font-style-complex="italic"/>
    </style:style>
    <style:style style:name="T137_541" style:family="text">
      <style:text-properties fo:font-style="italic" style:font-style-asian="italic" style:font-style-complex="italic"/>
    </style:style>
    <style:style style:name="T137_542" style:family="text">
      <style:text-properties fo:font-style="italic" style:font-style-asian="italic" style:font-style-complex="italic"/>
    </style:style>
    <style:style style:name="T137_543" style:family="text">
      <style:text-properties fo:font-style="italic" style:font-style-asian="italic" style:font-style-complex="italic"/>
    </style:style>
    <style:style style:name="T137_544" style:family="text">
      <style:text-properties fo:font-style="italic" style:font-style-asian="italic" style:font-style-complex="italic"/>
    </style:style>
    <style:style style:name="T137_545" style:family="text">
      <style:text-properties fo:font-style="italic" style:font-style-asian="italic" style:font-style-complex="italic"/>
    </style:style>
    <style:style style:name="T137_546" style:family="text">
      <style:text-properties fo:font-style="italic" style:font-style-asian="italic" style:font-style-complex="italic"/>
    </style:style>
    <style:style style:name="T137_547" style:family="text">
      <style:text-properties fo:font-style="italic" style:font-style-asian="italic" style:font-style-complex="italic"/>
    </style:style>
    <style:style style:name="T137_548" style:family="text">
      <style:text-properties fo:font-style="italic" style:font-style-asian="italic" style:font-style-complex="italic"/>
    </style:style>
    <style:style style:name="T137_549" style:family="text">
      <style:text-properties fo:font-style="italic" style:font-style-asian="italic" style:font-style-complex="italic"/>
    </style:style>
    <style:style style:name="T137_550" style:family="text">
      <style:text-properties fo:font-style="italic" style:font-style-asian="italic" style:font-style-complex="italic"/>
    </style:style>
    <style:style style:name="T137_551" style:family="text">
      <style:text-properties fo:font-style="italic" style:font-style-asian="italic" style:font-style-complex="italic"/>
    </style:style>
    <style:style style:name="T137_552" style:family="text">
      <style:text-properties fo:font-style="italic" style:font-style-asian="italic" style:font-style-complex="italic"/>
    </style:style>
    <style:style style:name="T137_553" style:family="text">
      <style:text-properties fo:font-style="italic" style:font-style-asian="italic" style:font-style-complex="italic"/>
    </style:style>
    <style:style style:name="T137_554" style:family="text">
      <style:text-properties fo:font-style="italic" style:font-style-asian="italic" style:font-style-complex="italic"/>
    </style:style>
    <style:style style:name="T137_555" style:family="text">
      <style:text-properties fo:font-style="italic" style:font-style-asian="italic" style:font-style-complex="italic"/>
    </style:style>
    <style:style style:name="T137_556" style:family="text">
      <style:text-properties fo:font-style="italic" style:font-style-asian="italic" style:font-style-complex="italic"/>
    </style:style>
    <style:style style:name="T137_557" style:family="text">
      <style:text-properties fo:font-style="italic" style:font-style-asian="italic" style:font-style-complex="italic"/>
    </style:style>
    <style:style style:name="T137_558" style:family="text">
      <style:text-properties fo:font-style="italic" style:font-style-asian="italic" style:font-style-complex="italic"/>
    </style:style>
    <style:style style:name="T137_559" style:family="text">
      <style:text-properties fo:font-style="italic" style:font-style-asian="italic" style:font-style-complex="italic"/>
    </style:style>
    <style:style style:name="T137_560" style:family="text">
      <style:text-properties fo:font-style="italic" style:font-style-asian="italic" style:font-style-complex="italic"/>
    </style:style>
    <style:style style:name="T137_561" style:family="text">
      <style:text-properties fo:font-style="italic" style:font-style-asian="italic" style:font-style-complex="italic"/>
    </style:style>
    <style:style style:name="T137_562" style:family="text">
      <style:text-properties fo:font-style="italic" style:font-style-asian="italic" style:font-style-complex="italic"/>
    </style:style>
    <style:style style:name="T137_563" style:family="text">
      <style:text-properties fo:font-style="italic" style:font-style-asian="italic" style:font-style-complex="italic"/>
    </style:style>
    <style:style style:name="T137_564" style:family="text">
      <style:text-properties fo:font-style="italic" style:font-style-asian="italic" style:font-style-complex="italic"/>
    </style:style>
    <style:style style:name="T137_565" style:family="text">
      <style:text-properties fo:font-style="italic" style:font-style-asian="italic" style:font-style-complex="italic"/>
    </style:style>
    <style:style style:name="T137_566" style:family="text">
      <style:text-properties fo:font-style="italic" style:font-style-asian="italic" style:font-style-complex="italic"/>
    </style:style>
    <style:style style:name="P138" style:family="paragraph" style:parent-style-name="Standard">
      <style:paragraph-properties fo:text-align="justify"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20%" fo:margin-bottom="0.6cm" style:writing-mode="lr-tb"/>
    </style:style>
    <style:style style:name="T140_1" style:family="text"/>
    <style:style style:name="T140_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3" style:family="text"/>
    <style:style style:name="T140_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5" style:family="text"/>
    <style:style style:name="T140_6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7" style:family="text"/>
    <style:style style:name="T140_8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9" style:family="text"/>
    <style:style style:name="T140_10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11" style:family="text"/>
    <style:style style:name="T140_1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13" style:family="text"/>
    <style:style style:name="T140_1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15" style:family="text"/>
    <style:style style:name="T140_16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17" style:family="text"/>
    <style:style style:name="T140_18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19" style:family="text"/>
    <style:style style:name="T140_20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21" style:family="text"/>
    <style:style style:name="T140_2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23" style:family="text"/>
    <style:style style:name="T140_2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25" style:family="text"/>
    <style:style style:name="T140_26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0_27" style:family="text">
      <style:text-properties fo:background-color="#ffffff" fo:color="#009933"/>
    </style:style>
    <style:style style:name="T140_28" style:family="text">
      <style:text-properties fo:background-color="#ffffff" fo:color="#009933"/>
    </style:style>
    <style:style style:name="T140_29" style:family="text">
      <style:text-properties fo:background-color="#ffffff" fo:color="#009933"/>
    </style:style>
    <style:style style:name="T140_30" style:family="text">
      <style:text-properties fo:background-color="#ffffff" fo:color="#009933"/>
    </style:style>
    <style:style style:name="T140_31" style:family="text">
      <style:text-properties fo:background-color="#ffffff" fo:color="#009933"/>
    </style:style>
    <style:style style:name="T140_32" style:family="text">
      <style:text-properties fo:background-color="#ffffff" fo:color="#009933"/>
    </style:style>
    <style:style style:name="T140_33" style:family="text">
      <style:text-properties fo:background-color="#ffffff" fo:color="#009933"/>
    </style:style>
    <style:style style:name="T140_34" style:family="text">
      <style:text-properties fo:background-color="#ffffff" fo:color="#009933"/>
    </style:style>
    <style:style style:name="T140_35" style:family="text">
      <style:text-properties fo:background-color="#ffffff" fo:color="#009933"/>
    </style:style>
    <style:style style:name="T140_36" style:family="text">
      <style:text-properties fo:background-color="#ffffff" fo:color="#009933"/>
    </style:style>
    <style:style style:name="T140_37" style:family="text">
      <style:text-properties fo:background-color="#ffffff" fo:color="#009933"/>
    </style:style>
    <style:style style:name="T140_38" style:family="text">
      <style:text-properties fo:background-color="#ffffff" fo:color="#009933"/>
    </style:style>
    <style:style style:name="T140_39" style:family="text">
      <style:text-properties fo:background-color="#ffffff" fo:color="#009933"/>
    </style:style>
    <style:style style:name="T140_40" style:family="text">
      <style:text-properties fo:background-color="#ffffff" fo:color="#009933"/>
    </style:style>
    <style:style style:name="T140_41" style:family="text">
      <style:text-properties fo:background-color="#ffffff" fo:color="#666666"/>
    </style:style>
    <style:style style:name="P141" style:family="paragraph" style:parent-style-name="Heading_20_3">
      <style:paragraph-properties fo:break-before="auto" fo:line-height="115%" style:writing-mode="lr-tb"/>
    </style:style>
    <style:style style:name="T141_1" style:family="text"/>
    <style:style style:name="T141_2" style:family="text">
      <style:text-properties fo:color="#1155cc" style:text-underline-style="solid" style:text-underline-color="font-color"/>
    </style:style>
    <style:style style:name="T141_3" style:family="text"/>
    <style:style style:name="T141_4" style:family="text">
      <style:text-properties fo:color="#1155cc" style:text-underline-style="solid" style:text-underline-color="font-color"/>
    </style:style>
    <style:style style:name="T141_5" style:family="text"/>
    <style:style style:name="T141_6" style:family="text">
      <style:text-properties fo:color="#1155cc" style:text-underline-style="solid" style:text-underline-color="font-color"/>
    </style:style>
    <style:style style:name="T141_7" style:family="text"/>
    <style:style style:name="T141_8" style:family="text">
      <style:text-properties fo:color="#1155cc" style:text-underline-style="solid" style:text-underline-color="font-color"/>
    </style:style>
    <style:style style:name="T141_9" style:family="text"/>
    <style:style style:name="T141_10" style:family="text">
      <style:text-properties fo:color="#1155cc" style:text-underline-style="solid" style:text-underline-color="font-color"/>
    </style:style>
    <style:style style:name="T141_11" style:family="text"/>
    <style:style style:name="T141_12" style:family="text">
      <style:text-properties fo:color="#1155cc" style:text-underline-style="solid" style:text-underline-color="font-color"/>
    </style:style>
    <style:style style:name="T141_13" style:family="text"/>
    <style:style style:name="T141_14" style:family="text">
      <style:text-properties fo:color="#1155cc" style:text-underline-style="solid" style:text-underline-color="font-color"/>
    </style:style>
    <style:style style:name="T141_15" style:family="text"/>
    <style:style style:name="T141_16" style:family="text">
      <style:text-properties fo:color="#1155cc" style:text-underline-style="solid" style:text-underline-color="font-color"/>
    </style:style>
    <style:style style:name="T141_17" style:family="text"/>
    <style:style style:name="T141_18" style:family="text">
      <style:text-properties fo:color="#1155cc" style:text-underline-style="solid" style:text-underline-color="font-color"/>
    </style:style>
    <style:style style:name="T141_19" style:family="text"/>
    <style:style style:name="T141_20" style:family="text">
      <style:text-properties fo:color="#1155cc" style:text-underline-style="solid" style:text-underline-color="font-color"/>
    </style:style>
    <style:style style:name="T141_21" style:family="text"/>
    <style:style style:name="T141_22" style:family="text">
      <style:text-properties fo:color="#1155cc" style:text-underline-style="solid" style:text-underline-color="font-color"/>
    </style:style>
    <style:style style:name="T141_23" style:family="text"/>
    <style:style style:name="T141_24" style:family="text">
      <style:text-properties fo:color="#1155cc" style:text-underline-style="solid" style:text-underline-color="font-color"/>
    </style:style>
    <style:style style:name="T141_25" style:family="text"/>
    <style:style style:name="T141_26" style:family="text">
      <style:text-properties fo:color="#1155cc" style:text-underline-style="solid" style:text-underline-color="font-color"/>
    </style:style>
    <style:style style:name="T141_27" style:family="text"/>
    <style:style style:name="T141_28" style:family="text">
      <style:text-properties fo:color="#1155cc" style:text-underline-style="solid" style:text-underline-color="font-color"/>
    </style:style>
    <style:style style:name="T141_29" style:family="text"/>
    <style:style style:name="T141_30" style:family="text">
      <style:text-properties fo:color="#1155cc" style:text-underline-style="solid" style:text-underline-color="font-color"/>
    </style:style>
    <style:style style:name="T141_31" style:family="text"/>
    <style:style style:name="T141_32" style:family="text">
      <style:text-properties fo:color="#1155cc" style:text-underline-style="solid" style:text-underline-color="font-color"/>
    </style:style>
    <style:style style:name="P142" style:family="paragraph" style:parent-style-name="Heading_20_3">
      <style:paragraph-properties fo:break-before="auto" fo:text-indent="0cm" fo:line-height="120%" fo:margin-bottom="0.6cm" fo:margin-left="1.27cm" style:writing-mode="lr-tb"/>
    </style:style>
    <style:style style:name="T142_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2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3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4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5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6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7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8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9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0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1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2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2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2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2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42_12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P143" style:family="paragraph" style:parent-style-name="Standard">
      <style:paragraph-properties fo:break-before="auto" fo:line-height="120%" fo:margin-bottom="0.635cm" style:writing-mode="lr-tb"/>
      <style:text-properties fo:background-color="#ffffff" fo:color="#666666"/>
    </style:style>
    <style:style style:name="P144" style:family="paragraph" style:parent-style-name="Standard">
      <style:paragraph-properties fo:break-before="auto" fo:line-height="120%" fo:margin-bottom="0.6cm" style:writing-mode="lr-tb"/>
      <style:text-properties fo:background-color="#ffffff" fo:color="#444444"/>
    </style:style>
    <style:style style:name="P145" style:family="paragraph" style:parent-style-name="Heading_20_3">
      <style:paragraph-properties fo:break-before="auto" fo:line-height="120%" fo:margin-bottom="0.6cm" style:writing-mode="lr-tb"/>
    </style:style>
    <style:style style:name="T145_1" style:family="text"/>
    <style:style style:name="T145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3" style:family="text"/>
    <style:style style:name="T145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5" style:family="text"/>
    <style:style style:name="T145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7" style:family="text"/>
    <style:style style:name="T145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9" style:family="text"/>
    <style:style style:name="T145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11" style:family="text"/>
    <style:style style:name="T145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13" style:family="text"/>
    <style:style style:name="T145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15" style:family="text"/>
    <style:style style:name="T145_1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17" style:family="text"/>
    <style:style style:name="T145_1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19" style:family="text"/>
    <style:style style:name="T145_2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21" style:family="text"/>
    <style:style style:name="T145_2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5_23" style:family="text"/>
    <style:style style:name="T145_2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5_25" style:family="text"/>
    <style:style style:name="T145_2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27" style:family="text"/>
    <style:style style:name="T145_2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29" style:family="text"/>
    <style:style style:name="T145_3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5_31" style:family="text"/>
    <style:style style:name="T145_3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46" style:family="paragraph" style:parent-style-name="Standard">
      <style:paragraph-properties fo:break-before="auto" fo:line-height="120%" fo:margin-bottom="0.635cm" style:writing-mode="lr-tb"/>
      <style:text-properties fo:background-color="#ffffff" fo:color="#666666"/>
    </style:style>
    <style:style style:name="P147" style:family="paragraph" style:parent-style-name="Standard">
      <style:paragraph-properties fo:break-before="auto" fo:line-height="120%" fo:margin-bottom="0.6cm" style:writing-mode="lr-tb"/>
    </style:style>
    <style:style style:name="T147_1" style:family="text">
      <style:text-properties fo:background-color="#ffffff" fo:color="#666666"/>
    </style:style>
    <style:style style:name="T147_2" style:family="text">
      <style:text-properties fo:background-color="#ffffff" fo:color="#666666"/>
    </style:style>
    <style:style style:name="T147_3" style:family="text">
      <style:text-properties fo:background-color="#ffffff" fo:color="#444444"/>
    </style:style>
    <style:style style:name="T147_4" style:family="text">
      <style:text-properties fo:background-color="#ffffff" fo:color="#444444"/>
    </style:style>
    <style:style style:name="T147_5" style:family="text">
      <style:text-properties fo:background-color="#ffffff" fo:color="#444444"/>
    </style:style>
    <style:style style:name="T147_6" style:family="text">
      <style:text-properties fo:background-color="#ffffff" fo:color="#444444"/>
    </style:style>
    <style:style style:name="T147_7" style:family="text">
      <style:text-properties fo:background-color="#ffffff" fo:color="#444444"/>
    </style:style>
    <style:style style:name="T147_8" style:family="text">
      <style:text-properties fo:background-color="#ffffff" fo:color="#444444"/>
    </style:style>
    <style:style style:name="T147_9" style:family="text">
      <style:text-properties fo:background-color="#ffffff" fo:color="#444444"/>
    </style:style>
    <style:style style:name="T147_10" style:family="text">
      <style:text-properties fo:background-color="#ffffff" fo:color="#444444"/>
    </style:style>
    <style:style style:name="T147_11" style:family="text">
      <style:text-properties fo:background-color="#ffffff" fo:color="#444444"/>
    </style:style>
    <style:style style:name="T147_12" style:family="text">
      <style:text-properties fo:background-color="#ffffff" fo:color="#444444"/>
    </style:style>
    <style:style style:name="T147_13" style:family="text">
      <style:text-properties fo:background-color="#ffffff" fo:color="#444444"/>
    </style:style>
    <style:style style:name="T147_14" style:family="text">
      <style:text-properties fo:background-color="#ffffff" fo:color="#444444"/>
    </style:style>
    <style:style style:name="T147_15" style:family="text">
      <style:text-properties fo:background-color="#ffffff" fo:color="#444444"/>
    </style:style>
    <style:style style:name="T147_16" style:family="text">
      <style:text-properties fo:background-color="#ffffff" fo:color="#444444"/>
    </style:style>
    <style:style style:name="T147_17" style:family="text">
      <style:text-properties fo:background-color="#ffffff" fo:color="#444444"/>
    </style:style>
    <style:style style:name="T147_18" style:family="text">
      <style:text-properties fo:background-color="#ffffff" fo:color="#444444"/>
    </style:style>
    <style:style style:name="T147_19" style:family="text">
      <style:text-properties fo:background-color="#ffffff" fo:color="#444444"/>
    </style:style>
    <style:style style:name="T147_20" style:family="text">
      <style:text-properties fo:background-color="#ffffff" fo:color="#444444"/>
    </style:style>
    <style:style style:name="T147_21" style:family="text">
      <style:text-properties fo:background-color="#ffffff" fo:color="#444444"/>
    </style:style>
    <style:style style:name="T147_22" style:family="text">
      <style:text-properties fo:background-color="#ffffff" fo:color="#444444"/>
    </style:style>
    <style:style style:name="T147_23" style:family="text">
      <style:text-properties fo:background-color="#ffffff" fo:color="#444444"/>
    </style:style>
    <style:style style:name="T147_24" style:family="text">
      <style:text-properties fo:background-color="#ffffff" fo:color="#444444"/>
    </style:style>
    <style:style style:name="T147_25" style:family="text">
      <style:text-properties fo:background-color="#ffffff" fo:color="#444444"/>
    </style:style>
    <style:style style:name="T147_26" style:family="text">
      <style:text-properties fo:background-color="#ffffff" fo:color="#444444"/>
    </style:style>
    <style:style style:name="T147_27" style:family="text">
      <style:text-properties fo:background-color="#ffffff" fo:color="#444444"/>
    </style:style>
    <style:style style:name="T147_28" style:family="text">
      <style:text-properties fo:background-color="#ffffff" fo:color="#444444"/>
    </style:style>
    <style:style style:name="T147_29" style:family="text">
      <style:text-properties fo:background-color="#ffffff" fo:color="#444444"/>
    </style:style>
    <style:style style:name="T147_30" style:family="text">
      <style:text-properties fo:background-color="#ffffff" fo:color="#444444"/>
    </style:style>
    <style:style style:name="T147_31" style:family="text">
      <style:text-properties fo:background-color="#ffffff" fo:color="#444444"/>
    </style:style>
    <style:style style:name="T147_32" style:family="text">
      <style:text-properties fo:background-color="#ffffff" fo:color="#444444"/>
    </style:style>
    <style:style style:name="T147_33" style:family="text">
      <style:text-properties fo:background-color="#ffffff" fo:color="#444444"/>
    </style:style>
    <style:style style:name="T147_34" style:family="text">
      <style:text-properties fo:background-color="#ffffff" fo:color="#444444"/>
    </style:style>
    <style:style style:name="T147_35" style:family="text">
      <style:text-properties fo:background-color="#ffffff" fo:color="#444444"/>
    </style:style>
    <style:style style:name="T147_36" style:family="text">
      <style:text-properties fo:background-color="#ffffff" fo:color="#444444"/>
    </style:style>
    <style:style style:name="T147_37" style:family="text">
      <style:text-properties fo:background-color="#ffffff" fo:color="#444444"/>
    </style:style>
    <style:style style:name="T147_38" style:family="text">
      <style:text-properties fo:background-color="#ffffff" fo:color="#444444"/>
    </style:style>
    <style:style style:name="T147_39" style:family="text">
      <style:text-properties fo:background-color="#ffffff" fo:color="#444444"/>
    </style:style>
    <style:style style:name="T147_40" style:family="text">
      <style:text-properties fo:background-color="#ffffff" fo:color="#444444"/>
    </style:style>
    <style:style style:name="T147_41" style:family="text">
      <style:text-properties fo:background-color="#ffffff" fo:color="#444444"/>
    </style:style>
    <style:style style:name="T147_42" style:family="text">
      <style:text-properties fo:background-color="#ffffff" fo:color="#444444"/>
    </style:style>
    <style:style style:name="T147_43" style:family="text">
      <style:text-properties fo:background-color="#ffffff" fo:color="#444444"/>
    </style:style>
    <style:style style:name="T147_44" style:family="text">
      <style:text-properties fo:background-color="#ffffff" fo:color="#444444"/>
    </style:style>
    <style:style style:name="T147_45" style:family="text">
      <style:text-properties fo:background-color="#ffffff" fo:color="#444444"/>
    </style:style>
    <style:style style:name="T147_46" style:family="text">
      <style:text-properties fo:background-color="#ffffff" fo:color="#444444"/>
    </style:style>
    <style:style style:name="T147_47" style:family="text">
      <style:text-properties fo:background-color="#ffffff" fo:color="#444444"/>
    </style:style>
    <style:style style:name="T147_48" style:family="text">
      <style:text-properties fo:background-color="#ffffff" fo:color="#444444"/>
    </style:style>
    <style:style style:name="T147_49" style:family="text">
      <style:text-properties fo:background-color="#ffffff" fo:color="#444444"/>
    </style:style>
    <style:style style:name="T147_50" style:family="text">
      <style:text-properties fo:background-color="#ffffff" fo:color="#444444"/>
    </style:style>
    <style:style style:name="T147_51" style:family="text">
      <style:text-properties fo:background-color="#ffffff" fo:color="#444444"/>
    </style:style>
    <style:style style:name="T147_52" style:family="text">
      <style:text-properties fo:background-color="#ffffff" fo:color="#444444"/>
    </style:style>
    <style:style style:name="T147_53" style:family="text">
      <style:text-properties fo:background-color="#ffffff" fo:color="#444444"/>
    </style:style>
    <style:style style:name="T147_54" style:family="text">
      <style:text-properties fo:background-color="#ffffff" fo:color="#444444"/>
    </style:style>
    <style:style style:name="T147_55" style:family="text">
      <style:text-properties fo:background-color="#ffffff" fo:color="#444444"/>
    </style:style>
    <style:style style:name="T147_56" style:family="text">
      <style:text-properties fo:background-color="#ffffff" fo:color="#444444"/>
    </style:style>
    <style:style style:name="T147_57" style:family="text">
      <style:text-properties fo:background-color="#ffffff" fo:color="#444444"/>
    </style:style>
    <style:style style:name="T147_58" style:family="text">
      <style:text-properties fo:background-color="#ffffff" fo:color="#444444"/>
    </style:style>
    <style:style style:name="P148" style:family="paragraph" style:parent-style-name="Heading_20_3">
      <style:paragraph-properties fo:break-before="auto" fo:line-height="120%" fo:margin-bottom="0.6cm" style:writing-mode="lr-tb"/>
    </style:style>
    <style:style style:name="T148_1" style:family="text"/>
    <style:style style:name="T148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3" style:family="text"/>
    <style:style style:name="T148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5" style:family="text"/>
    <style:style style:name="T148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7" style:family="text"/>
    <style:style style:name="T148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9" style:family="text"/>
    <style:style style:name="T148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11" style:family="text"/>
    <style:style style:name="T148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13" style:family="text"/>
    <style:style style:name="T148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15" style:family="text"/>
    <style:style style:name="T148_1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17" style:family="text"/>
    <style:style style:name="T148_1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19" style:family="text"/>
    <style:style style:name="T148_2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21" style:family="text"/>
    <style:style style:name="T148_2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8_23" style:family="text"/>
    <style:style style:name="T148_2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48_25" style:family="text"/>
    <style:style style:name="T148_2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27" style:family="text"/>
    <style:style style:name="T148_2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29" style:family="text"/>
    <style:style style:name="T148_3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48_31" style:family="text"/>
    <style:style style:name="T148_3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49" style:family="paragraph" style:parent-style-name="Standard">
      <style:paragraph-properties fo:break-before="auto" fo:line-height="120%" fo:margin-bottom="0.635cm" style:writing-mode="lr-tb"/>
    </style:style>
    <style:style style:name="T149_1" style:family="text">
      <style:text-properties fo:background-color="#ffffff" fo:color="#009933"/>
    </style:style>
    <style:style style:name="T149_2" style:family="text">
      <style:text-properties fo:background-color="#ffffff" fo:color="#009933"/>
    </style:style>
    <style:style style:name="T149_3" style:family="text">
      <style:text-properties fo:background-color="#ffffff" fo:color="#009933"/>
    </style:style>
    <style:style style:name="T149_4" style:family="text">
      <style:text-properties fo:background-color="#ffffff" fo:color="#009933"/>
    </style:style>
    <style:style style:name="T149_5" style:family="text">
      <style:text-properties fo:background-color="#ffffff" fo:color="#009933"/>
    </style:style>
    <style:style style:name="T149_6" style:family="text">
      <style:text-properties fo:background-color="#ffffff" fo:color="#009933"/>
    </style:style>
    <style:style style:name="T149_7" style:family="text">
      <style:text-properties fo:background-color="#ffffff" fo:color="#009933"/>
    </style:style>
    <style:style style:name="T149_8" style:family="text">
      <style:text-properties fo:background-color="#ffffff" fo:color="#009933"/>
    </style:style>
    <style:style style:name="T149_9" style:family="text">
      <style:text-properties fo:background-color="#ffffff" fo:color="#009933"/>
    </style:style>
    <style:style style:name="T149_10" style:family="text">
      <style:text-properties fo:background-color="#ffffff" fo:color="#009933"/>
    </style:style>
    <style:style style:name="T149_11" style:family="text">
      <style:text-properties fo:background-color="#ffffff" fo:color="#009933"/>
    </style:style>
    <style:style style:name="T149_12" style:family="text">
      <style:text-properties fo:background-color="#ffffff" fo:color="#009933"/>
    </style:style>
    <style:style style:name="T149_13" style:family="text">
      <style:text-properties fo:background-color="#ffffff" fo:color="#009933"/>
    </style:style>
    <style:style style:name="T149_14" style:family="text">
      <style:text-properties fo:background-color="#ffffff" fo:color="#009933"/>
    </style:style>
    <style:style style:name="T149_15" style:family="text">
      <style:text-properties fo:background-color="#ffffff" fo:color="#009933"/>
    </style:style>
    <style:style style:name="T149_16" style:family="text">
      <style:text-properties fo:background-color="#ffffff" fo:color="#009933"/>
    </style:style>
    <style:style style:name="T149_17" style:family="text">
      <style:text-properties fo:background-color="#ffffff" fo:color="#666666"/>
    </style:style>
    <style:style style:name="P150" style:family="paragraph" style:parent-style-name="Standard">
      <style:paragraph-properties fo:break-before="auto" fo:line-height="120%" fo:margin-bottom="0.6cm" style:writing-mode="lr-tb"/>
    </style:style>
    <style:style style:name="T150_1" style:family="text">
      <style:text-properties fo:background-color="#ffffff" fo:color="#666666"/>
    </style:style>
    <style:style style:name="T150_2" style:family="text">
      <style:text-properties fo:background-color="#ffffff" fo:color="#666666"/>
    </style:style>
    <style:style style:name="T150_3" style:family="text">
      <style:text-properties fo:background-color="#ffffff" fo:color="#444444"/>
    </style:style>
    <style:style style:name="T150_4" style:family="text">
      <style:text-properties fo:background-color="#ffffff" fo:color="#444444"/>
    </style:style>
    <style:style style:name="T150_5" style:family="text">
      <style:text-properties fo:background-color="#ffffff" fo:color="#444444"/>
    </style:style>
    <style:style style:name="T150_6" style:family="text">
      <style:text-properties fo:background-color="#ffffff" fo:color="#444444"/>
    </style:style>
    <style:style style:name="T150_7" style:family="text">
      <style:text-properties fo:background-color="#ffffff" fo:color="#444444"/>
    </style:style>
    <style:style style:name="T150_8" style:family="text">
      <style:text-properties fo:background-color="#ffffff" fo:color="#444444"/>
    </style:style>
    <style:style style:name="T150_9" style:family="text">
      <style:text-properties fo:background-color="#ffffff" fo:color="#444444"/>
    </style:style>
    <style:style style:name="T150_10" style:family="text">
      <style:text-properties fo:background-color="#ffffff" fo:color="#444444"/>
    </style:style>
    <style:style style:name="T150_11" style:family="text">
      <style:text-properties fo:background-color="#ffffff" fo:color="#444444"/>
    </style:style>
    <style:style style:name="T150_12" style:family="text">
      <style:text-properties fo:background-color="#ffffff" fo:color="#444444"/>
    </style:style>
    <style:style style:name="T150_13" style:family="text">
      <style:text-properties fo:background-color="#ffffff" fo:color="#444444"/>
    </style:style>
    <style:style style:name="T150_14" style:family="text">
      <style:text-properties fo:background-color="#ffffff" fo:color="#444444"/>
    </style:style>
    <style:style style:name="T150_15" style:family="text">
      <style:text-properties fo:background-color="#ffffff" fo:color="#444444"/>
    </style:style>
    <style:style style:name="T150_16" style:family="text">
      <style:text-properties fo:background-color="#ffffff" fo:color="#444444"/>
    </style:style>
    <style:style style:name="T150_17" style:family="text">
      <style:text-properties fo:background-color="#ffffff" fo:color="#444444"/>
    </style:style>
    <style:style style:name="T150_18" style:family="text">
      <style:text-properties fo:background-color="#ffffff" fo:color="#444444"/>
    </style:style>
    <style:style style:name="T150_19" style:family="text">
      <style:text-properties fo:background-color="#ffffff" fo:color="#444444"/>
    </style:style>
    <style:style style:name="T150_20" style:family="text">
      <style:text-properties fo:background-color="#ffffff" fo:color="#444444"/>
    </style:style>
    <style:style style:name="T150_21" style:family="text">
      <style:text-properties fo:background-color="#ffffff" fo:color="#444444"/>
    </style:style>
    <style:style style:name="T150_22" style:family="text">
      <style:text-properties fo:background-color="#ffffff" fo:color="#444444"/>
    </style:style>
    <style:style style:name="T150_23" style:family="text">
      <style:text-properties fo:background-color="#ffffff" fo:color="#444444"/>
    </style:style>
    <style:style style:name="T150_24" style:family="text">
      <style:text-properties fo:background-color="#ffffff" fo:color="#444444"/>
    </style:style>
    <style:style style:name="T150_25" style:family="text">
      <style:text-properties fo:background-color="#ffffff" fo:color="#444444"/>
    </style:style>
    <style:style style:name="T150_26" style:family="text">
      <style:text-properties fo:background-color="#ffffff" fo:color="#444444"/>
    </style:style>
    <style:style style:name="T150_27" style:family="text">
      <style:text-properties fo:background-color="#ffffff" fo:color="#444444"/>
    </style:style>
    <style:style style:name="T150_28" style:family="text">
      <style:text-properties fo:background-color="#ffffff" fo:color="#444444"/>
    </style:style>
    <style:style style:name="T150_29" style:family="text">
      <style:text-properties fo:background-color="#ffffff" fo:color="#444444"/>
    </style:style>
    <style:style style:name="T150_30" style:family="text">
      <style:text-properties fo:background-color="#ffffff" fo:color="#444444"/>
    </style:style>
    <style:style style:name="T150_31" style:family="text">
      <style:text-properties fo:background-color="#ffffff" fo:color="#444444"/>
    </style:style>
    <style:style style:name="T150_32" style:family="text">
      <style:text-properties fo:background-color="#ffffff" fo:color="#444444"/>
    </style:style>
    <style:style style:name="T150_33" style:family="text">
      <style:text-properties fo:background-color="#ffffff" fo:color="#444444"/>
    </style:style>
    <style:style style:name="T150_34" style:family="text">
      <style:text-properties fo:background-color="#ffffff" fo:color="#444444"/>
    </style:style>
    <style:style style:name="T150_35" style:family="text">
      <style:text-properties fo:background-color="#ffffff" fo:color="#444444"/>
    </style:style>
    <style:style style:name="T150_36" style:family="text">
      <style:text-properties fo:background-color="#ffffff" fo:color="#444444"/>
    </style:style>
    <style:style style:name="T150_37" style:family="text">
      <style:text-properties fo:background-color="#ffffff" fo:color="#444444"/>
    </style:style>
    <style:style style:name="T150_38" style:family="text">
      <style:text-properties fo:background-color="#ffffff" fo:color="#444444"/>
    </style:style>
    <style:style style:name="T150_39" style:family="text">
      <style:text-properties fo:background-color="#ffffff" fo:color="#444444"/>
    </style:style>
    <style:style style:name="T150_40" style:family="text">
      <style:text-properties fo:background-color="#ffffff" fo:color="#444444"/>
    </style:style>
    <style:style style:name="T150_41" style:family="text">
      <style:text-properties fo:background-color="#ffffff" fo:color="#444444"/>
    </style:style>
    <style:style style:name="T150_42" style:family="text">
      <style:text-properties fo:background-color="#ffffff" fo:color="#444444"/>
    </style:style>
    <style:style style:name="T150_43" style:family="text">
      <style:text-properties fo:background-color="#ffffff" fo:color="#444444"/>
    </style:style>
    <style:style style:name="T150_44" style:family="text">
      <style:text-properties fo:background-color="#ffffff" fo:color="#444444"/>
    </style:style>
    <style:style style:name="T150_45" style:family="text">
      <style:text-properties fo:background-color="#ffffff" fo:color="#444444"/>
    </style:style>
    <style:style style:name="T150_46" style:family="text">
      <style:text-properties fo:background-color="#ffffff" fo:color="#444444"/>
    </style:style>
    <style:style style:name="T150_47" style:family="text">
      <style:text-properties fo:background-color="#ffffff" fo:color="#444444"/>
    </style:style>
    <style:style style:name="T150_48" style:family="text">
      <style:text-properties fo:background-color="#ffffff" fo:color="#444444"/>
    </style:style>
    <style:style style:name="T150_49" style:family="text">
      <style:text-properties fo:background-color="#ffffff" fo:color="#444444"/>
    </style:style>
    <style:style style:name="T150_50" style:family="text">
      <style:text-properties fo:background-color="#ffffff" fo:color="#444444"/>
    </style:style>
    <style:style style:name="T150_51" style:family="text">
      <style:text-properties fo:background-color="#ffffff" fo:color="#444444"/>
    </style:style>
    <style:style style:name="T150_52" style:family="text">
      <style:text-properties fo:background-color="#ffffff" fo:color="#444444"/>
    </style:style>
    <style:style style:name="P151" style:family="paragraph" style:parent-style-name="Standard">
      <style:paragraph-properties fo:break-before="auto" fo:line-height="120%" fo:margin-bottom="0.6cm" style:writing-mode="lr-tb"/>
    </style:style>
    <style:style style:name="T151_1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51_2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51_3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P152" style:family="paragraph" style:parent-style-name="Heading_20_3">
      <style:paragraph-properties fo:break-before="auto" fo:line-height="120%" fo:margin-bottom="0.6cm" style:writing-mode="lr-tb"/>
    </style:style>
    <style:style style:name="T152_1" style:family="text"/>
    <style:style style:name="T152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53" style:family="paragraph" style:parent-style-name="Standard">
      <style:paragraph-properties fo:break-before="auto" fo:line-height="120%" fo:margin-bottom="0.635cm" style:writing-mode="lr-tb"/>
    </style:style>
    <style:style style:name="T153_1" style:family="text">
      <style:text-properties fo:background-color="#ffffff" fo:color="#009933"/>
    </style:style>
    <style:style style:name="T153_2" style:family="text">
      <style:text-properties fo:background-color="#ffffff" fo:color="#009933"/>
    </style:style>
    <style:style style:name="T153_3" style:family="text">
      <style:text-properties fo:background-color="#ffffff" fo:color="#009933"/>
    </style:style>
    <style:style style:name="T153_4" style:family="text">
      <style:text-properties fo:background-color="#ffffff" fo:color="#009933"/>
    </style:style>
    <style:style style:name="T153_5" style:family="text">
      <style:text-properties fo:background-color="#ffffff" fo:color="#009933"/>
    </style:style>
    <style:style style:name="T153_6" style:family="text">
      <style:text-properties fo:background-color="#ffffff" fo:color="#009933"/>
    </style:style>
    <style:style style:name="T153_7" style:family="text">
      <style:text-properties fo:background-color="#ffffff" fo:color="#009933"/>
    </style:style>
    <style:style style:name="T153_8" style:family="text">
      <style:text-properties fo:background-color="#ffffff" fo:color="#009933"/>
    </style:style>
    <style:style style:name="T153_9" style:family="text">
      <style:text-properties fo:background-color="#ffffff" fo:color="#009933"/>
    </style:style>
    <style:style style:name="T153_10" style:family="text">
      <style:text-properties fo:background-color="#ffffff" fo:color="#009933"/>
    </style:style>
    <style:style style:name="T153_11" style:family="text">
      <style:text-properties fo:background-color="#ffffff" fo:color="#009933"/>
    </style:style>
    <style:style style:name="T153_12" style:family="text">
      <style:text-properties fo:background-color="#ffffff" fo:color="#009933"/>
    </style:style>
    <style:style style:name="T153_13" style:family="text">
      <style:text-properties fo:background-color="#ffffff" fo:color="#009933"/>
    </style:style>
    <style:style style:name="T153_14" style:family="text">
      <style:text-properties fo:background-color="#ffffff" fo:color="#009933"/>
    </style:style>
    <style:style style:name="T153_15" style:family="text">
      <style:text-properties fo:background-color="#ffffff" fo:color="#009933"/>
    </style:style>
    <style:style style:name="T153_16" style:family="text">
      <style:text-properties fo:background-color="#ffffff" fo:color="#009933"/>
    </style:style>
    <style:style style:name="T153_17" style:family="text">
      <style:text-properties fo:background-color="#ffffff" fo:color="#009933"/>
    </style:style>
    <style:style style:name="T153_18" style:family="text">
      <style:text-properties fo:background-color="#ffffff" fo:color="#009933"/>
    </style:style>
    <style:style style:name="T153_19" style:family="text">
      <style:text-properties fo:background-color="#ffffff" fo:color="#009933"/>
    </style:style>
    <style:style style:name="T153_20" style:family="text">
      <style:text-properties fo:background-color="#ffffff" fo:color="#666666"/>
    </style:style>
    <style:style style:name="P154" style:family="paragraph" style:parent-style-name="Standard">
      <style:paragraph-properties fo:break-before="auto" fo:line-height="120%" fo:margin-bottom="0.6cm" style:writing-mode="lr-tb"/>
    </style:style>
    <style:style style:name="T154_1" style:family="text">
      <style:text-properties fo:background-color="#ffffff" fo:color="#444444"/>
    </style:style>
    <style:style style:name="T154_2" style:family="text">
      <style:text-properties fo:background-color="#ffffff" fo:color="#444444"/>
    </style:style>
    <style:style style:name="T154_3" style:family="text">
      <style:text-properties fo:background-color="#ffffff" fo:color="#444444"/>
    </style:style>
    <style:style style:name="T154_4" style:family="text">
      <style:text-properties fo:background-color="#ffffff" fo:color="#444444"/>
    </style:style>
    <style:style style:name="T154_5" style:family="text">
      <style:text-properties fo:background-color="#ffffff" fo:color="#444444"/>
    </style:style>
    <style:style style:name="T154_6" style:family="text">
      <style:text-properties fo:background-color="#ffffff" fo:color="#444444"/>
    </style:style>
    <style:style style:name="T154_7" style:family="text">
      <style:text-properties fo:background-color="#ffffff" fo:color="#444444"/>
    </style:style>
    <style:style style:name="T154_8" style:family="text">
      <style:text-properties fo:background-color="#ffffff" fo:color="#444444"/>
    </style:style>
    <style:style style:name="T154_9" style:family="text">
      <style:text-properties fo:background-color="#ffffff" fo:color="#444444"/>
    </style:style>
    <style:style style:name="T154_10" style:family="text">
      <style:text-properties fo:background-color="#ffffff" fo:color="#444444"/>
    </style:style>
    <style:style style:name="T154_11" style:family="text">
      <style:text-properties fo:background-color="#ffffff" fo:color="#444444"/>
    </style:style>
    <style:style style:name="T154_12" style:family="text">
      <style:text-properties fo:background-color="#ffffff" fo:color="#444444"/>
    </style:style>
    <style:style style:name="T154_13" style:family="text">
      <style:text-properties fo:background-color="#ffffff" fo:color="#444444"/>
    </style:style>
    <style:style style:name="T154_14" style:family="text">
      <style:text-properties fo:background-color="#ffffff" fo:color="#444444"/>
    </style:style>
    <style:style style:name="T154_15" style:family="text">
      <style:text-properties fo:background-color="#ffffff" fo:color="#444444"/>
    </style:style>
    <style:style style:name="T154_16" style:family="text">
      <style:text-properties fo:background-color="#ffffff" fo:color="#444444"/>
    </style:style>
    <style:style style:name="T154_17" style:family="text">
      <style:text-properties fo:background-color="#ffffff" fo:color="#444444"/>
    </style:style>
    <style:style style:name="T154_18" style:family="text">
      <style:text-properties fo:background-color="#ffffff" fo:color="#444444"/>
    </style:style>
    <style:style style:name="T154_19" style:family="text">
      <style:text-properties fo:background-color="#ffffff" fo:color="#444444"/>
    </style:style>
    <style:style style:name="T154_20" style:family="text">
      <style:text-properties fo:background-color="#ffffff" fo:color="#444444"/>
    </style:style>
    <style:style style:name="T154_21" style:family="text">
      <style:text-properties fo:background-color="#ffffff" fo:color="#444444"/>
    </style:style>
    <style:style style:name="T154_22" style:family="text">
      <style:text-properties fo:background-color="#ffffff" fo:color="#444444"/>
    </style:style>
    <style:style style:name="T154_23" style:family="text">
      <style:text-properties fo:background-color="#ffffff" fo:color="#444444"/>
    </style:style>
    <style:style style:name="T154_24" style:family="text">
      <style:text-properties fo:background-color="#ffffff" fo:color="#444444"/>
    </style:style>
    <style:style style:name="T154_25" style:family="text">
      <style:text-properties fo:background-color="#ffffff" fo:color="#444444"/>
    </style:style>
    <style:style style:name="T154_26" style:family="text">
      <style:text-properties fo:background-color="#ffffff" fo:color="#444444"/>
    </style:style>
    <style:style style:name="T154_27" style:family="text">
      <style:text-properties fo:background-color="#ffffff" fo:color="#444444"/>
    </style:style>
    <style:style style:name="T154_28" style:family="text">
      <style:text-properties fo:background-color="#ffffff" fo:color="#444444"/>
    </style:style>
    <style:style style:name="T154_29" style:family="text">
      <style:text-properties fo:background-color="#ffffff" fo:color="#444444"/>
    </style:style>
    <style:style style:name="T154_30" style:family="text">
      <style:text-properties fo:background-color="#ffffff" fo:color="#444444"/>
    </style:style>
    <style:style style:name="T154_31" style:family="text">
      <style:text-properties fo:background-color="#ffffff" fo:color="#444444"/>
    </style:style>
    <style:style style:name="T154_32" style:family="text">
      <style:text-properties fo:background-color="#ffffff" fo:color="#444444"/>
    </style:style>
    <style:style style:name="T154_33" style:family="text">
      <style:text-properties fo:background-color="#ffffff" fo:color="#444444"/>
    </style:style>
    <style:style style:name="T154_34" style:family="text">
      <style:text-properties fo:background-color="#ffffff" fo:color="#444444"/>
    </style:style>
    <style:style style:name="T154_35" style:family="text">
      <style:text-properties fo:background-color="#ffffff" fo:color="#444444"/>
    </style:style>
    <style:style style:name="T154_36" style:family="text">
      <style:text-properties fo:background-color="#ffffff" fo:color="#444444"/>
    </style:style>
    <style:style style:name="T154_37" style:family="text">
      <style:text-properties fo:background-color="#ffffff" fo:color="#444444"/>
    </style:style>
    <style:style style:name="T154_38" style:family="text">
      <style:text-properties fo:background-color="#ffffff" fo:color="#444444"/>
    </style:style>
    <style:style style:name="T154_39" style:family="text">
      <style:text-properties fo:background-color="#ffffff" fo:color="#444444"/>
    </style:style>
    <style:style style:name="T154_40" style:family="text">
      <style:text-properties fo:background-color="#ffffff" fo:color="#444444"/>
    </style:style>
    <style:style style:name="T154_41" style:family="text">
      <style:text-properties fo:background-color="#ffffff" fo:color="#444444"/>
    </style:style>
    <style:style style:name="T154_42" style:family="text">
      <style:text-properties fo:background-color="#ffffff" fo:color="#444444"/>
    </style:style>
    <style:style style:name="T154_43" style:family="text">
      <style:text-properties fo:background-color="#ffffff" fo:color="#444444"/>
    </style:style>
    <style:style style:name="T154_44" style:family="text">
      <style:text-properties fo:background-color="#ffffff" fo:color="#444444"/>
    </style:style>
    <style:style style:name="T154_45" style:family="text">
      <style:text-properties fo:background-color="#ffffff" fo:color="#444444"/>
    </style:style>
    <style:style style:name="T154_46" style:family="text">
      <style:text-properties fo:background-color="#ffffff" fo:color="#444444"/>
    </style:style>
    <style:style style:name="T154_47" style:family="text">
      <style:text-properties fo:background-color="#ffffff" fo:color="#444444"/>
    </style:style>
    <style:style style:name="T154_48" style:family="text">
      <style:text-properties fo:background-color="#ffffff" fo:color="#444444"/>
    </style:style>
    <style:style style:name="T154_49" style:family="text">
      <style:text-properties fo:background-color="#ffffff" fo:color="#444444"/>
    </style:style>
    <style:style style:name="T154_50" style:family="text">
      <style:text-properties fo:background-color="#ffffff" fo:color="#444444"/>
    </style:style>
    <style:style style:name="P155" style:family="paragraph" style:parent-style-name="Standard">
      <style:paragraph-properties fo:break-before="auto" fo:line-height="120%" fo:margin-bottom="0.6cm" style:writing-mode="lr-tb"/>
    </style:style>
    <style:style style:name="T155_1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55_2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55_3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P156" style:family="paragraph" style:parent-style-name="Heading_20_3">
      <style:paragraph-properties fo:break-before="auto" fo:line-height="120%" fo:margin-bottom="0.6cm" style:writing-mode="lr-tb"/>
    </style:style>
    <style:style style:name="T156_1" style:family="text"/>
    <style:style style:name="T156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3" style:family="text"/>
    <style:style style:name="T156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5" style:family="text"/>
    <style:style style:name="T156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7" style:family="text"/>
    <style:style style:name="T156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9" style:family="text"/>
    <style:style style:name="T156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11" style:family="text"/>
    <style:style style:name="T156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13" style:family="text"/>
    <style:style style:name="T156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15" style:family="text"/>
    <style:style style:name="T156_1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6_17" style:family="text"/>
    <style:style style:name="T156_18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56_19" style:family="text"/>
    <style:style style:name="T156_20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P157" style:family="paragraph" style:parent-style-name="Standard">
      <style:paragraph-properties fo:break-before="auto" fo:line-height="120%" fo:margin-bottom="0.635cm" style:writing-mode="lr-tb"/>
    </style:style>
    <style:style style:name="T157_1" style:family="text">
      <style:text-properties fo:background-color="#ffffff" fo:color="#009933" fo:font-weight="bold" style:font-weight-asian="bold" style:font-weight-complex="bold"/>
    </style:style>
    <style:style style:name="T157_2" style:family="text">
      <style:text-properties fo:background-color="#ffffff" fo:color="#009933" fo:font-weight="bold" style:font-weight-asian="bold" style:font-weight-complex="bold"/>
    </style:style>
    <style:style style:name="T157_3" style:family="text">
      <style:text-properties fo:background-color="#ffffff" fo:color="#009933"/>
    </style:style>
    <style:style style:name="T157_4" style:family="text">
      <style:text-properties fo:background-color="#ffffff" fo:color="#009933"/>
    </style:style>
    <style:style style:name="T157_5" style:family="text">
      <style:text-properties fo:background-color="#ffffff" fo:color="#009933"/>
    </style:style>
    <style:style style:name="T157_6" style:family="text">
      <style:text-properties fo:background-color="#ffffff" fo:color="#009933"/>
    </style:style>
    <style:style style:name="T157_7" style:family="text">
      <style:text-properties fo:background-color="#ffffff" fo:color="#009933"/>
    </style:style>
    <style:style style:name="T157_8" style:family="text">
      <style:text-properties fo:background-color="#ffffff" fo:color="#009933"/>
    </style:style>
    <style:style style:name="T157_9" style:family="text">
      <style:text-properties fo:background-color="#ffffff" fo:color="#009933"/>
    </style:style>
    <style:style style:name="T157_10" style:family="text">
      <style:text-properties fo:background-color="#ffffff" fo:color="#009933"/>
    </style:style>
    <style:style style:name="T157_11" style:family="text">
      <style:text-properties fo:background-color="#ffffff" fo:color="#009933"/>
    </style:style>
    <style:style style:name="T157_12" style:family="text">
      <style:text-properties fo:background-color="#ffffff" fo:color="#009933" fo:font-weight="bold" style:font-weight-asian="bold" style:font-weight-complex="bold"/>
    </style:style>
    <style:style style:name="T157_13" style:family="text">
      <style:text-properties fo:background-color="#ffffff" fo:color="#009933" fo:font-weight="bold" style:font-weight-asian="bold" style:font-weight-complex="bold"/>
    </style:style>
    <style:style style:name="T157_14" style:family="text">
      <style:text-properties fo:background-color="#ffffff" fo:color="#009933"/>
    </style:style>
    <style:style style:name="T157_15" style:family="text">
      <style:text-properties fo:background-color="#ffffff" fo:color="#009933"/>
    </style:style>
    <style:style style:name="T157_16" style:family="text">
      <style:text-properties fo:background-color="#ffffff" fo:color="#009933"/>
    </style:style>
    <style:style style:name="T157_17" style:family="text">
      <style:text-properties fo:background-color="#ffffff" fo:color="#009933"/>
    </style:style>
    <style:style style:name="T157_18" style:family="text">
      <style:text-properties fo:background-color="#ffffff" fo:color="#666666"/>
    </style:style>
    <style:style style:name="P158" style:family="paragraph" style:parent-style-name="Standard">
      <style:paragraph-properties fo:break-before="auto" fo:line-height="120%" fo:margin-bottom="0.6cm" style:writing-mode="lr-tb"/>
    </style:style>
    <style:style style:name="T158_1" style:family="text">
      <style:text-properties fo:background-color="#ffffff" fo:color="#444444"/>
    </style:style>
    <style:style style:name="T158_2" style:family="text">
      <style:text-properties fo:background-color="#ffffff" fo:color="#444444"/>
    </style:style>
    <style:style style:name="T158_3" style:family="text">
      <style:text-properties fo:background-color="#ffffff" fo:color="#444444"/>
    </style:style>
    <style:style style:name="T158_4" style:family="text">
      <style:text-properties fo:background-color="#ffffff" fo:color="#444444"/>
    </style:style>
    <style:style style:name="T158_5" style:family="text">
      <style:text-properties fo:background-color="#ffffff" fo:color="#444444"/>
    </style:style>
    <style:style style:name="T158_6" style:family="text">
      <style:text-properties fo:background-color="#ffffff" fo:color="#444444"/>
    </style:style>
    <style:style style:name="T158_7" style:family="text">
      <style:text-properties fo:background-color="#ffffff" fo:color="#444444"/>
    </style:style>
    <style:style style:name="T158_8" style:family="text">
      <style:text-properties fo:background-color="#ffffff" fo:color="#444444"/>
    </style:style>
    <style:style style:name="T158_9" style:family="text">
      <style:text-properties fo:background-color="#ffffff" fo:color="#444444"/>
    </style:style>
    <style:style style:name="T158_10" style:family="text">
      <style:text-properties fo:background-color="#ffffff" fo:color="#444444"/>
    </style:style>
    <style:style style:name="T158_11" style:family="text">
      <style:text-properties fo:background-color="#ffffff" fo:color="#444444"/>
    </style:style>
    <style:style style:name="T158_12" style:family="text">
      <style:text-properties fo:background-color="#ffffff" fo:color="#444444"/>
    </style:style>
    <style:style style:name="T158_13" style:family="text">
      <style:text-properties fo:background-color="#ffffff" fo:color="#444444"/>
    </style:style>
    <style:style style:name="T158_14" style:family="text">
      <style:text-properties fo:background-color="#ffffff" fo:color="#444444"/>
    </style:style>
    <style:style style:name="T158_15" style:family="text">
      <style:text-properties fo:background-color="#ffffff" fo:color="#444444"/>
    </style:style>
    <style:style style:name="T158_16" style:family="text">
      <style:text-properties fo:background-color="#ffffff" fo:color="#444444"/>
    </style:style>
    <style:style style:name="T158_17" style:family="text">
      <style:text-properties fo:background-color="#ffffff" fo:color="#444444"/>
    </style:style>
    <style:style style:name="T158_18" style:family="text">
      <style:text-properties fo:background-color="#ffffff" fo:color="#444444"/>
    </style:style>
    <style:style style:name="T158_19" style:family="text">
      <style:text-properties fo:background-color="#ffffff" fo:color="#444444"/>
    </style:style>
    <style:style style:name="T158_20" style:family="text">
      <style:text-properties fo:background-color="#ffffff" fo:color="#444444"/>
    </style:style>
    <style:style style:name="T158_21" style:family="text">
      <style:text-properties fo:background-color="#ffffff" fo:color="#444444"/>
    </style:style>
    <style:style style:name="T158_22" style:family="text">
      <style:text-properties fo:background-color="#ffffff" fo:color="#444444"/>
    </style:style>
    <style:style style:name="T158_23" style:family="text">
      <style:text-properties fo:background-color="#ffffff" fo:color="#444444"/>
    </style:style>
    <style:style style:name="T158_24" style:family="text">
      <style:text-properties fo:background-color="#ffffff" fo:color="#444444"/>
    </style:style>
    <style:style style:name="T158_25" style:family="text">
      <style:text-properties fo:background-color="#ffffff" fo:color="#444444"/>
    </style:style>
    <style:style style:name="T158_26" style:family="text">
      <style:text-properties fo:background-color="#ffffff" fo:color="#444444"/>
    </style:style>
    <style:style style:name="T158_27" style:family="text">
      <style:text-properties fo:background-color="#ffffff" fo:color="#444444"/>
    </style:style>
    <style:style style:name="T158_28" style:family="text">
      <style:text-properties fo:background-color="#ffffff" fo:color="#444444"/>
    </style:style>
    <style:style style:name="T158_29" style:family="text">
      <style:text-properties fo:background-color="#ffffff" fo:color="#444444"/>
    </style:style>
    <style:style style:name="T158_30" style:family="text">
      <style:text-properties fo:background-color="#ffffff" fo:color="#444444"/>
    </style:style>
    <style:style style:name="T158_31" style:family="text">
      <style:text-properties fo:background-color="#ffffff" fo:color="#444444"/>
    </style:style>
    <style:style style:name="T158_32" style:family="text">
      <style:text-properties fo:background-color="#ffffff" fo:color="#444444"/>
    </style:style>
    <style:style style:name="T158_33" style:family="text">
      <style:text-properties fo:background-color="#ffffff" fo:color="#444444"/>
    </style:style>
    <style:style style:name="T158_34" style:family="text">
      <style:text-properties fo:background-color="#ffffff" fo:color="#444444"/>
    </style:style>
    <style:style style:name="T158_35" style:family="text">
      <style:text-properties fo:background-color="#ffffff" fo:color="#444444"/>
    </style:style>
    <style:style style:name="T158_36" style:family="text">
      <style:text-properties fo:background-color="#ffffff" fo:color="#444444"/>
    </style:style>
    <style:style style:name="T158_37" style:family="text">
      <style:text-properties fo:background-color="#ffffff" fo:color="#444444"/>
    </style:style>
    <style:style style:name="T158_38" style:family="text">
      <style:text-properties fo:background-color="#ffffff" fo:color="#444444"/>
    </style:style>
    <style:style style:name="T158_39" style:family="text">
      <style:text-properties fo:background-color="#ffffff" fo:color="#444444"/>
    </style:style>
    <style:style style:name="T158_40" style:family="text">
      <style:text-properties fo:background-color="#ffffff" fo:color="#444444"/>
    </style:style>
    <style:style style:name="T158_41" style:family="text">
      <style:text-properties fo:background-color="#ffffff" fo:color="#444444"/>
    </style:style>
    <style:style style:name="T158_42" style:family="text">
      <style:text-properties fo:background-color="#ffffff" fo:color="#444444"/>
    </style:style>
    <style:style style:name="P159" style:family="paragraph" style:parent-style-name="Heading_20_3">
      <style:paragraph-properties fo:break-before="auto" fo:line-height="120%" fo:margin-bottom="0.6cm" style:writing-mode="lr-tb"/>
    </style:style>
    <style:style style:name="T159_1" style:family="text"/>
    <style:style style:name="T159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9_3" style:family="text"/>
    <style:style style:name="T159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9_5" style:family="text"/>
    <style:style style:name="T159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9_7" style:family="text"/>
    <style:style style:name="T159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9_9" style:family="text"/>
    <style:style style:name="T159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9_11" style:family="text"/>
    <style:style style:name="T159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59_13" style:family="text"/>
    <style:style style:name="T159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60" style:family="paragraph" style:parent-style-name="Standard">
      <style:paragraph-properties fo:break-before="auto" fo:line-height="120%" fo:margin-bottom="0.635cm" style:writing-mode="lr-tb"/>
    </style:style>
    <style:style style:name="T160_1" style:family="text">
      <style:text-properties fo:background-color="#ffffff" fo:color="#009933"/>
    </style:style>
    <style:style style:name="T160_2" style:family="text">
      <style:text-properties fo:background-color="#ffffff" fo:color="#009933"/>
    </style:style>
    <style:style style:name="T160_3" style:family="text">
      <style:text-properties fo:background-color="#ffffff" fo:color="#009933"/>
    </style:style>
    <style:style style:name="T160_4" style:family="text">
      <style:text-properties fo:background-color="#ffffff" fo:color="#009933"/>
    </style:style>
    <style:style style:name="T160_5" style:family="text">
      <style:text-properties fo:background-color="#ffffff" fo:color="#009933"/>
    </style:style>
    <style:style style:name="T160_6" style:family="text">
      <style:text-properties fo:background-color="#ffffff" fo:color="#009933"/>
    </style:style>
    <style:style style:name="T160_7" style:family="text">
      <style:text-properties fo:background-color="#ffffff" fo:color="#009933"/>
    </style:style>
    <style:style style:name="T160_8" style:family="text">
      <style:text-properties fo:background-color="#ffffff" fo:color="#009933"/>
    </style:style>
    <style:style style:name="T160_9" style:family="text">
      <style:text-properties fo:background-color="#ffffff" fo:color="#009933"/>
    </style:style>
    <style:style style:name="T160_10" style:family="text">
      <style:text-properties fo:background-color="#ffffff" fo:color="#009933"/>
    </style:style>
    <style:style style:name="T160_11" style:family="text">
      <style:text-properties fo:background-color="#ffffff" fo:color="#009933"/>
    </style:style>
    <style:style style:name="T160_12" style:family="text">
      <style:text-properties fo:background-color="#ffffff" fo:color="#009933"/>
    </style:style>
    <style:style style:name="T160_13" style:family="text">
      <style:text-properties fo:background-color="#ffffff" fo:color="#009933"/>
    </style:style>
    <style:style style:name="T160_14" style:family="text">
      <style:text-properties fo:background-color="#ffffff" fo:color="#666666"/>
    </style:style>
    <style:style style:name="P161" style:family="paragraph" style:parent-style-name="Standard">
      <style:paragraph-properties fo:break-before="auto" fo:line-height="120%" fo:margin-bottom="0.6cm" style:writing-mode="lr-tb"/>
    </style:style>
    <style:style style:name="T161_1" style:family="text">
      <style:text-properties fo:background-color="#ffffff" fo:color="#666666"/>
    </style:style>
    <style:style style:name="T161_2" style:family="text">
      <style:text-properties fo:background-color="#ffffff" fo:color="#666666"/>
    </style:style>
    <style:style style:name="T161_3" style:family="text">
      <style:text-properties fo:background-color="#ffffff" fo:color="#444444"/>
    </style:style>
    <style:style style:name="T161_4" style:family="text">
      <style:text-properties fo:background-color="#ffffff" fo:color="#444444"/>
    </style:style>
    <style:style style:name="T161_5" style:family="text">
      <style:text-properties fo:background-color="#ffffff" fo:color="#444444"/>
    </style:style>
    <style:style style:name="T161_6" style:family="text">
      <style:text-properties fo:background-color="#ffffff" fo:color="#444444"/>
    </style:style>
    <style:style style:name="T161_7" style:family="text">
      <style:text-properties fo:background-color="#ffffff" fo:color="#444444"/>
    </style:style>
    <style:style style:name="T161_8" style:family="text">
      <style:text-properties fo:background-color="#ffffff" fo:color="#444444"/>
    </style:style>
    <style:style style:name="T161_9" style:family="text">
      <style:text-properties fo:background-color="#ffffff" fo:color="#444444"/>
    </style:style>
    <style:style style:name="T161_10" style:family="text">
      <style:text-properties fo:background-color="#ffffff" fo:color="#444444"/>
    </style:style>
    <style:style style:name="T161_11" style:family="text">
      <style:text-properties fo:background-color="#ffffff" fo:color="#444444"/>
    </style:style>
    <style:style style:name="T161_12" style:family="text">
      <style:text-properties fo:background-color="#ffffff" fo:color="#444444"/>
    </style:style>
    <style:style style:name="T161_13" style:family="text">
      <style:text-properties fo:background-color="#ffffff" fo:color="#444444"/>
    </style:style>
    <style:style style:name="T161_14" style:family="text">
      <style:text-properties fo:background-color="#ffffff" fo:color="#444444"/>
    </style:style>
    <style:style style:name="T161_15" style:family="text">
      <style:text-properties fo:background-color="#ffffff" fo:color="#444444"/>
    </style:style>
    <style:style style:name="T161_16" style:family="text">
      <style:text-properties fo:background-color="#ffffff" fo:color="#444444"/>
    </style:style>
    <style:style style:name="T161_17" style:family="text">
      <style:text-properties fo:background-color="#ffffff" fo:color="#444444"/>
    </style:style>
    <style:style style:name="T161_18" style:family="text">
      <style:text-properties fo:background-color="#ffffff" fo:color="#444444"/>
    </style:style>
    <style:style style:name="T161_19" style:family="text">
      <style:text-properties fo:background-color="#ffffff" fo:color="#444444"/>
    </style:style>
    <style:style style:name="T161_20" style:family="text">
      <style:text-properties fo:background-color="#ffffff" fo:color="#444444"/>
    </style:style>
    <style:style style:name="T161_21" style:family="text">
      <style:text-properties fo:background-color="#ffffff" fo:color="#444444"/>
    </style:style>
    <style:style style:name="T161_22" style:family="text">
      <style:text-properties fo:background-color="#ffffff" fo:color="#444444"/>
    </style:style>
    <style:style style:name="T161_23" style:family="text">
      <style:text-properties fo:background-color="#ffffff" fo:color="#444444"/>
    </style:style>
    <style:style style:name="T161_24" style:family="text">
      <style:text-properties fo:background-color="#ffffff" fo:color="#444444"/>
    </style:style>
    <style:style style:name="T161_25" style:family="text">
      <style:text-properties fo:background-color="#ffffff" fo:color="#444444"/>
    </style:style>
    <style:style style:name="T161_26" style:family="text">
      <style:text-properties fo:background-color="#ffffff" fo:color="#444444"/>
    </style:style>
    <style:style style:name="T161_27" style:family="text">
      <style:text-properties fo:background-color="#ffffff" fo:color="#444444"/>
    </style:style>
    <style:style style:name="T161_28" style:family="text">
      <style:text-properties fo:background-color="#ffffff" fo:color="#444444"/>
    </style:style>
    <style:style style:name="T161_29" style:family="text">
      <style:text-properties fo:background-color="#ffffff" fo:color="#444444"/>
    </style:style>
    <style:style style:name="T161_30" style:family="text">
      <style:text-properties fo:background-color="#ffffff" fo:color="#444444"/>
    </style:style>
    <style:style style:name="T161_31" style:family="text">
      <style:text-properties fo:background-color="#ffffff" fo:color="#444444"/>
    </style:style>
    <style:style style:name="T161_32" style:family="text">
      <style:text-properties fo:background-color="#ffffff" fo:color="#444444"/>
    </style:style>
    <style:style style:name="T161_33" style:family="text">
      <style:text-properties fo:background-color="#ffffff" fo:color="#444444"/>
    </style:style>
    <style:style style:name="T161_34" style:family="text">
      <style:text-properties fo:background-color="#ffffff" fo:color="#444444"/>
    </style:style>
    <style:style style:name="T161_35" style:family="text">
      <style:text-properties fo:background-color="#ffffff" fo:color="#444444"/>
    </style:style>
    <style:style style:name="T161_36" style:family="text">
      <style:text-properties fo:background-color="#ffffff" fo:color="#444444"/>
    </style:style>
    <style:style style:name="T161_37" style:family="text">
      <style:text-properties fo:background-color="#ffffff" fo:color="#444444"/>
    </style:style>
    <style:style style:name="T161_38" style:family="text">
      <style:text-properties fo:background-color="#ffffff" fo:color="#444444"/>
    </style:style>
    <style:style style:name="T161_39" style:family="text">
      <style:text-properties fo:background-color="#ffffff" fo:color="#444444"/>
    </style:style>
    <style:style style:name="T161_40" style:family="text">
      <style:text-properties fo:background-color="#ffffff" fo:color="#444444"/>
    </style:style>
    <style:style style:name="T161_41" style:family="text">
      <style:text-properties fo:background-color="#ffffff" fo:color="#444444"/>
    </style:style>
    <style:style style:name="T161_42" style:family="text">
      <style:text-properties fo:background-color="#ffffff" fo:color="#444444"/>
    </style:style>
    <style:style style:name="T161_43" style:family="text">
      <style:text-properties fo:background-color="#ffffff" fo:color="#444444"/>
    </style:style>
    <style:style style:name="T161_44" style:family="text">
      <style:text-properties fo:background-color="#ffffff" fo:color="#444444"/>
    </style:style>
    <style:style style:name="T161_45" style:family="text">
      <style:text-properties fo:background-color="#ffffff" fo:color="#444444"/>
    </style:style>
    <style:style style:name="T161_46" style:family="text">
      <style:text-properties fo:background-color="#ffffff" fo:color="#444444"/>
    </style:style>
    <style:style style:name="P162" style:family="paragraph" style:parent-style-name="Standard">
      <style:paragraph-properties fo:break-before="auto" fo:line-height="124%" fo:margin-bottom="0.6cm" style:writing-mode="lr-tb"/>
      <style:text-properties fo:background-color="#ffffff" fo:color="#444444"/>
    </style:style>
    <style:style style:name="P163" style:family="paragraph" style:parent-style-name="Heading_20_1">
      <style:paragraph-properties fo:break-before="auto" fo:line-height="124%" fo:margin-bottom="0cm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>
      <style:text-properties fo:background-color="#ffffff" fo:color="#ee6c24" fo:font-size="10pt" style:font-size-asian="10pt" style:font-size-complex="10pt"/>
    </style:style>
    <style:style style:name="T164_3" style:family="text"/>
    <style:style style:name="T164_4" style:family="text">
      <style:text-properties fo:background-color="#ffffff" fo:color="#ee6c24" fo:font-size="10pt" style:font-size-asian="10pt" style:font-size-complex="10pt"/>
    </style:style>
    <style:style style:name="T164_5" style:family="text"/>
    <style:style style:name="T164_6" style:family="text">
      <style:text-properties fo:background-color="#ffffff" fo:color="#ee6c24" fo:font-size="10pt" style:font-size-asian="10pt" style:font-size-complex="10pt"/>
    </style:style>
    <style:style style:name="T164_7" style:family="text">
      <style:text-properties fo:background-color="#ffffff" fo:font-size="10pt" style:font-size-asian="10pt" style:font-size-complex="10pt"/>
    </style:style>
    <style:style style:name="T164_8" style:family="text">
      <style:text-properties fo:background-color="#ffffff" fo:font-size="10pt" style:font-size-asian="10pt" style:font-size-complex="10pt"/>
    </style:style>
    <style:style style:name="T164_9" style:family="text">
      <style:text-properties fo:background-color="#ffffff" fo:font-size="10pt" style:font-size-asian="10pt" style:font-size-complex="10pt"/>
    </style:style>
    <style:style style:name="T164_10" style:family="text">
      <style:text-properties fo:background-color="#ffffff" fo:font-size="10pt" style:font-size-asian="10pt" style:font-size-complex="10pt"/>
    </style:style>
    <style:style style:name="T164_11" style:family="text">
      <style:text-properties fo:background-color="#ffffff" fo:font-size="10pt" style:font-size-asian="10pt" style:font-size-complex="10pt"/>
    </style:style>
    <style:style style:name="T164_12" style:family="text">
      <style:text-properties fo:background-color="#ffffff" fo:font-size="10pt" style:font-size-asian="10pt" style:font-size-complex="10pt"/>
    </style:style>
    <style:style style:name="T164_13" style:family="text">
      <style:text-properties fo:background-color="#ffffff" fo:font-size="10pt" style:font-size-asian="10pt" style:font-size-complex="10pt"/>
    </style:style>
    <style:style style:name="T164_14" style:family="text">
      <style:text-properties fo:background-color="#ffffff" fo:font-size="10pt" style:font-size-asian="10pt" style:font-size-complex="10pt"/>
    </style:style>
    <style:style style:name="T164_15" style:family="text">
      <style:text-properties fo:background-color="#ffffff" fo:font-size="10pt" style:font-size-asian="10pt" style:font-size-complex="10pt"/>
    </style:style>
    <style:style style:name="T164_16" style:family="text">
      <style:text-properties fo:background-color="#ffffff" fo:font-size="10pt" style:font-size-asian="10pt" style:font-size-complex="10pt"/>
    </style:style>
    <style:style style:name="T164_17" style:family="text">
      <style:text-properties fo:background-color="#ffffff" fo:font-size="10pt" style:font-size-asian="10pt" style:font-size-complex="10pt"/>
    </style:style>
    <style:style style:name="T164_18" style:family="text">
      <style:text-properties fo:background-color="#ffffff" fo:font-size="10pt" style:font-size-asian="10pt" style:font-size-complex="10pt"/>
    </style:style>
    <style:style style:name="T164_19" style:family="text">
      <style:text-properties fo:background-color="#ffffff" fo:font-size="10pt" style:font-size-asian="10pt" style:font-size-complex="10pt"/>
    </style:style>
    <style:style style:name="T164_20" style:family="text">
      <style:text-properties fo:background-color="#ffffff" fo:font-size="10pt" style:font-size-asian="10pt" style:font-size-complex="10pt"/>
    </style:style>
    <style:style style:name="T164_21" style:family="text">
      <style:text-properties fo:background-color="#ffffff" fo:font-size="10pt" style:font-size-asian="10pt" style:font-size-complex="10pt"/>
    </style:style>
    <style:style style:name="T164_22" style:family="text">
      <style:text-properties fo:background-color="#ffffff" fo:font-size="10pt" style:font-size-asian="10pt" style:font-size-complex="10pt"/>
    </style:style>
    <style:style style:name="T164_23" style:family="text">
      <style:text-properties fo:background-color="#ffffff" fo:font-size="10pt" style:font-size-asian="10pt" style:font-size-complex="10pt"/>
    </style:style>
    <style:style style:name="T164_24" style:family="text">
      <style:text-properties fo:background-color="#ffffff" fo:font-size="10pt" style:font-size-asian="10pt" style:font-size-complex="10pt"/>
    </style:style>
    <style:style style:name="T164_25" style:family="text">
      <style:text-properties fo:background-color="#ffffff" fo:font-size="10pt" style:font-size-asian="10pt" style:font-size-complex="10pt"/>
    </style:style>
    <style:style style:name="T164_26" style:family="text">
      <style:text-properties fo:background-color="#ffffff" fo:font-size="10pt" style:font-size-asian="10pt" style:font-size-complex="10pt"/>
    </style:style>
    <style:style style:name="T164_27" style:family="text">
      <style:text-properties fo:background-color="#ffffff" fo:font-size="10pt" style:font-size-asian="10pt" style:font-size-complex="10pt"/>
    </style:style>
    <style:style style:name="T164_28" style:family="text">
      <style:text-properties fo:background-color="#ffffff" fo:font-size="10pt" style:font-size-asian="10pt" style:font-size-complex="10pt"/>
    </style:style>
    <style:style style:name="T164_29" style:family="text">
      <style:text-properties fo:background-color="#ffffff" fo:font-size="10pt" style:font-size-asian="10pt" style:font-size-complex="10pt"/>
    </style:style>
    <style:style style:name="T164_30" style:family="text">
      <style:text-properties fo:background-color="#ffffff" fo:font-size="10pt" style:font-size-asian="10pt" style:font-size-complex="10pt"/>
    </style:style>
    <style:style style:name="T164_31" style:family="text">
      <style:text-properties fo:background-color="#ffffff" fo:font-size="10pt" style:font-size-asian="10pt" style:font-size-complex="10pt"/>
    </style:style>
    <style:style style:name="T164_32" style:family="text">
      <style:text-properties fo:background-color="#ffffff" fo:font-size="10pt" style:font-size-asian="10pt" style:font-size-complex="10pt"/>
    </style:style>
    <style:style style:name="T164_33" style:family="text">
      <style:text-properties fo:background-color="#ffffff" fo:font-size="10pt" style:font-size-asian="10pt" style:font-size-complex="10pt"/>
    </style:style>
    <style:style style:name="T164_34" style:family="text">
      <style:text-properties fo:background-color="#ffffff" fo:font-size="10pt" style:font-size-asian="10pt" style:font-size-complex="10pt"/>
    </style:style>
    <style:style style:name="T164_35" style:family="text">
      <style:text-properties fo:background-color="#ffffff" fo:font-size="10pt" style:font-size-asian="10pt" style:font-size-complex="10pt"/>
    </style:style>
    <style:style style:name="T164_36" style:family="text">
      <style:text-properties fo:background-color="#ffffff" fo:font-size="10pt" style:font-size-asian="10pt" style:font-size-complex="10pt"/>
    </style:style>
    <style:style style:name="T164_37" style:family="text">
      <style:text-properties fo:background-color="#ffffff" fo:font-size="10pt" style:font-size-asian="10pt" style:font-size-complex="10pt"/>
    </style:style>
    <style:style style:name="T164_38" style:family="text">
      <style:text-properties fo:background-color="#ffffff" fo:font-size="10pt" style:font-size-asian="10pt" style:font-size-complex="10pt"/>
    </style:style>
    <style:style style:name="T164_39" style:family="text">
      <style:text-properties fo:background-color="#ffffff" fo:font-size="10pt" style:font-size-asian="10pt" style:font-size-complex="10pt"/>
    </style:style>
    <style:style style:name="T164_40" style:family="text">
      <style:text-properties fo:background-color="#ffffff" fo:font-size="10pt" style:font-size-asian="10pt" style:font-size-complex="10pt"/>
    </style:style>
    <style:style style:name="T164_41" style:family="text">
      <style:text-properties fo:background-color="#ffffff" fo:font-size="10pt" style:font-size-asian="10pt" style:font-size-complex="10pt"/>
    </style:style>
    <style:style style:name="T164_42" style:family="text">
      <style:text-properties fo:background-color="#ffffff" fo:font-size="10pt" style:font-size-asian="10pt" style:font-size-complex="10pt"/>
    </style:style>
    <style:style style:name="T164_43" style:family="text">
      <style:text-properties fo:background-color="#ffffff" fo:font-size="10pt" style:font-size-asian="10pt" style:font-size-complex="10pt"/>
    </style:style>
    <style:style style:name="T164_44" style:family="text"/>
    <style:style style:name="T164_45" style:family="text">
      <style:text-properties fo:background-color="#ffffff" fo:color="#330066" fo:font-size="10pt" style:font-size-asian="10pt" style:font-size-complex="10pt"/>
    </style:style>
    <style:style style:name="T164_46" style:family="text">
      <style:text-properties fo:background-color="#ffffff" fo:font-size="10pt" style:font-size-asian="10pt" style:font-size-complex="10pt"/>
    </style:style>
    <style:style style:name="T164_47" style:family="text">
      <style:text-properties fo:background-color="#ffffff" fo:font-size="10pt" style:font-size-asian="10pt" style:font-size-complex="10pt"/>
    </style:style>
    <style:style style:name="T164_48" style:family="text">
      <style:text-properties fo:background-color="#ffffff" fo:font-size="10pt" style:font-size-asian="10pt" style:font-size-complex="10pt"/>
    </style:style>
    <style:style style:name="T164_49" style:family="text"/>
    <style:style style:name="T164_50" style:family="text">
      <style:text-properties fo:background-color="#ffffff" fo:color="#330066" fo:font-size="10pt" style:font-size-asian="10pt" style:font-size-complex="10pt"/>
    </style:style>
    <style:style style:name="T164_51" style:family="text"/>
    <style:style style:name="T164_52" style:family="text">
      <style:text-properties fo:background-color="#ffffff" fo:color="#330066" fo:font-size="10pt" style:font-size-asian="10pt" style:font-size-complex="10pt"/>
    </style:style>
    <style:style style:name="T164_53" style:family="text">
      <style:text-properties fo:background-color="#ffffff" fo:font-size="10pt" style:font-size-asian="10pt" style:font-size-complex="10pt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>
      <style:text-properties fo:color="#1155cc" style:text-underline-style="solid" style:text-underline-color="font-color"/>
    </style:style>
    <style:style style:name="T167_3" style:family="text"/>
    <style:style style:name="T167_4" style:family="text">
      <style:text-properties fo:color="#1155cc" style:text-underline-style="solid" style:text-underline-color="font-color"/>
    </style:style>
    <style:style style:name="T167_5" style:family="text"/>
    <style:style style:name="T167_6" style:family="text">
      <style:text-properties fo:color="#1155cc" style:text-underline-style="solid" style:text-underline-color="font-color"/>
    </style:style>
    <style:style style:name="T167_7" style:family="text"/>
    <style:style style:name="T167_8" style:family="text">
      <style:text-properties fo:color="#1155cc" style:text-underline-style="solid" style:text-underline-color="font-color"/>
    </style:style>
    <style:style style:name="T167_9" style:family="text"/>
    <style:style style:name="T167_10" style:family="text">
      <style:text-properties fo:color="#1155cc" style:text-underline-style="solid" style:text-underline-color="font-color"/>
    </style:style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/>
    <style:style style:name="T167_18" style:family="text">
      <style:text-properties fo:color="#1155cc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>
      <style:text-properties fo:color="#1155cc" style:text-underline-style="solid" style:text-underline-color="font-color"/>
    </style:style>
    <style:style style:name="T168_3" style:family="text"/>
    <style:style style:name="T168_4" style:family="text">
      <style:text-properties fo:color="#1155cc" style:text-underline-style="solid" style:text-underline-color="font-color"/>
    </style:style>
    <style:style style:name="T168_5" style:family="text"/>
    <style:style style:name="T168_6" style:family="text">
      <style:text-properties fo:color="#1155cc" style:text-underline-style="solid" style:text-underline-color="font-color"/>
    </style:style>
    <style:style style:name="T168_7" style:family="text"/>
    <style:style style:name="T168_8" style:family="text">
      <style:text-properties fo:color="#1155cc" style:text-underline-style="solid" style:text-underline-color="font-color"/>
    </style:style>
    <style:style style:name="T168_9" style:family="text"/>
    <style:style style:name="T168_10" style:family="text">
      <style:text-properties fo:color="#1155cc" style:text-underline-style="solid" style:text-underline-color="font-color"/>
    </style:style>
    <style:style style:name="T168_11" style:family="text"/>
    <style:style style:name="T168_12" style:family="text">
      <style:text-properties fo:color="#1155cc" style:text-underline-style="solid" style:text-underline-color="font-color"/>
    </style:style>
    <style:style style:name="T168_13" style:family="text"/>
    <style:style style:name="T168_14" style:family="text">
      <style:text-properties fo:color="#1155cc" style:text-underline-style="solid" style:text-underline-color="font-color"/>
    </style:style>
    <style:style style:name="T168_15" style:family="text"/>
    <style:style style:name="T168_16" style:family="text">
      <style:text-properties fo:color="#1155cc" style:text-underline-style="solid" style:text-underline-color="font-color"/>
    </style:style>
    <style:style style:name="T168_17" style:family="text"/>
    <style:style style:name="T168_18" style:family="text">
      <style:text-properties fo:color="#1155cc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[18:07]<text:s/>&lt;</text:span><text:span text:style-name="T1_2">sseehh</text:span><text:span text:style-name="T1_3">_&gt;<text:s/></text:span><text:span text:style-name="T1_4">there</text:span><text:span text:style-name="T1_5"><text:s/></text:span><text:span text:style-name="T1_6">are</text:span><text:span text:style-name="T1_7"><text:s/></text:span><text:span text:style-name="T1_8">CPU</text:span><text:span text:style-name="T1_9"><text:s/></text:span><text:span text:style-name="T1_10">simulators</text:span><text:span text:style-name="T1_11"><text:s/></text:span><text:span text:style-name="T1_12">like</text:span><text:span text:style-name="T1_13"><text:s/></text:span><text:span text:style-name="T1_14">flexus</text:span><text:span text:style-name="T1_15"><text:s/></text:span><text:span text:style-name="T1_16">and</text:span><text:span text:style-name="T1_17"><text:s/></text:span><text:span text:style-name="T1_18">gem</text:span><text:span text:style-name="T1_19">5<text:s/></text:span><text:span text:style-name="T1_20">that</text:span><text:span text:style-name="T1_21"><text:s/></text:span><text:span text:style-name="T1_22">do</text:span><text:span text:style-name="T1_23"><text:s/></text:span><text:span text:style-name="T1_24">instruction</text:span><text:span text:style-name="T1_25"><text:s/>/<text:s/></text:span><text:span text:style-name="T1_26">timing</text:span><text:span text:style-name="T1_27">-</text:span><text:span text:style-name="T1_28">level</text:span><text:span text:style-name="T1_29"><text:s/></text:span><text:span text:style-name="T1_30">simulation</text:span><text:span text:style-name="T1_31"><text:s/></text:span><text:span text:style-name="T1_32">of</text:span><text:span text:style-name="T1_33"><text:s/></text:span><text:span text:style-name="T1_34">an</text:span><text:span text:style-name="T1_35"><text:s/></text:span><text:span text:style-name="T1_36">entire</text:span><text:span text:style-name="T1_37"><text:s/></text:span><text:span text:style-name="T1_38">OS</text:span><text:span text:style-name="T1_39"><text:s/>+<text:s/></text:span><text:span text:style-name="T1_40">applications</text:span></text:p>
      <text:p text:style-name="P2"><text:span text:style-name="T2_1">[18:08]<text:s/>&lt;</text:span><text:span text:style-name="T2_2">sseehh</text:span><text:span text:style-name="T2_3">_&gt;<text:s/></text:span><text:span text:style-name="T2_4">so</text:span><text:span text:style-name="T2_5"><text:s/></text:span><text:span text:style-name="T2_6">you</text:span><text:span text:style-name="T2_7"><text:s/></text:span><text:span text:style-name="T2_8">provide</text:span><text:span text:style-name="T2_9"><text:s/></text:span><text:span text:style-name="T2_10">the</text:span><text:span text:style-name="T2_11"><text:s/></text:span><text:span text:style-name="T2_12">image</text:span><text:span text:style-name="T2_13"><text:s/></text:span><text:span text:style-name="T2_14">including</text:span><text:span text:style-name="T2_15"><text:s/></text:span><text:span text:style-name="T2_16">kernel</text:span><text:span text:style-name="T2_17"><text:s/></text:span><text:span text:style-name="T2_18">and</text:span><text:span text:style-name="T2_19"><text:s/></text:span><text:span text:style-name="T2_20">packages</text:span><text:span text:style-name="T2_21"><text:s/></text:span><text:span text:style-name="T2_22">and</text:span><text:span text:style-name="T2_23"><text:s/></text:span><text:span text:style-name="T2_24">user</text:span><text:span text:style-name="T2_25">-</text:span><text:span text:style-name="T2_26">level</text:span><text:span text:style-name="T2_27"><text:s/></text:span><text:span text:style-name="T2_28">applications</text:span><text:span text:style-name="T2_29"><text:s/></text:span><text:span text:style-name="T2_30">and</text:span><text:span text:style-name="T2_31"><text:s/></text:span><text:span text:style-name="T2_32">run</text:span><text:span text:style-name="T2_33"><text:s/></text:span><text:span text:style-name="T2_34">it</text:span></text:p>
      <text:p text:style-name="P3"><text:span text:style-name="T3_1">[18:08]<text:s/>&lt;</text:span><text:span text:style-name="T3_2">sseehh</text:span><text:span text:style-name="T3_3">_&gt;<text:s/></text:span><text:span text:style-name="T3_4">and</text:span><text:span text:style-name="T3_5"><text:s/></text:span><text:span text:style-name="T3_6">it</text:span><text:span text:style-name="T3_7"><text:s/></text:span><text:span text:style-name="T3_8">generates</text:span><text:span text:style-name="T3_9"><text:s/></text:span><text:span text:style-name="T3_10">lots</text:span><text:span text:style-name="T3_11"><text:s/></text:span><text:span text:style-name="T3_12">of</text:span><text:span text:style-name="T3_13"><text:s/></text:span><text:span text:style-name="T3_14">statistics</text:span></text:p>
      <text:p text:style-name="P4"><text:span text:style-name="T4_1">[18:08]<text:s/>&lt;</text:span><text:span text:style-name="T4_2">sseehh</text:span><text:span text:style-name="T4_3">_&gt;<text:s/></text:span><text:span text:style-name="T4_4">oh</text:span><text:span text:style-name="T4_5"><text:s/></text:span><text:span text:style-name="T4_6">you</text:span><text:span text:style-name="T4_7"><text:s/></text:span><text:span text:style-name="T4_8">also</text:span><text:span text:style-name="T4_9"><text:s/></text:span><text:span text:style-name="T4_10">provide</text:span><text:span text:style-name="T4_11"><text:s/></text:span><text:span text:style-name="T4_12">the</text:span><text:span text:style-name="T4_13"><text:s/></text:span><text:span text:style-name="T4_14">architecture</text:span><text:span text:style-name="T4_15"><text:s/></text:span><text:span text:style-name="T4_16">parameters</text:span></text:p>
      <text:p text:style-name="P5"><text:span text:style-name="T5_1">[18:08]<text:s/>&lt;</text:span><text:span text:style-name="T5_2">sseehh</text:span><text:span text:style-name="T5_3">_&gt;<text:s/></text:span><text:span text:style-name="T5_4">like</text:span><text:span text:style-name="T5_5"><text:s/></text:span><text:span text:style-name="T5_6">ISA</text:span><text:span text:style-name="T5_7"><text:s/>(</text:span><text:span text:style-name="T5_8">x</text:span><text:span text:style-name="T5_9">86,<text:s/></text:span><text:span text:style-name="T5_10">ARM</text:span><text:span text:style-name="T5_11">,<text:s/></text:span><text:span text:style-name="T5_12">etc</text:span><text:span text:style-name="T5_13">...)</text:span></text:p>
      <text:p text:style-name="P6"><text:span text:style-name="T6_1">[18:08]<text:s/>&lt;</text:span><text:span text:style-name="T6_2">sseehh</text:span><text:span text:style-name="T6_3">_&gt;<text:s/></text:span><text:span text:style-name="T6_4">and</text:span><text:span text:style-name="T6_5"><text:s/></text:span><text:span text:style-name="T6_6">cache</text:span><text:span text:style-name="T6_7"><text:s/></text:span><text:span text:style-name="T6_8">parameters</text:span><text:span text:style-name="T6_9">,<text:s/></text:span><text:span text:style-name="T6_10">like</text:span><text:span text:style-name="T6_11"><text:s/></text:span><text:span text:style-name="T6_12">L</text:span><text:span text:style-name="T6_13">1/</text:span><text:span text:style-name="T6_14">L</text:span><text:span text:style-name="T6_15">2<text:s/></text:span><text:span text:style-name="T6_16">size</text:span><text:span text:style-name="T6_17"><text:s/></text:span><text:span text:style-name="T6_18">and</text:span><text:span text:style-name="T6_19"><text:s/></text:span><text:span text:style-name="T6_20">microcode</text:span><text:span text:style-name="T6_21"><text:s/></text:span><text:span text:style-name="T6_22">policy</text:span></text:p>
      <text:p text:style-name="P7"><text:span text:style-name="T7_1">[18:08]<text:s/>&lt;</text:span><text:span text:style-name="T7_2">sseehh</text:span><text:span text:style-name="T7_3">_&gt;<text:s/></text:span><text:span text:style-name="T7_4">and</text:span><text:span text:style-name="T7_5"><text:s/>#<text:s/></text:span><text:span text:style-name="T7_6">of</text:span><text:span text:style-name="T7_7"><text:s/></text:span><text:span text:style-name="T7_8">cores</text:span></text:p>
      <text:p text:style-name="P8"><text:span text:style-name="T8_1">[18:08]<text:s/>&lt;</text:span><text:span text:style-name="T8_2">sseehh</text:span><text:span text:style-name="T8_3">_&gt;<text:s/></text:span><text:span text:style-name="T8_4">make</text:span><text:span text:style-name="T8_5"><text:s/></text:span><text:span text:style-name="T8_6">sense</text:span><text:span text:style-name="T8_7"><text:s/></text:span><text:span text:style-name="T8_8">so</text:span><text:span text:style-name="T8_9"><text:s/></text:span><text:span text:style-name="T8_10">far</text:span><text:span text:style-name="T8_11">?</text:span></text:p>
      <text:p text:style-name="P9"><text:span text:style-name="T9_1">[18:08]<text:s/>&lt;</text:span><text:span text:style-name="T9_2">sseehh</text:span><text:span text:style-name="T9_3">_&gt;<text:s/></text:span><text:span text:style-name="T9_4">its</text:span><text:span text:style-name="T9_5"><text:s/></text:span><text:span text:style-name="T9_6">kind</text:span><text:span text:style-name="T9_7"><text:s/></text:span><text:span text:style-name="T9_8">of</text:span><text:span text:style-name="T9_9"><text:s/></text:span><text:span text:style-name="T9_10">like</text:span><text:span text:style-name="T9_11"><text:s/></text:span><text:span text:style-name="T9_12">VMWARE</text:span><text:span text:style-name="T9_13"><text:s/></text:span><text:span text:style-name="T9_14">but</text:span><text:span text:style-name="T9_15"><text:s/></text:span><text:span text:style-name="T9_16">more</text:span><text:span text:style-name="T9_17"><text:s/></text:span><text:span text:style-name="T9_18">for</text:span><text:span text:style-name="T9_19"><text:s/></text:span><text:span text:style-name="T9_20">instrumentation</text:span></text:p>
      <text:p text:style-name="P10"><text:span text:style-name="T10_1">[18:08]<text:s/>&lt;</text:span><text:span text:style-name="T10_2">sseehh</text:span><text:span text:style-name="T10_3">_&gt;<text:s/></text:span><text:span text:style-name="T10_4">not</text:span><text:span text:style-name="T10_5"><text:s/></text:span><text:span text:style-name="T10_6">for</text:span><text:span text:style-name="T10_7"><text:s/></text:span><text:span text:style-name="T10_8">speed</text:span></text:p>
      <text:p text:style-name="P11"><text:span text:style-name="T11_1">[18:09]<text:s/>&lt;</text:span><text:span text:style-name="T11_2">sseehh</text:span><text:span text:style-name="T11_3">_&gt;<text:s/></text:span><text:span text:style-name="T11_4">it</text:span><text:span text:style-name="T11_5"><text:s/></text:span><text:span text:style-name="T11_6">will</text:span><text:span text:style-name="T11_7"><text:s/></text:span><text:span text:style-name="T11_8">tell</text:span><text:span text:style-name="T11_9"><text:s/></text:span><text:span text:style-name="T11_10">for</text:span><text:span text:style-name="T11_11"><text:s/></text:span><text:span text:style-name="T11_12">example</text:span><text:span text:style-name="T11_13">,<text:s/></text:span><text:span text:style-name="T11_14">cache</text:span><text:span text:style-name="T11_15"><text:s/></text:span><text:span text:style-name="T11_16">hit</text:span><text:span text:style-name="T11_17">/</text:span><text:span text:style-name="T11_18">miss</text:span><text:span text:style-name="T11_19"><text:s/></text:span><text:span text:style-name="T11_20">ratios</text:span></text:p>
      <text:p text:style-name="P12"><text:span text:style-name="T12_1">[18:09]<text:s/>&lt;</text:span><text:span text:style-name="T12_2">sseehh</text:span><text:span text:style-name="T12_3">_&gt;<text:s/></text:span><text:span text:style-name="T12_4">on</text:span><text:span text:style-name="T12_5"><text:s/></text:span><text:span text:style-name="T12_6">memory</text:span><text:span text:style-name="T12_7"><text:s/></text:span><text:span text:style-name="T12_8">access</text:span></text:p>
      <text:p text:style-name="P13"><text:span text:style-name="T13_1">[18:09]<text:s/>&lt;</text:span><text:span text:style-name="T13_2">sseehh</text:span><text:span text:style-name="T13_3">_&gt;<text:s/></text:span><text:span text:style-name="T13_4">because</text:span><text:span text:style-name="T13_5"><text:s/></text:span><text:span text:style-name="T13_6">it</text:span><text:span text:style-name="T13_7"><text:s/></text:span><text:span text:style-name="T13_8">simulates</text:span><text:span text:style-name="T13_9"><text:s/></text:span><text:span text:style-name="T13_10">the</text:span><text:span text:style-name="T13_11"><text:s/></text:span><text:span text:style-name="T13_12">cache</text:span><text:span text:style-name="T13_13"><text:s/></text:span><text:span text:style-name="T13_14">and</text:span><text:span text:style-name="T13_15"><text:s/></text:span><text:span text:style-name="T13_16">memory</text:span><text:span text:style-name="T13_17"><text:s/></text:span><text:span text:style-name="T13_18">too</text:span></text:p>
      <text:p text:style-name="P14"><text:span text:style-name="T14_1">[18:09]<text:s/>&lt;</text:span><text:span text:style-name="T14_2">sseehh</text:span><text:span text:style-name="T14_3">_&gt;<text:s/></text:span><text:span text:style-name="T14_4">so</text:span><text:span text:style-name="T14_5"><text:s/></text:span><text:span text:style-name="T14_6">that</text:span><text:span text:style-name="T14_7"><text:s/></text:span><text:span text:style-name="T14_8">affects</text:span><text:span text:style-name="T14_9"><text:s/></text:span><text:span text:style-name="T14_10">chipset</text:span><text:span text:style-name="T14_11"><text:s/></text:span><text:span text:style-name="T14_12">speed</text:span><text:span text:style-name="T14_13"><text:s/>&amp;<text:s/></text:span><text:span text:style-name="T14_14">also</text:span><text:span text:style-name="T14_15"><text:s/></text:span><text:span text:style-name="T14_16">energy</text:span><text:span text:style-name="T14_17"><text:s/></text:span><text:span text:style-name="T14_18">efficiency</text:span></text:p>
      <text:p text:style-name="P15"><text:span text:style-name="T15_1">[18:10]<text:s/>&lt;</text:span><text:span text:style-name="T15_2">sseehh</text:span><text:span text:style-name="T15_3">_&gt;<text:s/></text:span><text:span text:style-name="T15_4">the</text:span><text:span text:style-name="T15_5"><text:s/></text:span><text:span text:style-name="T15_6">overall</text:span><text:span text:style-name="T15_7"><text:s/></text:span><text:span text:style-name="T15_8">goal</text:span><text:span text:style-name="T15_9"><text:s/></text:span><text:span text:style-name="T15_10">here</text:span><text:span text:style-name="T15_11"><text:s/></text:span><text:span text:style-name="T15_12">is</text:span><text:span text:style-name="T15_13"><text:s/></text:span><text:span text:style-name="T15_14">to</text:span><text:span text:style-name="T15_15"><text:s/></text:span><text:span text:style-name="T15_16">make</text:span><text:span text:style-name="T15_17"><text:s/></text:span><text:span text:style-name="T15_18">the</text:span><text:span text:style-name="T15_19"><text:s/></text:span><text:span text:style-name="T15_20">process</text:span><text:span text:style-name="T15_21"><text:s/></text:span><text:span text:style-name="T15_22">of</text:span><text:span text:style-name="T15_23"><text:s/></text:span><text:span text:style-name="T15_24">finding</text:span><text:span text:style-name="T15_25"><text:s/></text:span><text:span text:style-name="T15_26">the</text:span><text:span text:style-name="T15_27"><text:s/></text:span><text:span text:style-name="T15_28">maximum</text:span><text:span text:style-name="T15_29"><text:s/></text:span><text:span text:style-name="T15_30">speed</text:span><text:span text:style-name="T15_31">/</text:span><text:span text:style-name="T15_32">energy</text:span><text:span text:style-name="T15_33"><text:s/></text:span><text:span text:style-name="T15_34">results</text:span><text:span text:style-name="T15_35"><text:s/></text:span><text:span text:style-name="T15_36">for</text:span><text:span text:style-name="T15_37"><text:s/></text:span><text:span text:style-name="T15_38">given</text:span><text:span text:style-name="T15_39"><text:s/></text:span><text:span text:style-name="T15_40">architecture</text:span><text:span text:style-name="T15_41"><text:s/></text:span><text:span text:style-name="T15_42">parameters</text:span><text:span text:style-name="T15_43"><text:s/>(</text:span><text:span text:style-name="T15_44">an</text:span><text:span text:style-name="T15_45"><text:s/></text:span><text:span text:style-name="T15_46">n</text:span><text:span text:style-name="T15_47">-</text:span><text:span text:style-name="T15_48">dimensional</text:span><text:span text:style-name="T15_49"><text:s/></text:span><text:span text:style-name="T15_50">space</text:span><text:span text:style-name="T15_51">)</text:span></text:p>
      <text:p text:style-name="P16"><text:span text:style-name="T16_1">[18:10]<text:s/>&lt;</text:span><text:span text:style-name="T16_2">sseehh</text:span><text:span text:style-name="T16_3">_&gt;<text:s/></text:span><text:span text:style-name="T16_4">to</text:span><text:span text:style-name="T16_5"><text:s/></text:span><text:span text:style-name="T16_6">make</text:span><text:span text:style-name="T16_7"><text:s/></text:span><text:span text:style-name="T16_8">it</text:span><text:span text:style-name="T16_9"><text:s/></text:span><text:span text:style-name="T16_10">automatic</text:span></text:p>
      <text:p text:style-name="P17"><text:span text:style-name="T17_1">[18:10]<text:s/>&lt;</text:span><text:span text:style-name="T17_2">sseehh</text:span><text:span text:style-name="T17_3">_&gt;<text:s/></text:span><text:span text:style-name="T17_4">to</text:span><text:span text:style-name="T17_5"><text:s/></text:span><text:span text:style-name="T17_6">find</text:span><text:span text:style-name="T17_7"><text:s/></text:span><text:span text:style-name="T17_8">things</text:span><text:span text:style-name="T17_9"><text:s/></text:span><text:span text:style-name="T17_10">that</text:span><text:span text:style-name="T17_11"><text:s/></text:span><text:span text:style-name="T17_12">humans</text:span><text:span text:style-name="T17_13"><text:s/></text:span><text:span text:style-name="T17_14">otherwise</text:span><text:span text:style-name="T17_15"><text:s/></text:span><text:span text:style-name="T17_16">might</text:span><text:span text:style-name="T17_17"><text:s/></text:span><text:span text:style-name="T17_18">not</text:span><text:span text:style-name="T17_19"><text:s/></text:span><text:span text:style-name="T17_20">find</text:span><text:span text:style-name="T17_21"><text:s/></text:span><text:span text:style-name="T17_22">manually</text:span><text:span text:style-name="T17_23"><text:s/></text:span><text:span text:style-name="T17_24">experimenting</text:span></text:p>
      <text:p text:style-name="P18"><text:span text:style-name="T18_1">[18:10]<text:s/>&lt;</text:span><text:span text:style-name="T18_2">sseehh</text:span><text:span text:style-name="T18_3">_&gt;<text:s/></text:span><text:span text:style-name="T18_4">because</text:span><text:span text:style-name="T18_5"><text:s/></text:span><text:span text:style-name="T18_6">the</text:span><text:span text:style-name="T18_7"><text:s/></text:span><text:span text:style-name="T18_8">design</text:span><text:span text:style-name="T18_9"><text:s/></text:span><text:span text:style-name="T18_10">space</text:span><text:span text:style-name="T18_11"><text:s/></text:span><text:span text:style-name="T18_12">is</text:span><text:span text:style-name="T18_13"><text:s/></text:span><text:span text:style-name="T18_14">so</text:span><text:span text:style-name="T18_15"><text:s/></text:span><text:span text:style-name="T18_16">huge</text:span></text:p>
      <text:p text:style-name="P19"/>
      <text:p text:style-name="P20"><text:span text:style-name="T20_1">(06:49:51<text:s/></text:span><text:span text:style-name="T20_2">PM</text:span><text:span text:style-name="T20_3">)<text:s/></text:span><text:span text:style-name="T20_4">S</text:span><text:span text:style-name="T20_5"><text:s/></text:span><text:span text:style-name="T20_6">H</text:span><text:span text:style-name="T20_7">:<text:s/></text:span><text:span text:style-name="T20_8">basically</text:span><text:span text:style-name="T20_9"><text:s/></text:span><text:span text:style-name="T20_10">the</text:span><text:span text:style-name="T20_11"><text:s/></text:span><text:span text:style-name="T20_12">search</text:span><text:span text:style-name="T20_13"><text:s/></text:span><text:span text:style-name="T20_14">algorithms</text:span><text:span text:style-name="T20_15"><text:s/></text:span><text:span text:style-name="T20_16">generate</text:span><text:span text:style-name="T20_17"><text:s/>'</text:span><text:span text:style-name="T20_18">hypotheses</text:span><text:span text:style-name="T20_19">'<text:s/></text:span><text:span text:style-name="T20_20">which</text:span><text:span text:style-name="T20_21"><text:s/></text:span><text:span text:style-name="T20_22">are</text:span><text:span text:style-name="T20_23"><text:s/></text:span><text:span text:style-name="T20_24">possible</text:span><text:span text:style-name="T20_25"><text:s/></text:span><text:span text:style-name="T20_26">simulations</text:span><text:span text:style-name="T20_27"><text:s/></text:span><text:span text:style-name="T20_28">that</text:span><text:span text:style-name="T20_29"><text:s/></text:span><text:span text:style-name="T20_30">can</text:span><text:span text:style-name="T20_31"><text:s/></text:span><text:span text:style-name="T20_32">be</text:span><text:span text:style-name="T20_33"><text:s/></text:span><text:span text:style-name="T20_34">run</text:span><text:span text:style-name="T20_35"><text:s/></text:span><text:span text:style-name="T20_36">and</text:span><text:span text:style-name="T20_37"><text:s/></text:span><text:span text:style-name="T20_38">add</text:span><text:span text:style-name="T20_39"><text:s/></text:span><text:span text:style-name="T20_40">to</text:span><text:span text:style-name="T20_41"><text:s/></text:span><text:span text:style-name="T20_42">the</text:span><text:span text:style-name="T20_43"><text:s/></text:span><text:span text:style-name="T20_44">knowledgebase</text:span><text:span text:style-name="T20_45">.<text:s/></text:span><text:span text:style-name="T20_46">the</text:span><text:span text:style-name="T20_47"><text:s/></text:span><text:span text:style-name="T20_48">search</text:span><text:span text:style-name="T20_49"><text:s/></text:span><text:span text:style-name="T20_50">uses</text:span><text:span text:style-name="T20_51"><text:s/></text:span><text:span text:style-name="T20_52">the</text:span><text:span text:style-name="T20_53"><text:s/></text:span><text:span text:style-name="T20_54">known</text:span><text:span text:style-name="T20_55"><text:s/></text:span><text:span text:style-name="T20_56">experiments</text:span><text:span text:style-name="T20_57"><text:s/></text:span><text:span text:style-name="T20_58">and</text:span><text:span text:style-name="T20_59"><text:s/></text:span><text:span text:style-name="T20_60">result</text:span><text:span text:style-name="T20_61"><text:s/></text:span><text:span text:style-name="T20_62">data</text:span><text:span text:style-name="T20_63"><text:s/></text:span><text:span text:style-name="T20_64">to</text:span><text:span text:style-name="T20_65"><text:s/></text:span><text:span text:style-name="T20_66">generate</text:span><text:span text:style-name="T20_67"><text:s/></text:span><text:span text:style-name="T20_68">those</text:span><text:span text:style-name="T20_69"><text:s/></text:span><text:span text:style-name="T20_70">hypotheses</text:span><text:span text:style-name="T20_71"><text:s/></text:span><text:span text:style-name="T20_72">for</text:span><text:span text:style-name="T20_73"><text:s/></text:span><text:span text:style-name="T20_74">future</text:span><text:span text:style-name="T20_75"><text:s/></text:span><text:span text:style-name="T20_76">runs</text:span></text:p>
      <text:p text:style-name="P21"><text:span text:style-name="T21_1">(06:50:08<text:s/></text:span><text:span text:style-name="T21_2">PM</text:span><text:span text:style-name="T21_3">)<text:s/></text:span><text:span text:style-name="T21_4">S</text:span><text:span text:style-name="T21_5"><text:s/></text:span><text:span text:style-name="T21_6">H</text:span><text:span text:style-name="T21_7">:<text:s/></text:span><text:span text:style-name="T21_8">then</text:span><text:span text:style-name="T21_9"><text:s/></text:span><text:span text:style-name="T21_10">it</text:span><text:span text:style-name="T21_11">'</text:span><text:span text:style-name="T21_12">s</text:span><text:span text:style-name="T21_13"><text:s/></text:span><text:span text:style-name="T21_14">all</text:span><text:span text:style-name="T21_15"><text:s/></text:span><text:span text:style-name="T21_16">put</text:span><text:span text:style-name="T21_17"><text:s/></text:span><text:span text:style-name="T21_18">into</text:span><text:span text:style-name="T21_19"><text:s/></text:span><text:span text:style-name="T21_20">a</text:span><text:span text:style-name="T21_21"><text:s/></text:span><text:span text:style-name="T21_22">task</text:span><text:span text:style-name="T21_23"><text:s/></text:span><text:span text:style-name="T21_24">scheduler</text:span><text:span text:style-name="T21_25"><text:s/></text:span><text:span text:style-name="T21_26">that</text:span><text:span text:style-name="T21_27"><text:s/></text:span><text:span text:style-name="T21_28">prepares</text:span><text:span text:style-name="T21_29"><text:s/></text:span><text:span text:style-name="T21_30">and</text:span><text:span text:style-name="T21_31"><text:s/></text:span><text:span text:style-name="T21_32">deploys</text:span><text:span text:style-name="T21_33"><text:s/></text:span><text:span text:style-name="T21_34">the</text:span><text:span text:style-name="T21_35"><text:s/></text:span><text:span text:style-name="T21_36">simulation</text:span><text:span text:style-name="T21_37"><text:s/></text:span><text:span text:style-name="T21_38">to</text:span><text:span text:style-name="T21_39"><text:s/></text:span><text:span text:style-name="T21_40">a</text:span><text:span text:style-name="T21_41"><text:s/></text:span><text:span text:style-name="T21_42">compute</text:span><text:span text:style-name="T21_43"><text:s/></text:span><text:span text:style-name="T21_44">cluster</text:span><text:span text:style-name="T21_45">,<text:s/></text:span><text:span text:style-name="T21_46">or</text:span><text:span text:style-name="T21_47"><text:s/></text:span><text:span text:style-name="T21_48">just</text:span><text:span text:style-name="T21_49"><text:s/></text:span><text:span text:style-name="T21_50">the</text:span><text:span text:style-name="T21_51"><text:s/></text:span><text:span text:style-name="T21_52">local</text:span><text:span text:style-name="T21_53"><text:s/></text:span><text:span text:style-name="T21_54">machine</text:span></text:p>
      <text:p text:style-name="P22"><text:span text:style-name="T22_1">(06:50:19<text:s/></text:span><text:span text:style-name="T22_2">PM</text:span><text:span text:style-name="T22_3">)<text:s/></text:span><text:span text:style-name="T22_4">S</text:span><text:span text:style-name="T22_5"><text:s/></text:span><text:span text:style-name="T22_6">H</text:span><text:span text:style-name="T22_7">:<text:s/></text:span><text:span text:style-name="T22_8">the</text:span><text:span text:style-name="T22_9"><text:s/></text:span><text:span text:style-name="T22_10">results</text:span><text:span text:style-name="T22_11"><text:s/></text:span><text:span text:style-name="T22_12">can</text:span><text:span text:style-name="T22_13"><text:s/></text:span><text:span text:style-name="T22_14">be</text:span><text:span text:style-name="T22_15"><text:s/></text:span><text:span text:style-name="T22_16">stored</text:span><text:span text:style-name="T22_17"><text:s/></text:span><text:span text:style-name="T22_18">in</text:span><text:span text:style-name="T22_19"><text:s/></text:span><text:span text:style-name="T22_20">a</text:span><text:span text:style-name="T22_21"><text:s/></text:span><text:span text:style-name="T22_22">DB</text:span><text:span text:style-name="T22_23"><text:s/></text:span><text:span text:style-name="T22_24">like</text:span><text:span text:style-name="T22_25"><text:s/></text:span><text:span text:style-name="T22_26">mongodb</text:span></text:p>
      <text:p text:style-name="P23"><text:span text:style-name="T23_1">(06:50:22<text:s/></text:span><text:span text:style-name="T23_2">PM</text:span><text:span text:style-name="T23_3">)<text:s/></text:span><text:span text:style-name="T23_4">Mariana</text:span><text:span text:style-name="T23_5"><text:s/></text:span><text:span text:style-name="T23_6">Soffer</text:span><text:span text:style-name="T23_7">:<text:s/></text:span><text:span text:style-name="T23_8">of</text:span><text:span text:style-name="T23_9"><text:s/></text:span><text:span text:style-name="T23_10">how</text:span><text:span text:style-name="T23_11"><text:s/></text:span><text:span text:style-name="T23_12">to</text:span><text:span text:style-name="T23_13"><text:s/></text:span><text:span text:style-name="T23_14">look</text:span><text:span text:style-name="T23_15"><text:s/></text:span><text:span text:style-name="T23_16">for</text:span><text:span text:style-name="T23_17"><text:s/></text:span><text:span text:style-name="T23_18">the</text:span><text:span text:style-name="T23_19"><text:s/></text:span><text:span text:style-name="T23_20">goal</text:span></text:p>
      <text:p text:style-name="P24"><text:span text:style-name="T24_1">(06:50:26<text:s/></text:span><text:span text:style-name="T24_2">PM</text:span><text:span text:style-name="T24_3">)<text:s/></text:span><text:span text:style-name="T24_4">S</text:span><text:span text:style-name="T24_5"><text:s/></text:span><text:span text:style-name="T24_6">H</text:span><text:span text:style-name="T24_7">:<text:s/></text:span><text:span text:style-name="T24_8">which</text:span><text:span text:style-name="T24_9"><text:s/></text:span><text:span text:style-name="T24_10">will</text:span><text:span text:style-name="T24_11"><text:s/></text:span><text:span text:style-name="T24_12">be</text:span><text:span text:style-name="T24_13"><text:s/></text:span><text:span text:style-name="T24_14">helpful</text:span><text:span text:style-name="T24_15"><text:s/></text:span><text:span text:style-name="T24_16">for</text:span><text:span text:style-name="T24_17"><text:s/></text:span><text:span text:style-name="T24_18">JSON</text:span><text:span text:style-name="T24_19"><text:s/></text:span><text:span text:style-name="T24_20">flexibility</text:span></text:p>
      <text:p text:style-name="P25"><text:span text:style-name="T25_1">(06:50:48<text:s/></text:span><text:span text:style-name="T25_2">PM</text:span><text:span text:style-name="T25_3">)<text:s/></text:span><text:span text:style-name="T25_4">S</text:span><text:span text:style-name="T25_5"><text:s/></text:span><text:span text:style-name="T25_6">H</text:span><text:span text:style-name="T25_7">:<text:s/></text:span><text:span text:style-name="T25_8">then</text:span><text:span text:style-name="T25_9"><text:s/></text:span><text:span text:style-name="T25_10">the</text:span><text:span text:style-name="T25_11"><text:s/></text:span><text:span text:style-name="T25_12">results</text:span><text:span text:style-name="T25_13"><text:s/></text:span><text:span text:style-name="T25_14">can</text:span><text:span text:style-name="T25_15"><text:s/></text:span><text:span text:style-name="T25_16">be</text:span><text:span text:style-name="T25_17"><text:s/></text:span><text:span text:style-name="T25_18">browsed</text:span><text:span text:style-name="T25_19"><text:s/></text:span><text:span text:style-name="T25_20">individually</text:span><text:span text:style-name="T25_21">,<text:s/></text:span><text:span text:style-name="T25_22">or</text:span><text:span text:style-name="T25_23"><text:s/></text:span><text:span text:style-name="T25_24">multiple</text:span><text:span text:style-name="T25_25"><text:s/></text:span><text:span text:style-name="T25_26">of</text:span><text:span text:style-name="T25_27"><text:s/></text:span><text:span text:style-name="T25_28">them</text:span><text:span text:style-name="T25_29"><text:s/></text:span><text:span text:style-name="T25_30">can</text:span><text:span text:style-name="T25_31"><text:s/></text:span><text:span text:style-name="T25_32">be</text:span><text:span text:style-name="T25_33"><text:s/></text:span><text:span text:style-name="T25_34">combined</text:span><text:span text:style-name="T25_35"><text:s/></text:span><text:span text:style-name="T25_36">into</text:span><text:span text:style-name="T25_37"><text:s/></text:span><text:span text:style-name="T25_38">a</text:span><text:span text:style-name="T25_39"><text:s/></text:span><text:span text:style-name="T25_40">report</text:span><text:span text:style-name="T25_41">/</text:span><text:span text:style-name="T25_42">analysis</text:span></text:p>
      <text:p text:style-name="P26"><text:span text:style-name="T26_1">(06:51:02<text:s/></text:span><text:span text:style-name="T26_2">PM</text:span><text:span text:style-name="T26_3">)<text:s/></text:span><text:span text:style-name="T26_4">S</text:span><text:span text:style-name="T26_5"><text:s/></text:span><text:span text:style-name="T26_6">H</text:span><text:span text:style-name="T26_7">:<text:s/></text:span><text:span text:style-name="T26_8">and</text:span><text:span text:style-name="T26_9"><text:s/></text:span><text:span text:style-name="T26_10">manually</text:span><text:span text:style-name="T26_11">-</text:span><text:span text:style-name="T26_12">specified</text:span><text:span text:style-name="T26_13"><text:s/></text:span><text:span text:style-name="T26_14">experiments</text:span><text:span text:style-name="T26_15"><text:s/></text:span><text:span text:style-name="T26_16">will</text:span><text:span text:style-name="T26_17"><text:s/></text:span><text:span text:style-name="T26_18">become</text:span><text:span text:style-name="T26_19"><text:s/></text:span><text:span text:style-name="T26_20">the</text:span><text:span text:style-name="T26_21"><text:s/>"</text:span><text:span text:style-name="T26_22">seeds</text:span><text:span text:style-name="T26_23">"<text:s/></text:span><text:span text:style-name="T26_24">for</text:span><text:span text:style-name="T26_25"><text:s/></text:span><text:span text:style-name="T26_26">new</text:span><text:span text:style-name="T26_27"><text:s/></text:span><text:span text:style-name="T26_28">discovery</text:span></text:p>
      <text:p text:style-name="P27"><text:span text:style-name="T27_1">(06:51:19<text:s/></text:span><text:span text:style-name="T27_2">PM</text:span><text:span text:style-name="T27_3">)<text:s/></text:span><text:span text:style-name="T27_4">S</text:span><text:span text:style-name="T27_5"><text:s/></text:span><text:span text:style-name="T27_6">H</text:span><text:span text:style-name="T27_7">:<text:s/></text:span><text:span text:style-name="T27_8">so</text:span><text:span text:style-name="T27_9"><text:s/></text:span><text:span text:style-name="T27_10">its</text:span><text:span text:style-name="T27_11"><text:s/></text:span><text:span text:style-name="T27_12">just</text:span><text:span text:style-name="T27_13"><text:s/></text:span><text:span text:style-name="T27_14">a</text:span><text:span text:style-name="T27_15"><text:s/></text:span><text:span text:style-name="T27_16">mapping</text:span><text:span text:style-name="T27_17"><text:s/></text:span><text:span text:style-name="T27_18">of</text:span><text:span text:style-name="T27_19"><text:s/></text:span><text:span text:style-name="T27_20">all</text:span><text:span text:style-name="T27_21"><text:s/></text:span><text:span text:style-name="T27_22">the</text:span><text:span text:style-name="T27_23"><text:s/></text:span><text:span text:style-name="T27_24">simulation</text:span><text:span text:style-name="T27_25"><text:s/></text:span><text:span text:style-name="T27_26">tool</text:span><text:span text:style-name="T27_27"><text:s/></text:span><text:span text:style-name="T27_28">parameters</text:span><text:span text:style-name="T27_29"><text:s/></text:span><text:span text:style-name="T27_30">and</text:span><text:span text:style-name="T27_31"><text:s/></text:span><text:span text:style-name="T27_32">results</text:span></text:p>
      <text:p text:style-name="P28"><text:span text:style-name="T28_1">(06:51:22<text:s/></text:span><text:span text:style-name="T28_2">PM</text:span><text:span text:style-name="T28_3">)<text:s/></text:span><text:span text:style-name="T28_4">S</text:span><text:span text:style-name="T28_5"><text:s/></text:span><text:span text:style-name="T28_6">H</text:span><text:span text:style-name="T28_7">:<text:s/></text:span><text:span text:style-name="T28_8">to</text:span><text:span text:style-name="T28_9"><text:s/></text:span><text:span text:style-name="T28_10">a</text:span><text:span text:style-name="T28_11"><text:s/></text:span><text:span text:style-name="T28_12">high</text:span><text:span text:style-name="T28_13"><text:s/></text:span><text:span text:style-name="T28_14">level</text:span><text:span text:style-name="T28_15"><text:s/></text:span><text:span text:style-name="T28_16">interface</text:span></text:p>
      <text:p text:style-name="P29"><text:span text:style-name="T29_1">(06:51:25<text:s/></text:span><text:span text:style-name="T29_2">PM</text:span><text:span text:style-name="T29_3">)<text:s/></text:span><text:span text:style-name="T29_4">S</text:span><text:span text:style-name="T29_5"><text:s/></text:span><text:span text:style-name="T29_6">H</text:span><text:span text:style-name="T29_7">:<text:s/></text:span><text:span text:style-name="T29_8">pretty</text:span><text:span text:style-name="T29_9"><text:s/></text:span><text:span text:style-name="T29_10">simple</text:span><text:span text:style-name="T29_11"><text:s/></text:span><text:span text:style-name="T29_12">actually</text:span></text:p>
      <text:p text:style-name="P30"><text:span text:style-name="T30_1">(06:51:36<text:s/></text:span><text:span text:style-name="T30_2">PM</text:span><text:span text:style-name="T30_3">)<text:s/></text:span><text:span text:style-name="T30_4">S</text:span><text:span text:style-name="T30_5"><text:s/></text:span><text:span text:style-name="T30_6">H</text:span><text:span text:style-name="T30_7">:<text:s/></text:span><text:span text:style-name="T30_8">if</text:span><text:span text:style-name="T30_9"><text:s/></text:span><text:span text:style-name="T30_10">you</text:span><text:span text:style-name="T30_11"><text:s/></text:span><text:span text:style-name="T30_12">want</text:span><text:span text:style-name="T30_13"><text:s/></text:span><text:span text:style-name="T30_14">to</text:span><text:span text:style-name="T30_15"><text:s/></text:span><text:span text:style-name="T30_16">design</text:span><text:span text:style-name="T30_17"><text:s/></text:span><text:span text:style-name="T30_18">the</text:span><text:span text:style-name="T30_19"><text:s/></text:span><text:span text:style-name="T30_20">gradient</text:span><text:span text:style-name="T30_21"><text:s/></text:span><text:span text:style-name="T30_22">ascent</text:span><text:span text:style-name="T30_23"><text:s/></text:span><text:span text:style-name="T30_24">part</text:span><text:span text:style-name="T30_25">,<text:s/></text:span><text:span text:style-name="T30_26">that</text:span><text:span text:style-name="T30_27"><text:s/></text:span><text:span text:style-name="T30_28">would</text:span><text:span text:style-name="T30_29"><text:s/></text:span><text:span text:style-name="T30_30">help</text:span><text:span text:style-name="T30_31"><text:s/></text:span><text:span text:style-name="T30_32">a</text:span><text:span text:style-name="T30_33"><text:s/></text:span><text:span text:style-name="T30_34">lot</text:span></text:p>
      <text:p text:style-name="P31"><text:span text:style-name="T31_1">(06:52:00<text:s/></text:span><text:span text:style-name="T31_2">PM</text:span><text:span text:style-name="T31_3">)<text:s/></text:span><text:span text:style-name="T31_4">S</text:span><text:span text:style-name="T31_5"><text:s/></text:span><text:span text:style-name="T31_6">H</text:span><text:span text:style-name="T31_7">:<text:s/></text:span><text:span text:style-name="T31_8">just</text:span><text:span text:style-name="T31_9"><text:s/></text:span><text:span text:style-name="T31_10">assume</text:span><text:span text:style-name="T31_11"><text:s/></text:span><text:span text:style-name="T31_12">you</text:span><text:span text:style-name="T31_13"><text:s/></text:span><text:span text:style-name="T31_14">have</text:span><text:span text:style-name="T31_15"><text:s/></text:span><text:span text:style-name="T31_16">a</text:span><text:span text:style-name="T31_17"><text:s/></text:span><text:span text:style-name="T31_18">list</text:span><text:span text:style-name="T31_19"><text:s/></text:span><text:span text:style-name="T31_20">of</text:span><text:span text:style-name="T31_21"><text:s/></text:span><text:span text:style-name="T31_22">parameters</text:span><text:span text:style-name="T31_23"><text:s/></text:span><text:span text:style-name="T31_24">w</text:span><text:span text:style-name="T31_25">/<text:s/></text:span><text:span text:style-name="T31_26">values</text:span><text:span text:style-name="T31_27"><text:s/></text:span><text:span text:style-name="T31_28">for</text:span><text:span text:style-name="T31_29"><text:s/></text:span><text:span text:style-name="T31_30">the</text:span><text:span text:style-name="T31_31"><text:s/></text:span><text:span text:style-name="T31_32">experiment</text:span><text:span text:style-name="T31_33"><text:s/>(</text:span><text:span text:style-name="T31_34">inputs</text:span><text:span text:style-name="T31_35">)<text:s/></text:span><text:span text:style-name="T31_36">and</text:span><text:span text:style-name="T31_37"><text:s/></text:span><text:span text:style-name="T31_38">the</text:span><text:span text:style-name="T31_39"><text:s/></text:span><text:span text:style-name="T31_40">list</text:span><text:span text:style-name="T31_41"><text:s/></text:span><text:span text:style-name="T31_42">of</text:span><text:span text:style-name="T31_43"><text:s/></text:span><text:span text:style-name="T31_44">parameters</text:span><text:span text:style-name="T31_45"><text:s/></text:span><text:span text:style-name="T31_46">w</text:span><text:span text:style-name="T31_47">/<text:s/></text:span><text:span text:style-name="T31_48">values</text:span><text:span text:style-name="T31_49"><text:s/></text:span><text:span text:style-name="T31_50">for</text:span><text:span text:style-name="T31_51"><text:s/></text:span><text:span text:style-name="T31_52">the</text:span><text:span text:style-name="T31_53"><text:s/></text:span><text:span text:style-name="T31_54">experiment</text:span><text:span text:style-name="T31_55"><text:s/></text:span><text:span text:style-name="T31_56">results</text:span><text:span text:style-name="T31_57"><text:s/>(</text:span><text:span text:style-name="T31_58">outputs</text:span><text:span text:style-name="T31_59">)</text:span></text:p>
      <text:p text:style-name="P32"><text:span text:style-name="T32_1">(06:52:03<text:s/></text:span><text:span text:style-name="T32_2">PM</text:span><text:span text:style-name="T32_3">)<text:s/></text:span><text:span text:style-name="T32_4">S</text:span><text:span text:style-name="T32_5"><text:s/></text:span><text:span text:style-name="T32_6">H</text:span><text:span text:style-name="T32_7">:<text:s/></text:span><text:span text:style-name="T32_8">and</text:span><text:span text:style-name="T32_9"><text:s/></text:span><text:span text:style-name="T32_10">a</text:span><text:span text:style-name="T32_11"><text:s/></text:span><text:span text:style-name="T32_12">list</text:span><text:span text:style-name="T32_13"><text:s/></text:span><text:span text:style-name="T32_14">of</text:span><text:span text:style-name="T32_15"><text:s/></text:span><text:span text:style-name="T32_16">those</text:span><text:span text:style-name="T32_17"><text:s/></text:span><text:span text:style-name="T32_18">pairs</text:span></text:p>
      <text:p text:style-name="P33"><text:span text:style-name="T33_1">(06:52:14<text:s/></text:span><text:span text:style-name="T33_2">PM</text:span><text:span text:style-name="T33_3">)<text:s/></text:span><text:span text:style-name="T33_4">S</text:span><text:span text:style-name="T33_5"><text:s/></text:span><text:span text:style-name="T33_6">H</text:span><text:span text:style-name="T33_7">:<text:s/></text:span><text:span text:style-name="T33_8">[<text:s/>(<text:s/></text:span><text:span text:style-name="T33_9">simulation</text:span><text:span text:style-name="T33_10"><text:s/></text:span><text:span text:style-name="T33_11">parameters</text:span><text:span text:style-name="T33_12">,<text:s/></text:span><text:span text:style-name="T33_13">simulation</text:span><text:span text:style-name="T33_14"><text:s/></text:span><text:span text:style-name="T33_15">results</text:span><text:span text:style-name="T33_16"><text:s/>)<text:s/>]</text:span></text:p>
      <text:p text:style-name="P34"><text:span text:style-name="T34_1">(06:52:38<text:s/></text:span><text:span text:style-name="T34_2">PM</text:span><text:span text:style-name="T34_3">)<text:s/></text:span><text:span text:style-name="T34_4">S</text:span><text:span text:style-name="T34_5"><text:s/></text:span><text:span text:style-name="T34_6">H</text:span><text:span text:style-name="T34_7">:<text:s/></text:span><text:span text:style-name="T34_8">so</text:span><text:span text:style-name="T34_9"><text:s/></text:span><text:span text:style-name="T34_10">the</text:span><text:span text:style-name="T34_11"><text:s/></text:span><text:span text:style-name="T34_12">algorithm</text:span><text:span text:style-name="T34_13"><text:s/></text:span><text:span text:style-name="T34_14">could</text:span><text:span text:style-name="T34_15"><text:s/></text:span><text:span text:style-name="T34_16">take</text:span><text:span text:style-name="T34_17"><text:s/></text:span><text:span text:style-name="T34_18">the</text:span><text:span text:style-name="T34_19"><text:s/></text:span><text:span text:style-name="T34_20">N</text:span><text:span text:style-name="T34_21">-</text:span><text:span text:style-name="T34_22">best</text:span><text:span text:style-name="T34_23"><text:s/></text:span><text:span text:style-name="T34_24">simulations</text:span><text:span text:style-name="T34_25"><text:s/></text:span><text:span text:style-name="T34_26">and</text:span><text:span text:style-name="T34_27"><text:s/></text:span><text:span text:style-name="T34_28">produce</text:span><text:span text:style-name="T34_29"><text:s/></text:span><text:span text:style-name="T34_30">N</text:span><text:span text:style-name="T34_31">*</text:span><text:span text:style-name="T34_32">M</text:span><text:span text:style-name="T34_33"><text:s/></text:span><text:span text:style-name="T34_34">hypotheses</text:span></text:p>
      <text:p text:style-name="P35"><text:span text:style-name="T35_1">(06:52:54<text:s/></text:span><text:span text:style-name="T35_2">PM</text:span><text:span text:style-name="T35_3">)<text:s/></text:span><text:span text:style-name="T35_4">S</text:span><text:span text:style-name="T35_5"><text:s/></text:span><text:span text:style-name="T35_6">H</text:span><text:span text:style-name="T35_7">:<text:s/></text:span><text:span text:style-name="T35_8">where</text:span><text:span text:style-name="T35_9"><text:s/></text:span><text:span text:style-name="T35_10">M</text:span><text:span text:style-name="T35_11"><text:s/></text:span><text:span text:style-name="T35_12">is</text:span><text:span text:style-name="T35_13"><text:s/></text:span><text:span text:style-name="T35_14">the</text:span><text:span text:style-name="T35_15"><text:s/></text:span><text:span text:style-name="T35_16">number</text:span><text:span text:style-name="T35_17"><text:s/></text:span><text:span text:style-name="T35_18">of</text:span><text:span text:style-name="T35_19"><text:s/></text:span><text:span text:style-name="T35_20">tweaked</text:span><text:span text:style-name="T35_21"><text:s/></text:span><text:span text:style-name="T35_22">alternates</text:span><text:span text:style-name="T35_23"><text:s/></text:span><text:span text:style-name="T35_24">that</text:span><text:span text:style-name="T35_25"><text:s/></text:span><text:span text:style-name="T35_26">it</text:span><text:span text:style-name="T35_27"><text:s/></text:span><text:span text:style-name="T35_28">generates</text:span></text:p>
      <text:p text:style-name="P36"><text:span text:style-name="T36_1">(06:53:13<text:s/></text:span><text:span text:style-name="T36_2">PM</text:span><text:span text:style-name="T36_3">)<text:s/></text:span><text:span text:style-name="T36_4">S</text:span><text:span text:style-name="T36_5"><text:s/></text:span><text:span text:style-name="T36_6">H</text:span><text:span text:style-name="T36_7">:<text:s/></text:span><text:span text:style-name="T36_8">it</text:span><text:span text:style-name="T36_9"><text:s/></text:span><text:span text:style-name="T36_10">can</text:span><text:span text:style-name="T36_11"><text:s/></text:span><text:span text:style-name="T36_12">use</text:span><text:span text:style-name="T36_13"><text:s/></text:span><text:span text:style-name="T36_14">multiple</text:span><text:span text:style-name="T36_15"><text:s/></text:span><text:span text:style-name="T36_16">hypotheses</text:span><text:span text:style-name="T36_17"><text:s/></text:span><text:span text:style-name="T36_18">that</text:span><text:span text:style-name="T36_19"><text:s/></text:span><text:span text:style-name="T36_20">share</text:span><text:span text:style-name="T36_21"><text:s/></text:span><text:span text:style-name="T36_22">a</text:span><text:span text:style-name="T36_23"><text:s/></text:span><text:span text:style-name="T36_24">common</text:span><text:span text:style-name="T36_25"><text:s/></text:span><text:span text:style-name="T36_26">variable</text:span><text:span text:style-name="T36_27"><text:s/></text:span><text:span text:style-name="T36_28">to</text:span><text:span text:style-name="T36_29"><text:s/></text:span><text:span text:style-name="T36_30">formulate</text:span><text:span text:style-name="T36_31"><text:s/></text:span><text:span text:style-name="T36_32">curves</text:span></text:p>
      <text:p text:style-name="P37"><text:span text:style-name="T37_1">(06:53:14<text:s/></text:span><text:span text:style-name="T37_2">PM</text:span><text:span text:style-name="T37_3">)<text:s/></text:span><text:span text:style-name="T37_4">Mariana</text:span><text:span text:style-name="T37_5"><text:s/></text:span><text:span text:style-name="T37_6">Soffer</text:span><text:span text:style-name="T37_7">:<text:s/></text:span><text:span text:style-name="T37_8">i</text:span><text:span text:style-name="T37_9"><text:s/></text:span><text:span text:style-name="T37_10">can</text:span><text:span text:style-name="T37_11"><text:s/></text:span><text:span text:style-name="T37_12">help</text:span></text:p>
      <text:p text:style-name="P38"><text:span text:style-name="T38_1">(06:53:16<text:s/></text:span><text:span text:style-name="T38_2">PM</text:span><text:span text:style-name="T38_3">)<text:s/></text:span><text:span text:style-name="T38_4">Mariana</text:span><text:span text:style-name="T38_5"><text:s/></text:span><text:span text:style-name="T38_6">Soffer</text:span><text:span text:style-name="T38_7">:<text:s/></text:span><text:span text:style-name="T38_8">with</text:span><text:span text:style-name="T38_9"><text:s/></text:span><text:span text:style-name="T38_10">algorithms</text:span></text:p>
      <text:p text:style-name="P39"><text:span text:style-name="T39_1">(06:53:23<text:s/></text:span><text:span text:style-name="T39_2">PM</text:span><text:span text:style-name="T39_3">)<text:s/></text:span><text:span text:style-name="T39_4">Mariana</text:span><text:span text:style-name="T39_5"><text:s/></text:span><text:span text:style-name="T39_6">Soffer</text:span><text:span text:style-name="T39_7">:<text:s/></text:span><text:span text:style-name="T39_8">and</text:span><text:span text:style-name="T39_9"><text:s/></text:span><text:span text:style-name="T39_10">strategies</text:span></text:p>
      <text:p text:style-name="P40"><text:span text:style-name="T40_1">(06:53:26<text:s/></text:span><text:span text:style-name="T40_2">PM</text:span><text:span text:style-name="T40_3">)<text:s/></text:span><text:span text:style-name="T40_4">Mariana</text:span><text:span text:style-name="T40_5"><text:s/></text:span><text:span text:style-name="T40_6">Soffer</text:span><text:span text:style-name="T40_7">:<text:s/></text:span><text:span text:style-name="T40_8">big</text:span><text:span text:style-name="T40_9"><text:s/></text:span><text:span text:style-name="T40_10">picture</text:span></text:p>
      <text:p text:style-name="P41"><text:span text:style-name="T41_1">(06:53:28<text:s/></text:span><text:span text:style-name="T41_2">PM</text:span><text:span text:style-name="T41_3">)<text:s/></text:span><text:span text:style-name="T41_4">S</text:span><text:span text:style-name="T41_5"><text:s/></text:span><text:span text:style-name="T41_6">H</text:span><text:span text:style-name="T41_7">:<text:s/></text:span><text:span text:style-name="T41_8">and</text:span><text:span text:style-name="T41_9"><text:s/></text:span><text:span text:style-name="T41_10">these</text:span><text:span text:style-name="T41_11"><text:s/></text:span><text:span text:style-name="T41_12">can</text:span><text:span text:style-name="T41_13"><text:s/></text:span><text:span text:style-name="T41_14">guide</text:span><text:span text:style-name="T41_15"><text:s/></text:span><text:span text:style-name="T41_16">the</text:span><text:span text:style-name="T41_17"><text:s/></text:span><text:span text:style-name="T41_18">search</text:span><text:span text:style-name="T41_19"><text:s/></text:span><text:span text:style-name="T41_20">vectors</text:span><text:span text:style-name="T41_21"><text:s/>(</text:span><text:span text:style-name="T41_22">distance</text:span><text:span text:style-name="T41_23"><text:s/></text:span><text:span text:style-name="T41_24">and</text:span><text:span text:style-name="T41_25"><text:s/></text:span><text:span text:style-name="T41_26">direction</text:span><text:span text:style-name="T41_27">)</text:span></text:p>
      <text:p text:style-name="P42"><text:span text:style-name="T42_1">(06:53:31<text:s/></text:span><text:span text:style-name="T42_2">PM</text:span><text:span text:style-name="T42_3">)<text:s/></text:span><text:span text:style-name="T42_4">S</text:span><text:span text:style-name="T42_5"><text:s/></text:span><text:span text:style-name="T42_6">H</text:span><text:span text:style-name="T42_7">:<text:s/></text:span><text:span text:style-name="T42_8">i</text:span><text:span text:style-name="T42_9"><text:s/></text:span><text:span text:style-name="T42_10">know</text:span></text:p>
      <text:p text:style-name="P43"><text:span text:style-name="T43_1">(06:53:45<text:s/></text:span><text:span text:style-name="T43_2">PM</text:span><text:span text:style-name="T43_3">)<text:s/></text:span><text:span text:style-name="T43_4">S</text:span><text:span text:style-name="T43_5"><text:s/></text:span><text:span text:style-name="T43_6">H</text:span><text:span text:style-name="T43_7">:<text:s/></text:span><text:span text:style-name="T43_8">i</text:span><text:span text:style-name="T43_9"><text:s/></text:span><text:span text:style-name="T43_10">have</text:span><text:span text:style-name="T43_11"><text:s/></text:span><text:span text:style-name="T43_12">asked</text:span><text:span text:style-name="T43_13"><text:s/></text:span><text:span text:style-name="T43_14">jeff</text:span><text:span text:style-name="T43_15"><text:s/></text:span><text:span text:style-name="T43_16">to</text:span><text:span text:style-name="T43_17"><text:s/></text:span><text:span text:style-name="T43_18">develop</text:span><text:span text:style-name="T43_19"><text:s/></text:span><text:span text:style-name="T43_20">the</text:span><text:span text:style-name="T43_21"><text:s/></text:span><text:span text:style-name="T43_22">genetic</text:span><text:span text:style-name="T43_23"><text:s/></text:span><text:span text:style-name="T43_24">algorithm</text:span><text:span text:style-name="T43_25"><text:s/></text:span><text:span text:style-name="T43_26">one</text:span></text:p>
      <text:p text:style-name="P44"><text:span text:style-name="T44_1">(06:53:54<text:s/></text:span><text:span text:style-name="T44_2">PM</text:span><text:span text:style-name="T44_3">)<text:s/></text:span><text:span text:style-name="T44_4">S</text:span><text:span text:style-name="T44_5"><text:s/></text:span><text:span text:style-name="T44_6">H</text:span><text:span text:style-name="T44_7">:<text:s/></text:span><text:span text:style-name="T44_8">so</text:span><text:span text:style-name="T44_9"><text:s/></text:span><text:span text:style-name="T44_10">multiple</text:span><text:span text:style-name="T44_11"><text:s/></text:span><text:span text:style-name="T44_12">algorithms</text:span><text:span text:style-name="T44_13"><text:s/></text:span><text:span text:style-name="T44_14">can</text:span><text:span text:style-name="T44_15"><text:s/></text:span><text:span text:style-name="T44_16">be</text:span><text:span text:style-name="T44_17"><text:s/></text:span><text:span text:style-name="T44_18">applied</text:span><text:span text:style-name="T44_19"><text:s/></text:span><text:span text:style-name="T44_20">in</text:span><text:span text:style-name="T44_21"><text:s/></text:span><text:span text:style-name="T44_22">parallel</text:span></text:p>
      <text:p text:style-name="P45"><text:span text:style-name="T45_1">(06:54:03<text:s/></text:span><text:span text:style-name="T45_2">PM</text:span><text:span text:style-name="T45_3">)<text:s/></text:span><text:span text:style-name="T45_4">S</text:span><text:span text:style-name="T45_5"><text:s/></text:span><text:span text:style-name="T45_6">H</text:span><text:span text:style-name="T45_7">:<text:s/></text:span><text:span text:style-name="T45_8">they</text:span><text:span text:style-name="T45_9"><text:s/></text:span><text:span text:style-name="T45_10">are</text:span><text:span text:style-name="T45_11"><text:s/></text:span><text:span text:style-name="T45_12">just</text:span><text:span text:style-name="T45_13"><text:s/></text:span><text:span text:style-name="T45_14">generating</text:span><text:span text:style-name="T45_15"><text:s/></text:span><text:span text:style-name="T45_16">hypothetical</text:span><text:span text:style-name="T45_17"><text:s/></text:span><text:span text:style-name="T45_18">experiments</text:span><text:span text:style-name="T45_19"><text:s/></text:span><text:span text:style-name="T45_20">scheduled</text:span><text:span text:style-name="T45_21"><text:s/></text:span><text:span text:style-name="T45_22">for</text:span><text:span text:style-name="T45_23"><text:s/></text:span><text:span text:style-name="T45_24">a</text:span><text:span text:style-name="T45_25"><text:s/></text:span><text:span text:style-name="T45_26">later</text:span><text:span text:style-name="T45_27"><text:s/></text:span><text:span text:style-name="T45_28">time</text:span></text:p>
      <text:p text:style-name="P46"><text:span text:style-name="T46_1">(06:55:10<text:s/></text:span><text:span text:style-name="T46_2">PM</text:span><text:span text:style-name="T46_3">)<text:s/></text:span><text:span text:style-name="T46_4">Mariana</text:span><text:span text:style-name="T46_5"><text:s/></text:span><text:span text:style-name="T46_6">Soffer</text:span><text:span text:style-name="T46_7">:<text:s/></text:span><text:span text:style-name="T46_8">nice</text:span></text:p>
      <text:p text:style-name="P47"><text:span text:style-name="T47_1">(06:55:13<text:s/></text:span><text:span text:style-name="T47_2">PM</text:span><text:span text:style-name="T47_3">)<text:s/></text:span><text:span text:style-name="T47_4">Mariana</text:span><text:span text:style-name="T47_5"><text:s/></text:span><text:span text:style-name="T47_6">Soffer</text:span><text:span text:style-name="T47_7">:<text:s/></text:span><text:span text:style-name="T47_8">you</text:span><text:span text:style-name="T47_9"><text:s/></text:span><text:span text:style-name="T47_10">can</text:span><text:span text:style-name="T47_11"><text:s/></text:span><text:span text:style-name="T47_12">store</text:span><text:span text:style-name="T47_13"><text:s/></text:span><text:span text:style-name="T47_14">all</text:span><text:span text:style-name="T47_15"><text:s/></text:span><text:span text:style-name="T47_16">steps</text:span></text:p>
      <text:p text:style-name="P48"><text:span text:style-name="T48_1">(06:55:15<text:s/></text:span><text:span text:style-name="T48_2">PM</text:span><text:span text:style-name="T48_3">)<text:s/></text:span><text:span text:style-name="T48_4">Mariana</text:span><text:span text:style-name="T48_5"><text:s/></text:span><text:span text:style-name="T48_6">Soffer</text:span><text:span text:style-name="T48_7">:<text:s/></text:span><text:span text:style-name="T48_8">and</text:span><text:span text:style-name="T48_9"><text:s/></text:span><text:span text:style-name="T48_10">tips</text:span></text:p>
      <text:p text:style-name="P49"><text:span text:style-name="T49_1">(06:55:21<text:s/></text:span><text:span text:style-name="T49_2">PM</text:span><text:span text:style-name="T49_3">)<text:s/></text:span><text:span text:style-name="T49_4">Mariana</text:span><text:span text:style-name="T49_5"><text:s/></text:span><text:span text:style-name="T49_6">Soffer</text:span><text:span text:style-name="T49_7">:<text:s/></text:span><text:span text:style-name="T49_8">and</text:span><text:span text:style-name="T49_9"><text:s/></text:span><text:span text:style-name="T49_10">analyze</text:span><text:span text:style-name="T49_11"><text:s/></text:span><text:span text:style-name="T49_12">them</text:span></text:p>
      <text:p text:style-name="P50"><text:span text:style-name="T50_1">(06:55:30<text:s/></text:span><text:span text:style-name="T50_2">PM</text:span><text:span text:style-name="T50_3">)<text:s/></text:span><text:span text:style-name="T50_4">S</text:span><text:span text:style-name="T50_5"><text:s/></text:span><text:span text:style-name="T50_6">H</text:span><text:span text:style-name="T50_7">:<text:s/></text:span><text:span text:style-name="T50_8">yes</text:span></text:p>
      <text:p text:style-name="P51"><text:span text:style-name="T51_1">(06:55:37<text:s/></text:span><text:span text:style-name="T51_2">PM</text:span><text:span text:style-name="T51_3">)<text:s/></text:span><text:span text:style-name="T51_4">S</text:span><text:span text:style-name="T51_5"><text:s/></text:span><text:span text:style-name="T51_6">H</text:span><text:span text:style-name="T51_7">:<text:s/></text:span><text:span text:style-name="T51_8">the</text:span><text:span text:style-name="T51_9"><text:s/></text:span><text:span text:style-name="T51_10">simulators</text:span><text:span text:style-name="T51_11"><text:s/></text:span><text:span text:style-name="T51_12">will</text:span><text:span text:style-name="T51_13"><text:s/></text:span><text:span text:style-name="T51_14">produce</text:span><text:span text:style-name="T51_15"><text:s/></text:span><text:span text:style-name="T51_16">lots</text:span><text:span text:style-name="T51_17"><text:s/></text:span><text:span text:style-name="T51_18">of</text:span><text:span text:style-name="T51_19"><text:s/></text:span><text:span text:style-name="T51_20">results</text:span></text:p>
      <text:p text:style-name="P52"><text:span text:style-name="T52_1">(06:55:50<text:s/></text:span><text:span text:style-name="T52_2">PM</text:span><text:span text:style-name="T52_3">)<text:s/></text:span><text:span text:style-name="T52_4">S</text:span><text:span text:style-name="T52_5"><text:s/></text:span><text:span text:style-name="T52_6">H</text:span><text:span text:style-name="T52_7">:<text:s/></text:span><text:span text:style-name="T52_8">cache</text:span><text:span text:style-name="T52_9"><text:s/></text:span><text:span text:style-name="T52_10">hit</text:span><text:span text:style-name="T52_11">/</text:span><text:span text:style-name="T52_12">miss</text:span><text:span text:style-name="T52_13"><text:s/></text:span><text:span text:style-name="T52_14">ratio</text:span><text:span text:style-name="T52_15">,<text:s/></text:span><text:span text:style-name="T52_16">instruction</text:span><text:span text:style-name="T52_17"><text:s/></text:span><text:span text:style-name="T52_18">pipeline</text:span><text:span text:style-name="T52_19"><text:s/></text:span><text:span text:style-name="T52_20">density</text:span><text:span text:style-name="T52_21">,<text:s/></text:span><text:span text:style-name="T52_22">etc</text:span></text:p>
      <text:p text:style-name="P53"/>
      <text:p text:style-name="P54"/>
      <text:p text:style-name="P55"/>
      <text:p text:style-name="P56"><text:span text:style-name="T56_1"><text:a xlink:type="simple" xlink:href="http://people.cs.pitt.edu/~childers/"><text:span text:style-name="T56_2">http</text:span></text:a></text:span><text:span text:style-name="T56_3"><text:a xlink:type="simple" xlink:href="http://people.cs.pitt.edu/~childers/"><text:span text:style-name="T56_4">://</text:span></text:a></text:span><text:span text:style-name="T56_5"><text:a xlink:type="simple" xlink:href="http://people.cs.pitt.edu/~childers/"><text:span text:style-name="T56_6">people</text:span></text:a></text:span><text:span text:style-name="T56_7"><text:a xlink:type="simple" xlink:href="http://people.cs.pitt.edu/~childers/"><text:span text:style-name="T56_8">.</text:span></text:a></text:span><text:span text:style-name="T56_9"><text:a xlink:type="simple" xlink:href="http://people.cs.pitt.edu/~childers/"><text:span text:style-name="T56_10">cs</text:span></text:a></text:span><text:span text:style-name="T56_11"><text:a xlink:type="simple" xlink:href="http://people.cs.pitt.edu/~childers/"><text:span text:style-name="T56_12">.</text:span></text:a></text:span><text:span text:style-name="T56_13"><text:a xlink:type="simple" xlink:href="http://people.cs.pitt.edu/~childers/"><text:span text:style-name="T56_14">pitt</text:span></text:a></text:span><text:span text:style-name="T56_15"><text:a xlink:type="simple" xlink:href="http://people.cs.pitt.edu/~childers/"><text:span text:style-name="T56_16">.</text:span></text:a></text:span><text:span text:style-name="T56_17"><text:a xlink:type="simple" xlink:href="http://people.cs.pitt.edu/~childers/"><text:span text:style-name="T56_18">edu</text:span></text:a></text:span><text:span text:style-name="T56_19"><text:a xlink:type="simple" xlink:href="http://people.cs.pitt.edu/~childers/"><text:span text:style-name="T56_20">/~</text:span></text:a></text:span><text:span text:style-name="T56_21"><text:a xlink:type="simple" xlink:href="http://people.cs.pitt.edu/~childers/"><text:span text:style-name="T56_22">childers</text:span></text:a></text:span><text:span text:style-name="T56_23"><text:a xlink:type="simple" xlink:href="http://people.cs.pitt.edu/~childers/"><text:span text:style-name="T56_24">/</text:span></text:a></text:span></text:p>
      <text:p text:style-name="P57"/>
      <text:h text:style-name="P58" text:outline-level="10"><text:bookmark-start text:name="h.9s7n6hv3fft9"/><text:bookmark-end text:name="h.9s7n6hv3fft9"/><text:span text:style-name="T58_1">CloudSuite</text:span><text:span text:style-name="T58_2"><text:s/>[2.0]</text:span></text:h>
      <text:p text:style-name="P59"><text:span text:style-name="T59_1">http</text:span><text:span text:style-name="T59_2">://</text:span><text:span text:style-name="T59_3">parsa</text:span><text:span text:style-name="T59_4">.</text:span><text:span text:style-name="T59_5">epfl</text:span><text:span text:style-name="T59_6">.</text:span><text:span text:style-name="T59_7">ch</text:span><text:span text:style-name="T59_8">/</text:span><text:span text:style-name="T59_9">cloudsuite</text:span><text:span text:style-name="T59_10">/</text:span><text:span text:style-name="T59_11">isca</text:span><text:span text:style-name="T59_12">13-</text:span><text:span text:style-name="T59_13">tutorial</text:span><text:span text:style-name="T59_14">.</text:span><text:span text:style-name="T59_15">html</text:span></text:p>
      <text:p text:style-name="P60"><text:span text:style-name="T60_1">http</text:span><text:span text:style-name="T60_2">://</text:span><text:span text:style-name="T60_3">parsa</text:span><text:span text:style-name="T60_4">.</text:span><text:span text:style-name="T60_5">epfl</text:span><text:span text:style-name="T60_6">.</text:span><text:span text:style-name="T60_7">ch</text:span><text:span text:style-name="T60_8">/</text:span><text:span text:style-name="T60_9">cloudsuite</text:span><text:span text:style-name="T60_10">/</text:span><text:span text:style-name="T60_11">downloads</text:span><text:span text:style-name="T60_12">.</text:span><text:span text:style-name="T60_13">html</text:span><text:span text:style-name="T60_14"><text:line-break/></text:span></text:p>
      <text:h text:style-name="P61" text:outline-level="10"><text:bookmark-start text:name="h.vnofcb649c52"/><text:bookmark-end text:name="h.vnofcb649c52"/><text:span text:style-name="T61_1">Flexus</text:span></text:h>
      <text:p text:style-name="P62"/>
      <text:p text:style-name="P63"><text:span text:style-name="T63_1"><text:a xlink:type="simple" xlink:href="http://parsa.epfl.ch/simflex/"><text:span text:style-name="T63_2">http</text:span></text:a></text:span><text:span text:style-name="T63_3"><text:a xlink:type="simple" xlink:href="http://parsa.epfl.ch/simflex/"><text:span text:style-name="T63_4">://</text:span></text:a></text:span><text:span text:style-name="T63_5"><text:a xlink:type="simple" xlink:href="http://parsa.epfl.ch/simflex/"><text:span text:style-name="T63_6">parsa</text:span></text:a></text:span><text:span text:style-name="T63_7"><text:a xlink:type="simple" xlink:href="http://parsa.epfl.ch/simflex/"><text:span text:style-name="T63_8">.</text:span></text:a></text:span><text:span text:style-name="T63_9"><text:a xlink:type="simple" xlink:href="http://parsa.epfl.ch/simflex/"><text:span text:style-name="T63_10">epfl</text:span></text:a></text:span><text:span text:style-name="T63_11"><text:a xlink:type="simple" xlink:href="http://parsa.epfl.ch/simflex/"><text:span text:style-name="T63_12">.</text:span></text:a></text:span><text:span text:style-name="T63_13"><text:a xlink:type="simple" xlink:href="http://parsa.epfl.ch/simflex/"><text:span text:style-name="T63_14">ch</text:span></text:a></text:span><text:span text:style-name="T63_15"><text:a xlink:type="simple" xlink:href="http://parsa.epfl.ch/simflex/"><text:span text:style-name="T63_16">/</text:span></text:a></text:span><text:span text:style-name="T63_17"><text:a xlink:type="simple" xlink:href="http://parsa.epfl.ch/simflex/"><text:span text:style-name="T63_18">simflex</text:span></text:a></text:span><text:span text:style-name="T63_19"><text:a xlink:type="simple" xlink:href="http://parsa.epfl.ch/simflex/"><text:span text:style-name="T63_20">/</text:span></text:a></text:span></text:p>
      <text:p text:style-name="P64"/>
      <text:list text:style-name="LS1" xml:id="list0">
        <text:list-item>
          <text:p text:style-name="P65"><text:span text:style-name="T65_1">Built</text:span><text:span text:style-name="T65_2"><text:s/></text:span><text:span text:style-name="T65_3">on</text:span><text:span text:style-name="T65_4"><text:s/></text:span><text:span text:style-name="T65_5">Simics</text:span><text:span text:style-name="T65_6"><text:s/></text:span><text:span text:style-name="T65_7">targeting</text:span><text:span text:style-name="T65_8"><text:s/></text:span><text:span text:style-name="T65_9">the</text:span><text:span text:style-name="T65_10"><text:s/></text:span><text:span text:style-name="T65_11">SPARC</text:span><text:span text:style-name="T65_12"><text:s/></text:span><text:span text:style-name="T65_13">ISA</text:span></text:p>
          <text:list>
            <text:list-item>
              <text:p text:style-name="P66"><text:span text:style-name="T66_1">Timing</text:span><text:span text:style-name="T66_2">-</text:span><text:span text:style-name="T66_3">accurate</text:span><text:span text:style-name="T66_4"><text:s/></text:span><text:span text:style-name="T66_5">processor</text:span><text:span text:style-name="T66_6">,<text:s/></text:span><text:span text:style-name="T66_7">memory</text:span><text:span text:style-name="T66_8">,<text:s/></text:span><text:span text:style-name="T66_9">and</text:span><text:span text:style-name="T66_10"><text:s/></text:span><text:span text:style-name="T66_11">interconnect</text:span><text:span text:style-name="T66_12"><text:s/></text:span><text:span text:style-name="T66_13">simulation</text:span></text:p>
            </text:list-item>
            <text:list-item>
              <text:p text:style-name="P67"><text:span text:style-name="T67_1">Component</text:span><text:span text:style-name="T67_2">-</text:span><text:span text:style-name="T67_3">based</text:span><text:span text:style-name="T67_4"><text:s/></text:span><text:span text:style-name="T67_5">design</text:span><text:span text:style-name="T67_6"><text:s/></text:span><text:span text:style-name="T67_7">leveraging</text:span><text:span text:style-name="T67_8"><text:s/></text:span><text:span text:style-name="T67_9">C</text:span><text:span text:style-name="T67_10">++<text:s/></text:span><text:span text:style-name="T67_11">features</text:span><text:span text:style-name="T67_12"><text:s/></text:span><text:span text:style-name="T67_13">and</text:span><text:span text:style-name="T67_14"><text:s/></text:span><text:span text:style-name="T67_15">libraries</text:span></text:p>
            </text:list-item>
            <text:list-item>
              <text:p text:style-name="P68"><text:span text:style-name="T68_1">Easy</text:span><text:span text:style-name="T68_2"><text:s/></text:span><text:span text:style-name="T68_3">composition</text:span><text:span text:style-name="T68_4"><text:s/></text:span><text:span text:style-name="T68_5">of</text:span><text:span text:style-name="T68_6"><text:s/></text:span><text:span text:style-name="T68_7">in</text:span><text:span text:style-name="T68_8">-</text:span><text:span text:style-name="T68_9">order</text:span><text:span text:style-name="T68_10"><text:s/></text:span><text:span text:style-name="T68_11">and</text:span><text:span text:style-name="T68_12"><text:s/></text:span><text:span text:style-name="T68_13">out</text:span><text:span text:style-name="T68_14">-</text:span><text:span text:style-name="T68_15">of</text:span><text:span text:style-name="T68_16">-</text:span><text:span text:style-name="T68_17">order</text:span><text:span text:style-name="T68_18"><text:s/></text:span><text:span text:style-name="T68_19">uniprocessor</text:span><text:span text:style-name="T68_20"><text:s/></text:span><text:span text:style-name="T68_21">and</text:span><text:span text:style-name="T68_22"><text:s/></text:span><text:span text:style-name="T68_23">multiprocessor</text:span><text:span text:style-name="T68_24"><text:s/></text:span><text:span text:style-name="T68_25">models</text:span></text:p>
            </text:list-item>
          </text:list>
        </text:list-item>
        <text:list-item>
          <text:p text:style-name="P69"><text:span text:style-name="T69_1">Built</text:span><text:span text:style-name="T69_2">-</text:span><text:span text:style-name="T69_3">in</text:span><text:span text:style-name="T69_4"><text:s/></text:span><text:span text:style-name="T69_5">statistics</text:span><text:span text:style-name="T69_6"><text:s/></text:span><text:span text:style-name="T69_7">management</text:span><text:span text:style-name="T69_8"><text:s/></text:span><text:span text:style-name="T69_9">and</text:span><text:span text:style-name="T69_10"><text:s/></text:span><text:span text:style-name="T69_11">simulation</text:span><text:span text:style-name="T69_12"><text:s/></text:span><text:span text:style-name="T69_13">state</text:span><text:span text:style-name="T69_14"><text:s/></text:span><text:span text:style-name="T69_15">checkpointing</text:span></text:p>
          <text:list>
            <text:list-item>
              <text:p text:style-name="P70"><text:span text:style-name="T70_1">Leverages</text:span><text:span text:style-name="T70_2"><text:s/></text:span><text:span text:style-name="T70_3">SMARTS</text:span><text:span text:style-name="T70_4"><text:s/></text:span><text:span text:style-name="T70_5">and</text:span><text:span text:style-name="T70_6"><text:s/></text:span><text:span text:style-name="T70_7">live</text:span><text:span text:style-name="T70_8">-</text:span><text:span text:style-name="T70_9">points</text:span><text:span text:style-name="T70_10"><text:s/></text:span><text:span text:style-name="T70_11">acceleration</text:span><text:span text:style-name="T70_12"><text:s/></text:span><text:span text:style-name="T70_13">techniques</text:span></text:p>
            </text:list-item>
          </text:list>
        </text:list-item>
        <text:list-item>
          <text:p text:style-name="P71"><text:span text:style-name="T71_1">Current</text:span><text:span text:style-name="T71_2"><text:s/></text:span><text:span text:style-name="T71_3">models</text:span><text:span text:style-name="T71_4"><text:s/></text:span><text:span text:style-name="T71_5">include</text:span><text:span text:style-name="T71_6"><text:s/></text:span><text:span text:style-name="T71_7">a</text:span><text:span text:style-name="T71_8"><text:s/></text:span><text:span text:style-name="T71_9">uniprocessor</text:span><text:span text:style-name="T71_10">,<text:s/></text:span><text:span text:style-name="T71_11">and</text:span><text:span text:style-name="T71_12"><text:s/></text:span><text:span text:style-name="T71_13">a</text:span><text:span text:style-name="T71_14"><text:s/></text:span><text:span text:style-name="T71_15">CMP</text:span><text:span text:style-name="T71_16"><text:s/></text:span><text:span text:style-name="T71_17">and</text:span><text:span text:style-name="T71_18"><text:s/></text:span><text:span text:style-name="T71_19">DSM</text:span><text:span text:style-name="T71_20"><text:s/></text:span><text:span text:style-name="T71_21">derived</text:span><text:span text:style-name="T71_22"><text:s/></text:span><text:span text:style-name="T71_23">from</text:span><text:span text:style-name="T71_24"><text:s/></text:span><text:span text:style-name="T71_25">Piranha</text:span></text:p>
        </text:list-item>
      </text:list>
      <text:p text:style-name="P72"/>
      <text:p text:style-name="P73"><text:span text:style-name="T73_1">6/26/2012<text:s/>-<text:s/></text:span><text:span text:style-name="T73_2">CloudSuite</text:span><text:span text:style-name="T73_3"><text:s/></text:span><text:span text:style-name="T73_4">on</text:span><text:span text:style-name="T73_5"><text:s/></text:span><text:span text:style-name="T73_6">Flexus</text:span><text:span text:style-name="T73_7"><text:s/></text:span><text:span text:style-name="T73_8">tutorial</text:span><text:span text:style-name="T73_9"><text:s/></text:span><text:span text:style-name="T73_10">presented</text:span><text:span text:style-name="T73_11"><text:s/></text:span><text:span text:style-name="T73_12">on</text:span><text:span text:style-name="T73_13"><text:s/></text:span><text:span text:style-name="T73_14">June</text:span><text:span text:style-name="T73_15"><text:s/>9</text:span><text:span text:style-name="T73_16">th</text:span><text:span text:style-name="T73_17">,<text:s/>2012<text:s/></text:span><text:span text:style-name="T73_18">at</text:span><text:span text:style-name="T73_19"><text:s/></text:span><text:span text:style-name="T73_20">ISCA</text:span><text:span text:style-name="T73_21">.<text:s/></text:span><text:span text:style-name="T73_22">Here</text:span><text:span text:style-name="T73_23"><text:s/></text:span><text:span text:style-name="T73_24">are</text:span><text:span text:style-name="T73_25"><text:s/></text:span><text:span text:style-name="T73_26">the</text:span><text:span text:style-name="T73_27"><text:s/></text:span><text:span text:style-name="T73_28">tutorial</text:span><text:span text:style-name="T73_29"><text:s/></text:span><text:span text:style-name="T73_30"><text:a xlink:type="simple" xlink:href="http://parsa.epfl.ch/simflex/doc/CloudSuite-on-Flexus.pdf"><text:span text:style-name="T73_31">slides</text:span></text:a></text:span><text:span text:style-name="T73_32"><text:a xlink:type="simple" xlink:href="http://parsa.epfl.ch/simflex/doc/CloudSuite-on-Flexus.pdf"><text:span text:style-name="T73_33"><text:s/></text:span></text:a></text:span><text:span text:style-name="T73_34">and</text:span><text:span text:style-name="T73_35"><text:s/></text:span><text:span text:style-name="T73_36">a</text:span><text:span text:style-name="T73_37"><text:s/></text:span><text:span text:style-name="T73_38"><text:a xlink:type="simple" xlink:href="http://parsa.epfl.ch/simflex/doc/deploy_cloudsuite.pdf"><text:span text:style-name="T73_39">guideline</text:span></text:a></text:span><text:span text:style-name="T73_40"><text:a xlink:type="simple" xlink:href="http://parsa.epfl.ch/simflex/doc/deploy_cloudsuite.pdf"><text:span text:style-name="T73_41"><text:s/></text:span></text:a></text:span><text:span text:style-name="T73_42">for</text:span><text:span text:style-name="T73_43"><text:s/></text:span><text:span text:style-name="T73_44">using</text:span><text:span text:style-name="T73_45"><text:s/></text:span><text:span text:style-name="T73_46">the</text:span><text:span text:style-name="T73_47"><text:s/></text:span><text:span text:style-name="T73_48">released</text:span><text:span text:style-name="T73_49"><text:s/></text:span><text:span text:style-name="T73_50">Simics</text:span><text:span text:style-name="T73_51"><text:s/></text:span><text:span text:style-name="T73_52">images</text:span><text:span text:style-name="T73_53">.</text:span></text:p>
      <text:p text:style-name="P74"/>
      <text:p text:style-name="P75"><text:span text:style-name="T75_1">ProtoFlex</text:span><text:span text:style-name="T75_2"><text:s/></text:span><text:span text:style-name="T75_3">FPGA</text:span><text:span text:style-name="T75_4">-</text:span><text:span text:style-name="T75_5">accelerated</text:span><text:span text:style-name="T75_6"><text:s/></text:span><text:span text:style-name="T75_7">simulator</text:span></text:p>
      <text:p text:style-name="P76"><text:span text:style-name="T76_1"><text:a xlink:type="simple" xlink:href="http://www.ece.cmu.edu/~protoflex/doku.php"><text:span text:style-name="T76_2">http</text:span></text:a></text:span><text:span text:style-name="T76_3"><text:a xlink:type="simple" xlink:href="http://www.ece.cmu.edu/~protoflex/doku.php"><text:span text:style-name="T76_4">://</text:span></text:a></text:span><text:span text:style-name="T76_5"><text:a xlink:type="simple" xlink:href="http://www.ece.cmu.edu/~protoflex/doku.php"><text:span text:style-name="T76_6">www</text:span></text:a></text:span><text:span text:style-name="T76_7"><text:a xlink:type="simple" xlink:href="http://www.ece.cmu.edu/~protoflex/doku.php"><text:span text:style-name="T76_8">.</text:span></text:a></text:span><text:span text:style-name="T76_9"><text:a xlink:type="simple" xlink:href="http://www.ece.cmu.edu/~protoflex/doku.php"><text:span text:style-name="T76_10">ece</text:span></text:a></text:span><text:span text:style-name="T76_11"><text:a xlink:type="simple" xlink:href="http://www.ece.cmu.edu/~protoflex/doku.php"><text:span text:style-name="T76_12">.</text:span></text:a></text:span><text:span text:style-name="T76_13"><text:a xlink:type="simple" xlink:href="http://www.ece.cmu.edu/~protoflex/doku.php"><text:span text:style-name="T76_14">cmu</text:span></text:a></text:span><text:span text:style-name="T76_15"><text:a xlink:type="simple" xlink:href="http://www.ece.cmu.edu/~protoflex/doku.php"><text:span text:style-name="T76_16">.</text:span></text:a></text:span><text:span text:style-name="T76_17"><text:a xlink:type="simple" xlink:href="http://www.ece.cmu.edu/~protoflex/doku.php"><text:span text:style-name="T76_18">edu</text:span></text:a></text:span><text:span text:style-name="T76_19"><text:a xlink:type="simple" xlink:href="http://www.ece.cmu.edu/~protoflex/doku.php"><text:span text:style-name="T76_20">/~</text:span></text:a></text:span><text:span text:style-name="T76_21"><text:a xlink:type="simple" xlink:href="http://www.ece.cmu.edu/~protoflex/doku.php"><text:span text:style-name="T76_22">protoflex</text:span></text:a></text:span><text:span text:style-name="T76_23"><text:a xlink:type="simple" xlink:href="http://www.ece.cmu.edu/~protoflex/doku.php"><text:span text:style-name="T76_24">/</text:span></text:a></text:span><text:span text:style-name="T76_25"><text:a xlink:type="simple" xlink:href="http://www.ece.cmu.edu/~protoflex/doku.php"><text:span text:style-name="T76_26">doku</text:span></text:a></text:span><text:span text:style-name="T76_27"><text:a xlink:type="simple" xlink:href="http://www.ece.cmu.edu/~protoflex/doku.php"><text:span text:style-name="T76_28">.</text:span></text:a></text:span><text:span text:style-name="T76_29"><text:a xlink:type="simple" xlink:href="http://www.ece.cmu.edu/~protoflex/doku.php"><text:span text:style-name="T76_30">php</text:span></text:a></text:span></text:p>
      <text:p text:style-name="P77"/>
      <text:h text:style-name="P78" text:outline-level="10"><text:bookmark-start text:name="h.r7ic1rr3n2ud"/><text:bookmark-end text:name="h.r7ic1rr3n2ud"/><text:span text:style-name="T78_1">Simics</text:span></text:h>
      <text:p text:style-name="P79"><text:span text:style-name="T79_1">WIND</text:span><text:span text:style-name="T79_2"><text:s/></text:span><text:span text:style-name="T79_3">RIVER</text:span><text:span text:style-name="T79_4"><text:s/></text:span><text:span text:style-name="T79_5">SIMICS</text:span><text:span text:style-name="T79_6"><text:s/></text:span><text:span text:style-name="T79_7">DEMO</text:span><text:span text:style-name="T79_8">:<text:s/></text:span><text:span text:style-name="T79_9">GETTING</text:span><text:span text:style-name="T79_10"><text:s/></text:span><text:span text:style-name="T79_11">STARTED</text:span><text:span text:style-name="T79_12"><text:s/></text:span><text:span text:style-name="T79_13">WITH</text:span><text:span text:style-name="T79_14"><text:s/></text:span><text:span text:style-name="T79_15">SIMICS</text:span><text:span text:style-name="T79_16"><text:line-break/></text:span><text:span text:style-name="T79_17"><text:a xlink:type="simple" xlink:href="http://www.youtube.com/watch?v=1MJgxFi2I-U&amp;"><text:span text:style-name="T79_18">http</text:span></text:a></text:span><text:span text:style-name="T79_19"><text:a xlink:type="simple" xlink:href="http://www.youtube.com/watch?v=1MJgxFi2I-U&amp;"><text:span text:style-name="T79_20">://</text:span></text:a></text:span><text:span text:style-name="T79_21"><text:a xlink:type="simple" xlink:href="http://www.youtube.com/watch?v=1MJgxFi2I-U&amp;"><text:span text:style-name="T79_22">www</text:span></text:a></text:span><text:span text:style-name="T79_23"><text:a xlink:type="simple" xlink:href="http://www.youtube.com/watch?v=1MJgxFi2I-U&amp;"><text:span text:style-name="T79_24">.</text:span></text:a></text:span><text:span text:style-name="T79_25"><text:a xlink:type="simple" xlink:href="http://www.youtube.com/watch?v=1MJgxFi2I-U&amp;"><text:span text:style-name="T79_26">youtube</text:span></text:a></text:span><text:span text:style-name="T79_27"><text:a xlink:type="simple" xlink:href="http://www.youtube.com/watch?v=1MJgxFi2I-U&amp;"><text:span text:style-name="T79_28">.</text:span></text:a></text:span><text:span text:style-name="T79_29"><text:a xlink:type="simple" xlink:href="http://www.youtube.com/watch?v=1MJgxFi2I-U&amp;"><text:span text:style-name="T79_30">com</text:span></text:a></text:span><text:span text:style-name="T79_31"><text:a xlink:type="simple" xlink:href="http://www.youtube.com/watch?v=1MJgxFi2I-U&amp;"><text:span text:style-name="T79_32">/</text:span></text:a></text:span><text:span text:style-name="T79_33"><text:a xlink:type="simple" xlink:href="http://www.youtube.com/watch?v=1MJgxFi2I-U&amp;"><text:span text:style-name="T79_34">watch</text:span></text:a></text:span><text:span text:style-name="T79_35"><text:a xlink:type="simple" xlink:href="http://www.youtube.com/watch?v=1MJgxFi2I-U&amp;"><text:span text:style-name="T79_36">?</text:span></text:a></text:span><text:span text:style-name="T79_37"><text:a xlink:type="simple" xlink:href="http://www.youtube.com/watch?v=1MJgxFi2I-U&amp;"><text:span text:style-name="T79_38">v</text:span></text:a></text:span><text:span text:style-name="T79_39"><text:a xlink:type="simple" xlink:href="http://www.youtube.com/watch?v=1MJgxFi2I-U&amp;"><text:span text:style-name="T79_40">=1</text:span></text:a></text:span><text:span text:style-name="T79_41"><text:a xlink:type="simple" xlink:href="http://www.youtube.com/watch?v=1MJgxFi2I-U&amp;"><text:span text:style-name="T79_42">MJgxFi</text:span></text:a></text:span><text:span text:style-name="T79_43"><text:a xlink:type="simple" xlink:href="http://www.youtube.com/watch?v=1MJgxFi2I-U&amp;"><text:span text:style-name="T79_44">2</text:span></text:a></text:span><text:span text:style-name="T79_45"><text:a xlink:type="simple" xlink:href="http://www.youtube.com/watch?v=1MJgxFi2I-U&amp;"><text:span text:style-name="T79_46">I</text:span></text:a></text:span><text:span text:style-name="T79_47"><text:a xlink:type="simple" xlink:href="http://www.youtube.com/watch?v=1MJgxFi2I-U&amp;"><text:span text:style-name="T79_48">-</text:span></text:a></text:span><text:span text:style-name="T79_49"><text:a xlink:type="simple" xlink:href="http://www.youtube.com/watch?v=1MJgxFi2I-U&amp;"><text:span text:style-name="T79_50">U</text:span></text:a></text:span><text:span text:style-name="T79_51"><text:a xlink:type="simple" xlink:href="http://www.youtube.com/watch?v=1MJgxFi2I-U&amp;"><text:span text:style-name="T79_52">&amp;</text:span></text:a></text:span></text:p>
      <text:p text:style-name="P80"/>
      <text:p text:style-name="P81"><text:span text:style-name="T81_1">The</text:span><text:span text:style-name="T81_2"><text:s/></text:span><text:span text:style-name="T81_3"><text:a xlink:type="simple" xlink:href="http://www.cs.wisc.edu/multifacet"><text:span text:style-name="T81_4">Wisconsin</text:span></text:a></text:span><text:span text:style-name="T81_5"><text:a xlink:type="simple" xlink:href="http://www.cs.wisc.edu/multifacet"><text:span text:style-name="T81_6"><text:s/></text:span></text:a></text:span><text:span text:style-name="T81_7"><text:a xlink:type="simple" xlink:href="http://www.cs.wisc.edu/multifacet"><text:span text:style-name="T81_8">Multifacet</text:span></text:a></text:span><text:span text:style-name="T81_9"><text:a xlink:type="simple" xlink:href="http://www.cs.wisc.edu/multifacet"><text:span text:style-name="T81_10"><text:s/></text:span></text:a></text:span><text:span text:style-name="T81_11"><text:a xlink:type="simple" xlink:href="http://www.cs.wisc.edu/multifacet"><text:span text:style-name="T81_12">Project</text:span></text:a></text:span><text:span text:style-name="T81_13"><text:s/></text:span><text:span text:style-name="T81_14">is</text:span><text:span text:style-name="T81_15"><text:s/></text:span><text:span text:style-name="T81_16">pleased</text:span><text:span text:style-name="T81_17"><text:s/></text:span><text:span text:style-name="T81_18">to</text:span><text:span text:style-name="T81_19"><text:s/></text:span><text:span text:style-name="T81_20">present</text:span><text:span text:style-name="T81_21"><text:s/></text:span><text:span text:style-name="T81_22">the</text:span><text:span text:style-name="T81_23"><text:s/></text:span><text:span text:style-name="T81_24">open</text:span><text:span text:style-name="T81_25">-</text:span><text:span text:style-name="T81_26">source</text:span><text:span text:style-name="T81_27"><text:s/></text:span><text:span text:style-name="T81_28">release</text:span><text:span text:style-name="T81_29"><text:s/></text:span><text:span text:style-name="T81_30">of</text:span><text:span text:style-name="T81_31"><text:s/></text:span><text:span text:style-name="T81_32">our</text:span><text:span text:style-name="T81_33"><text:s/></text:span><text:span text:style-name="T81_34">General</text:span><text:span text:style-name="T81_35"><text:s/></text:span><text:span text:style-name="T81_36">Execution</text:span><text:span text:style-name="T81_37">-</text:span><text:span text:style-name="T81_38">driven</text:span><text:span text:style-name="T81_39"><text:s/></text:span><text:span text:style-name="T81_40">Multiprocessor</text:span><text:span text:style-name="T81_41"><text:s/></text:span><text:span text:style-name="T81_42">Simulator</text:span><text:span text:style-name="T81_43"><text:s/>(</text:span><text:span text:style-name="T81_44">GEMS</text:span><text:span text:style-name="T81_45">).<text:s/></text:span><text:span text:style-name="T81_46">GEMS</text:span><text:span text:style-name="T81_47"><text:s/></text:span><text:span text:style-name="T81_48">is</text:span><text:span text:style-name="T81_49"><text:s/></text:span><text:span text:style-name="T81_50">a</text:span><text:span text:style-name="T81_51"><text:s/></text:span><text:span text:style-name="T81_52">set</text:span><text:span text:style-name="T81_53"><text:s/></text:span><text:span text:style-name="T81_54">of</text:span><text:span text:style-name="T81_55"><text:s/></text:span><text:span text:style-name="T81_56">modules</text:span><text:span text:style-name="T81_57"><text:s/></text:span><text:span text:style-name="T81_58">for</text:span><text:span text:style-name="T81_59"><text:s/></text:span><text:span text:style-name="T81_60"><text:a xlink:type="simple" xlink:href="http://www.virtutech.com/products/simics.html"><text:span text:style-name="T81_61">Virtutech</text:span></text:a></text:span><text:span text:style-name="T81_62"><text:a xlink:type="simple" xlink:href="http://www.virtutech.com/products/simics.html"><text:span text:style-name="T81_63"><text:s/></text:span></text:a></text:span><text:span text:style-name="T81_64"><text:a xlink:type="simple" xlink:href="http://www.virtutech.com/products/simics.html"><text:span text:style-name="T81_65">Simics</text:span></text:a></text:span><text:span text:style-name="T81_66"><text:s/></text:span><text:span text:style-name="T81_67">that</text:span><text:span text:style-name="T81_68"><text:s/></text:span><text:span text:style-name="T81_69">enables</text:span><text:span text:style-name="T81_70"><text:s/></text:span><text:span text:style-name="T81_71">detailed</text:span><text:span text:style-name="T81_72"><text:s/></text:span><text:span text:style-name="T81_73">simulation</text:span><text:span text:style-name="T81_74"><text:s/></text:span><text:span text:style-name="T81_75">of</text:span><text:span text:style-name="T81_76"><text:s/></text:span><text:span text:style-name="T81_77">multiprocessor</text:span><text:span text:style-name="T81_78"><text:s/></text:span><text:span text:style-name="T81_79">systems</text:span><text:span text:style-name="T81_80">,<text:s/></text:span><text:span text:style-name="T81_81">including</text:span><text:span text:style-name="T81_82"><text:s/></text:span><text:span text:style-name="T81_83">Chip</text:span><text:span text:style-name="T81_84">-</text:span><text:span text:style-name="T81_85">Multiprocessors</text:span><text:span text:style-name="T81_86"><text:s/>(</text:span><text:span text:style-name="T81_87">CMPs</text:span><text:span text:style-name="T81_88">).</text:span></text:p>
      <text:p text:style-name="P82"><text:span text:style-name="T82_1"><text:a xlink:type="simple" xlink:href="http://research.cs.wisc.edu/gems/"><text:span text:style-name="T82_2">http</text:span></text:a></text:span><text:span text:style-name="T82_3"><text:a xlink:type="simple" xlink:href="http://research.cs.wisc.edu/gems/"><text:span text:style-name="T82_4">://</text:span></text:a></text:span><text:span text:style-name="T82_5"><text:a xlink:type="simple" xlink:href="http://research.cs.wisc.edu/gems/"><text:span text:style-name="T82_6">research</text:span></text:a></text:span><text:span text:style-name="T82_7"><text:a xlink:type="simple" xlink:href="http://research.cs.wisc.edu/gems/"><text:span text:style-name="T82_8">.</text:span></text:a></text:span><text:span text:style-name="T82_9"><text:a xlink:type="simple" xlink:href="http://research.cs.wisc.edu/gems/"><text:span text:style-name="T82_10">cs</text:span></text:a></text:span><text:span text:style-name="T82_11"><text:a xlink:type="simple" xlink:href="http://research.cs.wisc.edu/gems/"><text:span text:style-name="T82_12">.</text:span></text:a></text:span><text:span text:style-name="T82_13"><text:a xlink:type="simple" xlink:href="http://research.cs.wisc.edu/gems/"><text:span text:style-name="T82_14">wisc</text:span></text:a></text:span><text:span text:style-name="T82_15"><text:a xlink:type="simple" xlink:href="http://research.cs.wisc.edu/gems/"><text:span text:style-name="T82_16">.</text:span></text:a></text:span><text:span text:style-name="T82_17"><text:a xlink:type="simple" xlink:href="http://research.cs.wisc.edu/gems/"><text:span text:style-name="T82_18">edu</text:span></text:a></text:span><text:span text:style-name="T82_19"><text:a xlink:type="simple" xlink:href="http://research.cs.wisc.edu/gems/"><text:span text:style-name="T82_20">/</text:span></text:a></text:span><text:span text:style-name="T82_21"><text:a xlink:type="simple" xlink:href="http://research.cs.wisc.edu/gems/"><text:span text:style-name="T82_22">gems</text:span></text:a></text:span><text:span text:style-name="T82_23"><text:a xlink:type="simple" xlink:href="http://research.cs.wisc.edu/gems/"><text:span text:style-name="T82_24">/</text:span></text:a></text:span></text:p>
      <text:p text:style-name="P83"/>
      <text:h text:style-name="P84" text:outline-level="10"><text:bookmark-start text:name="h.3gfz8peppril"/><text:bookmark-end text:name="h.3gfz8peppril"/><text:span text:style-name="T84_1">g</text:span><text:span text:style-name="T84_2">em</text:span><text:span text:style-name="T84_3">5</text:span></text:h>
      <text:p text:style-name="P85"><text:span text:style-name="T85_1">The</text:span><text:span text:style-name="T85_2"><text:s/></text:span><text:span text:style-name="T85_3">gem</text:span><text:span text:style-name="T85_4">5<text:s/></text:span><text:span text:style-name="T85_5">simulator</text:span><text:span text:style-name="T85_6"><text:s/></text:span><text:span text:style-name="T85_7">is</text:span><text:span text:style-name="T85_8"><text:s/></text:span><text:span text:style-name="T85_9">a</text:span><text:span text:style-name="T85_10"><text:s/></text:span><text:span text:style-name="T85_11">modular</text:span><text:span text:style-name="T85_12"><text:s/></text:span><text:span text:style-name="T85_13">platform</text:span><text:span text:style-name="T85_14"><text:s/></text:span><text:span text:style-name="T85_15">for</text:span><text:span text:style-name="T85_16"><text:s/></text:span><text:span text:style-name="T85_17">computer</text:span><text:span text:style-name="T85_18"><text:s/></text:span><text:span text:style-name="T85_19">system</text:span><text:span text:style-name="T85_20"><text:s/></text:span><text:span text:style-name="T85_21">architecture</text:span><text:span text:style-name="T85_22"><text:s/></text:span><text:span text:style-name="T85_23">research</text:span><text:span text:style-name="T85_24">,<text:s/></text:span><text:span text:style-name="T85_25">encompassing</text:span><text:span text:style-name="T85_26"><text:s/></text:span><text:span text:style-name="T85_27">system</text:span><text:span text:style-name="T85_28">-</text:span><text:span text:style-name="T85_29">level</text:span><text:span text:style-name="T85_30"><text:s/></text:span><text:span text:style-name="T85_31">architecture</text:span><text:span text:style-name="T85_32"><text:s/></text:span><text:span text:style-name="T85_33">as</text:span><text:span text:style-name="T85_34"><text:s/></text:span><text:span text:style-name="T85_35">well</text:span><text:span text:style-name="T85_36"><text:s/></text:span><text:span text:style-name="T85_37">as</text:span><text:span text:style-name="T85_38"><text:s/></text:span><text:span text:style-name="T85_39">processor</text:span><text:span text:style-name="T85_40"><text:s/></text:span><text:span text:style-name="T85_41">microarchitecture</text:span><text:span text:style-name="T85_42">.</text:span></text:p>
      <text:p text:style-name="P86"/>
      <text:p text:style-name="P87"><text:span text:style-name="T87_1">The</text:span><text:span text:style-name="T87_2"><text:s/></text:span><text:span text:style-name="T87_3">gem</text:span><text:span text:style-name="T87_4">5<text:s/></text:span><text:span text:style-name="T87_5">simulation</text:span><text:span text:style-name="T87_6"><text:s/></text:span><text:span text:style-name="T87_7">infrastructure</text:span><text:span text:style-name="T87_8"><text:s/></text:span><text:span text:style-name="T87_9">is</text:span><text:span text:style-name="T87_10"><text:s/></text:span><text:span text:style-name="T87_11">the</text:span><text:span text:style-name="T87_12"><text:s/></text:span><text:span text:style-name="T87_13">merger</text:span><text:span text:style-name="T87_14"><text:s/></text:span><text:span text:style-name="T87_15">of</text:span><text:span text:style-name="T87_16"><text:s/></text:span><text:span text:style-name="T87_17">the</text:span><text:span text:style-name="T87_18"><text:s/></text:span><text:span text:style-name="T87_19">best</text:span><text:span text:style-name="T87_20"><text:s/></text:span><text:span text:style-name="T87_21">aspects</text:span><text:span text:style-name="T87_22"><text:s/></text:span><text:span text:style-name="T87_23">of</text:span><text:span text:style-name="T87_24"><text:s/></text:span><text:span text:style-name="T87_25">the</text:span><text:span text:style-name="T87_26"><text:s/></text:span><text:span text:style-name="T87_27">M</text:span><text:span text:style-name="T87_28">5<text:s/>[4]<text:s/></text:span><text:span text:style-name="T87_29">and</text:span><text:span text:style-name="T87_30"><text:s/></text:span><text:span text:style-name="T87_31">GEMS</text:span><text:span text:style-name="T87_32"><text:s/>[9]<text:s/></text:span><text:span text:style-name="T87_33">simulators</text:span><text:span text:style-name="T87_34">.<text:s/></text:span><text:span text:style-name="T87_35">M</text:span><text:span text:style-name="T87_36">5<text:s/></text:span><text:span text:style-name="T87_37">provides</text:span><text:span text:style-name="T87_38"><text:s/></text:span><text:span text:style-name="T87_39">a</text:span><text:span text:style-name="T87_40"><text:s/></text:span><text:span text:style-name="T87_41">highly</text:span><text:span text:style-name="T87_42"><text:s/></text:span><text:span text:style-name="T87_43">configurable</text:span><text:span text:style-name="T87_44"><text:s/></text:span><text:span text:style-name="T87_45">simulation</text:span><text:span text:style-name="T87_46"><text:s/></text:span><text:span text:style-name="T87_47">framework</text:span><text:span text:style-name="T87_48">,<text:s/></text:span><text:span text:style-name="T87_49">multiple</text:span><text:span text:style-name="T87_50"><text:s/></text:span><text:span text:style-name="T87_51">ISAs</text:span><text:span text:style-name="T87_52">,<text:s/></text:span><text:span text:style-name="T87_53">and</text:span><text:span text:style-name="T87_54"><text:s/></text:span><text:span text:style-name="T87_55">diverse</text:span><text:span text:style-name="T87_56"><text:s/></text:span><text:span text:style-name="T87_57">CPU</text:span><text:span text:style-name="T87_58"><text:s/></text:span><text:span text:style-name="T87_59">models</text:span><text:span text:style-name="T87_60">.<text:s/></text:span><text:span text:style-name="T87_61">GEMS</text:span><text:span text:style-name="T87_62"><text:s/></text:span><text:span text:style-name="T87_63">complements</text:span><text:span text:style-name="T87_64"><text:s/></text:span><text:span text:style-name="T87_65">these</text:span><text:span text:style-name="T87_66"><text:s/></text:span><text:span text:style-name="T87_67">features</text:span><text:span text:style-name="T87_68"><text:s/></text:span><text:span text:style-name="T87_69">with</text:span><text:span text:style-name="T87_70"><text:s/></text:span><text:span text:style-name="T87_71">a</text:span><text:span text:style-name="T87_72"><text:s/></text:span><text:span text:style-name="T87_73">detailed</text:span><text:span text:style-name="T87_74"><text:s/></text:span><text:span text:style-name="T87_75">and</text:span><text:span text:style-name="T87_76"><text:s/></text:span><text:span text:style-name="T87_77">exible</text:span><text:span text:style-name="T87_78"><text:s/></text:span><text:span text:style-name="T87_79">memory</text:span><text:span text:style-name="T87_80"><text:s/></text:span><text:span text:style-name="T87_81">system</text:span><text:span text:style-name="T87_82">,<text:s/></text:span><text:span text:style-name="T87_83">including</text:span><text:span text:style-name="T87_84"><text:s/></text:span><text:span text:style-name="T87_85">support</text:span><text:span text:style-name="T87_86"><text:s/></text:span><text:span text:style-name="T87_87">for</text:span><text:span text:style-name="T87_88"><text:s/></text:span><text:span text:style-name="T87_89">multiple</text:span><text:span text:style-name="T87_90"><text:s/></text:span><text:span text:style-name="T87_91">cache</text:span><text:span text:style-name="T87_92"><text:s/></text:span><text:span text:style-name="T87_93">coherence</text:span><text:span text:style-name="T87_94"><text:s/></text:span><text:span text:style-name="T87_95">protocols</text:span><text:span text:style-name="T87_96"><text:s/></text:span><text:span text:style-name="T87_97">and</text:span><text:span text:style-name="T87_98"><text:s/></text:span><text:span text:style-name="T87_99">interconnect</text:span><text:span text:style-name="T87_100"><text:s/></text:span><text:span text:style-name="T87_101">models</text:span><text:span text:style-name="T87_102">.<text:s/></text:span><text:span text:style-name="T87_103">Currently</text:span><text:span text:style-name="T87_104">,<text:s/></text:span><text:span text:style-name="T87_105">gem</text:span><text:span text:style-name="T87_106">5<text:s/></text:span><text:span text:style-name="T87_107">supports</text:span><text:span text:style-name="T87_108"><text:s/></text:span><text:span text:style-name="T87_109">most</text:span><text:span text:style-name="T87_110"><text:s/></text:span><text:span text:style-name="T87_111">commercial</text:span><text:span text:style-name="T87_112"><text:s/></text:span><text:span text:style-name="T87_113">ISAs</text:span><text:span text:style-name="T87_114"><text:s/>(</text:span><text:span text:style-name="T87_115">ARM</text:span><text:span text:style-name="T87_116">,<text:s/></text:span><text:span text:style-name="T87_117">ALPHA</text:span><text:span text:style-name="T87_118">,<text:s/></text:span><text:span text:style-name="T87_119">MIPS</text:span><text:span text:style-name="T87_120">,<text:s/></text:span><text:span text:style-name="T87_121">Power</text:span><text:span text:style-name="T87_122">,<text:s/></text:span><text:span text:style-name="T87_123">SPARC</text:span><text:span text:style-name="T87_124">,<text:s/></text:span><text:span text:style-name="T87_125">and</text:span><text:span text:style-name="T87_126"><text:s/></text:span><text:span text:style-name="T87_127">x</text:span><text:span text:style-name="T87_128">86),<text:s/></text:span><text:span text:style-name="T87_129">including</text:span><text:span text:style-name="T87_130"><text:s/></text:span><text:span text:style-name="T87_131">booting</text:span><text:span text:style-name="T87_132"><text:s/></text:span><text:span text:style-name="T87_133">Linux</text:span><text:span text:style-name="T87_134"><text:s/></text:span><text:span text:style-name="T87_135">on</text:span><text:span text:style-name="T87_136"><text:s/></text:span><text:span text:style-name="T87_137">three</text:span><text:span text:style-name="T87_138"><text:s/></text:span><text:span text:style-name="T87_139">of</text:span><text:span text:style-name="T87_140"><text:s/></text:span><text:span text:style-name="T87_141">them</text:span><text:span text:style-name="T87_142"><text:s/>(</text:span><text:span text:style-name="T87_143">ARM</text:span><text:span text:style-name="T87_144">,<text:s/></text:span><text:span text:style-name="T87_145">ALPHA</text:span><text:span text:style-name="T87_146">,<text:s/></text:span><text:span text:style-name="T87_147">and</text:span><text:span text:style-name="T87_148"><text:s/></text:span><text:span text:style-name="T87_149">x</text:span><text:span text:style-name="T87_150">86).</text:span></text:p>
      <text:p text:style-name="P88"/>
      <text:p text:style-name="P89"><text:span text:style-name="T89_1">The</text:span><text:span text:style-name="T89_2"><text:s/></text:span><text:span text:style-name="T89_3">project</text:span><text:span text:style-name="T89_4"><text:s/></text:span><text:span text:style-name="T89_5">is</text:span><text:span text:style-name="T89_6"><text:s/></text:span><text:span text:style-name="T89_7">the</text:span><text:span text:style-name="T89_8"><text:s/></text:span><text:span text:style-name="T89_9">result</text:span><text:span text:style-name="T89_10"><text:s/></text:span><text:span text:style-name="T89_11">of</text:span><text:span text:style-name="T89_12"><text:s/></text:span><text:span text:style-name="T89_13">the</text:span><text:span text:style-name="T89_14"><text:s/></text:span><text:span text:style-name="T89_15">combined</text:span><text:span text:style-name="T89_16"><text:s/></text:span><text:span text:style-name="T89_17">efforts</text:span><text:span text:style-name="T89_18"><text:s/></text:span><text:span text:style-name="T89_19">of</text:span><text:span text:style-name="T89_20"><text:s/></text:span><text:span text:style-name="T89_21">many</text:span><text:span text:style-name="T89_22"><text:s/></text:span><text:span text:style-name="T89_23">academic</text:span><text:span text:style-name="T89_24"><text:s/></text:span><text:span text:style-name="T89_25">and</text:span><text:span text:style-name="T89_26"><text:s/></text:span><text:span text:style-name="T89_27">industrial</text:span><text:span text:style-name="T89_28"><text:s/></text:span><text:span text:style-name="T89_29">institutions</text:span><text:span text:style-name="T89_30">,<text:s/></text:span><text:span text:style-name="T89_31">including</text:span><text:span text:style-name="T89_32"><text:s/></text:span><text:span text:style-name="T89_33">AMD</text:span><text:span text:style-name="T89_34">,<text:s/></text:span><text:span text:style-name="T89_35">ARM</text:span><text:span text:style-name="T89_36">,<text:s/></text:span><text:span text:style-name="T89_37">HP</text:span><text:span text:style-name="T89_38">,<text:s/></text:span><text:span text:style-name="T89_39">MIPS</text:span><text:span text:style-name="T89_40">,<text:s/></text:span><text:span text:style-name="T89_41">Princeton</text:span><text:span text:style-name="T89_42">,<text:s/></text:span><text:span text:style-name="T89_43">MIT</text:span><text:span text:style-name="T89_44">,<text:s/></text:span><text:span text:style-name="T89_45">and</text:span><text:span text:style-name="T89_46"><text:s/></text:span><text:span text:style-name="T89_47">the</text:span><text:span text:style-name="T89_48"><text:s/></text:span><text:span text:style-name="T89_49">Universities</text:span><text:span text:style-name="T89_50"><text:s/></text:span><text:span text:style-name="T89_51">of</text:span><text:span text:style-name="T89_52"><text:s/></text:span><text:span text:style-name="T89_53">Michigan</text:span><text:span text:style-name="T89_54">,<text:s/></text:span><text:span text:style-name="T89_55">Texas</text:span><text:span text:style-name="T89_56">,<text:s/></text:span><text:span text:style-name="T89_57">and</text:span><text:span text:style-name="T89_58"><text:s/></text:span><text:span text:style-name="T89_59">Wisconsin</text:span><text:span text:style-name="T89_60">.<text:s/></text:span><text:span text:style-name="T89_61">Over</text:span><text:span text:style-name="T89_62"><text:s/></text:span><text:span text:style-name="T89_63">the</text:span><text:span text:style-name="T89_64"><text:s/></text:span><text:span text:style-name="T89_65">past</text:span><text:span text:style-name="T89_66"><text:s/></text:span><text:span text:style-name="T89_67">ten</text:span><text:span text:style-name="T89_68"><text:s/></text:span><text:span text:style-name="T89_69">years</text:span><text:span text:style-name="T89_70">,<text:s/></text:span><text:span text:style-name="T89_71">M</text:span><text:span text:style-name="T89_72">5<text:s/></text:span><text:span text:style-name="T89_73">and</text:span><text:span text:style-name="T89_74"><text:s/></text:span><text:span text:style-name="T89_75">GEMS</text:span><text:span text:style-name="T89_76"><text:s/></text:span><text:span text:style-name="T89_77">have</text:span><text:span text:style-name="T89_78"><text:s/></text:span><text:span text:style-name="T89_79">been</text:span><text:span text:style-name="T89_80"><text:s/></text:span><text:span text:style-name="T89_81">used</text:span><text:span text:style-name="T89_82"><text:s/></text:span><text:span text:style-name="T89_83">in</text:span><text:span text:style-name="T89_84"><text:s/></text:span><text:span text:style-name="T89_85">hundreds</text:span><text:span text:style-name="T89_86"><text:s/></text:span><text:span text:style-name="T89_87">of</text:span><text:span text:style-name="T89_88"><text:s/></text:span><text:span text:style-name="T89_89">publications</text:span><text:span text:style-name="T89_90"><text:s/></text:span><text:span text:style-name="T89_91">and</text:span><text:span text:style-name="T89_92"><text:s/></text:span><text:span text:style-name="T89_93">have</text:span><text:span text:style-name="T89_94"><text:s/></text:span><text:span text:style-name="T89_95">been</text:span><text:span text:style-name="T89_96"><text:s/></text:span><text:span text:style-name="T89_97">downloaded</text:span><text:span text:style-name="T89_98"><text:s/></text:span><text:span text:style-name="T89_99">tens</text:span><text:span text:style-name="T89_100"><text:s/></text:span><text:span text:style-name="T89_101">of</text:span><text:span text:style-name="T89_102"><text:s/></text:span><text:span text:style-name="T89_103">thousands</text:span><text:span text:style-name="T89_104"><text:s/></text:span><text:span text:style-name="T89_105">of</text:span><text:span text:style-name="T89_106"><text:s/></text:span><text:span text:style-name="T89_107">times</text:span><text:span text:style-name="T89_108">.<text:s/></text:span><text:span text:style-name="T89_109">The</text:span><text:span text:style-name="T89_110"><text:s/></text:span><text:span text:style-name="T89_111">high</text:span><text:span text:style-name="T89_112"><text:s/></text:span><text:span text:style-name="T89_113">level</text:span><text:span text:style-name="T89_114"><text:s/></text:span><text:span text:style-name="T89_115">of</text:span><text:span text:style-name="T89_116"><text:s/></text:span><text:span text:style-name="T89_117">collaboration</text:span><text:span text:style-name="T89_118"><text:s/></text:span><text:span text:style-name="T89_119">on</text:span><text:span text:style-name="T89_120"><text:s/></text:span><text:span text:style-name="T89_121">the</text:span><text:span text:style-name="T89_122"><text:s/></text:span><text:span text:style-name="T89_123">gem</text:span><text:span text:style-name="T89_124">5<text:s/></text:span><text:span text:style-name="T89_125">project</text:span><text:span text:style-name="T89_126">,<text:s/></text:span><text:span text:style-name="T89_127">combined</text:span><text:span text:style-name="T89_128"><text:s/></text:span><text:span text:style-name="T89_129">with</text:span><text:span text:style-name="T89_130"><text:s/></text:span><text:span text:style-name="T89_131">the</text:span><text:span text:style-name="T89_132"><text:s/></text:span><text:span text:style-name="T89_133">previous</text:span><text:span text:style-name="T89_134"><text:s/></text:span><text:span text:style-name="T89_135">success</text:span><text:span text:style-name="T89_136"><text:s/></text:span><text:span text:style-name="T89_137">of</text:span><text:span text:style-name="T89_138"><text:s/></text:span><text:span text:style-name="T89_139">the</text:span><text:span text:style-name="T89_140"><text:s/></text:span><text:span text:style-name="T89_141">component</text:span><text:span text:style-name="T89_142"><text:s/></text:span><text:span text:style-name="T89_143">parts</text:span><text:span text:style-name="T89_144"><text:s/></text:span><text:span text:style-name="T89_145">and</text:span><text:span text:style-name="T89_146"><text:s/></text:span><text:span text:style-name="T89_147">a</text:span><text:span text:style-name="T89_148"><text:s/></text:span><text:span text:style-name="T89_149">liberal</text:span><text:span text:style-name="T89_150"><text:s/></text:span><text:span text:style-name="T89_151">BSD</text:span><text:span text:style-name="T89_152">-</text:span><text:span text:style-name="T89_153">like</text:span><text:span text:style-name="T89_154"><text:s/></text:span><text:span text:style-name="T89_155">license</text:span><text:span text:style-name="T89_156">,<text:s/></text:span><text:span text:style-name="T89_157">make</text:span><text:span text:style-name="T89_158"><text:s/></text:span><text:span text:style-name="T89_159">gem</text:span><text:span text:style-name="T89_160">5<text:s/></text:span><text:span text:style-name="T89_161">a</text:span><text:span text:style-name="T89_162"><text:s/></text:span><text:span text:style-name="T89_163">valuable</text:span><text:span text:style-name="T89_164"><text:s/></text:span><text:span text:style-name="T89_165">full</text:span><text:span text:style-name="T89_166">-</text:span><text:span text:style-name="T89_167">system</text:span><text:span text:style-name="T89_168"><text:s/></text:span><text:span text:style-name="T89_169">simulation</text:span><text:span text:style-name="T89_170"><text:s/></text:span><text:span text:style-name="T89_171">tool</text:span><text:span text:style-name="T89_172">.</text:span></text:p>
      <text:p text:style-name="P90"/>
      <text:p text:style-name="P91"><text:span text:style-name="T91_1"><text:a xlink:type="simple" xlink:href="http://gem5.org/Status_Matrix"><text:span text:style-name="T91_2">http</text:span></text:a></text:span><text:span text:style-name="T91_3"><text:a xlink:type="simple" xlink:href="http://gem5.org/Status_Matrix"><text:span text:style-name="T91_4">://</text:span></text:a></text:span><text:span text:style-name="T91_5"><text:a xlink:type="simple" xlink:href="http://gem5.org/Status_Matrix"><text:span text:style-name="T91_6">gem</text:span></text:a></text:span><text:span text:style-name="T91_7"><text:a xlink:type="simple" xlink:href="http://gem5.org/Status_Matrix"><text:span text:style-name="T91_8">5.</text:span></text:a></text:span><text:span text:style-name="T91_9"><text:a xlink:type="simple" xlink:href="http://gem5.org/Status_Matrix"><text:span text:style-name="T91_10">org</text:span></text:a></text:span><text:span text:style-name="T91_11"><text:a xlink:type="simple" xlink:href="http://gem5.org/Status_Matrix"><text:span text:style-name="T91_12">/</text:span></text:a></text:span><text:span text:style-name="T91_13"><text:a xlink:type="simple" xlink:href="http://gem5.org/Status_Matrix"><text:span text:style-name="T91_14">Status</text:span></text:a></text:span><text:span text:style-name="T91_15"><text:a xlink:type="simple" xlink:href="http://gem5.org/Status_Matrix"><text:span text:style-name="T91_16">_</text:span></text:a></text:span><text:span text:style-name="T91_17"><text:a xlink:type="simple" xlink:href="http://gem5.org/Status_Matrix"><text:span text:style-name="T91_18">Matrix</text:span></text:a></text:span></text:p>
      <text:p text:style-name="P92"><text:span text:style-name="T92_1"><text:a xlink:type="simple" xlink:href="http://gem5.org/Architecture_Support"><text:span text:style-name="T92_2">http</text:span></text:a></text:span><text:span text:style-name="T92_3"><text:a xlink:type="simple" xlink:href="http://gem5.org/Architecture_Support"><text:span text:style-name="T92_4">://</text:span></text:a></text:span><text:span text:style-name="T92_5"><text:a xlink:type="simple" xlink:href="http://gem5.org/Architecture_Support"><text:span text:style-name="T92_6">gem</text:span></text:a></text:span><text:span text:style-name="T92_7"><text:a xlink:type="simple" xlink:href="http://gem5.org/Architecture_Support"><text:span text:style-name="T92_8">5.</text:span></text:a></text:span><text:span text:style-name="T92_9"><text:a xlink:type="simple" xlink:href="http://gem5.org/Architecture_Support"><text:span text:style-name="T92_10">org</text:span></text:a></text:span><text:span text:style-name="T92_11"><text:a xlink:type="simple" xlink:href="http://gem5.org/Architecture_Support"><text:span text:style-name="T92_12">/</text:span></text:a></text:span><text:span text:style-name="T92_13"><text:a xlink:type="simple" xlink:href="http://gem5.org/Architecture_Support"><text:span text:style-name="T92_14">Architecture</text:span></text:a></text:span><text:span text:style-name="T92_15"><text:a xlink:type="simple" xlink:href="http://gem5.org/Architecture_Support"><text:span text:style-name="T92_16">_</text:span></text:a></text:span><text:span text:style-name="T92_17"><text:a xlink:type="simple" xlink:href="http://gem5.org/Architecture_Support"><text:span text:style-name="T92_18">Support</text:span></text:a></text:span><text:span text:style-name="T92_19"><text:line-break/><text:line-break/></text:span><text:span text:style-name="T92_20">Benchmarks</text:span></text:p>
      <text:list text:style-name="LS2" xml:id="list7">
        <text:list-item>
          <text:p text:style-name="P93"><text:span text:style-name="T93_1">For</text:span><text:span text:style-name="T93_2"><text:s/></text:span><text:span text:style-name="T93_3">information</text:span><text:span text:style-name="T93_4"><text:s/></text:span><text:span text:style-name="T93_5">about</text:span><text:span text:style-name="T93_6"><text:s/></text:span><text:span text:style-name="T93_7">running</text:span><text:span text:style-name="T93_8"><text:s/></text:span><text:span text:style-name="T93_9">Android</text:span><text:span text:style-name="T93_10"><text:s/></text:span><text:span text:style-name="T93_11">on</text:span><text:span text:style-name="T93_12"><text:s/></text:span><text:span text:style-name="T93_13">gem</text:span><text:span text:style-name="T93_14">5<text:s/></text:span><text:span text:style-name="T93_15">and</text:span><text:span text:style-name="T93_16"><text:s/></text:span><text:span text:style-name="T93_17">using</text:span><text:span text:style-name="T93_18"><text:s/></text:span><text:span text:style-name="T93_19">the</text:span><text:span text:style-name="T93_20"><text:s/></text:span><text:span text:style-name="T93_21">web</text:span><text:span text:style-name="T93_22"><text:s/></text:span><text:span text:style-name="T93_23">browser</text:span><text:span text:style-name="T93_24"><text:s/></text:span><text:span text:style-name="T93_25">benchmark</text:span><text:span text:style-name="T93_26">,<text:s/></text:span><text:span text:style-name="T93_27">see</text:span><text:span text:style-name="T93_28"><text:s/></text:span><text:span text:style-name="T93_29"><text:a xlink:type="simple" xlink:href="http://gem5.org/BBench-gem5"><text:span text:style-name="T93_30">BBench</text:span></text:a></text:span><text:span text:style-name="T93_31"><text:a xlink:type="simple" xlink:href="http://gem5.org/BBench-gem5"><text:span text:style-name="T93_32">-</text:span></text:a></text:span><text:span text:style-name="T93_33"><text:a xlink:type="simple" xlink:href="http://gem5.org/BBench-gem5"><text:span text:style-name="T93_34">gem</text:span></text:a></text:span><text:span text:style-name="T93_35"><text:a xlink:type="simple" xlink:href="http://gem5.org/BBench-gem5"><text:span text:style-name="T93_36">5</text:span></text:a></text:span><text:span text:style-name="T93_37">.</text:span></text:p>
        </text:list-item>
        <text:list-item>
          <text:p text:style-name="P94"><text:span text:style-name="T94_1">For</text:span><text:span text:style-name="T94_2"><text:s/></text:span><text:span text:style-name="T94_3">information</text:span><text:span text:style-name="T94_4"><text:s/></text:span><text:span text:style-name="T94_5">about</text:span><text:span text:style-name="T94_6"><text:s/></text:span><text:span text:style-name="T94_7">using</text:span><text:span text:style-name="T94_8"><text:s/></text:span><text:span text:style-name="T94_9">the</text:span><text:span text:style-name="T94_10"><text:s/></text:span><text:span text:style-name="T94_11"><text:a xlink:type="simple" xlink:href="http://www.dacapobench.org/"><text:span text:style-name="T94_12">DaCapo</text:span></text:a></text:span><text:span text:style-name="T94_13"><text:a xlink:type="simple" xlink:href="http://www.dacapobench.org/"><text:span text:style-name="T94_14"><text:s/></text:span></text:a></text:span><text:span text:style-name="T94_15"><text:a xlink:type="simple" xlink:href="http://www.dacapobench.org/"><text:span text:style-name="T94_16">benchmarks</text:span></text:a></text:span><text:span text:style-name="T94_17"><text:s/></text:span><text:span text:style-name="T94_18">on</text:span><text:span text:style-name="T94_19"><text:s/></text:span><text:span text:style-name="T94_20">gem</text:span><text:span text:style-name="T94_21">5<text:s/></text:span><text:span text:style-name="T94_22">see</text:span><text:span text:style-name="T94_23"><text:s/></text:span><text:span text:style-name="T94_24">the</text:span><text:span text:style-name="T94_25"><text:s/></text:span><text:span text:style-name="T94_26"><text:a xlink:type="simple" xlink:href="http://gem5.org/DaCapo_benchmarks"><text:span text:style-name="T94_27">DaCapo</text:span></text:a></text:span><text:span text:style-name="T94_28"><text:a xlink:type="simple" xlink:href="http://gem5.org/DaCapo_benchmarks"><text:span text:style-name="T94_29"><text:s/></text:span></text:a></text:span><text:span text:style-name="T94_30"><text:a xlink:type="simple" xlink:href="http://gem5.org/DaCapo_benchmarks"><text:span text:style-name="T94_31">benchmarks</text:span></text:a></text:span><text:span text:style-name="T94_32"><text:s/></text:span><text:span text:style-name="T94_33">page</text:span><text:span text:style-name="T94_34"><text:s/></text:span><text:span text:style-name="T94_35">for</text:span><text:span text:style-name="T94_36"><text:s/></text:span><text:span text:style-name="T94_37">more</text:span><text:span text:style-name="T94_38"><text:s/></text:span><text:span text:style-name="T94_39">information</text:span><text:span text:style-name="T94_40">.</text:span></text:p>
        </text:list-item>
        <text:list-item>
          <text:p text:style-name="P95"><text:span text:style-name="T95_1"><text:a xlink:type="simple" xlink:href="http://www.gem5.org/dist/m5_benchmarks/v1-splash-alpha.tgz"><text:span text:style-name="T95_2">SPLASH</text:span></text:a></text:span><text:span text:style-name="T95_3"><text:a xlink:type="simple" xlink:href="http://www.gem5.org/dist/m5_benchmarks/v1-splash-alpha.tgz"><text:span text:style-name="T95_4"><text:s/></text:span></text:a></text:span><text:span text:style-name="T95_5"><text:a xlink:type="simple" xlink:href="http://www.gem5.org/dist/m5_benchmarks/v1-splash-alpha.tgz"><text:span text:style-name="T95_6">benchmarks</text:span></text:a></text:span><text:span text:style-name="T95_7"><text:s/>--<text:s/></text:span><text:span text:style-name="T95_8">See</text:span><text:span text:style-name="T95_9"><text:s/></text:span><text:span text:style-name="T95_10">the</text:span><text:span text:style-name="T95_11"><text:s/></text:span><text:span text:style-name="T95_12"><text:a xlink:type="simple" xlink:href="http://gem5.org/Splash_benchmarks"><text:span text:style-name="T95_13">Splash</text:span></text:a></text:span><text:span text:style-name="T95_14"><text:a xlink:type="simple" xlink:href="http://gem5.org/Splash_benchmarks"><text:span text:style-name="T95_15"><text:s/></text:span></text:a></text:span><text:span text:style-name="T95_16"><text:a xlink:type="simple" xlink:href="http://gem5.org/Splash_benchmarks"><text:span text:style-name="T95_17">benchmarks</text:span></text:a></text:span><text:span text:style-name="T95_18"><text:s/></text:span><text:span text:style-name="T95_19">page</text:span><text:span text:style-name="T95_20"><text:s/></text:span><text:span text:style-name="T95_21">for</text:span><text:span text:style-name="T95_22"><text:s/></text:span><text:span text:style-name="T95_23">more</text:span><text:span text:style-name="T95_24"><text:s/></text:span><text:span text:style-name="T95_25">information</text:span><text:span text:style-name="T95_26">.</text:span></text:p>
        </text:list-item>
        <text:list-item>
          <text:p text:style-name="P96"><text:span text:style-name="T96_1">CloudSuite</text:span><text:span text:style-name="T96_2"><text:s/>2.0<text:s/>???</text:span></text:p>
        </text:list-item>
      </text:list>
      <text:p text:style-name="P97"/>
      <text:p text:style-name="P98"><text:span text:style-name="T98_1"><text:a xlink:type="simple" xlink:href="http://gem5.org/Statistics"><text:span text:style-name="T98_2">http</text:span></text:a></text:span><text:span text:style-name="T98_3"><text:a xlink:type="simple" xlink:href="http://gem5.org/Statistics"><text:span text:style-name="T98_4">://</text:span></text:a></text:span><text:span text:style-name="T98_5"><text:a xlink:type="simple" xlink:href="http://gem5.org/Statistics"><text:span text:style-name="T98_6">gem</text:span></text:a></text:span><text:span text:style-name="T98_7"><text:a xlink:type="simple" xlink:href="http://gem5.org/Statistics"><text:span text:style-name="T98_8">5.</text:span></text:a></text:span><text:span text:style-name="T98_9"><text:a xlink:type="simple" xlink:href="http://gem5.org/Statistics"><text:span text:style-name="T98_10">org</text:span></text:a></text:span><text:span text:style-name="T98_11"><text:a xlink:type="simple" xlink:href="http://gem5.org/Statistics"><text:span text:style-name="T98_12">/</text:span></text:a></text:span><text:span text:style-name="T98_13"><text:a xlink:type="simple" xlink:href="http://gem5.org/Statistics"><text:span text:style-name="T98_14">Statistics</text:span></text:a></text:span></text:p>
      <text:p text:style-name="P99"><text:span text:style-name="T99_1"><text:a xlink:type="simple" xlink:href="http://gem5.org/Ruby"><text:span text:style-name="T99_2">http</text:span></text:a></text:span><text:span text:style-name="T99_3"><text:a xlink:type="simple" xlink:href="http://gem5.org/Ruby"><text:span text:style-name="T99_4">://</text:span></text:a></text:span><text:span text:style-name="T99_5"><text:a xlink:type="simple" xlink:href="http://gem5.org/Ruby"><text:span text:style-name="T99_6">gem</text:span></text:a></text:span><text:span text:style-name="T99_7"><text:a xlink:type="simple" xlink:href="http://gem5.org/Ruby"><text:span text:style-name="T99_8">5.</text:span></text:a></text:span><text:span text:style-name="T99_9"><text:a xlink:type="simple" xlink:href="http://gem5.org/Ruby"><text:span text:style-name="T99_10">org</text:span></text:a></text:span><text:span text:style-name="T99_11"><text:a xlink:type="simple" xlink:href="http://gem5.org/Ruby"><text:span text:style-name="T99_12">/</text:span></text:a></text:span><text:span text:style-name="T99_13"><text:a xlink:type="simple" xlink:href="http://gem5.org/Ruby"><text:span text:style-name="T99_14">Ruby</text:span></text:a></text:span><text:span text:style-name="T99_15"><text:s/>(</text:span><text:span text:style-name="T99_16">not</text:span><text:span text:style-name="T99_17"><text:s/></text:span><text:span text:style-name="T99_18">the</text:span><text:span text:style-name="T99_19"><text:s/></text:span><text:span text:style-name="T99_20">programming</text:span><text:span text:style-name="T99_21"><text:s/></text:span><text:span text:style-name="T99_22">language</text:span><text:span text:style-name="T99_23">)</text:span></text:p>
      <text:p text:style-name="P100"><text:span text:style-name="T100_1">implements</text:span><text:span text:style-name="T100_2"><text:s/></text:span><text:span text:style-name="T100_3">a</text:span><text:span text:style-name="T100_4"><text:s/></text:span><text:span text:style-name="T100_5">detailed</text:span><text:span text:style-name="T100_6"><text:s/></text:span><text:span text:style-name="T100_7">simulation</text:span><text:span text:style-name="T100_8"><text:s/></text:span><text:span text:style-name="T100_9">model</text:span><text:span text:style-name="T100_10"><text:s/></text:span><text:span text:style-name="T100_11">for</text:span><text:span text:style-name="T100_12"><text:s/></text:span><text:span text:style-name="T100_13">the</text:span><text:span text:style-name="T100_14"><text:s/></text:span><text:span text:style-name="T100_15">memory</text:span><text:span text:style-name="T100_16"><text:s/></text:span><text:span text:style-name="T100_17">subsystem</text:span><text:span text:style-name="T100_18">.<text:s/></text:span><text:span text:style-name="T100_19">It</text:span><text:span text:style-name="T100_20"><text:s/></text:span><text:span text:style-name="T100_21">models</text:span><text:span text:style-name="T100_22"><text:s/></text:span><text:span text:style-name="T100_23">inclusive</text:span><text:span text:style-name="T100_24">/</text:span><text:span text:style-name="T100_25">exclusive</text:span><text:span text:style-name="T100_26"><text:s/></text:span><text:span text:style-name="T100_27">cache</text:span><text:span text:style-name="T100_28"><text:s/></text:span><text:span text:style-name="T100_29">hierarchies</text:span><text:span text:style-name="T100_30"><text:s/></text:span><text:span text:style-name="T100_31">with</text:span><text:span text:style-name="T100_32"><text:s/></text:span><text:span text:style-name="T100_33">various</text:span><text:span text:style-name="T100_34"><text:s/></text:span><text:span text:style-name="T100_35">replacement</text:span><text:span text:style-name="T100_36"><text:s/></text:span><text:span text:style-name="T100_37">policies</text:span><text:span text:style-name="T100_38">,<text:s/></text:span><text:span text:style-name="T100_39">coherence</text:span><text:span text:style-name="T100_40"><text:s/></text:span><text:span text:style-name="T100_41">protocol</text:span><text:span text:style-name="T100_42"><text:s/></text:span><text:span text:style-name="T100_43">implementations</text:span><text:span text:style-name="T100_44">,<text:s/></text:span><text:span text:style-name="T100_45">interconnection</text:span><text:span text:style-name="T100_46"><text:s/></text:span><text:span text:style-name="T100_47">networks</text:span><text:span text:style-name="T100_48">,<text:s/></text:span><text:span text:style-name="T100_49">DMA</text:span><text:span text:style-name="T100_50"><text:s/></text:span><text:span text:style-name="T100_51">and</text:span><text:span text:style-name="T100_52"><text:s/></text:span><text:span text:style-name="T100_53">memory</text:span><text:span text:style-name="T100_54"><text:s/></text:span><text:span text:style-name="T100_55">controllers</text:span><text:span text:style-name="T100_56">,<text:s/></text:span><text:span text:style-name="T100_57">various</text:span><text:span text:style-name="T100_58"><text:s/></text:span><text:span text:style-name="T100_59">sequencers</text:span><text:span text:style-name="T100_60"><text:s/></text:span><text:span text:style-name="T100_61">that</text:span><text:span text:style-name="T100_62"><text:s/></text:span><text:span text:style-name="T100_63">initiate</text:span><text:span text:style-name="T100_64"><text:s/></text:span><text:span text:style-name="T100_65">memory</text:span><text:span text:style-name="T100_66"><text:s/></text:span><text:span text:style-name="T100_67">requests</text:span><text:span text:style-name="T100_68"><text:s/></text:span><text:span text:style-name="T100_69">and</text:span><text:span text:style-name="T100_70"><text:s/></text:span><text:span text:style-name="T100_71">handle</text:span><text:span text:style-name="T100_72"><text:s/></text:span><text:span text:style-name="T100_73">responses</text:span><text:span text:style-name="T100_74">.<text:s/></text:span><text:span text:style-name="T100_75">The</text:span><text:span text:style-name="T100_76"><text:s/></text:span><text:span text:style-name="T100_77">models</text:span><text:span text:style-name="T100_78"><text:s/></text:span><text:span text:style-name="T100_79">are</text:span><text:span text:style-name="T100_80"><text:s/></text:span><text:span text:style-name="T100_81">modular</text:span><text:span text:style-name="T100_82">,<text:s/></text:span><text:span text:style-name="T100_83">flexible</text:span><text:span text:style-name="T100_84"><text:s/></text:span><text:span text:style-name="T100_85">and</text:span><text:span text:style-name="T100_86"><text:s/></text:span><text:span text:style-name="T100_87">highly</text:span><text:span text:style-name="T100_88"><text:s/></text:span><text:span text:style-name="T100_89">configurable</text:span><text:span text:style-name="T100_90">.<text:s/></text:span><text:span text:style-name="T100_91">Three</text:span><text:span text:style-name="T100_92"><text:s/></text:span><text:span text:style-name="T100_93">key</text:span><text:span text:style-name="T100_94"><text:s/></text:span><text:span text:style-name="T100_95">aspects</text:span><text:span text:style-name="T100_96"><text:s/></text:span><text:span text:style-name="T100_97">of</text:span><text:span text:style-name="T100_98"><text:s/></text:span><text:span text:style-name="T100_99">these</text:span><text:span text:style-name="T100_100"><text:s/></text:span><text:span text:style-name="T100_101">models</text:span><text:span text:style-name="T100_102"><text:s/></text:span><text:span text:style-name="T100_103">are</text:span><text:span text:style-name="T100_104">:</text:span></text:p>
      <text:p text:style-name="P101"/>
      <text:p text:style-name="P102"><text:span text:style-name="T102_1"><text:a xlink:type="simple" xlink:href="http://gem5.org/Main_Page"><text:span text:style-name="T102_2">http</text:span></text:a></text:span><text:span text:style-name="T102_3"><text:a xlink:type="simple" xlink:href="http://gem5.org/Main_Page"><text:span text:style-name="T102_4">://</text:span></text:a></text:span><text:span text:style-name="T102_5"><text:a xlink:type="simple" xlink:href="http://gem5.org/Main_Page"><text:span text:style-name="T102_6">gem</text:span></text:a></text:span><text:span text:style-name="T102_7"><text:a xlink:type="simple" xlink:href="http://gem5.org/Main_Page"><text:span text:style-name="T102_8">5.</text:span></text:a></text:span><text:span text:style-name="T102_9"><text:a xlink:type="simple" xlink:href="http://gem5.org/Main_Page"><text:span text:style-name="T102_10">org</text:span></text:a></text:span><text:span text:style-name="T102_11"><text:a xlink:type="simple" xlink:href="http://gem5.org/Main_Page"><text:span text:style-name="T102_12">/</text:span></text:a></text:span><text:span text:style-name="T102_13"><text:a xlink:type="simple" xlink:href="http://gem5.org/Main_Page"><text:span text:style-name="T102_14">Main</text:span></text:a></text:span><text:span text:style-name="T102_15"><text:a xlink:type="simple" xlink:href="http://gem5.org/Main_Page"><text:span text:style-name="T102_16">_</text:span></text:a></text:span><text:span text:style-name="T102_17"><text:a xlink:type="simple" xlink:href="http://gem5.org/Main_Page"><text:span text:style-name="T102_18">Page</text:span></text:a></text:span></text:p>
      <text:p text:style-name="P103"><text:span text:style-name="T103_1"><text:a xlink:type="simple" xlink:href="http://gem5.org/Tutorials"><text:span text:style-name="T103_2">http</text:span></text:a></text:span><text:span text:style-name="T103_3"><text:a xlink:type="simple" xlink:href="http://gem5.org/Tutorials"><text:span text:style-name="T103_4">://</text:span></text:a></text:span><text:span text:style-name="T103_5"><text:a xlink:type="simple" xlink:href="http://gem5.org/Tutorials"><text:span text:style-name="T103_6">gem</text:span></text:a></text:span><text:span text:style-name="T103_7"><text:a xlink:type="simple" xlink:href="http://gem5.org/Tutorials"><text:span text:style-name="T103_8">5.</text:span></text:a></text:span><text:span text:style-name="T103_9"><text:a xlink:type="simple" xlink:href="http://gem5.org/Tutorials"><text:span text:style-name="T103_10">org</text:span></text:a></text:span><text:span text:style-name="T103_11"><text:a xlink:type="simple" xlink:href="http://gem5.org/Tutorials"><text:span text:style-name="T103_12">/</text:span></text:a></text:span><text:span text:style-name="T103_13"><text:a xlink:type="simple" xlink:href="http://gem5.org/Tutorials"><text:span text:style-name="T103_14">Tutorials</text:span></text:a></text:span></text:p>
      <text:p text:style-name="P104"><text:span text:style-name="T104_1">This</text:span><text:span text:style-name="T104_2"><text:s/></text:span><text:span text:style-name="T104_3">tutorial</text:span><text:span text:style-name="T104_4"><text:s/></text:span><text:span text:style-name="T104_5">was</text:span><text:span text:style-name="T104_6"><text:s/></text:span><text:span text:style-name="T104_7">held</text:span><text:span text:style-name="T104_8"><text:s/></text:span><text:span text:style-name="T104_9">in</text:span><text:span text:style-name="T104_10"><text:s/></text:span><text:span text:style-name="T104_11">Gothenburg</text:span><text:span text:style-name="T104_12">,<text:s/></text:span><text:span text:style-name="T104_13">Sweden</text:span><text:span text:style-name="T104_14"><text:s/></text:span><text:span text:style-name="T104_15">in</text:span><text:span text:style-name="T104_16"><text:s/></text:span><text:span text:style-name="T104_17">April</text:span><text:span text:style-name="T104_18"><text:s/>2012.<text:s/></text:span><text:span text:style-name="T104_19">It</text:span><text:span text:style-name="T104_20"><text:s/></text:span><text:span text:style-name="T104_21">covers</text:span><text:span text:style-name="T104_22"><text:s/></text:span><text:span text:style-name="T104_23">gem</text:span><text:span text:style-name="T104_24">5<text:s/></text:span><text:span text:style-name="T104_25">although</text:span><text:span text:style-name="T104_26"><text:s/></text:span><text:span text:style-name="T104_27">for</text:span><text:span text:style-name="T104_28"><text:s/></text:span><text:span text:style-name="T104_29">information</text:span><text:span text:style-name="T104_30"><text:s/></text:span><text:span text:style-name="T104_31">about</text:span><text:span text:style-name="T104_32"><text:s/></text:span><text:span text:style-name="T104_33">Ruby</text:span><text:span text:style-name="T104_34"><text:s/></text:span><text:span text:style-name="T104_35">you</text:span><text:span text:style-name="T104_36"><text:s/></text:span><text:span text:style-name="T104_37">should</text:span><text:span text:style-name="T104_38"><text:s/></text:span><text:span text:style-name="T104_39">look</text:span><text:span text:style-name="T104_40"><text:s/></text:span><text:span text:style-name="T104_41">at</text:span><text:span text:style-name="T104_42"><text:s/></text:span><text:span text:style-name="T104_43">the</text:span><text:span text:style-name="T104_44"><text:s/></text:span><text:span text:style-name="T104_45">ISCA</text:span><text:span text:style-name="T104_46"><text:s/>38<text:s/></text:span><text:span text:style-name="T104_47">tutorial</text:span><text:span text:style-name="T104_48">.<text:s/></text:span><text:span text:style-name="T104_49">We</text:span><text:span text:style-name="T104_50"><text:s/></text:span><text:span text:style-name="T104_51">recorded</text:span><text:span text:style-name="T104_52"><text:s/></text:span><text:span text:style-name="T104_53">video</text:span><text:span text:style-name="T104_54"><text:s/></text:span><text:span text:style-name="T104_55">of</text:span><text:span text:style-name="T104_56"><text:s/></text:span><text:span text:style-name="T104_57">the</text:span><text:span text:style-name="T104_58"><text:s/></text:span><text:span text:style-name="T104_59">tutorial</text:span><text:span text:style-name="T104_60"><text:s/></text:span><text:span text:style-name="T104_61">which</text:span><text:span text:style-name="T104_62"><text:s/></text:span><text:span text:style-name="T104_63">is</text:span><text:span text:style-name="T104_64"><text:s/></text:span><text:span text:style-name="T104_65">available</text:span><text:span text:style-name="T104_66"><text:s/></text:span><text:span text:style-name="T104_67">below</text:span><text:span text:style-name="T104_68">.</text:span></text:p>
      <text:list text:style-name="LS3" xml:id="list11">
        <text:list-item>
          <text:p text:style-name="P105"><text:span text:style-name="T105_1"><text:a xlink:type="simple" xlink:href="http://gem5.org/dist/tutorials/hipeac2012/gem5_hipeac.pdf"><text:span text:style-name="T105_2">Slides</text:span></text:a></text:span></text:p>
        </text:list-item>
        <text:list-item>
          <text:p text:style-name="P106"><text:span text:style-name="T106_1"><text:a xlink:type="simple" xlink:href="http://gem5.org/dist/tutorials/hipeac2012/01.overview.m4v"><text:span text:style-name="T106_2">Overview</text:span></text:a></text:span></text:p>
        </text:list-item>
        <text:list-item>
          <text:p text:style-name="P107"><text:span text:style-name="T107_1"><text:a xlink:type="simple" xlink:href="http://gem5.org/dist/tutorials/hipeac2012/02.introduction.m4v"><text:span text:style-name="T107_2">Introduction</text:span></text:a></text:span></text:p>
        </text:list-item>
        <text:list-item>
          <text:p text:style-name="P108"><text:span text:style-name="T108_1"><text:a xlink:type="simple" xlink:href="http://gem5.org/dist/tutorials/hipeac2012/03.basics.m4v"><text:span text:style-name="T108_2">Basics</text:span></text:a></text:span></text:p>
        </text:list-item>
        <text:list-item>
          <text:p text:style-name="P109"><text:span text:style-name="T109_1"><text:a xlink:type="simple" xlink:href="http://gem5.org/dist/tutorials/hipeac2012/04.running_experiment.m4v"><text:span text:style-name="T109_2">Running</text:span></text:a></text:span><text:span text:style-name="T109_3"><text:a xlink:type="simple" xlink:href="http://gem5.org/dist/tutorials/hipeac2012/04.running_experiment.m4v"><text:span text:style-name="T109_4"><text:s/></text:span></text:a></text:span><text:span text:style-name="T109_5"><text:a xlink:type="simple" xlink:href="http://gem5.org/dist/tutorials/hipeac2012/04.running_experiment.m4v"><text:span text:style-name="T109_6">Experiments</text:span></text:a></text:span></text:p>
        </text:list-item>
        <text:list-item>
          <text:p text:style-name="P110"><text:span text:style-name="T110_1"><text:a xlink:type="simple" xlink:href="http://gem5.org/dist/tutorials/hipeac2012/05.debugging.m4v"><text:span text:style-name="T110_2">Debugging</text:span></text:a></text:span></text:p>
        </text:list-item>
        <text:list-item>
          <text:p text:style-name="P111"><text:span text:style-name="T111_1"><text:a xlink:type="simple" xlink:href="http://gem5.org/dist/tutorials/hipeac2012/06.memory.m4v"><text:span text:style-name="T111_2">Memory</text:span></text:a></text:span></text:p>
        </text:list-item>
        <text:list-item>
          <text:p text:style-name="P112"><text:span text:style-name="T112_1"><text:a xlink:type="simple" xlink:href="http://gem5.org/dist/tutorials/hipeac2012/07.cpu_models.m4v"><text:span text:style-name="T112_2">CPU</text:span></text:a></text:span><text:span text:style-name="T112_3"><text:a xlink:type="simple" xlink:href="http://gem5.org/dist/tutorials/hipeac2012/07.cpu_models.m4v"><text:span text:style-name="T112_4"><text:s/></text:span></text:a></text:span><text:span text:style-name="T112_5"><text:a xlink:type="simple" xlink:href="http://gem5.org/dist/tutorials/hipeac2012/07.cpu_models.m4v"><text:span text:style-name="T112_6">Models</text:span></text:a></text:span></text:p>
        </text:list-item>
        <text:list-item>
          <text:p text:style-name="P113"><text:span text:style-name="T113_1"><text:a xlink:type="simple" xlink:href="http://gem5.org/dist/tutorials/hipeac2012/08.common_tasks.m4v"><text:span text:style-name="T113_2">Common</text:span></text:a></text:span><text:span text:style-name="T113_3"><text:a xlink:type="simple" xlink:href="http://gem5.org/dist/tutorials/hipeac2012/08.common_tasks.m4v"><text:span text:style-name="T113_4"><text:s/></text:span></text:a></text:span><text:span text:style-name="T113_5"><text:a xlink:type="simple" xlink:href="http://gem5.org/dist/tutorials/hipeac2012/08.common_tasks.m4v"><text:span text:style-name="T113_6">Tasks</text:span></text:a></text:span></text:p>
        </text:list-item>
        <text:list-item>
          <text:p text:style-name="P114"><text:span text:style-name="T114_1"><text:a xlink:type="simple" xlink:href="http://gem5.org/dist/tutorials/hipeac2012/09.configuration.m4v"><text:span text:style-name="T114_2">Configuration</text:span></text:a></text:span></text:p>
        </text:list-item>
        <text:list-item>
          <text:p text:style-name="P115"><text:span text:style-name="T115_1"><text:a xlink:type="simple" xlink:href="http://gem5.org/dist/tutorials/hipeac2012/10.conclusions.m4v"><text:span text:style-name="T115_2">Conclusion</text:span></text:a></text:span></text:p>
        </text:list-item>
      </text:list>
      <text:p text:style-name="P116"/>
      <text:p text:style-name="P117"><text:span text:style-name="T117_1">gem</text:span><text:span text:style-name="T117_2">5<text:s/></text:span><text:span text:style-name="T117_3">snippets</text:span><text:span text:style-name="T117_4">:</text:span></text:p>
      <text:list text:style-name="LS4" xml:id="list22">
        <text:list-item>
          <text:p text:style-name="P118"><text:span text:style-name="T118_1">export</text:span><text:span text:style-name="T118_2"><text:s/></text:span><text:span text:style-name="T118_3">M</text:span><text:span text:style-name="T118_4">5_</text:span><text:span text:style-name="T118_5">PATH</text:span><text:span text:style-name="T118_6">='/</text:span><text:span text:style-name="T118_7">home</text:span><text:span text:style-name="T118_8">/</text:span><text:span text:style-name="T118_9">me</text:span><text:span text:style-name="T118_10">/</text:span><text:span text:style-name="T118_11">transimulator</text:span><text:span text:style-name="T118_12">/</text:span><text:span text:style-name="T118_13">tool</text:span><text:span text:style-name="T118_14">/</text:span><text:span text:style-name="T118_15">gem</text:span><text:span text:style-name="T118_16">5/</text:span><text:span text:style-name="T118_17">system</text:span><text:span text:style-name="T118_18">/</text:span><text:span text:style-name="T118_19">x</text:span><text:span text:style-name="T118_20">86'</text:span></text:p>
        </text:list-item>
        <text:list-item>
          <text:p text:style-name="P119"><text:span text:style-name="T119_1">gem</text:span><text:span text:style-name="T119_2">5/</text:span><text:span text:style-name="T119_3">build</text:span><text:span text:style-name="T119_4">/</text:span><text:span text:style-name="T119_5">ALPHA</text:span><text:span text:style-name="T119_6">/</text:span><text:span text:style-name="T119_7">gem</text:span><text:span text:style-name="T119_8">5.</text:span><text:span text:style-name="T119_9">debug</text:span><text:span text:style-name="T119_10"><text:s/></text:span><text:span text:style-name="T119_11">gem</text:span><text:span text:style-name="T119_12">5/</text:span><text:span text:style-name="T119_13">configs</text:span><text:span text:style-name="T119_14">/</text:span><text:span text:style-name="T119_15">example</text:span><text:span text:style-name="T119_16">/</text:span><text:span text:style-name="T119_17">fs</text:span><text:span text:style-name="T119_18">.</text:span><text:span text:style-name="T119_19">py</text:span><text:span text:style-name="T119_20"><text:s/>#<text:s/>(</text:span><text:span text:style-name="T119_21">ckpt</text:span><text:span text:style-name="T119_22">-02.</text:span><text:span text:style-name="T119_23">png</text:span><text:span text:style-name="T119_24">)</text:span></text:p>
        </text:list-item>
        <text:list-item>
          <text:p text:style-name="P120"><text:span text:style-name="T120_1">gem</text:span><text:span text:style-name="T120_2">5/</text:span><text:span text:style-name="T120_3">build</text:span><text:span text:style-name="T120_4">/</text:span><text:span text:style-name="T120_5">ALPHA</text:span><text:span text:style-name="T120_6">/</text:span><text:span text:style-name="T120_7">gem</text:span><text:span text:style-name="T120_8">5.</text:span><text:span text:style-name="T120_9">debug</text:span><text:span text:style-name="T120_10"><text:s/></text:span><text:span text:style-name="T120_11">gem</text:span><text:span text:style-name="T120_12">5/</text:span><text:span text:style-name="T120_13">configs</text:span><text:span text:style-name="T120_14">/</text:span><text:span text:style-name="T120_15">example</text:span><text:span text:style-name="T120_16">/</text:span><text:span text:style-name="T120_17">fs</text:span><text:span text:style-name="T120_18">.</text:span><text:span text:style-name="T120_19">py</text:span><text:span text:style-name="T120_20"><text:s/>--</text:span><text:span text:style-name="T120_21">detailed</text:span><text:span text:style-name="T120_22"><text:s/>--</text:span><text:span text:style-name="T120_23">caches</text:span><text:span text:style-name="T120_24"><text:s/>--</text:span><text:span text:style-name="T120_25">l</text:span><text:span text:style-name="T120_26">2</text:span><text:span text:style-name="T120_27">cache</text:span><text:span text:style-name="T120_28"><text:s/>-</text:span><text:span text:style-name="T120_29">r</text:span><text:span text:style-name="T120_30"><text:s/>1<text:s/>#<text:s/>(</text:span><text:span text:style-name="T120_31">ckpt</text:span><text:span text:style-name="T120_32">-11.</text:span><text:span text:style-name="T120_33">png</text:span><text:span text:style-name="T120_34">)</text:span></text:p>
        </text:list-item>
        <text:list-item>
          <text:p text:style-name="P121"><text:span text:style-name="T121_1">build</text:span><text:span text:style-name="T121_2">/</text:span><text:span text:style-name="T121_3">X</text:span><text:span text:style-name="T121_4">86/</text:span><text:span text:style-name="T121_5">gem</text:span><text:span text:style-name="T121_6">5.</text:span><text:span text:style-name="T121_7">opt</text:span><text:span text:style-name="T121_8"><text:s/></text:span><text:span text:style-name="T121_9">configs</text:span><text:span text:style-name="T121_10">/</text:span><text:span text:style-name="T121_11">example</text:span><text:span text:style-name="T121_12">/</text:span><text:span text:style-name="T121_13">fs</text:span><text:span text:style-name="T121_14">.</text:span><text:span text:style-name="T121_15">py</text:span><text:span text:style-name="T121_16"><text:s/>--</text:span><text:span text:style-name="T121_17">disk</text:span><text:span text:style-name="T121_18">-</text:span><text:span text:style-name="T121_19">image</text:span><text:span text:style-name="T121_20">='</text:span><text:span text:style-name="T121_21">linux</text:span><text:span text:style-name="T121_22">-</text:span><text:span text:style-name="T121_23">x</text:span><text:span text:style-name="T121_24">86.</text:span><text:span text:style-name="T121_25">img</text:span><text:span text:style-name="T121_26">'<text:s/>--</text:span><text:span text:style-name="T121_27">kernel</text:span><text:span text:style-name="T121_28">='</text:span><text:span text:style-name="T121_29">x</text:span><text:span text:style-name="T121_30">86_64-</text:span><text:span text:style-name="T121_31">vmlinux</text:span><text:span text:style-name="T121_32">-2.6.22.9'</text:span></text:p>
          <text:list>
            <text:list-item>
              <text:p text:style-name="P122"><text:span text:style-name="T122_1">required</text:span><text:span text:style-name="T122_2"><text:s/></text:span><text:span text:style-name="T122_3">transforming</text:span><text:span text:style-name="T122_4"><text:s/></text:span><text:span text:style-name="T122_5">in</text:span><text:span text:style-name="T122_6"><text:s/></text:span><text:span text:style-name="T122_7">the</text:span><text:span text:style-name="T122_8"><text:s/></text:span><text:span text:style-name="T122_9">config</text:span><text:span text:style-name="T122_10"><text:s/></text:span><text:span text:style-name="T122_11">file</text:span><text:span text:style-name="T122_12">:<text:s/></text:span><text:span text:style-name="T122_13">all</text:span><text:span text:style-name="T122_14"><text:s/></text:span><text:span text:style-name="T122_15">=</text:span><text:span text:style-name="T122_16">y</text:span><text:span text:style-name="T122_17"><text:s/>-&gt;<text:s/>=’</text:span><text:span text:style-name="T122_18">y</text:span><text:span text:style-name="T122_19">’</text:span><text:span text:style-name="T122_20"><text:s/>&amp;&amp;&amp;<text:s/></text:span><text:span text:style-name="T122_21">all</text:span><text:span text:style-name="T122_22"><text:s/></text:span><text:span text:style-name="T122_23">=</text:span><text:span text:style-name="T122_24">m</text:span><text:span text:style-name="T122_25"><text:s/>-&gt;<text:s/>=’</text:span><text:span text:style-name="T122_26">m</text:span><text:span text:style-name="T122_27">’</text:span></text:p>
            </text:list-item>
          </text:list>
        </text:list-item>
        <text:list-item>
          <text:p text:style-name="P123"><text:span text:style-name="T123_1">build</text:span><text:span text:style-name="T123_2">/</text:span><text:span text:style-name="T123_3">X</text:span><text:span text:style-name="T123_4">86/</text:span><text:span text:style-name="T123_5">gem</text:span><text:span text:style-name="T123_6">5.</text:span><text:span text:style-name="T123_7">opt</text:span><text:span text:style-name="T123_8"><text:s/>-</text:span><text:span text:style-name="T123_9">v</text:span><text:span text:style-name="T123_10"><text:s/></text:span><text:span text:style-name="T123_11">configs</text:span><text:span text:style-name="T123_12">/</text:span><text:span text:style-name="T123_13">example</text:span><text:span text:style-name="T123_14">/</text:span><text:span text:style-name="T123_15">fs</text:span><text:span text:style-name="T123_16">.</text:span><text:span text:style-name="T123_17">py</text:span><text:span text:style-name="T123_18"><text:s/>-</text:span><text:span text:style-name="T123_19">h</text:span></text:p>
        </text:list-item>
        <text:list-item>
          <text:p text:style-name="P124"><text:span text:style-name="T124_1">build</text:span><text:span text:style-name="T124_2">/</text:span><text:span text:style-name="T124_3">X</text:span><text:span text:style-name="T124_4">86/</text:span><text:span text:style-name="T124_5">gem</text:span><text:span text:style-name="T124_6">5.</text:span><text:span text:style-name="T124_7">opt</text:span><text:span text:style-name="T124_8"><text:s/>-</text:span><text:span text:style-name="T124_9">v</text:span><text:span text:style-name="T124_10"><text:s/>--</text:span><text:span text:style-name="T124_11">trace</text:span><text:span text:style-name="T124_12">-</text:span><text:span text:style-name="T124_13">start</text:span><text:span text:style-name="T124_14">=0<text:s/></text:span><text:span text:style-name="T124_15">configs</text:span><text:span text:style-name="T124_16">/</text:span><text:span text:style-name="T124_17">example</text:span><text:span text:style-name="T124_18">/</text:span><text:span text:style-name="T124_19">fs</text:span><text:span text:style-name="T124_20">.</text:span><text:span text:style-name="T124_21">py</text:span><text:span text:style-name="T124_22"><text:s/>--</text:span><text:span text:style-name="T124_23">disk</text:span><text:span text:style-name="T124_24">-</text:span><text:span text:style-name="T124_25">image</text:span><text:span text:style-name="T124_26">=</text:span><text:span text:style-name="T124_27">linux</text:span><text:span text:style-name="T124_28">-</text:span><text:span text:style-name="T124_29">x</text:span><text:span text:style-name="T124_30">86.</text:span><text:span text:style-name="T124_31">img</text:span><text:span text:style-name="T124_32"><text:s/>--</text:span><text:span text:style-name="T124_33">kernel</text:span><text:span text:style-name="T124_34">=</text:span><text:span text:style-name="T124_35">x</text:span><text:span text:style-name="T124_36">86_64-</text:span><text:span text:style-name="T124_37">vmlinux</text:span><text:span text:style-name="T124_38">-2.6.22.9.</text:span><text:span text:style-name="T124_39">smp</text:span><text:span text:style-name="T124_40"><text:s/>--</text:span><text:span text:style-name="T124_41">mem</text:span><text:span text:style-name="T124_42">-</text:span><text:span text:style-name="T124_43">size</text:span><text:span text:style-name="T124_44">=256</text:span><text:span text:style-name="T124_45">MB</text:span><text:span text:style-name="T124_46"><text:s/>--</text:span><text:span text:style-name="T124_47">l</text:span><text:span text:style-name="T124_48">2</text:span><text:span text:style-name="T124_49">cache</text:span><text:span text:style-name="T124_50"><text:s/>--</text:span><text:span text:style-name="T124_51">caches</text:span><text:span text:style-name="T124_52"><text:s/>-</text:span><text:span text:style-name="T124_53">n</text:span><text:span text:style-name="T124_54"><text:s/>2</text:span></text:p>
        </text:list-item>
        <text:list-item>
          <text:p text:style-name="P125"><text:span text:style-name="T125_1">dd</text:span><text:span text:style-name="T125_2"><text:s/></text:span><text:span text:style-name="T125_3">if</text:span><text:span text:style-name="T125_4">=/</text:span><text:span text:style-name="T125_5">dev</text:span><text:span text:style-name="T125_6">/</text:span><text:span text:style-name="T125_7">zero</text:span><text:span text:style-name="T125_8"><text:s/></text:span><text:span text:style-name="T125_9">of</text:span><text:span text:style-name="T125_10">=</text:span><text:span text:style-name="T125_11">system</text:span><text:span text:style-name="T125_12">/</text:span><text:span text:style-name="T125_13">x</text:span><text:span text:style-name="T125_14">86/</text:span><text:span text:style-name="T125_15">disks</text:span><text:span text:style-name="T125_16">/</text:span><text:span text:style-name="T125_17">linux</text:span><text:span text:style-name="T125_18">-</text:span><text:span text:style-name="T125_19">bigswap</text:span><text:span text:style-name="T125_20">2.</text:span><text:span text:style-name="T125_21">img</text:span><text:span text:style-name="T125_22"><text:s/></text:span><text:span text:style-name="T125_23">bs</text:span><text:span text:style-name="T125_24">=1024<text:s/></text:span><text:span text:style-name="T125_25">count</text:span><text:span text:style-name="T125_26">=64000<text:s/>#</text:span><text:span text:style-name="T125_27">create</text:span><text:span text:style-name="T125_28"><text:s/></text:span><text:span text:style-name="T125_29">swap</text:span><text:span text:style-name="T125_30"><text:s/></text:span><text:span text:style-name="T125_31">file</text:span></text:p>
        </text:list-item>
        <text:list-item>
          <text:p text:style-name="P126"><text:span text:style-name="T126_1">/</text:span><text:span text:style-name="T126_2">bin</text:span><text:span text:style-name="T126_3">/</text:span><text:span text:style-name="T126_4">mount</text:span><text:span text:style-name="T126_5"><text:s/>-</text:span><text:span text:style-name="T126_6">o</text:span><text:span text:style-name="T126_7"><text:s/></text:span><text:span text:style-name="T126_8">loop</text:span><text:span text:style-name="T126_9">,</text:span><text:span text:style-name="T126_10">offset</text:span><text:span text:style-name="T126_11">=32256<text:s/>/</text:span><text:span text:style-name="T126_12">z</text:span><text:span text:style-name="T126_13">/</text:span><text:span text:style-name="T126_14">foo</text:span><text:span text:style-name="T126_15">.</text:span><text:span text:style-name="T126_16">img</text:span><text:span text:style-name="T126_17"><text:s/>/</text:span><text:span text:style-name="T126_18">mount</text:span><text:span text:style-name="T126_19">/</text:span><text:span text:style-name="T126_20">point</text:span></text:p>
        </text:list-item>
        <text:list-item>
          <text:p text:style-name="P127"><text:span text:style-name="T127_1">util</text:span><text:span text:style-name="T127_2">/</text:span><text:span text:style-name="T127_3">term</text:span><text:span text:style-name="T127_4">/</text:span><text:span text:style-name="T127_5">m</text:span><text:span text:style-name="T127_6">5</text:span><text:span text:style-name="T127_7">term</text:span><text:span text:style-name="T127_8"><text:s/>3456</text:span></text:p>
        </text:list-item>
        <text:list-item>
          <text:p text:style-name="P128"><text:span text:style-name="T128_1">in</text:span><text:span text:style-name="T128_2"><text:s/></text:span><text:span text:style-name="T128_3">m</text:span><text:span text:style-name="T128_4">5<text:s/></text:span><text:span text:style-name="T128_5">term</text:span><text:span text:style-name="T128_6">:</text:span></text:p>
          <text:list>
            <text:list-item>
              <text:p text:style-name="P129"><text:span text:style-name="T129_1">time</text:span><text:span text:style-name="T129_2"><text:s/></text:span><text:span text:style-name="T129_3">ps</text:span></text:p>
            </text:list-item>
            <text:list-item>
              <text:p text:style-name="P130"><text:span text:style-name="T130_1">m</text:span><text:span text:style-name="T130_2">5<text:s/></text:span><text:span text:style-name="T130_3">checkpoint</text:span></text:p>
            </text:list-item>
            <text:list-item>
              <text:p text:style-name="P131"><text:span text:style-name="T131_1">m</text:span><text:span text:style-name="T131_2">5<text:s/></text:span><text:span text:style-name="T131_3">exit</text:span></text:p>
            </text:list-item>
          </text:list>
        </text:list-item>
        <text:list-item>
          <text:p text:style-name="P132"><text:span text:style-name="T132_1">Valid</text:span><text:span text:style-name="T132_2"><text:s/></text:span><text:span text:style-name="T132_3">benchmarks</text:span><text:span text:style-name="T132_4"><text:s/></text:span><text:span text:style-name="T132_5">are</text:span><text:span text:style-name="T132_6">:<text:s/></text:span><text:span text:style-name="T132_7">ArmAndroid</text:span><text:span text:style-name="T132_8">-</text:span><text:span text:style-name="T132_9">GB</text:span><text:span text:style-name="T132_10">,<text:s/></text:span><text:span text:style-name="T132_11">ArmAndroid</text:span><text:span text:style-name="T132_12">-</text:span><text:span text:style-name="T132_13">ICS</text:span><text:span text:style-name="T132_14">,<text:s/></text:span><text:span text:style-name="T132_15">IScsiInitiator</text:span><text:span text:style-name="T132_16">,<text:s/></text:span><text:span text:style-name="T132_17">IScsiTarget</text:span><text:span text:style-name="T132_18">,<text:s/></text:span><text:span text:style-name="T132_19">MutexTest</text:span><text:span text:style-name="T132_20">,<text:s/></text:span><text:span text:style-name="T132_21">NetperfMaerts</text:span><text:span text:style-name="T132_22">,<text:s/></text:span><text:span text:style-name="T132_23">NetperfStream</text:span><text:span text:style-name="T132_24">,<text:s/></text:span><text:span text:style-name="T132_25">NetperfStreamNT</text:span><text:span text:style-name="T132_26">,<text:s/></text:span><text:span text:style-name="T132_27">NetperfStreamUdp</text:span><text:span text:style-name="T132_28">,<text:s/></text:span><text:span text:style-name="T132_29">NetperfUdpLocal</text:span><text:span text:style-name="T132_30">,<text:s/></text:span><text:span text:style-name="T132_31">Nfs</text:span><text:span text:style-name="T132_32">,<text:s/></text:span><text:span text:style-name="T132_33">NfsTcp</text:span><text:span text:style-name="T132_34">,<text:s/></text:span><text:span text:style-name="T132_35">Nhfsstone</text:span><text:span text:style-name="T132_36">,<text:s/></text:span><text:span text:style-name="T132_37">Ping</text:span><text:span text:style-name="T132_38">,<text:s/></text:span><text:span text:style-name="T132_39">PovrayAutumn</text:span><text:span text:style-name="T132_40">,<text:s/></text:span><text:span text:style-name="T132_41">PovrayBench</text:span><text:span text:style-name="T132_42">,<text:s/></text:span><text:span text:style-name="T132_43">SurgeSpecweb</text:span><text:span text:style-name="T132_44">,<text:s/></text:span><text:span text:style-name="T132_45">SurgeStandard</text:span><text:span text:style-name="T132_46">,<text:s/></text:span><text:span text:style-name="T132_47">ValAccDelay</text:span><text:span text:style-name="T132_48">,<text:s/></text:span><text:span text:style-name="T132_49">ValAccDelay</text:span><text:span text:style-name="T132_50">2,<text:s/></text:span><text:span text:style-name="T132_51">ValCtxLat</text:span><text:span text:style-name="T132_52">,<text:s/></text:span><text:span text:style-name="T132_53">ValMemLat</text:span><text:span text:style-name="T132_54">,<text:s/></text:span><text:span text:style-name="T132_55">ValMemLat</text:span><text:span text:style-name="T132_56">2</text:span><text:span text:style-name="T132_57">MB</text:span><text:span text:style-name="T132_58">,<text:s/></text:span><text:span text:style-name="T132_59">ValMemLat</text:span><text:span text:style-name="T132_60">8</text:span><text:span text:style-name="T132_61">MB</text:span><text:span text:style-name="T132_62">,<text:s/></text:span><text:span text:style-name="T132_63">ValStream</text:span><text:span text:style-name="T132_64">,<text:s/></text:span><text:span text:style-name="T132_65">ValStreamCopy</text:span><text:span text:style-name="T132_66">,<text:s/></text:span><text:span text:style-name="T132_67">ValStreamScale</text:span><text:span text:style-name="T132_68">,<text:s/></text:span><text:span text:style-name="T132_69">ValSysLat</text:span><text:span text:style-name="T132_70">,<text:s/></text:span><text:span text:style-name="T132_71">ValTlbLat</text:span><text:span text:style-name="T132_72">,<text:s/></text:span><text:span text:style-name="T132_73">Validation</text:span><text:span text:style-name="T132_74">,<text:s/></text:span><text:span text:style-name="T132_75">bbench</text:span><text:span text:style-name="T132_76">-</text:span><text:span text:style-name="T132_77">gb</text:span><text:span text:style-name="T132_78">,<text:s/></text:span><text:span text:style-name="T132_79">bbench</text:span><text:span text:style-name="T132_80">-</text:span><text:span text:style-name="T132_81">ics</text:span></text:p>
        </text:list-item>
        <text:list-item>
          <text:p text:style-name="P133"><text:span text:style-name="T133_1"><text:a xlink:type="simple" xlink:href="http://gem5.org/Disk_images"><text:span text:style-name="T133_2">http</text:span></text:a></text:span><text:span text:style-name="T133_3"><text:a xlink:type="simple" xlink:href="http://gem5.org/Disk_images"><text:span text:style-name="T133_4">://</text:span></text:a></text:span><text:span text:style-name="T133_5"><text:a xlink:type="simple" xlink:href="http://gem5.org/Disk_images"><text:span text:style-name="T133_6">gem</text:span></text:a></text:span><text:span text:style-name="T133_7"><text:a xlink:type="simple" xlink:href="http://gem5.org/Disk_images"><text:span text:style-name="T133_8">5.</text:span></text:a></text:span><text:span text:style-name="T133_9"><text:a xlink:type="simple" xlink:href="http://gem5.org/Disk_images"><text:span text:style-name="T133_10">org</text:span></text:a></text:span><text:span text:style-name="T133_11"><text:a xlink:type="simple" xlink:href="http://gem5.org/Disk_images"><text:span text:style-name="T133_12">/</text:span></text:a></text:span><text:span text:style-name="T133_13"><text:a xlink:type="simple" xlink:href="http://gem5.org/Disk_images"><text:span text:style-name="T133_14">Disk</text:span></text:a></text:span><text:span text:style-name="T133_15"><text:a xlink:type="simple" xlink:href="http://gem5.org/Disk_images"><text:span text:style-name="T133_16">_</text:span></text:a></text:span><text:span text:style-name="T133_17"><text:a xlink:type="simple" xlink:href="http://gem5.org/Disk_images"><text:span text:style-name="T133_18">images</text:span></text:a></text:span><text:span text:style-name="T133_19"><text:line-break/></text:span></text:p>
        </text:list-item>
      </text:list>
      <text:p text:style-name="P134"/>
      <text:p text:style-name="P135"/>
      <text:h text:style-name="P136" text:outline-level="10"><text:span text:style-name="T136_1"><text:a xlink:type="simple" xlink:href="https://www-auth.cs.wisc.edu/lists/gems-users/2011-June/msg00017.shtml"><text:span text:style-name="T136_2">https</text:span></text:a></text:span><text:span text:style-name="T136_3"><text:a xlink:type="simple" xlink:href="https://www-auth.cs.wisc.edu/lists/gems-users/2011-June/msg00017.shtml"><text:span text:style-name="T136_4">://</text:span></text:a></text:span><text:span text:style-name="T136_5"><text:a xlink:type="simple" xlink:href="https://www-auth.cs.wisc.edu/lists/gems-users/2011-June/msg00017.shtml"><text:span text:style-name="T136_6">www</text:span></text:a></text:span><text:span text:style-name="T136_7"><text:a xlink:type="simple" xlink:href="https://www-auth.cs.wisc.edu/lists/gems-users/2011-June/msg00017.shtml"><text:span text:style-name="T136_8">-</text:span></text:a></text:span><text:span text:style-name="T136_9"><text:a xlink:type="simple" xlink:href="https://www-auth.cs.wisc.edu/lists/gems-users/2011-June/msg00017.shtml"><text:span text:style-name="T136_10">auth</text:span></text:a></text:span><text:span text:style-name="T136_11"><text:a xlink:type="simple" xlink:href="https://www-auth.cs.wisc.edu/lists/gems-users/2011-June/msg00017.shtml"><text:span text:style-name="T136_12">.</text:span></text:a></text:span><text:span text:style-name="T136_13"><text:a xlink:type="simple" xlink:href="https://www-auth.cs.wisc.edu/lists/gems-users/2011-June/msg00017.shtml"><text:span text:style-name="T136_14">cs</text:span></text:a></text:span><text:span text:style-name="T136_15"><text:a xlink:type="simple" xlink:href="https://www-auth.cs.wisc.edu/lists/gems-users/2011-June/msg00017.shtml"><text:span text:style-name="T136_16">.</text:span></text:a></text:span><text:span text:style-name="T136_17"><text:a xlink:type="simple" xlink:href="https://www-auth.cs.wisc.edu/lists/gems-users/2011-June/msg00017.shtml"><text:span text:style-name="T136_18">wisc</text:span></text:a></text:span><text:span text:style-name="T136_19"><text:a xlink:type="simple" xlink:href="https://www-auth.cs.wisc.edu/lists/gems-users/2011-June/msg00017.shtml"><text:span text:style-name="T136_20">.</text:span></text:a></text:span><text:span text:style-name="T136_21"><text:a xlink:type="simple" xlink:href="https://www-auth.cs.wisc.edu/lists/gems-users/2011-June/msg00017.shtml"><text:span text:style-name="T136_22">edu</text:span></text:a></text:span><text:span text:style-name="T136_23"><text:a xlink:type="simple" xlink:href="https://www-auth.cs.wisc.edu/lists/gems-users/2011-June/msg00017.shtml"><text:span text:style-name="T136_24">/</text:span></text:a></text:span><text:span text:style-name="T136_25"><text:a xlink:type="simple" xlink:href="https://www-auth.cs.wisc.edu/lists/gems-users/2011-June/msg00017.shtml"><text:span text:style-name="T136_26">lists</text:span></text:a></text:span><text:span text:style-name="T136_27"><text:a xlink:type="simple" xlink:href="https://www-auth.cs.wisc.edu/lists/gems-users/2011-June/msg00017.shtml"><text:span text:style-name="T136_28">/</text:span></text:a></text:span><text:span text:style-name="T136_29"><text:a xlink:type="simple" xlink:href="https://www-auth.cs.wisc.edu/lists/gems-users/2011-June/msg00017.shtml"><text:span text:style-name="T136_30">gems</text:span></text:a></text:span><text:span text:style-name="T136_31"><text:a xlink:type="simple" xlink:href="https://www-auth.cs.wisc.edu/lists/gems-users/2011-June/msg00017.shtml"><text:span text:style-name="T136_32">-</text:span></text:a></text:span><text:span text:style-name="T136_33"><text:a xlink:type="simple" xlink:href="https://www-auth.cs.wisc.edu/lists/gems-users/2011-June/msg00017.shtml"><text:span text:style-name="T136_34">users</text:span></text:a></text:span><text:span text:style-name="T136_35"><text:a xlink:type="simple" xlink:href="https://www-auth.cs.wisc.edu/lists/gems-users/2011-June/msg00017.shtml"><text:span text:style-name="T136_36">/2011-</text:span></text:a></text:span><text:span text:style-name="T136_37"><text:a xlink:type="simple" xlink:href="https://www-auth.cs.wisc.edu/lists/gems-users/2011-June/msg00017.shtml"><text:span text:style-name="T136_38">June</text:span></text:a></text:span><text:span text:style-name="T136_39"><text:a xlink:type="simple" xlink:href="https://www-auth.cs.wisc.edu/lists/gems-users/2011-June/msg00017.shtml"><text:span text:style-name="T136_40">/</text:span></text:a></text:span><text:span text:style-name="T136_41"><text:a xlink:type="simple" xlink:href="https://www-auth.cs.wisc.edu/lists/gems-users/2011-June/msg00017.shtml"><text:span text:style-name="T136_42">msg</text:span></text:a></text:span><text:span text:style-name="T136_43"><text:a xlink:type="simple" xlink:href="https://www-auth.cs.wisc.edu/lists/gems-users/2011-June/msg00017.shtml"><text:span text:style-name="T136_44">00017.</text:span></text:a></text:span><text:span text:style-name="T136_45"><text:a xlink:type="simple" xlink:href="https://www-auth.cs.wisc.edu/lists/gems-users/2011-June/msg00017.shtml"><text:span text:style-name="T136_46">shtml</text:span></text:a></text:span></text:h>
      <text:p text:style-name="P137"><text:span text:style-name="T137_1">There</text:span><text:span text:style-name="T137_2"><text:s/></text:span><text:span text:style-name="T137_3">are</text:span><text:span text:style-name="T137_4"><text:s/></text:span><text:span text:style-name="T137_5">a</text:span><text:span text:style-name="T137_6"><text:s/></text:span><text:span text:style-name="T137_7">lot</text:span><text:span text:style-name="T137_8"><text:s/></text:span><text:span text:style-name="T137_9">of</text:span><text:span text:style-name="T137_10"><text:s/></text:span><text:span text:style-name="T137_11">differences</text:span><text:span text:style-name="T137_12"><text:s/>(</text:span><text:span text:style-name="T137_13">and</text:span><text:span text:style-name="T137_14"><text:s/></text:span><text:span text:style-name="T137_15">similarities</text:span><text:span text:style-name="T137_16">).<text:s/></text:span><text:span text:style-name="T137_17">Simics</text:span><text:span text:style-name="T137_18"><text:s/></text:span><text:span text:style-name="T137_19">does</text:span><text:span text:style-name="T137_20"><text:s/></text:span><text:span text:style-name="T137_21">not</text:span><text:span text:style-name="T137_22"><text:s/></text:span><text:span text:style-name="T137_23">provide</text:span><text:span text:style-name="T137_24"><text:s/></text:span><text:span text:style-name="T137_25">cycle</text:span><text:span text:style-name="T137_26">-</text:span><text:span text:style-name="T137_27">accurate</text:span><text:span text:style-name="T137_28"><text:s/></text:span><text:span text:style-name="T137_29">simulation</text:span><text:span text:style-name="T137_30"><text:s/></text:span><text:span text:style-name="T137_31">but</text:span><text:span text:style-name="T137_32"><text:s/></text:span><text:span text:style-name="T137_33">does</text:span><text:span text:style-name="T137_34"><text:s/></text:span><text:span text:style-name="T137_35">provide</text:span><text:span text:style-name="T137_36"><text:s/></text:span><text:span text:style-name="T137_37">full</text:span><text:span text:style-name="T137_38"><text:s/></text:span><text:span text:style-name="T137_39">system</text:span><text:span text:style-name="T137_40"><text:s/></text:span><text:span text:style-name="T137_41">functionality</text:span><text:span text:style-name="T137_42">.<text:s/></text:span><text:span text:style-name="T137_43">GEMS</text:span><text:span text:style-name="T137_44"><text:s/></text:span><text:span text:style-name="T137_45">was</text:span><text:span text:style-name="T137_46"><text:s/></text:span><text:span text:style-name="T137_47">designed</text:span><text:span text:style-name="T137_48"><text:s/></text:span><text:span text:style-name="T137_49">to</text:span><text:span text:style-name="T137_50"><text:s/></text:span><text:span text:style-name="T137_51">explore</text:span><text:span text:style-name="T137_52"><text:s/></text:span><text:span text:style-name="T137_53">multiprocessor</text:span><text:span text:style-name="T137_54"><text:s/>(</text:span><text:span text:style-name="T137_55">multicore</text:span><text:span text:style-name="T137_56">)<text:s/></text:span><text:span text:style-name="T137_57">architecture</text:span><text:span text:style-name="T137_58"><text:s/></text:span><text:span text:style-name="T137_59">features</text:span><text:span text:style-name="T137_60"><text:s/></text:span><text:span text:style-name="T137_61">and</text:span><text:span text:style-name="T137_62"><text:s/></text:span><text:span text:style-name="T137_63">add</text:span><text:span text:style-name="T137_64"><text:s/></text:span><text:span text:style-name="T137_65">cycle</text:span><text:span text:style-name="T137_66"><text:s/></text:span><text:span text:style-name="T137_67">accuracy</text:span><text:span text:style-name="T137_68"><text:s/></text:span><text:span text:style-name="T137_69">and</text:span><text:span text:style-name="T137_70"><text:s/></text:span><text:span text:style-name="T137_71">a</text:span><text:span text:style-name="T137_72"><text:s/></text:span><text:span text:style-name="T137_73">detailed</text:span><text:span text:style-name="T137_74"><text:s/></text:span><text:span text:style-name="T137_75">memory</text:span><text:span text:style-name="T137_76"><text:s/></text:span><text:span text:style-name="T137_77">hierarchy</text:span><text:span text:style-name="T137_78"><text:s/></text:span><text:span text:style-name="T137_79">to</text:span><text:span text:style-name="T137_80"><text:s/></text:span><text:span text:style-name="T137_81">Simics</text:span><text:span text:style-name="T137_82">.<text:s/></text:span><text:span text:style-name="T137_83">M</text:span><text:span text:style-name="T137_84">5<text:s/></text:span><text:span text:style-name="T137_85">supports</text:span><text:span text:style-name="T137_86"><text:s/></text:span><text:span text:style-name="T137_87">cycle</text:span><text:span text:style-name="T137_88"><text:s/></text:span><text:span text:style-name="T137_89">accurate</text:span><text:span text:style-name="T137_90"><text:s/></text:span><text:span text:style-name="T137_91">full</text:span><text:span text:style-name="T137_92"><text:s/></text:span><text:span text:style-name="T137_93">system</text:span><text:span text:style-name="T137_94"><text:s/></text:span><text:span text:style-name="T137_95">simulation</text:span><text:span text:style-name="T137_96"><text:s/></text:span><text:span text:style-name="T137_97">and</text:span><text:span text:style-name="T137_98"><text:s/></text:span><text:span text:style-name="T137_99">system</text:span><text:span text:style-name="T137_100"><text:s/></text:span><text:span text:style-name="T137_101">call</text:span><text:span text:style-name="T137_102"><text:s/></text:span><text:span text:style-name="T137_103">emulation</text:span><text:span text:style-name="T137_104"><text:s/>(</text:span><text:span text:style-name="T137_105">a</text:span><text:span text:style-name="T137_106"><text:s/></text:span><text:span text:style-name="T137_107">la</text:span><text:span text:style-name="T137_108"><text:s/></text:span><text:span text:style-name="T137_109">SimpleScalar</text:span><text:span text:style-name="T137_110">)<text:s/></text:span><text:span text:style-name="T137_111">for</text:span><text:span text:style-name="T137_112"><text:s/></text:span><text:span text:style-name="T137_113">multicore</text:span><text:span text:style-name="T137_114"><text:s/></text:span><text:span text:style-name="T137_115">architectures</text:span><text:span text:style-name="T137_116"><text:s/></text:span><text:span text:style-name="T137_117">on</text:span><text:span text:style-name="T137_118"><text:s/></text:span><text:span text:style-name="T137_119">a</text:span><text:span text:style-name="T137_120"><text:s/></text:span><text:span text:style-name="T137_121">couple</text:span><text:span text:style-name="T137_122"><text:s/></text:span><text:span text:style-name="T137_123">of</text:span><text:span text:style-name="T137_124"><text:s/></text:span><text:span text:style-name="T137_125">architecture</text:span><text:span text:style-name="T137_126"><text:s/></text:span><text:span text:style-name="T137_127">families</text:span><text:span text:style-name="T137_128">.<text:s/></text:span><text:span text:style-name="T137_129">With</text:span><text:span text:style-name="T137_130"><text:s/></text:span><text:span text:style-name="T137_131">the</text:span><text:span text:style-name="T137_132"><text:s/></text:span><text:span text:style-name="T137_133">inclusion</text:span><text:span text:style-name="T137_134"><text:s/></text:span><text:span text:style-name="T137_135">of</text:span><text:span text:style-name="T137_136"><text:s/></text:span><text:span text:style-name="T137_137">Ruby</text:span><text:span text:style-name="T137_138"><text:s/></text:span><text:span text:style-name="T137_139">in</text:span><text:span text:style-name="T137_140"><text:s/></text:span><text:span text:style-name="T137_141">M</text:span><text:span text:style-name="T137_142">5,<text:s/></text:span><text:span text:style-name="T137_143">the</text:span><text:span text:style-name="T137_144"><text:s/></text:span><text:span text:style-name="T137_145">GEM</text:span><text:span text:style-name="T137_146">5<text:s/></text:span><text:span text:style-name="T137_147">project</text:span><text:span text:style-name="T137_148"><text:s/></text:span><text:span text:style-name="T137_149">has</text:span><text:span text:style-name="T137_150"><text:s/></text:span><text:span text:style-name="T137_151">both</text:span><text:span text:style-name="T137_152"><text:s/></text:span><text:span text:style-name="T137_153">the</text:span><text:span text:style-name="T137_154"><text:s/></text:span><text:span text:style-name="T137_155">detailed</text:span><text:span text:style-name="T137_156"><text:s/></text:span><text:span text:style-name="T137_157">memory</text:span><text:span text:style-name="T137_158"><text:s/></text:span><text:span text:style-name="T137_159">model</text:span><text:span text:style-name="T137_160"><text:s/></text:span><text:span text:style-name="T137_161">of</text:span><text:span text:style-name="T137_162"><text:s/></text:span><text:span text:style-name="T137_163">GEMS</text:span><text:span text:style-name="T137_164"><text:s/></text:span><text:span text:style-name="T137_165">and</text:span><text:span text:style-name="T137_166"><text:s/></text:span><text:span text:style-name="T137_167">the</text:span><text:span text:style-name="T137_168"><text:s/></text:span><text:span text:style-name="T137_169">rich</text:span><text:span text:style-name="T137_170"><text:s/></text:span><text:span text:style-name="T137_171">processor</text:span><text:span text:style-name="T137_172"><text:s/></text:span><text:span text:style-name="T137_173">support</text:span><text:span text:style-name="T137_174"><text:s/></text:span><text:span text:style-name="T137_175">of</text:span><text:span text:style-name="T137_176"><text:s/></text:span><text:span text:style-name="T137_177">M</text:span><text:span text:style-name="T137_178">5.<text:line-break/><text:line-break/></text:span><text:span text:style-name="T137_179">gem</text:span><text:span text:style-name="T137_180">5<text:s/></text:span><text:span text:style-name="T137_181">is</text:span><text:span text:style-name="T137_182"><text:s/></text:span><text:span text:style-name="T137_183">FOSS</text:span><text:span text:style-name="T137_184"><text:s/></text:span><text:span text:style-name="T137_185">and</text:span><text:span text:style-name="T137_186"><text:s/></text:span><text:span text:style-name="T137_187">you</text:span><text:span text:style-name="T137_188"><text:s/></text:span><text:span text:style-name="T137_189">can</text:span><text:span text:style-name="T137_190"><text:s/></text:span><text:span text:style-name="T137_191">download</text:span><text:span text:style-name="T137_192"><text:s/></text:span><text:span text:style-name="T137_193">and</text:span><text:span text:style-name="T137_194"><text:s/></text:span><text:span text:style-name="T137_195">run</text:span><text:span text:style-name="T137_196"><text:s/></text:span><text:span text:style-name="T137_197">it</text:span><text:span text:style-name="T137_198"><text:s/></text:span><text:span text:style-name="T137_199">immediately</text:span><text:span text:style-name="T137_200"><text:s/>(</text:span><text:span text:style-name="T137_201">after</text:span><text:span text:style-name="T137_202"><text:s/></text:span><text:span text:style-name="T137_203">some</text:span><text:span text:style-name="T137_204"><text:s/></text:span><text:span text:style-name="T137_205">setup</text:span><text:span text:style-name="T137_206">).<text:s/></text:span><text:span text:style-name="T137_207">Simics</text:span><text:span text:style-name="T137_208"><text:s/></text:span><text:span text:style-name="T137_209">is</text:span><text:span text:style-name="T137_210"><text:s/></text:span><text:span text:style-name="T137_211">available</text:span><text:span text:style-name="T137_212"><text:s/></text:span><text:span text:style-name="T137_213">for</text:span><text:span text:style-name="T137_214"><text:s/></text:span><text:span text:style-name="T137_215">academic</text:span><text:span text:style-name="T137_216"><text:s/></text:span><text:span text:style-name="T137_217">licensing</text:span><text:span text:style-name="T137_218"><text:s/></text:span><text:span text:style-name="T137_219">through</text:span><text:span text:style-name="T137_220"><text:s/></text:span><text:span text:style-name="T137_221">Wind</text:span><text:span text:style-name="T137_222"><text:s/></text:span><text:span text:style-name="T137_223">River</text:span><text:span text:style-name="T137_224"><text:s/></text:span><text:span text:style-name="T137_225">Systems</text:span><text:span text:style-name="T137_226">,<text:s/></text:span><text:span text:style-name="T137_227">whom</text:span><text:span text:style-name="T137_228"><text:s/></text:span><text:span text:style-name="T137_229">you</text:span><text:span text:style-name="T137_230"><text:s/></text:span><text:span text:style-name="T137_231">would</text:span><text:span text:style-name="T137_232"><text:s/></text:span><text:span text:style-name="T137_233">contact</text:span><text:span text:style-name="T137_234"><text:s/></text:span><text:span text:style-name="T137_235">to</text:span><text:span text:style-name="T137_236"><text:s/></text:span><text:span text:style-name="T137_237">request</text:span><text:span text:style-name="T137_238"><text:s/></text:span><text:span text:style-name="T137_239">a</text:span><text:span text:style-name="T137_240"><text:s/></text:span><text:span text:style-name="T137_241">site</text:span><text:span text:style-name="T137_242"><text:s/></text:span><text:span text:style-name="T137_243">license</text:span><text:span text:style-name="T137_244">.<text:s/></text:span><text:span text:style-name="T137_245">They</text:span><text:span text:style-name="T137_246"><text:s/></text:span><text:span text:style-name="T137_247">grant</text:span><text:span text:style-name="T137_248"><text:s/></text:span><text:span text:style-name="T137_249">one</text:span><text:span text:style-name="T137_250"><text:s/></text:span><text:span text:style-name="T137_251">per</text:span><text:span text:style-name="T137_252"><text:s/></text:span><text:span text:style-name="T137_253">institution</text:span><text:span text:style-name="T137_254"><text:s/></text:span><text:span text:style-name="T137_255">typically</text:span><text:span text:style-name="T137_256">.<text:s/></text:span><text:span text:style-name="T137_257">GEMS</text:span><text:span text:style-name="T137_258"><text:s/></text:span><text:span text:style-name="T137_259">is</text:span><text:span text:style-name="T137_260"><text:s/></text:span><text:span text:style-name="T137_261">installed</text:span><text:span text:style-name="T137_262"><text:s/></text:span><text:span text:style-name="T137_263">as</text:span><text:span text:style-name="T137_264"><text:s/></text:span><text:span text:style-name="T137_265">an</text:span><text:span text:style-name="T137_266"><text:s/></text:span><text:span text:style-name="T137_267">extension</text:span><text:span text:style-name="T137_268"><text:s/></text:span><text:span text:style-name="T137_269">to</text:span><text:span text:style-name="T137_270"><text:s/></text:span><text:span text:style-name="T137_271">Simics</text:span><text:span text:style-name="T137_272"><text:s/></text:span><text:span text:style-name="T137_273">and</text:span><text:span text:style-name="T137_274"><text:s/></text:span><text:span text:style-name="T137_275">runs</text:span><text:span text:style-name="T137_276"><text:s/></text:span><text:span text:style-name="T137_277">as</text:span><text:span text:style-name="T137_278"><text:s/></text:span><text:span text:style-name="T137_279">a</text:span><text:span text:style-name="T137_280"><text:s/></text:span><text:span text:style-name="T137_281">plugin</text:span><text:span text:style-name="T137_282"><text:s/></text:span><text:span text:style-name="T137_283">module</text:span><text:span text:style-name="T137_284">.<text:line-break/><text:line-break/></text:span><text:span text:style-name="T137_285">Since</text:span><text:span text:style-name="T137_286"><text:s/></text:span><text:span text:style-name="T137_287">all</text:span><text:span text:style-name="T137_288"><text:s/></text:span><text:span text:style-name="T137_289">of</text:span><text:span text:style-name="T137_290"><text:s/></text:span><text:span text:style-name="T137_291">the</text:span><text:span text:style-name="T137_292"><text:s/></text:span><text:span text:style-name="T137_293">source</text:span><text:span text:style-name="T137_294"><text:s/></text:span><text:span text:style-name="T137_295">code</text:span><text:span text:style-name="T137_296"><text:s/></text:span><text:span text:style-name="T137_297">is</text:span><text:span text:style-name="T137_298"><text:s/></text:span><text:span text:style-name="T137_299">readily</text:span><text:span text:style-name="T137_300"><text:s/></text:span><text:span text:style-name="T137_301">available</text:span><text:span text:style-name="T137_302">,<text:s/></text:span><text:span text:style-name="T137_303">gem</text:span><text:span text:style-name="T137_304">5<text:s/></text:span><text:span text:style-name="T137_305">is</text:span><text:span text:style-name="T137_306"><text:s/></text:span><text:span text:style-name="T137_307">easier</text:span><text:span text:style-name="T137_308"><text:s/></text:span><text:span text:style-name="T137_309">to</text:span><text:span text:style-name="T137_310"><text:s/></text:span><text:span text:style-name="T137_311">code</text:span><text:span text:style-name="T137_312"><text:s/></text:span><text:span text:style-name="T137_313">and</text:span><text:span text:style-name="T137_314"><text:s/></text:span><text:span text:style-name="T137_315">debug</text:span><text:span text:style-name="T137_316">.<text:s/></text:span><text:span text:style-name="T137_317">I</text:span><text:span text:style-name="T137_318"><text:s/></text:span><text:span text:style-name="T137_319">have</text:span><text:span text:style-name="T137_320"><text:s/></text:span><text:span text:style-name="T137_321">written</text:span><text:span text:style-name="T137_322"><text:s/></text:span><text:span text:style-name="T137_323">extensions</text:span><text:span text:style-name="T137_324"><text:s/></text:span><text:span text:style-name="T137_325">to</text:span><text:span text:style-name="T137_326"><text:s/></text:span><text:span text:style-name="T137_327">both</text:span><text:span text:style-name="T137_328"><text:s/></text:span><text:span text:style-name="T137_329">simulators</text:span><text:span text:style-name="T137_330"><text:s/></text:span><text:span text:style-name="T137_331">and</text:span><text:span text:style-name="T137_332"><text:s/></text:span><text:span text:style-name="T137_333">found</text:span><text:span text:style-name="T137_334"><text:s/></text:span><text:span text:style-name="T137_335">the</text:span><text:span text:style-name="T137_336"><text:s/></text:span><text:span text:style-name="T137_337">gem</text:span><text:span text:style-name="T137_338">5<text:s/></text:span><text:span text:style-name="T137_339">approach</text:span><text:span text:style-name="T137_340"><text:s/></text:span><text:span text:style-name="T137_341">to</text:span><text:span text:style-name="T137_342"><text:s/></text:span><text:span text:style-name="T137_343">be</text:span><text:span text:style-name="T137_344"><text:s/></text:span><text:span text:style-name="T137_345">more</text:span><text:span text:style-name="T137_346"><text:s/></text:span><text:span text:style-name="T137_347">mature</text:span><text:span text:style-name="T137_348"><text:s/></text:span><text:span text:style-name="T137_349">and</text:span><text:span text:style-name="T137_350"><text:s/></text:span><text:span text:style-name="T137_351">usable</text:span><text:span text:style-name="T137_352">.<text:line-break/><text:line-break/></text:span><text:span text:style-name="T137_353">gem</text:span><text:span text:style-name="T137_354">5<text:s/></text:span><text:span text:style-name="T137_355">supports</text:span><text:span text:style-name="T137_356"><text:s/></text:span><text:span text:style-name="T137_357">more</text:span><text:span text:style-name="T137_358"><text:s/></text:span><text:span text:style-name="T137_359">architecture</text:span><text:span text:style-name="T137_360"><text:s/></text:span><text:span text:style-name="T137_361">families</text:span><text:span text:style-name="T137_362">,<text:s/></text:span><text:span text:style-name="T137_363">although</text:span><text:span text:style-name="T137_364"><text:s/></text:span><text:span text:style-name="T137_365">its</text:span><text:span text:style-name="T137_366"><text:s/></text:span><text:span text:style-name="T137_367">ALPHA</text:span><text:span text:style-name="T137_368"><text:s/></text:span><text:span text:style-name="T137_369">support</text:span><text:span text:style-name="T137_370"><text:s/></text:span><text:span text:style-name="T137_371">is</text:span><text:span text:style-name="T137_372"><text:s/></text:span><text:span text:style-name="T137_373">most</text:span><text:span text:style-name="T137_374"><text:s/></text:span><text:span text:style-name="T137_375">mature</text:span><text:span text:style-name="T137_376">,<text:s/></text:span><text:span text:style-name="T137_377">with</text:span><text:span text:style-name="T137_378"><text:s/></text:span><text:span text:style-name="T137_379">x</text:span><text:span text:style-name="T137_380">86<text:s/></text:span><text:span text:style-name="T137_381">and</text:span><text:span text:style-name="T137_382"><text:s/></text:span><text:span text:style-name="T137_383">ARM</text:span><text:span text:style-name="T137_384"><text:s/></text:span><text:span text:style-name="T137_385">catching</text:span><text:span text:style-name="T137_386"><text:s/></text:span><text:span text:style-name="T137_387">up</text:span><text:span text:style-name="T137_388">.<text:s/></text:span><text:span text:style-name="T137_389">gems</text:span><text:span text:style-name="T137_390"><text:s/></text:span><text:span text:style-name="T137_391">works</text:span><text:span text:style-name="T137_392"><text:s/></text:span><text:span text:style-name="T137_393">only</text:span><text:span text:style-name="T137_394"><text:s/></text:span><text:span text:style-name="T137_395">on</text:span><text:span text:style-name="T137_396"><text:s/></text:span><text:span text:style-name="T137_397">the</text:span><text:span text:style-name="T137_398"><text:s/></text:span><text:span text:style-name="T137_399">SPARC</text:span><text:span text:style-name="T137_400"><text:s/></text:span><text:span text:style-name="T137_401">v</text:span><text:span text:style-name="T137_402">9<text:s/></text:span><text:span text:style-name="T137_403">instruction</text:span><text:span text:style-name="T137_404"><text:s/></text:span><text:span text:style-name="T137_405">set</text:span><text:span text:style-name="T137_406">.<text:line-break/><text:line-break/></text:span><text:span text:style-name="T137_407">With</text:span><text:span text:style-name="T137_408"><text:s/></text:span><text:span text:style-name="T137_409">gem</text:span><text:span text:style-name="T137_410">5,<text:s/></text:span><text:span text:style-name="T137_411">Linux</text:span><text:span text:style-name="T137_412"><text:s/></text:span><text:span text:style-name="T137_413">is</text:span><text:span text:style-name="T137_414"><text:s/></text:span><text:span text:style-name="T137_415">the</text:span><text:span text:style-name="T137_416"><text:s/></text:span><text:span text:style-name="T137_417">OS</text:span><text:span text:style-name="T137_418"><text:s/></text:span><text:span text:style-name="T137_419">of</text:span><text:span text:style-name="T137_420"><text:s/></text:span><text:span text:style-name="T137_421">choice</text:span><text:span text:style-name="T137_422">.<text:s/></text:span><text:span text:style-name="T137_423">With</text:span><text:span text:style-name="T137_424"><text:s/></text:span><text:span text:style-name="T137_425">gems</text:span><text:span text:style-name="T137_426">,<text:s/></text:span><text:span text:style-name="T137_427">it</text:span><text:span text:style-name="T137_428"><text:s/></text:span><text:span text:style-name="T137_429">is</text:span><text:span text:style-name="T137_430"><text:s/></text:span><text:span text:style-name="T137_431">difficult</text:span><text:span text:style-name="T137_432"><text:s/></text:span><text:span text:style-name="T137_433">to</text:span><text:span text:style-name="T137_434"><text:s/></text:span><text:span text:style-name="T137_435">use</text:span><text:span text:style-name="T137_436"><text:s/></text:span><text:span text:style-name="T137_437">any</text:span><text:span text:style-name="T137_438"><text:s/></text:span><text:span text:style-name="T137_439">OS</text:span><text:span text:style-name="T137_440"><text:s/></text:span><text:span text:style-name="T137_441">other</text:span><text:span text:style-name="T137_442"><text:s/></text:span><text:span text:style-name="T137_443">than</text:span><text:span text:style-name="T137_444"><text:s/></text:span><text:span text:style-name="T137_445">Solaris</text:span><text:span text:style-name="T137_446">,<text:s/></text:span><text:span text:style-name="T137_447">although</text:span><text:span text:style-name="T137_448"><text:s/></text:span><text:span text:style-name="T137_449">some</text:span><text:span text:style-name="T137_450"><text:s/></text:span><text:span text:style-name="T137_451">groups</text:span><text:span text:style-name="T137_452"><text:s/></text:span><text:span text:style-name="T137_453">have</text:span><text:span text:style-name="T137_454"><text:s/></text:span><text:span text:style-name="T137_455">had</text:span><text:span text:style-name="T137_456"><text:s/></text:span><text:span text:style-name="T137_457">success</text:span><text:span text:style-name="T137_458">.<text:line-break/><text:line-break/></text:span><text:span text:style-name="T137_459">gem</text:span><text:span text:style-name="T137_460">5<text:s/></text:span><text:span text:style-name="T137_461">is</text:span><text:span text:style-name="T137_462"><text:s/></text:span><text:span text:style-name="T137_463">still</text:span><text:span text:style-name="T137_464"><text:s/></text:span><text:span text:style-name="T137_465">maintained</text:span><text:span text:style-name="T137_466">,<text:s/></text:span><text:span text:style-name="T137_467">whereas</text:span><text:span text:style-name="T137_468"><text:s/></text:span><text:span text:style-name="T137_469">most</text:span><text:span text:style-name="T137_470"><text:s/></text:span><text:span text:style-name="T137_471">of</text:span><text:span text:style-name="T137_472"><text:s/></text:span><text:span text:style-name="T137_473">the</text:span><text:span text:style-name="T137_474"><text:s/></text:span><text:span text:style-name="T137_475">gems</text:span><text:span text:style-name="T137_476"><text:s/></text:span><text:span text:style-name="T137_477">authors</text:span><text:span text:style-name="T137_478"><text:s/></text:span><text:span text:style-name="T137_479">have</text:span><text:span text:style-name="T137_480"><text:s/></text:span><text:span text:style-name="T137_481">moved</text:span><text:span text:style-name="T137_482"><text:s/></text:span><text:span text:style-name="T137_483">on</text:span><text:span text:style-name="T137_484">.<text:line-break/><text:line-break/></text:span><text:span text:style-name="T137_485">My</text:span><text:span text:style-name="T137_486"><text:s/></text:span><text:span text:style-name="T137_487">opinion</text:span><text:span text:style-name="T137_488"><text:s/></text:span><text:span text:style-name="T137_489">is</text:span><text:span text:style-name="T137_490"><text:s/></text:span><text:span text:style-name="T137_491">that</text:span><text:span text:style-name="T137_492"><text:s/></text:span><text:span text:style-name="T137_493">if</text:span><text:span text:style-name="T137_494"><text:s/></text:span><text:span text:style-name="T137_495">you</text:span><text:span text:style-name="T137_496"><text:s/></text:span><text:span text:style-name="T137_497">are</text:span><text:span text:style-name="T137_498"><text:s/></text:span><text:span text:style-name="T137_499">just</text:span><text:span text:style-name="T137_500"><text:s/></text:span><text:span text:style-name="T137_501">starting</text:span><text:span text:style-name="T137_502"><text:s/></text:span><text:span text:style-name="T137_503">out</text:span><text:span text:style-name="T137_504">,<text:s/></text:span><text:span text:style-name="T137_505">you</text:span><text:span text:style-name="T137_506"><text:s/></text:span><text:span text:style-name="T137_507">will</text:span><text:span text:style-name="T137_508"><text:s/></text:span><text:span text:style-name="T137_509">do</text:span><text:span text:style-name="T137_510"><text:s/></text:span><text:span text:style-name="T137_511">better</text:span><text:span text:style-name="T137_512"><text:s/></text:span><text:span text:style-name="T137_513">with</text:span><text:span text:style-name="T137_514"><text:s/></text:span><text:span text:style-name="T137_515">gem</text:span><text:span text:style-name="T137_516">5.<text:s/></text:span><text:span text:style-name="T137_517">The</text:span><text:span text:style-name="T137_518"><text:s/></text:span><text:span text:style-name="T137_519">reason</text:span><text:span text:style-name="T137_520"><text:s/></text:span><text:span text:style-name="T137_521">to</text:span><text:span text:style-name="T137_522"><text:s/></text:span><text:span text:style-name="T137_523">use</text:span><text:span text:style-name="T137_524"><text:s/></text:span><text:span text:style-name="T137_525">simics</text:span><text:span text:style-name="T137_526">/</text:span><text:span text:style-name="T137_527">gems</text:span><text:span text:style-name="T137_528"><text:s/></text:span><text:span text:style-name="T137_529">would</text:span><text:span text:style-name="T137_530"><text:s/></text:span><text:span text:style-name="T137_531">be</text:span><text:span text:style-name="T137_532"><text:s/></text:span><text:span text:style-name="T137_533">if</text:span><text:span text:style-name="T137_534"><text:s/></text:span><text:span text:style-name="T137_535">you</text:span><text:span text:style-name="T137_536"><text:s/></text:span><text:span text:style-name="T137_537">already</text:span><text:span text:style-name="T137_538"><text:s/></text:span><text:span text:style-name="T137_539">are</text:span><text:span text:style-name="T137_540"><text:s/></text:span><text:span text:style-name="T137_541">familiar</text:span><text:span text:style-name="T137_542"><text:s/></text:span><text:span text:style-name="T137_543">with</text:span><text:span text:style-name="T137_544"><text:s/></text:span><text:span text:style-name="T137_545">it</text:span><text:span text:style-name="T137_546"><text:s/></text:span><text:span text:style-name="T137_547">and</text:span><text:span text:style-name="T137_548"><text:s/></text:span><text:span text:style-name="T137_549">have</text:span><text:span text:style-name="T137_550"><text:s/></text:span><text:span text:style-name="T137_551">it</text:span><text:span text:style-name="T137_552"><text:s/></text:span><text:span text:style-name="T137_553">set</text:span><text:span text:style-name="T137_554"><text:s/></text:span><text:span text:style-name="T137_555">up</text:span><text:span text:style-name="T137_556"><text:s/></text:span><text:span text:style-name="T137_557">to</text:span><text:span text:style-name="T137_558"><text:s/></text:span><text:span text:style-name="T137_559">work</text:span><text:span text:style-name="T137_560"><text:s/></text:span><text:span text:style-name="T137_561">in</text:span><text:span text:style-name="T137_562"><text:s/></text:span><text:span text:style-name="T137_563">your</text:span><text:span text:style-name="T137_564"><text:s/></text:span><text:span text:style-name="T137_565">lab</text:span><text:span text:style-name="T137_566">.</text:span></text:p>
      <text:p text:style-name="P138"/>
      <text:p text:style-name="P139"/>
      <text:p text:style-name="P140"><text:span text:style-name="T140_1"><text:a xlink:type="simple" xlink:href=""><text:span text:style-name="T140_2">A</text:span></text:a></text:span><text:span text:style-name="T140_3"><text:a xlink:type="simple" xlink:href=""><text:span text:style-name="T140_4"><text:s/></text:span></text:a></text:span><text:span text:style-name="T140_5"><text:a xlink:type="simple" xlink:href=""><text:span text:style-name="T140_6">Computer</text:span></text:a></text:span><text:span text:style-name="T140_7"><text:a xlink:type="simple" xlink:href=""><text:span text:style-name="T140_8"><text:s/></text:span></text:a></text:span><text:span text:style-name="T140_9"><text:a xlink:type="simple" xlink:href=""><text:span text:style-name="T140_10">Scientist</text:span></text:a></text:span><text:span text:style-name="T140_11"><text:a xlink:type="simple" xlink:href=""><text:span text:style-name="T140_12">'</text:span></text:a></text:span><text:span text:style-name="T140_13"><text:a xlink:type="simple" xlink:href=""><text:span text:style-name="T140_14">s</text:span></text:a></text:span><text:span text:style-name="T140_15"><text:a xlink:type="simple" xlink:href=""><text:span text:style-name="T140_16"><text:s/></text:span></text:a></text:span><text:span text:style-name="T140_17"><text:a xlink:type="simple" xlink:href=""><text:span text:style-name="T140_18">Quest</text:span></text:a></text:span><text:span text:style-name="T140_19"><text:a xlink:type="simple" xlink:href=""><text:span text:style-name="T140_20">:<text:s/></text:span></text:a></text:span><text:span text:style-name="T140_21"><text:a xlink:type="simple" xlink:href=""><text:span text:style-name="T140_22">Architectural</text:span></text:a></text:span><text:span text:style-name="T140_23"><text:a xlink:type="simple" xlink:href=""><text:span text:style-name="T140_24"><text:s/></text:span></text:a></text:span><text:span text:style-name="T140_25"><text:a xlink:type="simple" xlink:href=""><text:span text:style-name="T140_26">simulators</text:span></text:a></text:span><text:span text:style-name="T140_27"><text:s/></text:span><text:span text:style-name="T140_28">gedare</text:span><text:span text:style-name="T140_29">-</text:span><text:span text:style-name="T140_30">csphd</text:span><text:span text:style-name="T140_31">.</text:span><text:span text:style-name="T140_32">blogspot</text:span><text:span text:style-name="T140_33">.</text:span><text:span text:style-name="T140_34">com</text:span><text:span text:style-name="T140_35">/2010/12/</text:span><text:span text:style-name="T140_36">architectural</text:span><text:span text:style-name="T140_37">-</text:span><text:span text:style-name="T140_38">simulators</text:span><text:span text:style-name="T140_39">.</text:span><text:span text:style-name="T140_40">html</text:span><text:span text:style-name="T140_41">‎</text:span></text:p>
      <text:h text:style-name="P141" text:outline-level="10"><text:span text:style-name="T141_1"><text:a xlink:type="simple" xlink:href="http://comments.gmane.org/gmane.comp.emulators.m5.users/9193‎"><text:span text:style-name="T141_2">comments</text:span></text:a></text:span><text:span text:style-name="T141_3"><text:a xlink:type="simple" xlink:href="http://comments.gmane.org/gmane.comp.emulators.m5.users/9193‎"><text:span text:style-name="T141_4">.</text:span></text:a></text:span><text:span text:style-name="T141_5"><text:a xlink:type="simple" xlink:href="http://comments.gmane.org/gmane.comp.emulators.m5.users/9193‎"><text:span text:style-name="T141_6">gmane</text:span></text:a></text:span><text:span text:style-name="T141_7"><text:a xlink:type="simple" xlink:href="http://comments.gmane.org/gmane.comp.emulators.m5.users/9193‎"><text:span text:style-name="T141_8">.</text:span></text:a></text:span><text:span text:style-name="T141_9"><text:a xlink:type="simple" xlink:href="http://comments.gmane.org/gmane.comp.emulators.m5.users/9193‎"><text:span text:style-name="T141_10">org</text:span></text:a></text:span><text:span text:style-name="T141_11"><text:a xlink:type="simple" xlink:href="http://comments.gmane.org/gmane.comp.emulators.m5.users/9193‎"><text:span text:style-name="T141_12">/</text:span></text:a></text:span><text:span text:style-name="T141_13"><text:a xlink:type="simple" xlink:href="http://comments.gmane.org/gmane.comp.emulators.m5.users/9193‎"><text:span text:style-name="T141_14">gmane</text:span></text:a></text:span><text:span text:style-name="T141_15"><text:a xlink:type="simple" xlink:href="http://comments.gmane.org/gmane.comp.emulators.m5.users/9193‎"><text:span text:style-name="T141_16">.</text:span></text:a></text:span><text:span text:style-name="T141_17"><text:a xlink:type="simple" xlink:href="http://comments.gmane.org/gmane.comp.emulators.m5.users/9193‎"><text:span text:style-name="T141_18">comp</text:span></text:a></text:span><text:span text:style-name="T141_19"><text:a xlink:type="simple" xlink:href="http://comments.gmane.org/gmane.comp.emulators.m5.users/9193‎"><text:span text:style-name="T141_20">.</text:span></text:a></text:span><text:span text:style-name="T141_21"><text:a xlink:type="simple" xlink:href="http://comments.gmane.org/gmane.comp.emulators.m5.users/9193‎"><text:span text:style-name="T141_22">emulators</text:span></text:a></text:span><text:span text:style-name="T141_23"><text:a xlink:type="simple" xlink:href="http://comments.gmane.org/gmane.comp.emulators.m5.users/9193‎"><text:span text:style-name="T141_24">.</text:span></text:a></text:span><text:span text:style-name="T141_25"><text:a xlink:type="simple" xlink:href="http://comments.gmane.org/gmane.comp.emulators.m5.users/9193‎"><text:span text:style-name="T141_26">m</text:span></text:a></text:span><text:span text:style-name="T141_27"><text:a xlink:type="simple" xlink:href="http://comments.gmane.org/gmane.comp.emulators.m5.users/9193‎"><text:span text:style-name="T141_28">5.</text:span></text:a></text:span><text:span text:style-name="T141_29"><text:a xlink:type="simple" xlink:href="http://comments.gmane.org/gmane.comp.emulators.m5.users/9193‎"><text:span text:style-name="T141_30">users</text:span></text:a></text:span><text:span text:style-name="T141_31"><text:a xlink:type="simple" xlink:href="http://comments.gmane.org/gmane.comp.emulators.m5.users/9193‎"><text:span text:style-name="T141_32">/9193‎</text:span></text:a></text:span></text:h>
      <text:h text:style-name="P142" text:outline-level="10"><text:span text:style-name="T142_1">Well</text:span><text:span text:style-name="T142_2">,<text:s/></text:span><text:span text:style-name="T142_3">as</text:span><text:span text:style-name="T142_4"><text:s/></text:span><text:span text:style-name="T142_5">far</text:span><text:span text:style-name="T142_6"><text:s/></text:span><text:span text:style-name="T142_7">as</text:span><text:span text:style-name="T142_8"><text:s/></text:span><text:span text:style-name="T142_9">I</text:span><text:span text:style-name="T142_10"><text:s/></text:span><text:span text:style-name="T142_11">understand</text:span><text:span text:style-name="T142_12"><text:s/></text:span><text:span text:style-name="T142_13">GEM</text:span><text:span text:style-name="T142_14">5<text:s/></text:span><text:span text:style-name="T142_15">removes</text:span><text:span text:style-name="T142_16"><text:s/></text:span><text:span text:style-name="T142_17">simics</text:span><text:span text:style-name="T142_18"><text:s/></text:span><text:span text:style-name="T142_19">and</text:span><text:span text:style-name="T142_20"><text:s/></text:span><text:span text:style-name="T142_21">replaces</text:span><text:span text:style-name="T142_22"><text:s/></text:span><text:span text:style-name="T142_23">it</text:span><text:span text:style-name="T142_24"><text:s/></text:span><text:span text:style-name="T142_25">with</text:span><text:span text:style-name="T142_26"><text:s/></text:span><text:span text:style-name="T142_27">M</text:span><text:span text:style-name="T142_28">5,<text:s/></text:span><text:span text:style-name="T142_29">so</text:span><text:span text:style-name="T142_30"><text:s/></text:span><text:span text:style-name="T142_31">I</text:span><text:span text:style-name="T142_32"><text:s/></text:span><text:span text:style-name="T142_33">think</text:span><text:span text:style-name="T142_34"><text:s/></text:span><text:span text:style-name="T142_35">the</text:span><text:span text:style-name="T142_36"><text:s/></text:span><text:span text:style-name="T142_37">answer</text:span><text:span text:style-name="T142_38"><text:s/></text:span><text:span text:style-name="T142_39">to</text:span><text:span text:style-name="T142_40"><text:s/></text:span><text:span text:style-name="T142_41">your</text:span><text:span text:style-name="T142_42"><text:s/></text:span><text:span text:style-name="T142_43">question</text:span><text:span text:style-name="T142_44"><text:s/></text:span><text:span text:style-name="T142_45">is</text:span><text:span text:style-name="T142_46"><text:s/></text:span><text:span text:style-name="T142_47">no</text:span><text:span text:style-name="T142_48">,<text:s/></text:span><text:span text:style-name="T142_49">GEM</text:span><text:span text:style-name="T142_50">5<text:s/></text:span><text:span text:style-name="T142_51">does</text:span><text:span text:style-name="T142_52"><text:s/></text:span><text:span text:style-name="T142_53">not</text:span><text:span text:style-name="T142_54"><text:s/></text:span><text:span text:style-name="T142_55">depend</text:span><text:span text:style-name="T142_56"><text:s/></text:span><text:span text:style-name="T142_57">on</text:span><text:span text:style-name="T142_58"><text:s/></text:span><text:span text:style-name="T142_59">simics</text:span><text:span text:style-name="T142_60">,<text:s/></text:span><text:span text:style-name="T142_61">but</text:span><text:span text:style-name="T142_62"><text:s/></text:span><text:span text:style-name="T142_63">keep</text:span><text:span text:style-name="T142_64"><text:s/></text:span><text:span text:style-name="T142_65">in</text:span><text:span text:style-name="T142_66"><text:s/></text:span><text:span text:style-name="T142_67">mind</text:span><text:span text:style-name="T142_68"><text:s/></text:span><text:span text:style-name="T142_69">that</text:span><text:span text:style-name="T142_70"><text:s/></text:span><text:span text:style-name="T142_71">GEMS</text:span><text:span text:style-name="T142_72"><text:s/></text:span><text:span text:style-name="T142_73">and</text:span><text:span text:style-name="T142_74"><text:s/></text:span><text:span text:style-name="T142_75">GEM</text:span><text:span text:style-name="T142_76">5<text:s/></text:span><text:span text:style-name="T142_77">are</text:span><text:span text:style-name="T142_78"><text:s/></text:span><text:span text:style-name="T142_79">different</text:span><text:span text:style-name="T142_80"><text:s/></text:span><text:span text:style-name="T142_81">things</text:span><text:span text:style-name="T142_82">.<text:s text:c="2"/>"</text:span><text:span text:style-name="T142_83">GEMS</text:span><text:span text:style-name="T142_84"><text:s/></text:span><text:span text:style-name="T142_85">is</text:span><text:span text:style-name="T142_86"><text:s/></text:span><text:span text:style-name="T142_87">no</text:span><text:span text:style-name="T142_88"><text:s/></text:span><text:span text:style-name="T142_89">longer</text:span><text:span text:style-name="T142_90"><text:s/></text:span><text:span text:style-name="T142_91">under</text:span><text:span text:style-name="T142_92"><text:s/></text:span><text:span text:style-name="T142_93">active</text:span><text:span text:style-name="T142_94"><text:s/></text:span><text:span text:style-name="T142_95">development</text:span><text:span text:style-name="T142_96">.<text:s/></text:span><text:span text:style-name="T142_97">The</text:span><text:span text:style-name="T142_98"><text:s/></text:span><text:span text:style-name="T142_99">effort</text:span><text:span text:style-name="T142_100"><text:s/></text:span><text:span text:style-name="T142_101">has</text:span><text:span text:style-name="T142_102"><text:s/></text:span><text:span text:style-name="T142_103">shifted</text:span><text:span text:style-name="T142_104"><text:s/></text:span><text:span text:style-name="T142_105">to</text:span><text:span text:style-name="T142_106"><text:s/></text:span><text:span text:style-name="T142_107">the</text:span><text:span text:style-name="T142_108"><text:s/></text:span><text:span text:style-name="T142_109">gem</text:span><text:span text:style-name="T142_110">5<text:s/></text:span><text:span text:style-name="T142_111">simulator</text:span><text:span text:style-name="T142_112"><text:s/></text:span><text:span text:style-name="T142_113">system</text:span><text:span text:style-name="T142_114">,<text:s/></text:span><text:span text:style-name="T142_115">a</text:span><text:span text:style-name="T142_116"><text:s/></text:span><text:span text:style-name="T142_117">fully</text:span><text:span text:style-name="T142_118"><text:s/></text:span><text:span text:style-name="T142_119">open</text:span><text:span text:style-name="T142_120">-</text:span><text:span text:style-name="T142_121">source</text:span><text:span text:style-name="T142_122"><text:s/></text:span><text:span text:style-name="T142_123">software</text:span><text:span text:style-name="T142_124">."</text:span></text:h>
      <text:p text:style-name="P143"/>
      <text:p text:style-name="P144"/>
      <text:h text:style-name="P145" text:outline-level="10"><text:span text:style-name="T145_1"><text:a xlink:type="simple" xlink:href=""><text:span text:style-name="T145_2">Discussion</text:span></text:a></text:span><text:span text:style-name="T145_3"><text:a xlink:type="simple" xlink:href=""><text:span text:style-name="T145_4"><text:s/></text:span></text:a></text:span><text:span text:style-name="T145_5"><text:a xlink:type="simple" xlink:href=""><text:span text:style-name="T145_6">for</text:span></text:a></text:span><text:span text:style-name="T145_7"><text:a xlink:type="simple" xlink:href=""><text:span text:style-name="T145_8"><text:s/></text:span></text:a></text:span><text:span text:style-name="T145_9"><text:a xlink:type="simple" xlink:href=""><text:span text:style-name="T145_10">users</text:span></text:a></text:span><text:span text:style-name="T145_11"><text:a xlink:type="simple" xlink:href=""><text:span text:style-name="T145_12"><text:s/></text:span></text:a></text:span><text:span text:style-name="T145_13"><text:a xlink:type="simple" xlink:href=""><text:span text:style-name="T145_14">of</text:span></text:a></text:span><text:span text:style-name="T145_15"><text:a xlink:type="simple" xlink:href=""><text:span text:style-name="T145_16"><text:s/></text:span></text:a></text:span><text:span text:style-name="T145_17"><text:a xlink:type="simple" xlink:href=""><text:span text:style-name="T145_18">the</text:span></text:a></text:span><text:span text:style-name="T145_19"><text:a xlink:type="simple" xlink:href=""><text:span text:style-name="T145_20"><text:s/></text:span></text:a></text:span><text:span text:style-name="T145_21"><text:a xlink:type="simple" xlink:href=""><text:span text:style-name="T145_22">gem</text:span></text:a></text:span><text:span text:style-name="T145_23"><text:a xlink:type="simple" xlink:href=""><text:span text:style-name="T145_24">5</text:span></text:a></text:span><text:span text:style-name="T145_25"><text:a xlink:type="simple" xlink:href=""><text:span text:style-name="T145_26"><text:s/></text:span></text:a></text:span><text:span text:style-name="T145_27"><text:a xlink:type="simple" xlink:href=""><text:span text:style-name="T145_28">simulator</text:span></text:a></text:span><text:span text:style-name="T145_29"><text:a xlink:type="simple" xlink:href=""><text:span text:style-name="T145_30"><text:s/>()<text:s/>-<text:s/></text:span></text:a></text:span><text:span text:style-name="T145_31"><text:a xlink:type="simple" xlink:href=""><text:span text:style-name="T145_32">Gmane</text:span></text:a></text:span></text:h>
      <text:p text:style-name="P146"/>
      <text:p text:style-name="P147"><text:span text:style-name="T147_1">Feb</text:span><text:span text:style-name="T147_2"><text:s/>20,<text:s/>2012<text:s/>-<text:s/></text:span><text:span text:style-name="T147_3">Well</text:span><text:span text:style-name="T147_4">,<text:s/></text:span><text:span text:style-name="T147_5">as</text:span><text:span text:style-name="T147_6"><text:s/></text:span><text:span text:style-name="T147_7">far</text:span><text:span text:style-name="T147_8"><text:s/></text:span><text:span text:style-name="T147_9">as</text:span><text:span text:style-name="T147_10"><text:s/></text:span><text:span text:style-name="T147_11">I</text:span><text:span text:style-name="T147_12"><text:s/></text:span><text:span text:style-name="T147_13">understand</text:span><text:span text:style-name="T147_14"><text:s/></text:span><text:span text:style-name="T147_15">GEM</text:span><text:span text:style-name="T147_16">5<text:s/></text:span><text:span text:style-name="T147_17">removes</text:span><text:span text:style-name="T147_18"><text:s/></text:span><text:span text:style-name="T147_19">simics</text:span><text:span text:style-name="T147_20"><text:s/></text:span><text:span text:style-name="T147_21">and</text:span><text:span text:style-name="T147_22"><text:s/></text:span><text:span text:style-name="T147_23">replaces</text:span><text:span text:style-name="T147_24"><text:s/></text:span><text:span text:style-name="T147_25">it</text:span><text:span text:style-name="T147_26"><text:s/></text:span><text:span text:style-name="T147_27">with</text:span><text:span text:style-name="T147_28"><text:s/></text:span><text:span text:style-name="T147_29">M</text:span><text:span text:style-name="T147_30">5,<text:s/></text:span><text:span text:style-name="T147_31">so</text:span><text:span text:style-name="T147_32"><text:s/></text:span><text:span text:style-name="T147_33">I</text:span><text:span text:style-name="T147_34"><text:s/></text:span><text:span text:style-name="T147_35">think</text:span><text:span text:style-name="T147_36"><text:s/></text:span><text:span text:style-name="T147_37">the</text:span><text:span text:style-name="T147_38"><text:s/></text:span><text:span text:style-name="T147_39">answer</text:span><text:span text:style-name="T147_40"><text:s/></text:span><text:span text:style-name="T147_41">to</text:span><text:span text:style-name="T147_42"><text:s/></text:span><text:span text:style-name="T147_43">your</text:span><text:span text:style-name="T147_44"><text:s/></text:span><text:span text:style-name="T147_45">question</text:span><text:span text:style-name="T147_46"><text:s/></text:span><text:span text:style-name="T147_47">is</text:span><text:span text:style-name="T147_48"><text:s/></text:span><text:span text:style-name="T147_49">no</text:span><text:span text:style-name="T147_50">,<text:s/></text:span><text:span text:style-name="T147_51">GEM</text:span><text:span text:style-name="T147_52">5<text:s/></text:span><text:span text:style-name="T147_53">does</text:span><text:span text:style-name="T147_54"><text:s/></text:span><text:span text:style-name="T147_55">not</text:span><text:span text:style-name="T147_56"><text:s/></text:span><text:span text:style-name="T147_57">depend</text:span><text:span text:style-name="T147_58"><text:s/>...</text:span></text:p>
      <text:h text:style-name="P148" text:outline-level="10"><text:span text:style-name="T148_1"><text:a xlink:type="simple" xlink:href="http://comments.gmane.org/gmane.comp.emulators.m5.users/11653"><text:span text:style-name="T148_2">Discussion</text:span></text:a></text:span><text:span text:style-name="T148_3"><text:a xlink:type="simple" xlink:href="http://comments.gmane.org/gmane.comp.emulators.m5.users/11653"><text:span text:style-name="T148_4"><text:s/></text:span></text:a></text:span><text:span text:style-name="T148_5"><text:a xlink:type="simple" xlink:href="http://comments.gmane.org/gmane.comp.emulators.m5.users/11653"><text:span text:style-name="T148_6">for</text:span></text:a></text:span><text:span text:style-name="T148_7"><text:a xlink:type="simple" xlink:href="http://comments.gmane.org/gmane.comp.emulators.m5.users/11653"><text:span text:style-name="T148_8"><text:s/></text:span></text:a></text:span><text:span text:style-name="T148_9"><text:a xlink:type="simple" xlink:href="http://comments.gmane.org/gmane.comp.emulators.m5.users/11653"><text:span text:style-name="T148_10">users</text:span></text:a></text:span><text:span text:style-name="T148_11"><text:a xlink:type="simple" xlink:href="http://comments.gmane.org/gmane.comp.emulators.m5.users/11653"><text:span text:style-name="T148_12"><text:s/></text:span></text:a></text:span><text:span text:style-name="T148_13"><text:a xlink:type="simple" xlink:href="http://comments.gmane.org/gmane.comp.emulators.m5.users/11653"><text:span text:style-name="T148_14">of</text:span></text:a></text:span><text:span text:style-name="T148_15"><text:a xlink:type="simple" xlink:href="http://comments.gmane.org/gmane.comp.emulators.m5.users/11653"><text:span text:style-name="T148_16"><text:s/></text:span></text:a></text:span><text:span text:style-name="T148_17"><text:a xlink:type="simple" xlink:href="http://comments.gmane.org/gmane.comp.emulators.m5.users/11653"><text:span text:style-name="T148_18">the</text:span></text:a></text:span><text:span text:style-name="T148_19"><text:a xlink:type="simple" xlink:href="http://comments.gmane.org/gmane.comp.emulators.m5.users/11653"><text:span text:style-name="T148_20"><text:s/></text:span></text:a></text:span><text:span text:style-name="T148_21"><text:a xlink:type="simple" xlink:href="http://comments.gmane.org/gmane.comp.emulators.m5.users/11653"><text:span text:style-name="T148_22">gem</text:span></text:a></text:span><text:span text:style-name="T148_23"><text:a xlink:type="simple" xlink:href="http://comments.gmane.org/gmane.comp.emulators.m5.users/11653"><text:span text:style-name="T148_24">5</text:span></text:a></text:span><text:span text:style-name="T148_25"><text:a xlink:type="simple" xlink:href="http://comments.gmane.org/gmane.comp.emulators.m5.users/11653"><text:span text:style-name="T148_26"><text:s/></text:span></text:a></text:span><text:span text:style-name="T148_27"><text:a xlink:type="simple" xlink:href="http://comments.gmane.org/gmane.comp.emulators.m5.users/11653"><text:span text:style-name="T148_28">simulator</text:span></text:a></text:span><text:span text:style-name="T148_29"><text:a xlink:type="simple" xlink:href="http://comments.gmane.org/gmane.comp.emulators.m5.users/11653"><text:span text:style-name="T148_30"><text:s/>()<text:s/>-<text:s/></text:span></text:a></text:span><text:span text:style-name="T148_31"><text:a xlink:type="simple" xlink:href="http://comments.gmane.org/gmane.comp.emulators.m5.users/11653"><text:span text:style-name="T148_32">Gmane</text:span></text:a></text:span></text:h>
      <text:p text:style-name="P149"><text:span text:style-name="T149_1">comments</text:span><text:span text:style-name="T149_2">.</text:span><text:span text:style-name="T149_3">gmane</text:span><text:span text:style-name="T149_4">.</text:span><text:span text:style-name="T149_5">org</text:span><text:span text:style-name="T149_6">/</text:span><text:span text:style-name="T149_7">gmane</text:span><text:span text:style-name="T149_8">.</text:span><text:span text:style-name="T149_9">comp</text:span><text:span text:style-name="T149_10">.</text:span><text:span text:style-name="T149_11">emulators</text:span><text:span text:style-name="T149_12">.</text:span><text:span text:style-name="T149_13">m</text:span><text:span text:style-name="T149_14">5.</text:span><text:span text:style-name="T149_15">users</text:span><text:span text:style-name="T149_16">/11653</text:span><text:span text:style-name="T149_17">‎</text:span></text:p>
      <text:p text:style-name="P150"><text:span text:style-name="T150_1">Aug</text:span><text:span text:style-name="T150_2"><text:s/>22,<text:s/>2012<text:s/>-<text:s/></text:span><text:span text:style-name="T150_3">You</text:span><text:span text:style-name="T150_4"><text:s/></text:span><text:span text:style-name="T150_5">should</text:span><text:span text:style-name="T150_6"><text:s/></text:span><text:span text:style-name="T150_7">check</text:span><text:span text:style-name="T150_8"><text:s/></text:span><text:span text:style-name="T150_9">with</text:span><text:span text:style-name="T150_10"><text:s/></text:span><text:span text:style-name="T150_11">the</text:span><text:span text:style-name="T150_12"><text:s/></text:span><text:span text:style-name="T150_13">GEMS</text:span><text:span text:style-name="T150_14"><text:s/></text:span><text:span text:style-name="T150_15">and</text:span><text:span text:style-name="T150_16">/</text:span><text:span text:style-name="T150_17">or</text:span><text:span text:style-name="T150_18"><text:s/></text:span><text:span text:style-name="T150_19">Simics</text:span><text:span text:style-name="T150_20"><text:s/></text:span><text:span text:style-name="T150_21">people</text:span><text:span text:style-name="T150_22">.<text:s/></text:span><text:span text:style-name="T150_23">This</text:span><text:span text:style-name="T150_24"><text:s/></text:span><text:span text:style-name="T150_25">list</text:span><text:span text:style-name="T150_26"><text:s/></text:span><text:span text:style-name="T150_27">is</text:span><text:span text:style-name="T150_28"><text:s/></text:span><text:span text:style-name="T150_29">for</text:span><text:span text:style-name="T150_30"><text:s/></text:span><text:span text:style-name="T150_31">gem</text:span><text:span text:style-name="T150_32">5<text:s/></text:span><text:span text:style-name="T150_33">only</text:span><text:span text:style-name="T150_34">,<text:s/></text:span><text:span text:style-name="T150_35">which</text:span><text:span text:style-name="T150_36"><text:s/></text:span><text:span text:style-name="T150_37">is</text:span><text:span text:style-name="T150_38"><text:s/></text:span><text:span text:style-name="T150_39">something</text:span><text:span text:style-name="T150_40"><text:s/></text:span><text:span text:style-name="T150_41">completely</text:span><text:span text:style-name="T150_42"><text:s/></text:span><text:span text:style-name="T150_43">different</text:span><text:span text:style-name="T150_44">.<text:s/>-</text:span><text:span text:style-name="T150_45">Tony</text:span><text:span text:style-name="T150_46">.<text:s/></text:span><text:span text:style-name="T150_47">On</text:span><text:span text:style-name="T150_48"><text:s/></text:span><text:span text:style-name="T150_49">Wed</text:span><text:span text:style-name="T150_50">,<text:s/></text:span><text:span text:style-name="T150_51">Aug</text:span><text:span text:style-name="T150_52"><text:s/>...</text:span></text:p>
      <text:p text:style-name="P151"><text:span text:style-name="T151_1">[</text:span><text:span text:style-name="T151_2">PPT</text:span><text:span text:style-name="T151_3">]</text:span></text:p>
      <text:h text:style-name="P152" text:outline-level="10"><text:span text:style-name="T152_1"><text:a xlink:type="simple" xlink:href=""><text:span text:style-name="T152_2">Slides</text:span></text:a></text:span></text:h>
      <text:p text:style-name="P153"><text:span text:style-name="T153_1">ppi</text:span><text:span text:style-name="T153_2">.</text:span><text:span text:style-name="T153_3">fudan</text:span><text:span text:style-name="T153_4">.</text:span><text:span text:style-name="T153_5">edu</text:span><text:span text:style-name="T153_6">.</text:span><text:span text:style-name="T153_7">cn</text:span><text:span text:style-name="T153_8">/</text:span><text:span text:style-name="T153_9">art</text:span><text:span text:style-name="T153_10">/_</text:span><text:span text:style-name="T153_11">media</text:span><text:span text:style-name="T153_12">/</text:span><text:span text:style-name="T153_13">publications</text:span><text:span text:style-name="T153_14">%3</text:span><text:span text:style-name="T153_15">Btransformer</text:span><text:span text:style-name="T153_16">.</text:span><text:span text:style-name="T153_17">dac</text:span><text:span text:style-name="T153_18">.</text:span><text:span text:style-name="T153_19">pptx</text:span><text:span text:style-name="T153_20">‎</text:span></text:p>
      <text:p text:style-name="P154"><text:span text:style-name="T154_1">Gem</text:span><text:span text:style-name="T154_2">5:<text:s/></text:span><text:span text:style-name="T154_3">GEMS</text:span><text:span text:style-name="T154_4"><text:s/>+<text:s/></text:span><text:span text:style-name="T154_5">M</text:span><text:span text:style-name="T154_6">5;<text:s/></text:span><text:span text:style-name="T154_7">MARSS</text:span><text:span text:style-name="T154_8">:<text:s/></text:span><text:span text:style-name="T154_9">PTLsim</text:span><text:span text:style-name="T154_10"><text:s/>+<text:s/></text:span><text:span text:style-name="T154_11">QEMU</text:span><text:span text:style-name="T154_12"><text:s/>...<text:s/></text:span><text:span text:style-name="T154_13">E</text:span><text:span text:style-name="T154_14">.</text:span><text:span text:style-name="T154_15">g</text:span><text:span text:style-name="T154_16">.,<text:s/></text:span><text:span text:style-name="T154_17">Simics</text:span><text:span text:style-name="T154_18"><text:s/>+<text:s/></text:span><text:span text:style-name="T154_19">GEMS</text:span><text:span text:style-name="T154_20">,<text:s/></text:span><text:span text:style-name="T154_21">Xen</text:span><text:span text:style-name="T154_22">/</text:span><text:span text:style-name="T154_23">QEMU</text:span><text:span text:style-name="T154_24"><text:s/>+<text:s/></text:span><text:span text:style-name="T154_25">PTLsim</text:span><text:span text:style-name="T154_26">;<text:s/></text:span><text:span text:style-name="T154_27">Each</text:span><text:span text:style-name="T154_28"><text:s/></text:span><text:span text:style-name="T154_29">cycle</text:span><text:span text:style-name="T154_30">,<text:s/></text:span><text:span text:style-name="T154_31">FM</text:span><text:span text:style-name="T154_32">/</text:span><text:span text:style-name="T154_33">TM</text:span><text:span text:style-name="T154_34"><text:s/></text:span><text:span text:style-name="T154_35">interact</text:span><text:span text:style-name="T154_36"><text:s/></text:span><text:span text:style-name="T154_37">with</text:span><text:span text:style-name="T154_38"><text:s/></text:span><text:span text:style-name="T154_39">each</text:span><text:span text:style-name="T154_40"><text:s/></text:span><text:span text:style-name="T154_41">other</text:span><text:span text:style-name="T154_42">;<text:s/></text:span><text:span text:style-name="T154_43">To</text:span><text:span text:style-name="T154_44"><text:s/></text:span><text:span text:style-name="T154_45">direct</text:span><text:span text:style-name="T154_46"><text:s/></text:span><text:span text:style-name="T154_47">the</text:span><text:span text:style-name="T154_48"><text:s/></text:span><text:span text:style-name="T154_49">execution</text:span><text:span text:style-name="T154_50"><text:s/>...</text:span></text:p>
      <text:p text:style-name="P155"><text:span text:style-name="T155_1">[</text:span><text:span text:style-name="T155_2">PDF</text:span><text:span text:style-name="T155_3">]</text:span></text:p>
      <text:h text:style-name="P156" text:outline-level="10"><text:span text:style-name="T156_1"><text:a xlink:type="simple" xlink:href="http://gem5.org/dist/tutorials/hipeac2012/gem5_hipeac.pdf"><text:span text:style-name="T156_2">Simulating</text:span></text:a></text:span><text:span text:style-name="T156_3"><text:a xlink:type="simple" xlink:href="http://gem5.org/dist/tutorials/hipeac2012/gem5_hipeac.pdf"><text:span text:style-name="T156_4"><text:s/></text:span></text:a></text:span><text:span text:style-name="T156_5"><text:a xlink:type="simple" xlink:href="http://gem5.org/dist/tutorials/hipeac2012/gem5_hipeac.pdf"><text:span text:style-name="T156_6">Systems</text:span></text:a></text:span><text:span text:style-name="T156_7"><text:a xlink:type="simple" xlink:href="http://gem5.org/dist/tutorials/hipeac2012/gem5_hipeac.pdf"><text:span text:style-name="T156_8"><text:s/></text:span></text:a></text:span><text:span text:style-name="T156_9"><text:a xlink:type="simple" xlink:href="http://gem5.org/dist/tutorials/hipeac2012/gem5_hipeac.pdf"><text:span text:style-name="T156_10">not</text:span></text:a></text:span><text:span text:style-name="T156_11"><text:a xlink:type="simple" xlink:href="http://gem5.org/dist/tutorials/hipeac2012/gem5_hipeac.pdf"><text:span text:style-name="T156_12"><text:s/></text:span></text:a></text:span><text:span text:style-name="T156_13"><text:a xlink:type="simple" xlink:href="http://gem5.org/dist/tutorials/hipeac2012/gem5_hipeac.pdf"><text:span text:style-name="T156_14">Benchmarks</text:span></text:a></text:span><text:span text:style-name="T156_15"><text:a xlink:type="simple" xlink:href="http://gem5.org/dist/tutorials/hipeac2012/gem5_hipeac.pdf"><text:span text:style-name="T156_16"><text:s/>-<text:s/></text:span></text:a></text:span><text:span text:style-name="T156_17"><text:a xlink:type="simple" xlink:href="http://gem5.org/dist/tutorials/hipeac2012/gem5_hipeac.pdf"><text:span text:style-name="T156_18">gem</text:span></text:a></text:span><text:span text:style-name="T156_19"><text:a xlink:type="simple" xlink:href="http://gem5.org/dist/tutorials/hipeac2012/gem5_hipeac.pdf"><text:span text:style-name="T156_20">5</text:span></text:a></text:span></text:h>
      <text:p text:style-name="P157"><text:span text:style-name="T157_1">gem</text:span><text:span text:style-name="T157_2">5</text:span><text:span text:style-name="T157_3">.</text:span><text:span text:style-name="T157_4">org</text:span><text:span text:style-name="T157_5">/</text:span><text:span text:style-name="T157_6">dist</text:span><text:span text:style-name="T157_7">/</text:span><text:span text:style-name="T157_8">tutorials</text:span><text:span text:style-name="T157_9">/</text:span><text:span text:style-name="T157_10">hipeac</text:span><text:span text:style-name="T157_11">2012/</text:span><text:span text:style-name="T157_12">gem</text:span><text:span text:style-name="T157_13">5</text:span><text:span text:style-name="T157_14">_</text:span><text:span text:style-name="T157_15">hipeac</text:span><text:span text:style-name="T157_16">.</text:span><text:span text:style-name="T157_17">pdf</text:span><text:span text:style-name="T157_18">‎</text:span></text:p>
      <text:p text:style-name="P158"><text:span text:style-name="T158_1">Borrowing</text:span><text:span text:style-name="T158_2"><text:s/></text:span><text:span text:style-name="T158_3">material</text:span><text:span text:style-name="T158_4"><text:s/></text:span><text:span text:style-name="T158_5">from</text:span><text:span text:style-name="T158_6"><text:s/></text:span><text:span text:style-name="T158_7">previous</text:span><text:span text:style-name="T158_8"><text:s/></text:span><text:span text:style-name="T158_9">gem</text:span><text:span text:style-name="T158_10">5<text:s/></text:span><text:span text:style-name="T158_11">tutorials</text:span><text:span text:style-name="T158_12"><text:s/>....<text:s/></text:span><text:span text:style-name="T158_13">Using</text:span><text:span text:style-name="T158_14"><text:s/></text:span><text:span text:style-name="T158_15">saved</text:span><text:span text:style-name="T158_16"><text:s/></text:span><text:span text:style-name="T158_17">variables</text:span><text:span text:style-name="T158_18"><text:s/></text:span><text:span text:style-name="T158_19">file</text:span><text:span text:style-name="T158_20"><text:s/>/</text:span><text:span text:style-name="T158_21">work</text:span><text:span text:style-name="T158_22">/</text:span><text:span text:style-name="T158_23">gem</text:span><text:span text:style-name="T158_24">5/</text:span><text:span text:style-name="T158_25">build</text:span><text:span text:style-name="T158_26">/</text:span><text:span text:style-name="T158_27">variables</text:span><text:span text:style-name="T158_28">/</text:span><text:span text:style-name="T158_29">ARM</text:span><text:span text:style-name="T158_30"><text:s/>......<text:s/></text:span><text:span text:style-name="T158_31">e</text:span><text:span text:style-name="T158_32">.</text:span><text:span text:style-name="T158_33">g</text:span><text:span text:style-name="T158_34">.<text:s/></text:span><text:span text:style-name="T158_35">SimpleScalar</text:span><text:span text:style-name="T158_36">,<text:s/></text:span><text:span text:style-name="T158_37">Simics</text:span><text:span text:style-name="T158_38">,<text:s/></text:span><text:span text:style-name="T158_39">Asim</text:span><text:span text:style-name="T158_40"><text:s/></text:span><text:span text:style-name="T158_41">etc</text:span><text:span text:style-name="T158_42">.</text:span></text:p>
      <text:h text:style-name="P159" text:outline-level="10"><text:span text:style-name="T159_1"><text:a xlink:type="simple" xlink:href=""><text:span text:style-name="T159_2">simulator</text:span></text:a></text:span><text:span text:style-name="T159_3"><text:a xlink:type="simple" xlink:href=""><text:span text:style-name="T159_4"><text:s/>-<text:s/></text:span></text:a></text:span><text:span text:style-name="T159_5"><text:a xlink:type="simple" xlink:href=""><text:span text:style-name="T159_6">PARsE</text:span></text:a></text:span><text:span text:style-name="T159_7"><text:a xlink:type="simple" xlink:href=""><text:span text:style-name="T159_8"><text:s/>|<text:s/></text:span></text:a></text:span><text:span text:style-name="T159_9"><text:a xlink:type="simple" xlink:href=""><text:span text:style-name="T159_10">Research</text:span></text:a></text:span><text:span text:style-name="T159_11"><text:a xlink:type="simple" xlink:href=""><text:span text:style-name="T159_12"><text:s/></text:span></text:a></text:span><text:span text:style-name="T159_13"><text:a xlink:type="simple" xlink:href=""><text:span text:style-name="T159_14">Log</text:span></text:a></text:span></text:h>
      <text:p text:style-name="P160"><text:span text:style-name="T160_1">parse</text:span><text:span text:style-name="T160_2">.</text:span><text:span text:style-name="T160_3">ele</text:span><text:span text:style-name="T160_4">.</text:span><text:span text:style-name="T160_5">tue</text:span><text:span text:style-name="T160_6">.</text:span><text:span text:style-name="T160_7">nl</text:span><text:span text:style-name="T160_8">/</text:span><text:span text:style-name="T160_9">weblog</text:span><text:span text:style-name="T160_10">?</text:span><text:span text:style-name="T160_11">tag</text:span><text:span text:style-name="T160_12">=</text:span><text:span text:style-name="T160_13">simulator</text:span><text:span text:style-name="T160_14">‎</text:span></text:p>
      <text:p text:style-name="P161"><text:span text:style-name="T161_1">Jul</text:span><text:span text:style-name="T161_2"><text:s/>14,<text:s/>2011<text:s/>-<text:s/></text:span><text:span text:style-name="T161_3">The</text:span><text:span text:style-name="T161_4"><text:s/></text:span><text:span text:style-name="T161_5">GEM</text:span><text:span text:style-name="T161_6">5<text:s/></text:span><text:span text:style-name="T161_7">merges</text:span><text:span text:style-name="T161_8"><text:s/></text:span><text:span text:style-name="T161_9">the</text:span><text:span text:style-name="T161_10"><text:s/></text:span><text:span text:style-name="T161_11">M</text:span><text:span text:style-name="T161_12">5</text:span><text:span text:style-name="T161_13">sim</text:span><text:span text:style-name="T161_14"><text:s/></text:span><text:span text:style-name="T161_15">simulator</text:span><text:span text:style-name="T161_16"><text:s/></text:span><text:span text:style-name="T161_17">and</text:span><text:span text:style-name="T161_18"><text:s/></text:span><text:span text:style-name="T161_19">the</text:span><text:span text:style-name="T161_20"><text:s/></text:span><text:span text:style-name="T161_21">GEMS</text:span><text:span text:style-name="T161_22"><text:s/></text:span><text:span text:style-name="T161_23">simulator</text:span><text:span text:style-name="T161_24">.<text:s/></text:span><text:span text:style-name="T161_25">It</text:span><text:span text:style-name="T161_26"><text:s/></text:span><text:span text:style-name="T161_27">seems</text:span><text:span text:style-name="T161_28"><text:s/></text:span><text:span text:style-name="T161_29">the</text:span><text:span text:style-name="T161_30"><text:s/></text:span><text:span text:style-name="T161_31">GEM</text:span><text:span text:style-name="T161_32">5<text:s/></text:span><text:span text:style-name="T161_33">no</text:span><text:span text:style-name="T161_34"><text:s/></text:span><text:span text:style-name="T161_35">longer</text:span><text:span text:style-name="T161_36"><text:s/></text:span><text:span text:style-name="T161_37">depends</text:span><text:span text:style-name="T161_38"><text:s/></text:span><text:span text:style-name="T161_39">on</text:span><text:span text:style-name="T161_40"><text:s/></text:span><text:span text:style-name="T161_41">the</text:span><text:span text:style-name="T161_42"><text:s/></text:span><text:span text:style-name="T161_43">Virtutech</text:span><text:span text:style-name="T161_44"><text:s/></text:span><text:span text:style-name="T161_45">Simics</text:span><text:span text:style-name="T161_46">.</text:span></text:p>
      <text:p text:style-name="P162"/>
      <text:h text:style-name="P163" text:outline-level="10"><text:bookmark-start text:name="h.yka8frcwzimr"/><text:bookmark-end text:name="h.yka8frcwzimr"/><text:span text:style-name="T163_1">Multi</text:span><text:span text:style-name="T163_2">2</text:span><text:span text:style-name="T163_3">Sim</text:span></text:h>
      <text:p text:style-name="P164"><text:span text:style-name="T164_1"><text:a xlink:type="simple" xlink:href="http://www.multi2sim.org/"><text:span text:style-name="T164_2">Multi</text:span></text:a></text:span><text:span text:style-name="T164_3"><text:a xlink:type="simple" xlink:href="http://www.multi2sim.org/"><text:span text:style-name="T164_4">2</text:span></text:a></text:span><text:span text:style-name="T164_5"><text:a xlink:type="simple" xlink:href="http://www.multi2sim.org/"><text:span text:style-name="T164_6">Sim</text:span></text:a></text:span><text:span text:style-name="T164_7"><text:s/></text:span><text:span text:style-name="T164_8">has</text:span><text:span text:style-name="T164_9"><text:s/></text:span><text:span text:style-name="T164_10">recently</text:span><text:span text:style-name="T164_11"><text:s/></text:span><text:span text:style-name="T164_12">released</text:span><text:span text:style-name="T164_13"><text:s/></text:span><text:span text:style-name="T164_14">a</text:span><text:span text:style-name="T164_15"><text:s/></text:span><text:span text:style-name="T164_16">GPU</text:span><text:span text:style-name="T164_17"><text:s/></text:span><text:span text:style-name="T164_18">simulator</text:span><text:span text:style-name="T164_19"><text:s/></text:span><text:span text:style-name="T164_20">for</text:span><text:span text:style-name="T164_21"><text:s/></text:span><text:span text:style-name="T164_22">AMD</text:span><text:span text:style-name="T164_23"><text:s/></text:span><text:span text:style-name="T164_24">GPUs</text:span><text:span text:style-name="T164_25">,<text:s/></text:span><text:span text:style-name="T164_26">capable</text:span><text:span text:style-name="T164_27"><text:s/></text:span><text:span text:style-name="T164_28">of</text:span><text:span text:style-name="T164_29"><text:s/></text:span><text:span text:style-name="T164_30">simulating</text:span><text:span text:style-name="T164_31"><text:s/></text:span><text:span text:style-name="T164_32">OpenCL</text:span><text:span text:style-name="T164_33"><text:s/></text:span><text:span text:style-name="T164_34">programs</text:span><text:span text:style-name="T164_35">.<text:s/></text:span><text:span text:style-name="T164_36">It</text:span><text:span text:style-name="T164_37"><text:s/></text:span><text:span text:style-name="T164_38">will</text:span><text:span text:style-name="T164_39"><text:s/></text:span><text:span text:style-name="T164_40">hold</text:span><text:span text:style-name="T164_41"><text:s/></text:span><text:span text:style-name="T164_42">a</text:span><text:span text:style-name="T164_43"><text:s/></text:span><text:span text:style-name="T164_44"><text:a xlink:type="simple" xlink:href="http://www.multi2sim.org/wiki/index.php5/PACT2011"><text:span text:style-name="T164_45">tutorial</text:span></text:a></text:span><text:span text:style-name="T164_46"><text:s/></text:span><text:span text:style-name="T164_47">in</text:span><text:span text:style-name="T164_48"><text:s/></text:span><text:span text:style-name="T164_49"><text:a xlink:type="simple" xlink:href="http://pactconf.org/"><text:span text:style-name="T164_50">PACT</text:span></text:a></text:span><text:span text:style-name="T164_51"><text:a xlink:type="simple" xlink:href="http://pactconf.org/"><text:span text:style-name="T164_52"><text:s/>2011</text:span></text:a></text:span><text:span text:style-name="T164_53">.</text:span></text:p>
      <text:p text:style-name="P165"/>
      <text:p text:style-name="P166"/>
      <text:p text:style-name="P167"><text:span text:style-name="T167_1"><text:a xlink:type="simple" xlink:href="http://gem5.org/Splash_benchmarks"><text:span text:style-name="T167_2">http</text:span></text:a></text:span><text:span text:style-name="T167_3"><text:a xlink:type="simple" xlink:href="http://gem5.org/Splash_benchmarks"><text:span text:style-name="T167_4">://</text:span></text:a></text:span><text:span text:style-name="T167_5"><text:a xlink:type="simple" xlink:href="http://gem5.org/Splash_benchmarks"><text:span text:style-name="T167_6">gem</text:span></text:a></text:span><text:span text:style-name="T167_7"><text:a xlink:type="simple" xlink:href="http://gem5.org/Splash_benchmarks"><text:span text:style-name="T167_8">5.</text:span></text:a></text:span><text:span text:style-name="T167_9"><text:a xlink:type="simple" xlink:href="http://gem5.org/Splash_benchmarks"><text:span text:style-name="T167_10">org</text:span></text:a></text:span><text:span text:style-name="T167_11"><text:a xlink:type="simple" xlink:href="http://gem5.org/Splash_benchmarks"><text:span text:style-name="T167_12">/</text:span></text:a></text:span><text:span text:style-name="T167_13"><text:a xlink:type="simple" xlink:href="http://gem5.org/Splash_benchmarks"><text:span text:style-name="T167_14">Splash</text:span></text:a></text:span><text:span text:style-name="T167_15"><text:a xlink:type="simple" xlink:href="http://gem5.org/Splash_benchmarks"><text:span text:style-name="T167_16">_</text:span></text:a></text:span><text:span text:style-name="T167_17"><text:a xlink:type="simple" xlink:href="http://gem5.org/Splash_benchmarks"><text:span text:style-name="T167_18">benchmarks</text:span></text:a></text:span></text:p>
      <text:p text:style-name="P168"><text:span text:style-name="T168_1"><text:a xlink:type="simple" xlink:href="http://gem5.org/SPEC2006_benchmarks"><text:span text:style-name="T168_2">http</text:span></text:a></text:span><text:span text:style-name="T168_3"><text:a xlink:type="simple" xlink:href="http://gem5.org/SPEC2006_benchmarks"><text:span text:style-name="T168_4">://</text:span></text:a></text:span><text:span text:style-name="T168_5"><text:a xlink:type="simple" xlink:href="http://gem5.org/SPEC2006_benchmarks"><text:span text:style-name="T168_6">gem</text:span></text:a></text:span><text:span text:style-name="T168_7"><text:a xlink:type="simple" xlink:href="http://gem5.org/SPEC2006_benchmarks"><text:span text:style-name="T168_8">5.</text:span></text:a></text:span><text:span text:style-name="T168_9"><text:a xlink:type="simple" xlink:href="http://gem5.org/SPEC2006_benchmarks"><text:span text:style-name="T168_10">org</text:span></text:a></text:span><text:span text:style-name="T168_11"><text:a xlink:type="simple" xlink:href="http://gem5.org/SPEC2006_benchmarks"><text:span text:style-name="T168_12">/</text:span></text:a></text:span><text:span text:style-name="T168_13"><text:a xlink:type="simple" xlink:href="http://gem5.org/SPEC2006_benchmarks"><text:span text:style-name="T168_14">SPEC</text:span></text:a></text:span><text:span text:style-name="T168_15"><text:a xlink:type="simple" xlink:href="http://gem5.org/SPEC2006_benchmarks"><text:span text:style-name="T168_16">2006_</text:span></text:a></text:span><text:span text:style-name="T168_17"><text:a xlink:type="simple" xlink:href="http://gem5.org/SPEC2006_benchmarks"><text:span text:style-name="T168_18">benchmarks</text:span></text:a></text:span></text:p>
      <text:p text:style-name="P169"/>
      <text:p text:style-name="P1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666666" fo:font-size="16pt" style:font-size-asian="16pt" style:font-size-complex="16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575cm" fo:padding-bottom="0cm" fo:margin-bottom="1.57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